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2pt" officeooo:rsid="00038740" officeooo:paragraph-rsid="00038740" style:font-size-asian="1.75pt" style:font-size-complex="2pt"/>
    </style:style>
    <style:style style:name="P2" style:family="paragraph" style:parent-style-name="Standard">
      <style:text-properties officeooo:rsid="00038740" officeooo:paragraph-rsid="00038740"/>
    </style:style>
    <style:style style:name="P3" style:family="paragraph" style:parent-style-name="Standard" style:master-page-name="First_20_Page">
      <style:paragraph-properties style:page-number="auto"/>
      <style:text-properties style:font-name="DejaVu Sans Mono" fo:font-size="2pt" officeooo:rsid="00038740" officeooo:paragraph-rsid="00038740" style:font-size-asian="1.75pt" style:font-size-complex="2pt"/>
    </style:style>
    <style:style style:name="P4" style:family="paragraph" style:parent-style-name="Header">
      <style:text-properties style:text-underline-style="solid" style:text-underline-width="auto" style:text-underline-color="font-color" fo:font-weight="bold" officeooo:rsid="00038740" officeooo:paragraph-rsid="00038740" style:font-weight-asian="bold" style:font-weight-complex="bold"/>
    </style:style>
    <style:style style:name="T1" style:family="text">
      <style:text-properties officeooo:rsid="0003bbbf"/>
    </style:style>
    <style:style style:name="T2" style:family="text">
      <style:text-properties officeooo:rsid="0004bd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text:p>
      <text:p text:style-name="P1">File: demolib/scene.cpp (231 bytes)</text:p>
      <text:p text:style-name="P1">===</text:p>
      <text:p text:style-name="P1"/>
      <text:p text:style-name="P1"/>
      <text:p text:style-name="P1">#include "scene.h"</text:p>
      <text:p text:style-name="P1"/>
      <text:p text:style-name="P1">Scene::Scene()</text:p>
      <text:p text:style-name="P1">{</text:p>
      <text:p text:style-name="P1"><text:s text:c="4"/>// TODO</text:p>
      <text:p text:style-name="P1">}</text:p>
      <text:p text:style-name="P1"/>
      <text:p text:style-name="P1">void Scene::Render() const</text:p>
      <text:p text:style-name="P1">{</text:p>
      <text:p text:style-name="P1"><text:s text:c="4"/>// TODO</text:p>
      <text:p text:style-name="P1"><text:s text:c="4"/>glEnable(GL_DEPTH_TEST);</text:p>
      <text:p text:style-name="P1"><text:s text:c="4"/>glDepthMask(GL_TRUE);</text:p>
      <text:p text:style-name="P1"><text:s text:c="4"/>glDepthFunc(GL_LEQUAL);</text:p>
      <text:p text:style-name="P1"><text:s text:c="4"/>glDepthRange(0.0f, 1.0f);</text:p>
      <text:p text:style-name="P1"/>
      <text:p text:style-name="P1"><text:s text:c="4"/>//meshBuf.draw();</text:p>
      <text:p text:style-name="P1">}</text:p>
      <text:p text:style-name="P1"/>
      <text:p text:style-name="P1"/>
      <text:p text:style-name="P1"/>
      <text:p text:style-name="P1">===</text:p>
      <text:p text:style-name="P1">File: demolib/program.cpp (17394 bytes)</text:p>
      <text:p text:style-name="P1">===</text:p>
      <text:p text:style-name="P1"/>
      <text:p text:style-name="P1"/>
      <text:p text:style-name="P1">#include "demolib.h"</text:p>
      <text:p text:style-name="P1"/>
      <text:p text:style-name="P1">TextureBase::TextureBase() :</text:p>
      <text:p text:style-name="P1"><text:s text:c="4"/>allocated(false)</text:p>
      <text:p text:style-name="P1">{</text:p>
      <text:p text:style-name="P1"><text:s text:c="4"/>glGenTextures(1, &amp;id);</text:p>
      <text:p text:style-name="P1"><text:s text:c="4"/>LOG("Created texture %d", id);</text:p>
      <text:p text:style-name="P1">}</text:p>
      <text:p text:style-name="P1"/>
      <text:p text:style-name="P1">TextureBase::~TextureBase()</text:p>
      <text:p text:style-name="P1">{</text:p>
      <text:p text:style-name="P1"><text:s text:c="4"/>glDeleteTextures(1, &amp;id);</text:p>
      <text:p text:style-name="P1">}</text:p>
      <text:p text:style-name="P1"/>
      <text:p text:style-name="P1">GLuint TextureBase::currentId()</text:p>
      <text:p text:style-name="P1">{</text:p>
      <text:p text:style-name="P1"><text:s text:c="4"/>if (!IS_DEBUG) INFO("WARNING: TextureBase::currentId called; slow");</text:p>
      <text:p text:style-name="P1"><text:s text:c="4"/>GLint curId;</text:p>
      <text:p text:style-name="P1"><text:s text:c="4"/>glGetIntegerv(GL_TEXTURE_BINDING_2D, &amp;curId);</text:p>
      <text:p text:style-name="P1"><text:s text:c="4"/>return curId;</text:p>
      <text:p text:style-name="P1">}</text:p>
      <text:p text:style-name="P1"/>
      <text:p text:style-name="P1">void Texture2DBase::bind(GLuint texUnit) const</text:p>
      <text:p text:style-name="P1">{</text:p>
      <text:p text:style-name="P1"><text:s text:c="4"/>ASSERTX(id != -1u, "Binding invalid texture");</text:p>
      <text:p text:style-name="P1"><text:s text:c="4"/>glActiveTexture(GL_TEXTURE0 + texUnit);</text:p>
      <text:p text:style-name="P1"><text:s text:c="4"/>glBindTexture(GL_TEXTURE_2D, id);</text:p>
      <text:p text:style-name="P1">}</text:p>
      <text:p text:style-name="P1"/>
      <text:p text:style-name="P1">void Texture2DBase::unbind() const</text:p>
      <text:p text:style-name="P1">{</text:p>
      <text:p text:style-name="P1"><text:s text:c="4"/>ASSERTX(isInUse(), "Unbinding unbound texture %u", id);</text:p>
      <text:p text:style-name="P1"><text:s text:c="4"/>glBindTexture(GL_TEXTURE_2D, 0);</text:p>
      <text:p text:style-name="P1">}</text:p>
      <text:p text:style-name="P1"/>
      <text:p text:style-name="P1">template &lt;typename T&gt;</text:p>
      <text:p text:style-name="P1">void Texture2D&lt;T&gt;::allocate()</text:p>
      <text:p text:style-name="P1">{</text:p>
      <text:p text:style-name="P1"><text:s text:c="4"/>if (allocated) {</text:p>
      <text:p text:style-name="P1"><text:s text:c="8"/>LOG("WARNING: Allocate on already allocated texture %u", id);</text:p>
      <text:p text:style-name="P1"><text:s text:c="4"/>}</text:p>
      <text:p text:style-name="P1"><text:s text:c="4"/>ASSERTX(isInUse(), "Allocating unbound texture %u", id);</text:p>
      <text:p text:style-name="P1"><text:s text:c="4"/>glPixelStorei(GL_UNPACK_ROW_LENGTH, stride);</text:p>
      <text:p text:style-name="P1"><text:s text:c="4"/>glTexImage2D(GL_TEXTURE_2D, 0, internalPixelFormat, w, h, 0, pixelFormat, pixelType, data);</text:p>
      <text:p text:style-name="P1"><text:s text:c="4"/>glPixelStorei(GL_UNPACK_ROW_LENGTH, 0);</text:p>
      <text:p text:style-name="P1"><text:s text:c="4"/>glTexParameteri(GL_TEXTURE_2D, GL_TEXTURE_BASE_LEVEL, 0);</text:p>
      <text:p text:style-name="P1"><text:s text:c="4"/>glTexParameteri(GL_TEXTURE_2D, GL_TEXTURE_MAX_LEVEL, 0);</text:p>
      <text:p text:style-name="P1"><text:s text:c="4"/>allocated = true;</text:p>
      <text:p text:style-name="P1">}</text:p>
      <text:p text:style-name="P1"/>
      <text:p text:style-name="P1">template &lt;typename T&gt;</text:p>
      <text:p text:style-name="P1">void Texture2D&lt;T&gt;::update()</text:p>
      <text:p text:style-name="P1">{</text:p>
      <text:p text:style-name="P1"><text:s text:c="4"/>ASSERTX(allocated, "Updating unallocated texture %u", id);</text:p>
      <text:p text:style-name="P1"><text:s text:c="4"/>ASSERTX(isInUse(), "Updating unbound texture %u", id);</text:p>
      <text:p text:style-name="P1"><text:s text:c="4"/>glPixelStorei(GL_UNPACK_ROW_LENGTH, stride);</text:p>
      <text:p text:style-name="P1"><text:s text:c="4"/>glTexSubImage2D(GL_TEXTURE_2D, 0, 0, 0, w, h, pixelFormat, pixelType, data);</text:p>
      <text:p text:style-name="P1"><text:s text:c="4"/>glPixelStorei(GL_UNPACK_ROW_LENGTH, 0);</text:p>
      <text:p text:style-name="P1">}</text:p>
      <text:p text:style-name="P1"/>
      <text:p text:style-name="P1">template &lt;typename T&gt;</text:p>
      <text:p text:style-name="P1">void Texture2D&lt;T&gt;::updateLocal()</text:p>
      <text:p text:style-name="P1">{</text:p>
      <text:p text:style-name="P1"><text:s text:c="4"/>ASSERTX(allocated, "Locally updating unallocated texture %u", id);</text:p>
      <text:p text:style-name="P1"><text:s text:c="4"/>ASSERTX(isInUse(), "Locally updating unbound texture %u", id);</text:p>
      <text:p text:style-name="P1"><text:s text:c="4"/>glPixelStorei(GL_UNPACK_ROW_LENGTH, stride);</text:p>
      <text:p text:style-name="P1"><text:s text:c="4"/>glGetTexImage(GL_TEXTURE_2D, 0, pixelFormat, pixelType, data);</text:p>
      <text:p text:style-name="P1"><text:s text:c="4"/>glPixelStorei(GL_UNPACK_ROW_LENGTH, 0);</text:p>
      <text:p text:style-name="P1">}</text:p>
      <text:p text:style-name="P1"/>
      <text:p text:style-name="P1"/>
      <text:p text:style-name="P1">template &lt;&gt; const GLenum Texture2D&lt;uint8_t&gt;::pixelType = GL_UNSIGNED_BYTE;</text:p>
      <text:p text:style-name="P1">template &lt;&gt; const GLenum Texture2D&lt;float&gt;::pixelType = GL_FLOAT;</text:p>
      <text:p text:style-name="P1">template &lt;&gt; const GLenum Texture2D&lt;glm::u8vec4&gt;::pixelType = GL_UNSIGNED_BYTE;</text:p>
      <text:p text:style-name="P1"/>
      <text:p text:style-name="P1">template &lt;&gt; const GLenum Texture2D&lt;uint8_t&gt;::pixelFormat = GL_RED;</text:p>
      <text:p text:style-name="P1">template &lt;&gt; const GLenum Texture2D&lt;float&gt;::pixelFormat = GL_RED;</text:p>
      <text:p text:style-name="P1">template &lt;&gt; const GLenum Texture2D&lt;glm::u8vec4&gt;::pixelFormat = GL_RGBA;</text:p>
      <text:p text:style-name="P1"/>
      <text:p text:style-name="P1">template &lt;&gt; const GLenum Texture2D&lt;uint8_t&gt;::internalPixelFormat = GL_R8;</text:p>
      <text:p text:style-name="P1">template &lt;&gt; const GLenum Texture2D&lt;float&gt;::internalPixelFormat = GL_R8;</text:p>
      <text:p text:style-name="P1">template &lt;&gt; const GLenum Texture2D&lt;glm::u8vec4&gt;::internalPixelFormat = GL_RGBA8;</text:p>
      <text:p text:style-name="P1"/>
      <text:p text:style-name="P1"/>
      <text:p text:style-name="P1"/>
      <text:p text:style-name="P1">template struct Texture2D&lt;uint8_t&gt;;</text:p>
      <text:p text:style-name="P1">template struct Texture2D&lt;float&gt;;</text:p>
      <text:p text:style-name="P1">template struct Texture2D&lt;glm::u8vec4&gt;;</text:p>
      <text:p text:style-name="P1"/>
      <text:p text:style-name="P1"/>
      <text:p text:style-name="P1"/>
      <text:p text:style-name="P1">Shader::Shader(GLenum _type, const char *_name) :</text:p>
      <text:p text:style-name="P1"><text:s text:c="4"/>id(-1u),</text:p>
      <text:p text:style-name="P1"><text:s text:c="4"/>type(_type),</text:p>
      <text:p text:style-name="P1"><text:s text:c="4"/>name(_name)</text:p>
      <text:p text:style-name="P1">{</text:p>
      <text:p text:style-name="P1"><text:s text:c="4"/>switch (type) {</text:p>
      <text:p text:style-name="P1"><text:s text:c="8"/>case GL_VERTEX_SHADER: <text:s text:c="2"/>strType = "vertex"; break;</text:p>
      <text:p text:style-name="P1"><text:s text:c="8"/>case GL_GEOMETRY_SHADER: strType = "geometry"; break;</text:p>
      <text:p text:style-name="P1"><text:s text:c="8"/>case GL_FRAGMENT_SHADER: strType = "fragment"; break;</text:p>
      <text:p text:style-name="P1"><text:s text:c="8"/>default: <text:s text:c="16"/>strType = "unknown";</text:p>
      <text:p text:style-name="P1"><text:s text:c="4"/>}</text:p>
      <text:p text:style-name="P1">}</text:p>
      <text:p text:style-name="P1"/>
      <text:p text:style-name="P1">std::shared_ptr&lt;Shader&gt; Shader::FromFile(GLenum type, const char *filename)</text:p>
      <text:p text:style-name="P1">{</text:p>
      <text:p text:style-name="P1"><text:s text:c="4"/>std::shared_ptr&lt;Shader&gt; shader = std::make_shared&lt;Shader&gt;(type, filename);</text:p>
      <text:p text:style-name="P1"/>
      <text:p text:style-name="P1"><text:s text:c="4"/>LOG("Opening %s shader program \"%s\"", shader-&gt;strType, filename);</text:p>
      <text:p text:style-name="P1"/>
      <text:p text:style-name="P1"><text:s text:c="4"/>FILE *file = fopen(filename, "rb");</text:p>
      <text:p text:style-name="P1"><text:s text:c="4"/>ASSERTX(file, "Failed to open %s shader program \"%s\"", shader-&gt;strType,</text:p>
      <text:p text:style-name="P1"><text:s text:c="12"/>filename);</text:p>
      <text:p text:style-name="P1"><text:s text:c="4"/>fseek(file, 0, SEEK_END);</text:p>
      <text:p text:style-name="P1"><text:s text:c="4"/>unsigned long fileLength = ftell(file);</text:p>
      <text:p text:style-name="P1"><text:s text:c="4"/>rewind(file);</text:p>
      <text:p text:style-name="P1"/>
      <text:p text:style-name="P1"><text:s text:c="4"/>char *shaderCode = new char[fileLength];</text:p>
      <text:p text:style-name="P1"><text:s text:c="4"/>int shaderReadLength = fread(shaderCode, 1, fileLength, file);</text:p>
      <text:p text:style-name="P1"><text:s text:c="4"/>fclose(file);</text:p>
      <text:p text:style-name="P1"/>
      <text:p text:style-name="P1"><text:s text:c="4"/>shader-&gt;code = std::string(shaderCode, shaderReadLength);</text:p>
      <text:p text:style-name="P1"><text:s text:c="4"/>delete[] shaderCode;</text:p>
      <text:p text:style-name="P1"/>
      <text:p text:style-name="P1"><text:s text:c="4"/>return shader;</text:p>
      <text:p text:style-name="P1">}</text:p>
      <text:p text:style-name="P1"/>
      <text:p text:style-name="P1">std::shared_ptr&lt;Shader&gt; Shader::Inline(GLenum type, std::string shaderCode, const char *name)</text:p>
      <text:p text:style-name="P1">{</text:p>
      <text:p text:style-name="P1"><text:s text:c="4"/>std::shared_ptr&lt;Shader&gt; shader = std::make_shared&lt;Shader&gt;(type, name);</text:p>
      <text:p text:style-name="P1"><text:s text:c="4"/>shader-&gt;code = shaderCode;</text:p>
      <text:p text:style-name="P1"><text:s text:c="4"/>return shader;</text:p>
      <text:p text:style-name="P1">}</text:p>
      <text:p text:style-name="P1"/>
      <text:p text:style-name="P1">bool Shader::compile()</text:p>
      <text:p text:style-name="P1">{</text:p>
      <text:p text:style-name="P1"><text:s text:c="4"/>LOG("Compiling %s shader program \"%s\"", strType, name);</text:p>
      <text:p text:style-name="P1"/>
      <text:p text:style-name="P1"><text:s text:c="4"/>id = glCreateShader(type);</text:p>
      <text:p text:style-name="P1"><text:s text:c="4"/>const char *codeStr = code.data();</text:p>
      <text:p text:style-name="P1"><text:s text:c="4"/>int codeLen = code.size();</text:p>
      <text:p text:style-name="P1"><text:s text:c="4"/>glShaderSource(id, 1, &amp;codeStr, &amp;codeLen);</text:p>
      <text:p text:style-name="P1"/>
      <text:p text:style-name="P1"><text:s text:c="4"/>glCompileShader(id);</text:p>
      <text:p text:style-name="P1"/>
      <text:p text:style-name="P1"><text:s text:c="4"/>GLint status;</text:p>
      <text:p text:style-name="P1"><text:s text:c="4"/>glGetShaderiv(id, GL_COMPILE_STATUS, &amp;status);</text:p>
      <text:p text:style-name="P1"><text:s text:c="4"/>if (status == GL_FALSE) {</text:p>
      <text:p text:style-name="P1"><text:s text:c="8"/>GLint infoLogLength;</text:p>
      <text:p text:style-name="P1"><text:s text:c="8"/>glGetShaderiv(id, GL_INFO_LOG_LENGTH, &amp;infoLogLength);</text:p>
      <text:p text:style-name="P1"/>
      <text:p text:style-name="P1"><text:s text:c="8"/>GLchar *strInfoLog = new GLchar[infoLogLength + 1];</text:p>
      <text:p text:style-name="P1"><text:s text:c="8"/>glGetShaderInfoLog(id, infoLogLength, NULL, strInfoLog);</text:p>
      <text:p text:style-name="P1"/>
      <text:p text:style-name="P1"><text:s text:c="8"/>ASSERTX(false, "Shader compile failure in %s shader \"%s\":\n%s",</text:p>
      <text:p text:style-name="P1"><text:s text:c="12"/>strType, name, strInfoLog);</text:p>
      <text:p text:style-name="P1"><text:s text:c="8"/>delete[] strInfoLog;</text:p>
      <text:p text:style-name="P1"><text:s text:c="8"/>return false;</text:p>
      <text:p text:style-name="P1"><text:s text:c="4"/>}</text:p>
      <text:p text:style-name="P1"/>
      <text:p text:style-name="P1"><text:s text:c="4"/>return true;</text:p>
      <text:p text:style-name="P1">}</text:p>
      <text:p text:style-name="P1"/>
      <text:p text:style-name="P1">Shader::~Shader()</text:p>
      <text:p text:style-name="P1">{</text:p>
      <text:p text:style-name="P1"><text:s text:c="4"/>glDeleteShader(id);</text:p>
      <text:p text:style-name="P1">}</text:p>
      <text:p text:style-name="P1"/>
      <text:p text:style-name="P1"/>
      <text:p text:style-name="P1">constexpr U32 Program::PrimitiveRestartIndex;</text:p>
      <text:p text:style-name="P1"/>
      <text:p text:style-name="P1">Program::Program(std::initializer_list&lt;std::shared_ptr&lt;Shader&gt; &gt; &amp;&amp;_shaders) :</text:p>
      <text:p text:style-name="P1"><text:s text:c="4"/>id(-1u),</text:p>
      <text:p text:style-name="P1"><text:s text:c="4"/>shaders(_shaders)</text:p>
      <text:p text:style-name="P1">{</text:p>
      <text:p text:style-name="P1">}</text:p>
      <text:p text:style-name="P1"/>
      <text:p text:style-name="P1">void Program::use()</text:p>
      <text:p text:style-name="P1">{</text:p>
      <text:p text:style-name="P1"><text:s text:c="4"/>ASSERTX(currentId() == 0, "Program already in use");</text:p>
      <text:p text:style-name="P1"><text:s text:c="4"/>glUseProgram(id);</text:p>
      <text:p text:style-name="P1">}</text:p>
      <text:p text:style-name="P1">void Program::unuse()</text:p>
      <text:p text:style-name="P1">{</text:p>
      <text:p text:style-name="P1"><text:s text:c="4"/>ASSERTX(isInUse(), "Program not being used");</text:p>
      <text:p text:style-name="P1"><text:s text:c="4"/>glUseProgram(0);</text:p>
      <text:p text:style-name="P1">}</text:p>
      <text:p text:style-name="P1">GLuint Program::currentId()</text:p>
      <text:p text:style-name="P1">{</text:p>
      <text:p text:style-name="P1"><text:s text:c="4"/>if (!IS_DEBUG) INFO("WARNING: Program::currentId called; slow");</text:p>
      <text:p text:style-name="P1"><text:s text:c="4"/>GLint curId;</text:p>
      <text:p text:style-name="P1"><text:s text:c="4"/>glGetIntegerv(GL_CURRENT_PROGRAM, &amp;curId);</text:p>
      <text:p text:style-name="P1"><text:s text:c="4"/>return curId;</text:p>
      <text:p text:style-name="P1">}</text:p>
      <text:p text:style-name="P1"/>
      <text:p text:style-name="P1">GLuint Program::doLink(std::vector&lt;std::shared_ptr&lt;Shader&gt; &gt; &amp;shaders)</text:p>
      <text:p text:style-name="P1">{</text:p>
      <text:p text:style-name="P1"><text:s text:c="4"/>for (auto &amp;shader : shaders) {</text:p>
      <text:p text:style-name="P1"><text:s text:c="8"/>shader-&gt;compileLazy();</text:p>
      <text:p text:style-name="P1"><text:s text:c="4"/>}</text:p>
      <text:p text:style-name="P1"/>
      <text:p text:style-name="P1"><text:s text:c="4"/>LOG("Linking shader program");</text:p>
      <text:p text:style-name="P1"><text:s text:c="4"/>GLuint id = glCreateProgram();</text:p>
      <text:p text:style-name="P1"><text:s text:c="4"/>for (auto const &amp;shader : shaders) {</text:p>
      <text:p text:style-name="P1"><text:s text:c="8"/>glAttachShader(id, shader-&gt;id);</text:p>
      <text:p text:style-name="P1"><text:s text:c="4"/>}</text:p>
      <text:p text:style-name="P1"><text:s text:c="4"/>glLinkProgram(id);</text:p>
      <text:p text:style-name="P1"/>
      <text:p text:style-name="P1"><text:s text:c="4"/>GLint status;</text:p>
      <text:p text:style-name="P1"><text:s text:c="4"/>glGetProgramiv(id, GL_LINK_STATUS, &amp;status);</text:p>
      <text:p text:style-name="P1"><text:s text:c="4"/>if (status == GL_FALSE) {</text:p>
      <text:p text:style-name="P1"><text:s text:c="8"/>GLint infoLogLength;</text:p>
      <text:p text:style-name="P1"><text:s text:c="8"/>glGetProgramiv(id, GL_INFO_LOG_LENGTH, &amp;infoLogLength);</text:p>
      <text:p text:style-name="P1"/>
      <text:p text:style-name="P1"><text:s text:c="8"/>GLchar *strInfoLog = new GLchar[infoLogLength + 1];</text:p>
      <text:p text:style-name="P1"><text:s text:c="8"/>glGetProgramInfoLog(id, infoLogLength, NULL, strInfoLog);</text:p>
      <text:p text:style-name="P1"><text:s text:c="8"/>ASSERTX(false, "Shader linker failure: %s\n", strInfoLog);</text:p>
      <text:p text:style-name="P1"><text:s text:c="8"/>delete[] strInfoLog;</text:p>
      <text:p text:style-name="P1"><text:s text:c="8"/>return -1u;</text:p>
      <text:p text:style-name="P1"><text:s text:c="4"/>}</text:p>
      <text:p text:style-name="P1"/>
      <text:p text:style-name="P1"><text:s text:c="4"/>for (auto const &amp;shader : shaders) {</text:p>
      <text:p text:style-name="P1"><text:s text:c="8"/>glDetachShader(id, shader-&gt;id);</text:p>
      <text:p text:style-name="P1"><text:s text:c="4"/>}</text:p>
      <text:p text:style-name="P1"/>
      <text:p text:style-name="P1"><text:s text:c="4"/>return id;</text:p>
      <text:p text:style-name="P1">}</text:p>
      <text:p text:style-name="P1"/>
      <text:p text:style-name="P1">bool Program::link()</text:p>
      <text:p text:style-name="P1">{</text:p>
      <text:p text:style-name="P1"><text:s text:c="4"/>id = doLink(shaders);</text:p>
      <text:p text:style-name="P1"><text:s text:c="4"/>if (id == -1u) return false;</text:p>
      <text:p text:style-name="P1"/>
      <text:p text:style-name="P1"><text:s text:c="4"/>postLink();</text:p>
      <text:p text:style-name="P1"><text:s text:c="4"/>return true;</text:p>
      <text:p text:style-name="P1">}</text:p>
      <text:p text:style-name="P1"/>
      <text:p text:style-name="P1">GLint Program::uniformLocation(const char *name)</text:p>
      <text:p text:style-name="P1">{</text:p>
      <text:p text:style-name="P1"><text:s text:c="4"/>GLint loc = glGetUniformLocation(id, name);</text:p>
      <text:p text:style-name="P1"><text:s text:c="4"/>if (loc == -1) {</text:p>
      <text:p text:style-name="P1"><text:s text:c="8"/>LOG("WARNING: no uniform named %s", name);</text:p>
      <text:p text:style-name="P1"><text:s text:c="4"/>}</text:p>
      <text:p text:style-name="P1"><text:s text:c="4"/>return loc;</text:p>
      <text:p text:style-name="P1">}</text:p>
      <text:p text:style-name="P1"/>
      <text:p text:style-name="P1">bool Program::setUniform(const char *name, GLint v)</text:p>
      <text:p text:style-name="P1">{</text:p>
      <text:p text:style-name="P1"><text:s text:c="4"/>GLint loc = uniformLocation(name);</text:p>
      <text:p text:style-name="P1"><text:s text:c="4"/>glUniform1i(loc, v);</text:p>
      <text:p text:style-name="P1"><text:s text:c="4"/>return loc != -1;</text:p>
      <text:p text:style-name="P1">}</text:p>
      <text:p text:style-name="P1">bool Program::setUniform(const char *name, float v)</text:p>
      <text:p text:style-name="P1">{</text:p>
      <text:p text:style-name="P1"><text:s text:c="4"/>GLint loc = uniformLocation(name);</text:p>
      <text:p text:style-name="P1"><text:s text:c="4"/>glUniform1f(loc, v);</text:p>
      <text:p text:style-name="P1"><text:s text:c="4"/>return loc != -1;</text:p>
      <text:p text:style-name="P1">}</text:p>
      <text:p text:style-name="P1">bool Program::setUniform(const char *name, const glm::vec2 &amp;v)</text:p>
      <text:p text:style-name="P1">{</text:p>
      <text:p text:style-name="P1"><text:s text:c="4"/>GLint loc = uniformLocation(name);</text:p>
      <text:p text:style-name="P1"><text:s text:c="4"/>glUniform2fv(loc, 1, glm::value_ptr(v));</text:p>
      <text:p text:style-name="P1"><text:s text:c="4"/>return loc != -1;</text:p>
      <text:p text:style-name="P1">}</text:p>
      <text:p text:style-name="P1">bool Program::setUniform(const char *name, const glm::vec3 &amp;v)</text:p>
      <text:p text:style-name="P1">{</text:p>
      <text:p text:style-name="P1"><text:s text:c="4"/>GLint loc = uniformLocation(name);</text:p>
      <text:p text:style-name="P1"><text:s text:c="4"/>glUniform3fv(loc, 1, glm::value_ptr(v));</text:p>
      <text:p text:style-name="P1"><text:s text:c="4"/>return loc != -1;</text:p>
      <text:p text:style-name="P1">}</text:p>
      <text:p text:style-name="P1">bool Program::setUniform(const char *name, const glm::vec4 &amp;v)</text:p>
      <text:p text:style-name="P1">{</text:p>
      <text:p text:style-name="P1"><text:s text:c="4"/>GLint loc = uniformLocation(name);</text:p>
      <text:p text:style-name="P1"><text:s text:c="4"/>glUniform4fv(loc, 1, glm::value_ptr(v));</text:p>
      <text:p text:style-name="P1"><text:s text:c="4"/>return loc != -1;</text:p>
      <text:p text:style-name="P1">}</text:p>
      <text:p text:style-name="P1">bool Program::setUniform(const char *name, const glm::mat2 &amp;v, bool trans)</text:p>
      <text:p text:style-name="P1">{</text:p>
      <text:p text:style-name="P1"><text:s text:c="4"/>GLint loc = uniformLocation(name);</text:p>
      <text:p text:style-name="P1"><text:s text:c="4"/>glUniformMatrix2fv(uniformLocation(name), 1, trans, glm::value_ptr(v));</text:p>
      <text:p text:style-name="P1"><text:s text:c="4"/>return loc != -1;</text:p>
      <text:p text:style-name="P1">}</text:p>
      <text:p text:style-name="P1">bool Program::setUniform(const char *name, const glm::mat3 &amp;v, bool trans)</text:p>
      <text:p text:style-name="P1">{</text:p>
      <text:p text:style-name="P1"><text:s text:c="4"/>GLint loc = uniformLocation(name);</text:p>
      <text:p text:style-name="P1"><text:s text:c="4"/>glUniformMatrix3fv(uniformLocation(name), 1, trans, glm::value_ptr(v));</text:p>
      <text:p text:style-name="P1"><text:s text:c="4"/>return loc != -1;</text:p>
      <text:p text:style-name="P1">}</text:p>
      <text:p text:style-name="P1">bool Program::setUniform(const char *name, const glm::mat4 &amp;v, bool trans)</text:p>
      <text:p text:style-name="P1">{</text:p>
      <text:p text:style-name="P1"><text:s text:c="4"/>GLint loc = uniformLocation(name);</text:p>
      <text:p text:style-name="P1"><text:s text:c="4"/>glUniformMatrix4fv(uniformLocation(name), 1, trans, glm::value_ptr(v));</text:p>
      <text:p text:style-name="P1"><text:s text:c="4"/>return loc != -1;</text:p>
      <text:p text:style-name="P1">}</text:p>
      <text:p text:style-name="P1"/>
      <text:p text:style-name="P1">const std::shared_ptr&lt;Shader&gt; ProgramMesh::vs =</text:p>
      <text:p text:style-name="P1"><text:s text:c="4"/>Shader::Inline(GL_VERTEX_SHADER, R"(</text:p>
      <text:p text:style-name="P1"><text:s text:c="8"/>#version 130</text:p>
      <text:p text:style-name="P1"/>
      <text:p text:style-name="P1"><text:s text:c="8"/>in vec4 iPos;</text:p>
      <text:p text:style-name="P1"><text:s text:c="8"/>in vec2 iTexCoord;</text:p>
      <text:p text:style-name="P1"/>
      <text:p text:style-name="P1"><text:s text:c="8"/>uniform mat4 uTransform;</text:p>
      <text:p text:style-name="P1"/>
      <text:p text:style-name="P1"><text:s text:c="8"/>out vec2 vTexCoord;</text:p>
      <text:p text:style-name="P1"><text:s text:c="8"/>flat out float vVertexId;</text:p>
      <text:p text:style-name="P1"/>
      <text:p text:style-name="P1"><text:s text:c="8"/>void main()</text:p>
      <text:p text:style-name="P1"><text:s text:c="8"/>{</text:p>
      <text:p text:style-name="P1"><text:s text:c="12"/>gl_Position = uTransform * iPos;</text:p>
      <text:p text:style-name="P1"><text:s text:c="12"/>vTexCoord = iTexCoord;</text:p>
      <text:p text:style-name="P1"><text:s text:c="12"/>vVertexId = gl_VertexID;</text:p>
      <text:p text:style-name="P1"><text:s text:c="8"/>}</text:p>
      <text:p text:style-name="P1"><text:s text:c="4"/>)", "ProgramMesh::vs");</text:p>
      <text:p text:style-name="P1"/>
      <text:p text:style-name="P1">const std::shared_ptr&lt;Shader&gt; ProgramMeshDebugVisFace::fs =</text:p>
      <text:p text:style-name="P1"><text:s text:c="4"/>Shader::Inline(GL_FRAGMENT_SHADER, R"(</text:p>
      <text:p text:style-name="P1"><text:s text:c="8"/>#version 130</text:p>
      <text:p text:style-name="P1"/>
      <text:p text:style-name="P1"><text:s text:c="8"/>in vec2 vTexCoord;</text:p>
      <text:p text:style-name="P1"/>
      <text:p text:style-name="P1"><text:s text:c="8"/>void main()</text:p>
      <text:p text:style-name="P1"><text:s text:c="8"/>{</text:p>
      <text:p text:style-name="P1"><text:s text:c="12"/>gl_FragColor = vec4(vTexCoord, 0.f, 1.f);</text:p>
      <text:p text:style-name="P1"><text:s text:c="8"/>}</text:p>
      <text:p text:style-name="P1"><text:s text:c="4"/>)", "ProgramMeshDebugVisFace::fs");</text:p>
      <text:p text:style-name="P1"/>
      <text:p text:style-name="P1">const std::shared_ptr&lt;Shader&gt; ProgramMeshDebugVisEdge::fs =</text:p>
      <text:p text:style-name="P1"><text:s text:c="4"/>Shader::Inline(GL_FRAGMENT_SHADER, R"(</text:p>
      <text:p text:style-name="P1"><text:s text:c="8"/>#version 130</text:p>
      <text:p text:style-name="P1"/>
      <text:p text:style-name="P1"><text:s text:c="8"/>in vec2 vTexCoord;</text:p>
      <text:p text:style-name="P1"><text:s text:c="8"/>flat in float vVertexId;</text:p>
      <text:p text:style-name="P1"/>
      <text:p text:style-name="P1"><text:s text:c="8"/>void main()</text:p>
      <text:p text:style-name="P1"><text:s text:c="8"/>{</text:p>
      <text:p text:style-name="P1"><text:s text:c="12"/>float edgePos = vVertexId*0.3f;</text:p>
      <text:p text:style-name="P1"><text:s text:c="12"/>gl_FragColor = vec4(edgePos-1.f, 1.f, edgePos, 1.f);</text:p>
      <text:p text:style-name="P1"><text:s text:c="8"/>}</text:p>
      <text:p text:style-name="P1"><text:s text:c="4"/>)", "ProgramMeshDebugVisEdge::fs");</text:p>
      <text:p text:style-name="P1"/>
      <text:p text:style-name="P1">void ProgramMesh::use()</text:p>
      <text:p text:style-name="P1">{</text:p>
      <text:p text:style-name="P1"><text:s text:c="4"/>Program::use();</text:p>
      <text:p text:style-name="P1"><text:s text:c="4"/>glEnableClientState(GL_PRIMITIVE_RESTART_NV);</text:p>
      <text:p text:style-name="P1"><text:s text:c="4"/>glPrimitiveRestartIndexNV(PrimitiveRestartIndex);</text:p>
      <text:p text:style-name="P1">}</text:p>
      <text:p text:style-name="P1">void ProgramMesh::unuse()</text:p>
      <text:p text:style-name="P1">{</text:p>
      <text:p text:style-name="P1"><text:s text:c="4"/>glDisableClientState(GL_PRIMITIVE_RESTART_NV);</text:p>
      <text:p text:style-name="P1"><text:s text:c="4"/>Program::unuse();</text:p>
      <text:p text:style-name="P1">}</text:p>
      <text:p text:style-name="P1"/>
      <text:p text:style-name="P1">void ProgramMesh::doDraw(GLenum mode) const</text:p>
      <text:p text:style-name="P1">{</text:p>
      <text:p text:style-name="P1"><text:s text:c="4"/>glBindVertexArray(vaoId);</text:p>
      <text:p text:style-name="P1"><text:s text:c="4"/>glDrawElements(mode, idxBuf.size(), GL_UNSIGNED_INT, 0);</text:p>
      <text:p text:style-name="P1"><text:s text:c="4"/>glBindVertexArray(0);</text:p>
      <text:p text:style-name="P1">}</text:p>
      <text:p text:style-name="P1"/>
      <text:p text:style-name="P1">void ProgramMesh::draw() const</text:p>
      <text:p text:style-name="P1">{</text:p>
      <text:p text:style-name="P1"><text:s text:c="4"/>ASSERTX(id != -1u, "Shader program not compiled");</text:p>
      <text:p text:style-name="P1"><text:s text:c="4"/>ASSERTX(isInUse(), "Program not in use");</text:p>
      <text:p text:style-name="P1"/>
      <text:p text:style-name="P1"><text:s text:c="4"/>doDraw(GL_TRIANGLE_FAN);</text:p>
      <text:p text:style-name="P1">}</text:p>
      <text:p text:style-name="P1">void ProgramMesh::drawWire() const</text:p>
      <text:p text:style-name="P1">{</text:p>
      <text:p text:style-name="P1"><text:s text:c="4"/>ASSERTX(id != -1u, "Shader program not compiled");</text:p>
      <text:p text:style-name="P1"><text:s text:c="4"/>ASSERTX(isInUse(), "Program not in use");</text:p>
      <text:p text:style-name="P1"/>
      <text:p text:style-name="P1"><text:s text:c="4"/>doDraw(GL_LINE_LOOP);</text:p>
      <text:p text:style-name="P1">}</text:p>
      <text:p text:style-name="P1"/>
      <text:p text:style-name="P1">void ProgramMesh::updateMeshBuf(const Mesh &amp;mesh, uint8_t vertMask, uint8_t faceMask)</text:p>
      <text:p text:style-name="P1">{</text:p>
      <text:p text:style-name="P1"><text:s text:c="4"/>vertBuf.resize(mesh.verts.size());</text:p>
      <text:p text:style-name="P1"><text:s text:c="4"/>for (U32 vertIdx = 0; vertIdx &lt; mesh.verts.size(); vertIdx++) {</text:p>
      <text:p text:style-name="P1"><text:s text:c="8"/>const MeshVert &amp;vert = mesh.verts[vertIdx];</text:p>
      <text:p text:style-name="P1"><text:s text:c="8"/>if ((vert.mask | vertMask) != 0xFF) continue;</text:p>
      <text:p text:style-name="P1"><text:s text:c="8"/>vertBuf[vertIdx] = vert;</text:p>
      <text:p text:style-name="P1"><text:s text:c="4"/>}</text:p>
      <text:p text:style-name="P1"/>
      <text:p text:style-name="P1"><text:s text:c="4"/>idxBuf.clear();</text:p>
      <text:p text:style-name="P1"><text:s text:c="4"/>for (U32 faceIdx = 0; faceIdx &lt; mesh.faces.size(); faceIdx++) {</text:p>
      <text:p text:style-name="P1"><text:s text:c="8"/>const MeshFace &amp;face = mesh.faces[faceIdx];</text:p>
      <text:p text:style-name="P1"><text:s text:c="8"/>if (face.material == 0xFF) continue;</text:p>
      <text:p text:style-name="P1"><text:s text:c="8"/>if ((face.mask | faceMask) != 0xFF) continue;</text:p>
      <text:p text:style-name="P1"><text:s text:c="8"/>if (!idxBuf.empty()) {</text:p>
      <text:p text:style-name="P1"><text:s text:c="12"/>idxBuf.push_back(PrimitiveRestartIndex);</text:p>
      <text:p text:style-name="P1"><text:s text:c="8"/>}</text:p>
      <text:p text:style-name="P1"><text:s text:c="8"/>for (U32 slotIdx = 0; slotIdx &lt; face.count; slotIdx++) {</text:p>
      <text:p text:style-name="P1"><text:s text:c="12"/>idxBuf.push_back(face.verts[slotIdx]);</text:p>
      <text:p text:style-name="P1"><text:s text:c="8"/>}</text:p>
      <text:p text:style-name="P1"><text:s text:c="4"/>}</text:p>
      <text:p text:style-name="P1"/>
      <text:p text:style-name="P1"><text:s text:c="4"/>glGenBuffers(1, &amp;vertBufId);</text:p>
      <text:p text:style-name="P1"><text:s text:c="4"/>glGenBuffers(1, &amp;idxBufId);</text:p>
      <text:p text:style-name="P1"><text:s text:c="4"/>glGenVertexArrays(1, &amp;vaoId);</text:p>
      <text:p text:style-name="P1"><text:s text:c="4"/>glBindVertexArray(vaoId);</text:p>
      <text:p text:style-name="P1"/>
      <text:p text:style-name="P1"><text:s text:c="4"/>glBindBuffer(GL_ARRAY_BUFFER, vertBufId);</text:p>
      <text:p text:style-name="P1"><text:s text:c="4"/>glBufferData(GL_ARRAY_BUFFER, vertBuf.size() * sizeof(vertBuf[0]),</text:p>
      <text:p text:style-name="P1"><text:s text:c="17"/>&amp;vertBuf[0], GL_STATIC_DRAW);</text:p>
      <text:p text:style-name="P1"/>
      <text:p text:style-name="P1"><text:s text:c="4"/>glEnableVertexAttribArray(0);</text:p>
      <text:p text:style-name="P1"><text:s text:c="4"/>glVertexAttribPointer(0, 3, GL_FLOAT, GL_FALSE, sizeof(vertBuf[0]), (GLvoid *) offsetof(VertBuf, pos));</text:p>
      <text:p text:style-name="P1"><text:s text:c="4"/>glEnableVertexAttribArray(1);</text:p>
      <text:p text:style-name="P1"><text:s text:c="4"/>glVertexAttribPointer(1, 2, GL_FLOAT, GL_FALSE, sizeof(vertBuf[0]), (GLvoid *) offsetof(VertBuf, texCoord));</text:p>
      <text:p text:style-name="P1"/>
      <text:p text:style-name="P1"><text:s text:c="4"/>glBindBuffer(GL_ELEMENT_ARRAY_BUFFER, idxBufId);</text:p>
      <text:p text:style-name="P1"><text:s text:c="4"/>glBufferData(GL_ELEMENT_ARRAY_BUFFER, idxBuf.size() * sizeof(idxBuf[0]),</text:p>
      <text:p text:style-name="P1"><text:s text:c="17"/>&amp;idxBuf[0], GL_STATIC_DRAW);</text:p>
      <text:p text:style-name="P1"/>
      <text:p text:style-name="P1"><text:s text:c="4"/>glBindVertexArray(0);</text:p>
      <text:p text:style-name="P1">}</text:p>
      <text:p text:style-name="P1"/>
      <text:p text:style-name="P1"/>
      <text:p text:style-name="P1">const std::shared_ptr&lt;Shader&gt; ProgramTexturedQuad::vs =</text:p>
      <text:p text:style-name="P1"><text:s text:c="4"/>Shader::Inline(GL_VERTEX_SHADER, R"(</text:p>
      <text:p text:style-name="P1"><text:s text:c="8"/>#version 130</text:p>
      <text:p text:style-name="P1"><text:s text:c="8"/>in vec4 iPos;</text:p>
      <text:p text:style-name="P1"><text:s text:c="8"/>in vec2 iTexCoord;</text:p>
      <text:p text:style-name="P1"><text:s text:c="8"/>uniform mat4 uTransform;</text:p>
      <text:p text:style-name="P1"><text:s text:c="8"/>out vec2 vTexCoord;</text:p>
      <text:p text:style-name="P1"/>
      <text:p text:style-name="P1"><text:s text:c="8"/>void main()</text:p>
      <text:p text:style-name="P1"><text:s text:c="8"/>{</text:p>
      <text:p text:style-name="P1"><text:s text:c="12"/>gl_Position = uTransform*iPos;</text:p>
      <text:p text:style-name="P1"><text:s text:c="12"/>vTexCoord = iTexCoord;</text:p>
      <text:p text:style-name="P1"><text:s text:c="8"/>}</text:p>
      <text:p text:style-name="P1"><text:s text:c="4"/>)", "ProgramTexturedQuad::vs");</text:p>
      <text:p text:style-name="P1">const std::shared_ptr&lt;Shader&gt; ProgramTexturedQuad::fs =</text:p>
      <text:p text:style-name="P1"><text:s text:c="4"/>Shader::Inline(GL_FRAGMENT_SHADER, R"(</text:p>
      <text:p text:style-name="P1"><text:s text:c="8"/>#version 130</text:p>
      <text:p text:style-name="P1"><text:s text:c="8"/>in vec2 vTexCoord;</text:p>
      <text:p text:style-name="P1"><text:s text:c="8"/>uniform sampler2D uTex;</text:p>
      <text:p text:style-name="P1"><text:s text:c="8"/>uniform bool uTexIsGray = false;</text:p>
      <text:p text:style-name="P1"/>
      <text:p text:style-name="P1"><text:s text:c="8"/>void main()</text:p>
      <text:p text:style-name="P1"><text:s text:c="8"/>{</text:p>
      <text:p text:style-name="P1"><text:s text:c="12"/>vec4 color = texture(uTex, vTexCoord);</text:p>
      <text:p text:style-name="P1"><text:s text:c="12"/>if (uTexIsGray) {</text:p>
      <text:p text:style-name="P1"><text:s text:c="16"/>color = color.rrra;</text:p>
      <text:p text:style-name="P1"><text:s text:c="12"/>}</text:p>
      <text:p text:style-name="P1"><text:s text:c="12"/>gl_FragColor = color;</text:p>
      <text:p text:style-name="P1"><text:s text:c="8"/>}</text:p>
      <text:p text:style-name="P1"><text:s text:c="4"/>)", "ProgramTexturedQuad::fs");</text:p>
      <text:p text:style-name="P1"/>
      <text:p text:style-name="P1">ProgramTexturedQuad::ProgramTexturedQuad(GLuint _texUnit,</text:p>
      <text:p text:style-name="P1"><text:s text:c="12"/>std::initializer_list&lt;std::shared_ptr&lt;Shader&gt; &gt; &amp;&amp;_shaders) :</text:p>
      <text:p text:style-name="P1"><text:s text:c="4"/>ProgramMesh(std::move(_shaders)),</text:p>
      <text:p text:style-name="P1"><text:s text:c="4"/>texUnit(_texUnit)</text:p>
      <text:p text:style-name="P1">{</text:p>
      <text:p text:style-name="P1"><text:s text:c="4"/>std::unique_ptr&lt;Mesh&gt; mesh = Mesh::createRing(4, PI/4.f, sqrt(2.f));</text:p>
      <text:p text:style-name="P1"><text:s text:c="4"/>updateMeshBuf(*mesh);</text:p>
      <text:p text:style-name="P1">}</text:p>
      <text:p text:style-name="P1"/>
      <text:p text:style-name="P1">void ProgramTexturedQuad::postLink()</text:p>
      <text:p text:style-name="P1">{</text:p>
      <text:p text:style-name="P1"><text:s text:c="4"/>ProgramMesh::postLink();</text:p>
      <text:p text:style-name="P1"><text:s text:c="4"/>use();</text:p>
      <text:p text:style-name="P1"><text:s text:c="4"/>setUniform("uTex", (GLint) texUnit);</text:p>
      <text:p text:style-name="P1"><text:s text:c="4"/>unuse();</text:p>
      <text:p text:style-name="P1">}</text:p>
      <text:p text:style-name="P1"/>
      <text:p text:style-name="P1"/>
      <text:p text:style-name="P1">const std::shared_ptr&lt;Shader&gt; ProgramTexQuadImp::vs =</text:p>
      <text:p text:style-name="P1"><text:s text:c="4"/>Shader::Inline(GL_VERTEX_SHADER, R"(</text:p>
      <text:p text:style-name="P1"><text:s text:c="8"/>#version 130</text:p>
      <text:p text:style-name="P1"><text:s text:c="8"/>uniform mat4 uTransform;</text:p>
      <text:p text:style-name="P1"><text:s text:c="8"/>uniform float uTexScale = 1.f;</text:p>
      <text:p text:style-name="P1"><text:s text:c="8"/>out vec2 vTexCoord;</text:p>
      <text:p text:style-name="P1"/>
      <text:p text:style-name="P1"><text:s text:c="8"/>void main()</text:p>
      <text:p text:style-name="P1"><text:s text:c="8"/>{</text:p>
      <text:p text:style-name="P1"><text:s text:c="12"/>vec2 vPosition;</text:p>
      <text:p text:style-name="P1"><text:s text:c="12"/>switch (gl_VertexID)</text:p>
      <text:p text:style-name="P1"><text:s text:c="12"/>{</text:p>
      <text:p text:style-name="P1"><text:s text:c="12"/>case 0:</text:p>
      <text:p text:style-name="P1"><text:s text:c="16"/>// Bottom-left</text:p>
      <text:p text:style-name="P1"><text:s text:c="16"/>vPosition = vec2(-1.0, -1.0);</text:p>
      <text:p text:style-name="P1"><text:s text:c="16"/>break;</text:p>
      <text:p text:style-name="P1"><text:s text:c="12"/>case 1:</text:p>
      <text:p text:style-name="P1"><text:s text:c="16"/>// Top-left</text:p>
      <text:p text:style-name="P1"><text:s text:c="16"/>vPosition = vec2(-1.0, 1.0);</text:p>
      <text:p text:style-name="P1"><text:s text:c="16"/>break;</text:p>
      <text:p text:style-name="P1"><text:s text:c="12"/>case 2:</text:p>
      <text:p text:style-name="P1"><text:s text:c="16"/>// Bottom-right</text:p>
      <text:p text:style-name="P1"><text:s text:c="16"/>vPosition = vec2(1.0, -1.0);</text:p>
      <text:p text:style-name="P1"><text:s text:c="16"/>break;</text:p>
      <text:p text:style-name="P1"><text:s text:c="12"/>case 3:</text:p>
      <text:p text:style-name="P1"><text:s text:c="16"/>// Top-right</text:p>
      <text:p text:style-name="P1"><text:s text:c="16"/>vPosition = vec2(1.0, 1.0);</text:p>
      <text:p text:style-name="P1"><text:s text:c="16"/>break;</text:p>
      <text:p text:style-name="P1"><text:s text:c="12"/>}</text:p>
      <text:p text:style-name="P1"><text:s text:c="12"/>vTexCoord = vPosition*uTexScale;</text:p>
      <text:p text:style-name="P1"/>
      <text:p text:style-name="P1"><text:s text:c="12"/>gl_Position = uTransform*vec4(vPosition, 0.f, 1.f);</text:p>
      <text:p text:style-name="P1"><text:s text:c="12"/>vTexCoord += 1.f;</text:p>
      <text:p text:style-name="P1"><text:s text:c="12"/>vTexCoord /= 2.f;</text:p>
      <text:p text:style-name="P1"><text:s text:c="8"/>}</text:p>
      <text:p text:style-name="P1"><text:s text:c="4"/>)", "ProgramTexQuadImp::vs");</text:p>
      <text:p text:style-name="P1">const std::shared_ptr&lt;Shader&gt; ProgramTexQuadImp::fs =</text:p>
      <text:p text:style-name="P1"><text:s text:c="4"/>Shader::Inline(GL_FRAGMENT_SHADER, R"(</text:p>
      <text:p text:style-name="P1"><text:s text:c="8"/>#version 130</text:p>
      <text:p text:style-name="P1"><text:s text:c="8"/>in vec2 vTexCoord;</text:p>
      <text:p text:style-name="P1"><text:s text:c="8"/>uniform sampler2D uTex;</text:p>
      <text:p text:style-name="P1"><text:s text:c="8"/>uniform bool uTexIsGray = false;</text:p>
      <text:p text:style-name="P1"/>
      <text:p text:style-name="P1"><text:s text:c="8"/>void main()</text:p>
      <text:p text:style-name="P1"><text:s text:c="8"/>{</text:p>
      <text:p text:style-name="P1"><text:s text:c="12"/>vec4 color = texture(uTex, vTexCoord);</text:p>
      <text:p text:style-name="P1"><text:s text:c="12"/>if (uTexIsGray) {</text:p>
      <text:p text:style-name="P1"><text:s text:c="16"/>color = color.rrra;</text:p>
      <text:p text:style-name="P1"><text:s text:c="12"/>}</text:p>
      <text:p text:style-name="P1"><text:s text:c="12"/>gl_FragColor = color;</text:p>
      <text:p text:style-name="P1"><text:s text:c="8"/>}</text:p>
      <text:p text:style-name="P1"><text:s text:c="4"/>)", "ProgramTexQuadImp::fs");</text:p>
      <text:p text:style-name="P1"/>
      <text:p text:style-name="P1">ProgramTexQuadImp::ProgramTexQuadImp(GLuint _texUnit,</text:p>
      <text:p text:style-name="P1"><text:s text:c="12"/>std::initializer_list&lt;std::shared_ptr&lt;Shader&gt; &gt; &amp;&amp;_shaders) :</text:p>
      <text:p text:style-name="P1"><text:s text:c="4"/>Program(std::move(_shaders)),</text:p>
      <text:p text:style-name="P1"><text:s text:c="4"/>texUnit(_texUnit)</text:p>
      <text:p text:style-name="P1">{</text:p>
      <text:p text:style-name="P1"><text:s text:c="4"/>glGenVertexArrays(1, &amp;vaoId);</text:p>
      <text:p text:style-name="P1">}</text:p>
      <text:p text:style-name="P1"/>
      <text:p text:style-name="P1">void ProgramTexQuadImp::draw() const</text:p>
      <text:p text:style-name="P1">{</text:p>
      <text:p text:style-name="P1"><text:s text:c="4"/>glBindVertexArray(vaoId);</text:p>
      <text:p text:style-name="P1"><text:s text:c="4"/>glDrawArrays(GL_TRIANGLE_STRIP, 0, 4);</text:p>
      <text:p text:style-name="P1"><text:s text:c="4"/>glBindVertexArray(0);</text:p>
      <text:p text:style-name="P1">}</text:p>
      <text:p text:style-name="P1"/>
      <text:p text:style-name="P1">void ProgramTexQuadImp::postLink()</text:p>
      <text:p text:style-name="P1">{</text:p>
      <text:p text:style-name="P1"><text:s text:c="4"/>Program::postLink();</text:p>
      <text:p text:style-name="P1"><text:s text:c="4"/>use();</text:p>
      <text:p text:style-name="P1"><text:s text:c="4"/>setUniform("uTex", (GLint) texUnit);</text:p>
      <text:p text:style-name="P1"><text:s text:c="4"/>unuse();</text:p>
      <text:p text:style-name="P1">}</text:p>
      <text:p text:style-name="P1"/>
      <text:p text:style-name="P1"/>
      <text:p text:style-name="P1">FBO::FBO(int _w, int _h, int flags) :</text:p>
      <text:p text:style-name="P1">w(_w), h(_h), id(-1), depthBufId(-1)</text:p>
      <text:p text:style-name="P1">{</text:p>
      <text:p text:style-name="P1"><text:s text:c="4"/>glGenFramebuffers(1, &amp;id);</text:p>
      <text:p text:style-name="P1"><text:s text:c="4"/>glBindFramebuffer(GL_FRAMEBUFFER, id);</text:p>
      <text:p text:style-name="P1"><text:s text:c="4"/>if (flags &amp; DEPTHBUF) {</text:p>
      <text:p text:style-name="P1"><text:s text:c="8"/>glGenRenderbuffers(1, &amp;depthBufId);</text:p>
      <text:p text:style-name="P1"><text:s text:c="8"/>glBindRenderbuffer(GL_RENDERBUFFER, depthBufId);</text:p>
      <text:p text:style-name="P1"><text:s text:c="8"/>glRenderbufferStorage(GL_RENDERBUFFER, GL_DEPTH_COMPONENT,</text:p>
      <text:p text:style-name="P1"><text:s text:c="30"/>w, h);</text:p>
      <text:p text:style-name="P1"><text:s text:c="8"/>glFramebufferRenderbuffer(GL_FRAMEBUFFER,</text:p>
      <text:p text:style-name="P1"><text:s text:c="34"/>GL_DEPTH_ATTACHMENT,</text:p>
      <text:p text:style-name="P1"><text:s text:c="34"/>GL_RENDERBUFFER, depthBufId);</text:p>
      <text:p text:style-name="P1"><text:s text:c="4"/>}</text:p>
      <text:p text:style-name="P1"><text:s text:c="4"/>glBindFramebuffer(GL_FRAMEBUFFER, 0);</text:p>
      <text:p text:style-name="P1">}</text:p>
      <text:p text:style-name="P1">FBO::~FBO()</text:p>
      <text:p text:style-name="P1">{</text:p>
      <text:p text:style-name="P1"><text:s text:c="4"/>glDeleteRenderbuffers(1, &amp;depthBufId);</text:p>
      <text:p text:style-name="P1"><text:s text:c="4"/>glDeleteFramebuffers(1, &amp;id);</text:p>
      <text:p text:style-name="P1">}</text:p>
      <text:p text:style-name="P1">void FBO::bindTexture(const Texture2DBase &amp;tex, int attachment)</text:p>
      <text:p text:style-name="P1">{</text:p>
      <text:p text:style-name="P1"><text:s text:c="4"/>ASSERTX(tex.id != -1u, "Binding invalid texture");</text:p>
      <text:p text:style-name="P1"><text:s text:c="4"/>ASSERTX(tex.allocated, "Binding unallocated texture %u", tex.id);</text:p>
      <text:p text:style-name="P1"><text:s text:c="4"/>ASSERTX(w == tex.w &amp;&amp; h == tex.h, "Binding texture of incorrect size to FBO"</text:p>
      <text:p text:style-name="P1"><text:s text:c="38"/>"(FBO %dx%d, tex %dx%d)",</text:p>
      <text:p text:style-name="P1"><text:s text:c="38"/>w, h, tex.w, tex.h);</text:p>
      <text:p text:style-name="P1"><text:s text:c="4"/>glBindFramebuffer(GL_FRAMEBUFFER, id);</text:p>
      <text:p text:style-name="P1"><text:s text:c="4"/>glFramebufferTexture2D(GL_FRAMEBUFFER, GL_COLOR_ATTACHMENT0+attachment,</text:p>
      <text:p text:style-name="P1"><text:s text:c="27"/>GL_TEXTURE_2D, tex.id, 0);</text:p>
      <text:p text:style-name="P1"><text:s text:c="4"/>glBindFramebuffer(GL_FRAMEBUFFER, 0);</text:p>
      <text:p text:style-name="P1">}</text:p>
      <text:p text:style-name="P1"/>
      <text:p text:style-name="P1">#define CASE(x) case x: return #x</text:p>
      <text:p text:style-name="P1">static const char *FrameBufferError(GLenum err) {</text:p>
      <text:p text:style-name="P1"><text:s text:c="4"/>switch (err) {</text:p>
      <text:p text:style-name="P1"><text:s text:c="8"/>CASE(GL_FRAMEBUFFER_COMPLETE);</text:p>
      <text:p text:style-name="P1"><text:s text:c="8"/>CASE(GL_FRAMEBUFFER_UNDEFINED);</text:p>
      <text:p text:style-name="P1"><text:s text:c="8"/>CASE(GL_FRAMEBUFFER_UNSUPPORTED);</text:p>
      <text:p text:style-name="P1"><text:s text:c="8"/>CASE(GL_FRAMEBUFFER_INCOMPLETE_ATTACHMENT);</text:p>
      <text:p text:style-name="P1"><text:s text:c="8"/>CASE(GL_FRAMEBUFFER_INCOMPLETE_MISSING_ATTACHMENT);</text:p>
      <text:p text:style-name="P1"><text:s text:c="8"/>CASE(GL_FRAMEBUFFER_INCOMPLETE_DRAW_BUFFER);</text:p>
      <text:p text:style-name="P1"><text:s text:c="8"/>CASE(GL_FRAMEBUFFER_INCOMPLETE_READ_BUFFER);</text:p>
      <text:p text:style-name="P1"><text:s text:c="8"/>CASE(GL_FRAMEBUFFER_INCOMPLETE_MULTISAMPLE);</text:p>
      <text:p text:style-name="P1"><text:s text:c="8"/>CASE(GL_FRAMEBUFFER_INCOMPLETE_LAYER_TARGETS);</text:p>
      <text:p text:style-name="P1"><text:s text:c="8"/>case 0: return "&lt;error&gt;";</text:p>
      <text:p text:style-name="P1"><text:s text:c="8"/>default: return "&lt;unknown&gt;";</text:p>
      <text:p text:style-name="P1"><text:s text:c="4"/>}</text:p>
      <text:p text:style-name="P1">}</text:p>
      <text:p text:style-name="P1">#undef CASE</text:p>
      <text:p text:style-name="P1"/>
      <text:p text:style-name="P1">void GLContext::bindFBO(FBO &amp;fbo)</text:p>
      <text:p text:style-name="P1">{</text:p>
      <text:p text:style-name="P1"><text:s text:c="4"/>if (&amp;fbo == curFBO) return;</text:p>
      <text:p text:style-name="P1"><text:s text:c="4"/>if (curFBO) unbindFBO();</text:p>
      <text:p text:style-name="P1"><text:s text:c="4"/>glBindFramebuffer(GL_FRAMEBUFFER, fbo.id);</text:p>
      <text:p text:style-name="P1"><text:s text:c="4"/>ASSERTX(glCheckFramebufferStatus(GL_FRAMEBUFFER) == GL_FRAMEBUFFER_COMPLETE,</text:p>
      <text:p text:style-name="P1"><text:s text:c="12"/>"Bind on incomplete framebuffer (error %s)",</text:p>
      <text:p text:style-name="P1"><text:s text:c="12"/>FrameBufferError(glCheckFramebufferStatus(GL_FRAMEBUFFER)));</text:p>
      <text:p text:style-name="P1"><text:s text:c="4"/>glPushAttrib(GL_VIEWPORT_BIT);</text:p>
      <text:p text:style-name="P1"><text:s text:c="4"/>glViewport(0, 0, fbo.w, fbo.h);</text:p>
      <text:p text:style-name="P1"><text:s text:c="4"/>curFBO = &amp;fbo;</text:p>
      <text:p text:style-name="P1">}</text:p>
      <text:p text:style-name="P1">void GLContext::unbindFBO()</text:p>
      <text:p text:style-name="P1">{</text:p>
      <text:p text:style-name="P1"><text:s text:c="4"/>if (!curFBO) {</text:p>
      <text:p text:style-name="P1"><text:s text:c="8"/>LOG("WARNING: unbinding FBO when no FBO attached; ignoring");</text:p>
      <text:p text:style-name="P1"><text:s text:c="8"/>return;</text:p>
      <text:p text:style-name="P1"><text:s text:c="4"/>}</text:p>
      <text:p text:style-name="P1"><text:s text:c="4"/>glPopAttrib();</text:p>
      <text:p text:style-name="P1"><text:s text:c="4"/>glBindFramebuffer(GL_FRAMEBUFFER, 0);</text:p>
      <text:p text:style-name="P1"><text:s text:c="4"/>curFBO = nullptr;</text:p>
      <text:p text:style-name="P1">}</text:p>
      <text:p text:style-name="P1"/>
      <text:p text:style-name="P1"/>
      <text:p text:style-name="P1"/>
      <text:p text:style-name="P1">===</text:p>
      <text:p text:style-name="P1">File: demolib/text.cpp (5591 bytes)</text:p>
      <text:p text:style-name="P1">===</text:p>
      <text:p text:style-name="P1"/>
      <text:p text:style-name="P1"/>
      <text:p text:style-name="P1">#include "text.h"</text:p>
      <text:p text:style-name="P1">#include "SDL_ttf.h"</text:p>
      <text:p text:style-name="P1">#include &lt;string&gt;</text:p>
      <text:p text:style-name="P1"/>
      <text:p text:style-name="P1">Font::Font(std::string file, int size)</text:p>
      <text:p text:style-name="P1">{</text:p>
      <text:p text:style-name="P1"><text:s text:c="4"/>font = TTF_OpenFont(file.c_str(), size);</text:p>
      <text:p text:style-name="P1"><text:s text:c="4"/>ASSERTX(font, "Font %s @ %dpt failed to load", file.c_str(), size);</text:p>
      <text:p text:style-name="P1">}</text:p>
      <text:p text:style-name="P1"/>
      <text:p text:style-name="P1">Font::~Font()</text:p>
      <text:p text:style-name="P1">{</text:p>
      <text:p text:style-name="P1"><text:s text:c="4"/>TTF_CloseFont(font);</text:p>
      <text:p text:style-name="P1">}</text:p>
      <text:p text:style-name="P1"/>
      <text:p text:style-name="P1">glm::i32vec2 Font::measure(std::string text)</text:p>
      <text:p text:style-name="P1">{</text:p>
      <text:p text:style-name="P1"><text:s text:c="4"/>glm::i32vec2 size;</text:p>
      <text:p text:style-name="P1"><text:s text:c="4"/>if (!TTF_SizeText(font, text.c_str(), &amp;size.x, &amp;size.y)) {</text:p>
      <text:p text:style-name="P1"><text:s text:c="8"/>ASSERTX(font, "Font: could not measure size");</text:p>
      <text:p text:style-name="P1"><text:s text:c="4"/>}</text:p>
      <text:p text:style-name="P1"><text:s text:c="4"/>return size;</text:p>
      <text:p text:style-name="P1">}</text:p>
      <text:p text:style-name="P1"/>
      <text:p text:style-name="P1">SDL_Surface *Font::draw(std::string text)</text:p>
      <text:p text:style-name="P1">{</text:p>
      <text:p text:style-name="P1"><text:s text:c="4"/>SDL_Surface *ret = TTF_RenderText_Solid(font, text.c_str(), SDL_Color{0,0,0,0});</text:p>
      <text:p text:style-name="P1"><text:s text:c="4"/>ASSERTX(ret, "Font: could not draw text");</text:p>
      <text:p text:style-name="P1"><text:s text:c="4"/>return ret;</text:p>
      <text:p text:style-name="P1">}</text:p>
      <text:p text:style-name="P1"/>
      <text:p text:style-name="P1">TextureTextSDF::TextureTextSDF(int w, int h, SDL_Surface *surf, int spread) :</text:p>
      <text:p text:style-name="P1"><text:s text:c="4"/>Texture2D&lt;uint8_t&gt;(w, h, new uint8_t[w*h])</text:p>
      <text:p text:style-name="P1">{</text:p>
      <text:p text:style-name="P1"><text:s text:c="4"/>uint8_t *odata = static_cast&lt;uint8_t *&gt;(surf-&gt;pixels);</text:p>
      <text:p text:style-name="P1"><text:s text:c="4"/>float xscale = (float) surf-&gt;w / w,</text:p>
      <text:p text:style-name="P1"><text:s text:c="10"/>yscale = (float) surf-&gt;h / h;</text:p>
      <text:p text:style-name="P1"><text:s text:c="4"/>LOG("Text SDF: scales are %fx%f", (double) xscale, (double) yscale);</text:p>
      <text:p text:style-name="P1"/>
      <text:p text:style-name="P1"><text:s text:c="4"/>/* twiddle the input surface</text:p>
      <text:p text:style-name="P1"><text:s text:c="5"/>* currently bit 1 (lsb) indicates the inside of the font</text:p>
      <text:p text:style-name="P1"><text:s text:c="5"/>* this loop makes bit 2 indicate the border of the font</text:p>
      <text:p text:style-name="P1"><text:s text:c="5"/>*/</text:p>
      <text:p text:style-name="P1"><text:s text:c="4"/>for (int y = 0; y &lt; surf-&gt;h; ++y) {</text:p>
      <text:p text:style-name="P1"><text:s text:c="8"/>for (int x = 0; x &lt; surf-&gt;w; ++x) {</text:p>
      <text:p text:style-name="P1"><text:s text:c="12"/>if (odata[y*surf-&gt;pitch + x] == 0) {</text:p>
      <text:p text:style-name="P1"><text:s text:c="16"/>continue;</text:p>
      <text:p text:style-name="P1"><text:s text:c="12"/>}</text:p>
      <text:p text:style-name="P1"><text:s text:c="12"/>const int dx[8] = {-1, 0, 1, 1, 1, 0,-1,-1},</text:p>
      <text:p text:style-name="P1"><text:s text:c="22"/>dy[8] = {-1,-1,-1, 0, 1, 1, 1, 0};</text:p>
      <text:p text:style-name="P1"><text:s text:c="12"/>for (int i = 0; i &lt; 8; ++i) {</text:p>
      <text:p text:style-name="P1"><text:s text:c="16"/>int ny = y + dy[i],</text:p>
      <text:p text:style-name="P1"><text:s text:c="20"/>nx = x + dx[i];</text:p>
      <text:p text:style-name="P1"><text:s text:c="16"/>if (ny &gt;= 0 &amp;&amp; ny &lt; surf-&gt;h &amp;&amp;</text:p>
      <text:p text:style-name="P1"><text:s text:c="20"/>nx &gt;= 0 &amp;&amp; nx &lt; surf-&gt;w) {</text:p>
      <text:p text:style-name="P1"><text:s text:c="20"/>if (odata[ny*surf-&gt;pitch + nx] == 0) {</text:p>
      <text:p text:style-name="P1"><text:s text:c="24"/>odata[y*surf-&gt;pitch + x] |= 0x02;</text:p>
      <text:p text:style-name="P1"><text:s text:c="24"/>break;</text:p>
      <text:p text:style-name="P1"><text:s text:c="20"/>}</text:p>
      <text:p text:style-name="P1"><text:s text:c="16"/>}</text:p>
      <text:p text:style-name="P1"><text:s text:c="12"/>}</text:p>
      <text:p text:style-name="P1"><text:s text:c="8"/>}</text:p>
      <text:p text:style-name="P1"><text:s text:c="4"/>}</text:p>
      <text:p text:style-name="P1"/>
      <text:p text:style-name="P1"><text:s text:c="4"/>/* ty, tx are the texture pixel positions</text:p>
      <text:p text:style-name="P1"><text:s text:c="5"/>* tyScaled, txScaled are the corresponding source pixel positions</text:p>
      <text:p text:style-name="P1"><text:s text:c="5"/>*/</text:p>
      <text:p text:style-name="P1"><text:s text:c="4"/>for (int ty = 0; ty &lt; h; ++ty) {</text:p>
      <text:p text:style-name="P1"><text:s text:c="8"/>int tyScaled = (ty+0.5f) * yscale;</text:p>
      <text:p text:style-name="P1"><text:s text:c="8"/>ASSERTX(tyScaled &gt;= 0 &amp;&amp; tyScaled &lt; surf-&gt;h, "got invalid source y %d", tyScaled);</text:p>
      <text:p text:style-name="P1"><text:s text:c="8"/>int prevrSize = 0;</text:p>
      <text:p text:style-name="P1"><text:s text:c="8"/>for (int tx = 0; tx &lt; w; ++tx) {</text:p>
      <text:p text:style-name="P1"><text:s text:c="12"/>int txScaled = (tx+0.5f) * xscale;</text:p>
      <text:p text:style-name="P1"><text:s text:c="12"/>ASSERTX(txScaled &gt;= 0 &amp;&amp; txScaled &lt; surf-&gt;w, "got invalid source x %d", txScaled);</text:p>
      <text:p text:style-name="P1"><text:s text:c="12"/>/* optimisation: lower bound is xscale less than to left */</text:p>
      <text:p text:style-name="P1"><text:s text:c="12"/>int minrSize = prevrSize - xscale;</text:p>
      <text:p text:style-name="P1"><text:s text:c="12"/>/* upper bound on how far away the edge is */</text:p>
      <text:p text:style-name="P1"><text:s text:c="12"/>int maxrSize = spread;</text:p>
      <text:p text:style-name="P1"><text:s text:c="12"/>for (int rSize = minrSize; rSize &lt;= maxrSize; ++rSize) {</text:p>
      <text:p text:style-name="P1"><text:s text:c="16"/>int rl = txScaled-rSize, brl = std::max(rl, 0),</text:p>
      <text:p text:style-name="P1"><text:s text:c="20"/>rr = txScaled+rSize, brr = std::min(rr, surf-&gt;w-1),</text:p>
      <text:p text:style-name="P1"><text:s text:c="20"/>rb = tyScaled-rSize, brb = std::max(rb, 0),</text:p>
      <text:p text:style-name="P1"><text:s text:c="20"/>rt = tyScaled+rSize, brt = std::min(rt, surf-&gt;h-1);</text:p>
      <text:p text:style-name="P1"><text:s text:c="16"/>auto check = [&amp;] (int sx, int sy) {</text:p>
      <text:p text:style-name="P1"><text:s text:c="20"/>ASSERTX(sx &gt;= 0 &amp;&amp; sx &lt; surf-&gt;w &amp;&amp;</text:p>
      <text:p text:style-name="P1"><text:s text:c="28"/>sy &gt;= 0 &amp;&amp; sy &lt; surf-&gt;h, "got invalid source pixel %d %d", sx, sy);</text:p>
      <text:p text:style-name="P1"><text:s text:c="20"/>if ((odata[sy*surf-&gt;pitch + sx] &amp; 0x02) == 0) {</text:p>
      <text:p text:style-name="P1"><text:s text:c="24"/>return;</text:p>
      <text:p text:style-name="P1"><text:s text:c="20"/>}</text:p>
      <text:p text:style-name="P1"><text:s text:c="20"/>/* now we know our source pixel is an edge */</text:p>
      <text:p text:style-name="P1"><text:s text:c="20"/>/* this is a new upper bound on how far away the edge is */</text:p>
      <text:p text:style-name="P1"><text:s text:c="20"/>int newMaxrSize = hypot(sy - tyScaled, sx - txScaled);</text:p>
      <text:p text:style-name="P1"><text:s text:c="20"/>maxrSize = std::min(maxrSize, newMaxrSize);</text:p>
      <text:p text:style-name="P1"><text:s text:c="16"/>};</text:p>
      <text:p text:style-name="P1"><text:s text:c="16"/>if (rl &gt;= 0) <text:s text:c="5"/>for (int sx = brl, sy = brb; sy &lt;= brt; ++sy) check(sx, sy);</text:p>
      <text:p text:style-name="P1"><text:s text:c="16"/>if (rr &lt; surf-&gt;w) for (int sx = brr, sy = brb; sy &lt;= brt; ++sy) check(sx, sy);</text:p>
      <text:p text:style-name="P1"><text:s text:c="16"/>if (rb &gt;= 0) <text:s text:c="5"/>for (int sx = brl, sy = brb; sx &lt;= brr; ++sx) check(sx, sy);</text:p>
      <text:p text:style-name="P1"><text:s text:c="16"/>if (rt &lt; surf-&gt;h) for (int sx = brl, sy = brt; sx &lt;= brr; ++sx) check(sx, sy);</text:p>
      <text:p text:style-name="P1"><text:s text:c="16"/>data[ty*w + tx] = tx;</text:p>
      <text:p text:style-name="P1"><text:s text:c="12"/>}</text:p>
      <text:p text:style-name="P1"><text:s text:c="12"/>/* now maxrSize stores how far away an edge is */</text:p>
      <text:p text:style-name="P1"><text:s text:c="12"/>/* calculate the texel value */</text:p>
      <text:p text:style-name="P1"><text:s text:c="12"/>int sign = (odata[tyScaled*surf-&gt;pitch + txScaled] &amp; 1) ? 1 : -1;</text:p>
      <text:p text:style-name="P1"><text:s text:c="12"/>data[ty*w + tx] = 128 + sign * (maxrSize*127./spread);</text:p>
      <text:p text:style-name="P1"><text:s text:c="12"/>prevrSize = maxrSize;</text:p>
      <text:p text:style-name="P1"><text:s text:c="8"/>}</text:p>
      <text:p text:style-name="P1"><text:s text:c="4"/>}</text:p>
      <text:p text:style-name="P1"><text:s text:c="4"/>SDL_FreeSurface(surf);</text:p>
      <text:p text:style-name="P1">}</text:p>
      <text:p text:style-name="P1"/>
      <text:p text:style-name="P1">const std::shared_ptr&lt;Shader&gt; ProgramTextSDF::fs =</text:p>
      <text:p text:style-name="P1"><text:soft-page-break/><text:s text:c="4"/>Shader::Inline(GL_FRAGMENT_SHADER, R"(</text:p>
      <text:p text:style-name="P1"><text:s text:c="8"/>#version 130</text:p>
      <text:p text:style-name="P1"><text:s text:c="8"/>in vec2 vTexCoord;</text:p>
      <text:p text:style-name="P1"><text:s text:c="8"/>uniform sampler2D uTex;</text:p>
      <text:p text:style-name="P1"/>
      <text:p text:style-name="P1"><text:s text:c="8"/>struct TextSDFParms {</text:p>
      <text:p text:style-name="P1"><text:s text:c="12"/>vec4 baseColor;</text:p>
      <text:p text:style-name="P1"><text:s text:c="12"/>bool glow;</text:p>
      <text:p text:style-name="P1"><text:s text:c="12"/>vec4 glowColor;</text:p>
      <text:p text:style-name="P1"><text:s text:c="12"/>float threshold;</text:p>
      <text:p text:style-name="P1"><text:s text:c="8"/>};</text:p>
      <text:p text:style-name="P1"><text:s text:c="8"/>uniform TextSDFParms uTextParms = TextSDFParms(</text:p>
      <text:p text:style-name="P1"><text:s text:c="12"/>vec4(1.f, 1.f, 1.f, 1.f),</text:p>
      <text:p text:style-name="P1"><text:s text:c="12"/>false,</text:p>
      <text:p text:style-name="P1"><text:s text:c="12"/>vec4(0.f, 1.f, 0.f, 1.f),</text:p>
      <text:p text:style-name="P1"><text:s text:c="12"/>0.5</text:p>
      <text:p text:style-name="P1"><text:s text:c="8"/>);</text:p>
      <text:p text:style-name="P1"><text:s text:c="8"/>void main()</text:p>
      <text:p text:style-name="P1"><text:s text:c="8"/>{</text:p>
      <text:p text:style-name="P1"><text:s text:c="12"/>vec4 color = uTextParms.baseColor;</text:p>
      <text:p text:style-name="P1"><text:s text:c="12"/>float texv = texture(uTex, vTexCoord).r;</text:p>
      <text:p text:style-name="P1"><text:s text:c="12"/>color.a = float(texv &gt;= uTextParms.threshold);</text:p>
      <text:p text:style-name="P1"><text:s text:c="12"/>if (uTextParms.glow) {</text:p>
      <text:p text:style-name="P1"><text:s text:c="16"/>vec4 glowColor = uTextParms.glowColor *</text:p>
      <text:p text:style-name="P1"><text:s text:c="33"/>smoothstep(uTextParms.threshold*0.5f,</text:p>
      <text:p text:style-name="P1"><text:s text:c="44"/>uTextParms.threshold*1.0f, texv);</text:p>
      <text:p text:style-name="P1"><text:s text:c="16"/>color = mix(glowColor, color, color.a);</text:p>
      <text:p text:style-name="P1"><text:s text:c="12"/>}</text:p>
      <text:p text:style-name="P1"><text:s text:c="12"/>gl_FragColor = color;</text:p>
      <text:p text:style-name="P1"><text:s text:c="8"/>}</text:p>
      <text:p text:style-name="P1"><text:s text:c="4"/>)", "ProgramTextSDF::fs");</text:p>
      <text:p text:style-name="P1"/>
      <text:p text:style-name="P1">ProgramTextSDF::ProgramTextSDF(GLuint texUnit,</text:p>
      <text:p text:style-name="P1"><text:s text:c="8"/>std::initializer_list&lt;std::shared_ptr&lt;Shader&gt; &gt; &amp;&amp;_shaders) :</text:p>
      <text:p text:style-name="P1"><text:s text:c="4"/>ProgramTexQuadImp(texUnit, std::move(_shaders))</text:p>
      <text:p text:style-name="P1">{</text:p>
      <text:p text:style-name="P1">}</text:p>
      <text:p text:style-name="P1"/>
      <text:p text:style-name="P1"/>
      <text:p text:style-name="P1"/>
      <text:p text:style-name="P1">===</text:p>
      <text:p text:style-name="P1">File: demolib/mesh.cpp (20245 bytes)</text:p>
      <text:p text:style-name="P1">===</text:p>
      <text:p text:style-name="P1"/>
      <text:p text:style-name="P1"/>
      <text:p text:style-name="P1">#include "mesh.h"</text:p>
      <text:p text:style-name="P1">#include "demolib.h"</text:p>
      <text:p text:style-name="P1">#include &lt;cmath&gt;</text:p>
      <text:p text:style-name="P1">#include &lt;cstring&gt; <text:s text:c="5"/>// memmove</text:p>
      <text:p text:style-name="P1">#include &lt;map&gt;</text:p>
      <text:p text:style-name="P1"/>
      <text:p text:style-name="P1">/* Mesh::check checks a mesh for contradictions and constraint violations:</text:p>
      <text:p text:style-name="P1"><text:s/>*</text:p>
      <text:p text:style-name="P1"><text:s/>* for every half-edge e:</text:p>
      <text:p text:style-name="P1"><text:s/>* <text:s text:c="4"/>e = opposite(opposite(e)) != opposite(e)</text:p>
      <text:p text:style-name="P1"><text:s/>* <text:s text:c="4"/>start(e) = start(next(opposite(e)))</text:p>
      <text:p text:style-name="P1"><text:s/>* all faces are planar and convex with vertices anticlockwise</text:p>
      <text:p text:style-name="P1"><text:s/>*/</text:p>
      <text:p text:style-name="P1">bool Mesh::check() const</text:p>
      <text:p text:style-name="P1">{</text:p>
      <text:p text:style-name="P1"><text:s text:c="4"/>for (U32 faceIdx = 0, faceSize = faces.size(); faceIdx &lt; faceSize; faceIdx++) {</text:p>
      <text:p text:style-name="P1"><text:s text:c="8"/>ASSERTX(faces[faceIdx].count &gt;= 2 &amp;&amp;</text:p>
      <text:p text:style-name="P1"><text:s text:c="16"/>faces[faceIdx].count &lt;= 8,</text:p>
      <text:p text:style-name="P1"><text:s text:c="16"/>"Mesh::check failed: invalid number of slots (%u) on face %u",</text:p>
      <text:p text:style-name="P1"><text:s text:c="16"/>faces[faceIdx].count, faceIdx);</text:p>
      <text:p text:style-name="P1"><text:s text:c="8"/>for (U32 slot = 0; slot &lt; faces[faceIdx].count; slot++) {</text:p>
      <text:p text:style-name="P1"><text:s text:c="12"/>U32 edge = eEdge(faceIdx, slot);</text:p>
      <text:p text:style-name="P1"><text:s text:c="12"/>U32 oppEdge = eOpposite(edge);</text:p>
      <text:p text:style-name="P1"><text:s text:c="12"/>ASSERTX(eCheck(oppEdge),</text:p>
      <text:p text:style-name="P1"><text:s text:c="20"/>"Mesh::check failed: invalid eOpposite(e) for "</text:p>
      <text:p text:style-name="P1"><text:s text:c="20"/>"(face %u, slot %u)", faceIdx, slot);</text:p>
      <text:p text:style-name="P1"><text:s text:c="12"/>U32 opp2Edge = eOpposite(oppEdge);</text:p>
      <text:p text:style-name="P1"><text:s text:c="12"/>if (edge != opp2Edge) {</text:p>
      <text:p text:style-name="P1"><text:s text:c="16"/>LOG("Mesh::check failed: e != eOpposite(eOpposite(e)) for "</text:p>
      <text:p text:style-name="P1"><text:s text:c="20"/>"(face %u, slot %u)", faceIdx, slot);</text:p>
      <text:p text:style-name="P1"><text:s text:c="16"/>return false;</text:p>
      <text:p text:style-name="P1"><text:s text:c="12"/>}</text:p>
      <text:p text:style-name="P1"><text:s text:c="12"/>if (edge == oppEdge) {</text:p>
      <text:p text:style-name="P1"><text:s text:c="16"/>LOG("Mesh::check failed: e == eOpposite(e) for "</text:p>
      <text:p text:style-name="P1"><text:s text:c="20"/>"(face %u, slot %u)", faceIdx, slot);</text:p>
      <text:p text:style-name="P1"><text:s text:c="16"/>return false;</text:p>
      <text:p text:style-name="P1"><text:s text:c="12"/>}</text:p>
      <text:p text:style-name="P1"><text:s text:c="12"/>if (!samePosVert(vertIdx(edge), vertIdx(eNext(oppEdge)))) {</text:p>
      <text:p text:style-name="P1"><text:s text:c="16"/>LOG("Mesh::check failed: vert(e) not similar to vert(eNext(eOpposite(e))) for "</text:p>
      <text:p text:style-name="P1"><text:s text:c="16"/>"(face %u, slot %u)", faceIdx, slot);</text:p>
      <text:p text:style-name="P1"><text:s text:c="16"/>return false;</text:p>
      <text:p text:style-name="P1"><text:s text:c="12"/>}</text:p>
      <text:p text:style-name="P1"><text:s text:c="8"/>}</text:p>
      <text:p text:style-name="P1"><text:s text:c="4"/>}</text:p>
      <text:p text:style-name="P1"><text:s text:c="4"/>// TODO</text:p>
      <text:p text:style-name="P1"><text:s text:c="4"/>return true;</text:p>
      <text:p text:style-name="P1">}</text:p>
      <text:p text:style-name="P1"/>
      <text:p text:style-name="P1">bool Mesh::checkFlags() const</text:p>
      <text:p text:style-name="P1">{</text:p>
      <text:p text:style-name="P1"><text:s text:c="4"/>for (unsigned i = 0, vertSize = verts.size(); i &lt; vertSize; i++) {</text:p>
      <text:p text:style-name="P1"><text:s text:c="8"/>if (verts[i].mask) return false;</text:p>
      <text:p text:style-name="P1"><text:s text:c="4"/>}</text:p>
      <text:p text:style-name="P1"><text:s text:c="4"/>for (unsigned i = 0, faceSize = faces.size(); i &lt; faceSize; i++) {</text:p>
      <text:p text:style-name="P1"><text:s text:c="8"/>if (faces[i].mask) return false;</text:p>
      <text:p text:style-name="P1"><text:s text:c="4"/>}</text:p>
      <text:p text:style-name="P1"><text:s text:c="4"/>return true;</text:p>
      <text:p text:style-name="P1">}</text:p>
      <text:p text:style-name="P1"/>
      <text:p text:style-name="P1">void Mesh::debugOut() const</text:p>
      <text:p text:style-name="P1">{</text:p>
      <text:p text:style-name="P1"><text:s text:c="4"/>for (unsigned f = 0; f &lt; faces.size(); f++) {</text:p>
      <text:p text:style-name="P1"><text:s text:c="8"/>for (unsigned s = 0; s &lt; faces[f].count; s++) {</text:p>
      <text:p text:style-name="P1"><text:s text:c="12"/>U32 opp = eOpposite(f,s);</text:p>
      <text:p text:style-name="P1"><text:s text:c="12"/>const glm::vec3 &amp;pos = verts[vertIdx(f,s)].pos;</text:p>
      <text:p text:style-name="P1"><text:s text:c="12"/>const glm::vec2 &amp;texCoord = verts[vertIdx(f,s)].texCoord;</text:p>
      <text:p text:style-name="P1"><text:s text:c="12"/>LOG("(%u,%u) is v%u. Opposite: (%u,%u) Pos: (%2.3f,%2.3f,%2.3f) Tex: (%2.3f,%2.3f)",</text:p>
      <text:p text:style-name="P1"><text:s text:c="19"/>f, s, vertIdx(f,s), opp/8,opp%8, (double) pos.x, (double) pos.y, (double) pos.z, (double) texCoord.x, (double) texCoord.y);</text:p>
      <text:p text:style-name="P1"><text:s text:c="8"/>}</text:p>
      <text:p text:style-name="P1"><text:s text:c="4"/>}</text:p>
      <text:p text:style-name="P1">}</text:p>
      <text:p text:style-name="P1"/>
      <text:p text:style-name="P1">std::unique_ptr&lt;Mesh&gt; Mesh::createRing(unsigned sides, bool crease, float phase, float radius)</text:p>
      <text:p text:style-name="P1">{</text:p>
      <text:p text:style-name="P1"><text:s text:c="4"/>ASSERTX(sides &gt;= 1 &amp;&amp; sides &lt;= MAXVERT,</text:p>
      <text:p text:style-name="P1"><text:s text:c="12"/>"Mesh::createRing with invalid number of vertices (%u)", sides);</text:p>
      <text:p text:style-name="P1"/>
      <text:p text:style-name="P1"><text:s text:c="4"/>std::unique_ptr&lt;Mesh&gt; m(new Mesh);</text:p>
      <text:p text:style-name="P1"><text:s text:c="4"/>m-&gt;verts.resize(sides * (crease ? 2 : 1));</text:p>
      <text:p text:style-name="P1"/>
      <text:p text:style-name="P1"><text:s text:c="4"/>m-&gt;faces.resize(2);</text:p>
      <text:p text:style-name="P1"><text:s text:c="4"/>m-&gt;faces[0].count = sides;</text:p>
      <text:p text:style-name="P1"><text:s text:c="4"/>m-&gt;faces[1].count = sides;</text:p>
      <text:p text:style-name="P1"><text:s text:c="4"/>m-&gt;faces[0].material = 0;</text:p>
      <text:p text:style-name="P1"><text:s text:c="4"/>m-&gt;faces[1].material = 0;</text:p>
      <text:p text:style-name="P1"/>
      <text:p text:style-name="P1"><text:s text:c="4"/>float curRot = 0.f, incRot = 2*PI / sides;</text:p>
      <text:p text:style-name="P1"><text:s text:c="4"/>for (unsigned slot = 0; slot &lt; sides; slot++, curRot += incRot) {</text:p>
      <text:p text:style-name="P1"><text:s text:c="8"/>MeshVert &amp;thisVert = m-&gt;verts[slot];</text:p>
      <text:p text:style-name="P1"><text:s text:c="8"/>thisVert.pos = glm::vec3(cosf(phase+curRot)*radius,</text:p>
      <text:p text:style-name="P1"><text:s text:c="33"/>sinf(phase+curRot)*radius,</text:p>
      <text:p text:style-name="P1"><text:s text:c="33"/>0.f);</text:p>
      <text:p text:style-name="P1"><text:s text:c="8"/>thisVert.texCoord = (glm::vec2(thisVert.pos) + glm::vec2(1.f,1.f)) / 2.f;</text:p>
      <text:p text:style-name="P1"/>
      <text:p text:style-name="P1"><text:s text:c="8"/>if (crease) {</text:p>
      <text:p text:style-name="P1"><text:s text:c="12"/>thisVert.normal = glm::vec3(0.f, 0.f, 1.f);</text:p>
      <text:p text:style-name="P1"/>
      <text:p text:style-name="P1"><text:s text:c="12"/>MeshVert &amp;otherVert = m-&gt;verts[sides + (sides-slot)%sides];</text:p>
      <text:p text:style-name="P1"><text:s text:c="12"/>otherVert.pos = thisVert.pos;</text:p>
      <text:p text:style-name="P1"><text:s text:c="12"/>otherVert.normal = glm::vec3(0.f, 0.f, -1.f);</text:p>
      <text:p text:style-name="P1"><text:s text:c="12"/>otherVert.texCoord = thisVert.texCoord;</text:p>
      <text:p text:style-name="P1"/>
      <text:p text:style-name="P1"><text:s text:c="12"/>m-&gt;faces[0].verts[slot] = slot;</text:p>
      <text:p text:style-name="P1"><text:s text:c="12"/>m-&gt;faces[1].verts[slot] = sides + slot;</text:p>
      <text:p text:style-name="P1"><text:s text:c="8"/>} else {</text:p>
      <text:p text:style-name="P1"><text:s text:c="12"/>thisVert.normal = thisVert.pos;</text:p>
      <text:p text:style-name="P1"/>
      <text:p text:style-name="P1"><text:s text:c="12"/>m-&gt;faces[0].verts[slot] = slot;</text:p>
      <text:p text:style-name="P1"><text:s text:c="12"/>m-&gt;faces[1].verts[slot] = (sides-slot)%sides;</text:p>
      <text:p text:style-name="P1"><text:s text:c="8"/>}</text:p>
      <text:p text:style-name="P1"><text:s text:c="8"/>m-&gt;faces[0].opposite[slot] = m-&gt;eEdge(1, sides-slot-1);</text:p>
      <text:p text:style-name="P1"><text:s text:c="8"/>m-&gt;faces[1].opposite[sides-slot-1] = m-&gt;eEdge(0, slot);</text:p>
      <text:p text:style-name="P1"><text:s text:c="4"/>}</text:p>
      <text:p text:style-name="P1"/>
      <text:p text:style-name="P1"><text:s text:c="4"/>ASSERTX(m-&gt;check());</text:p>
      <text:p text:style-name="P1"/>
      <text:p text:style-name="P1"><text:s text:c="4"/>return m;</text:p>
      <text:p text:style-name="P1">}</text:p>
      <text:p text:style-name="P1"/>
      <text:p text:style-name="P1">std::unique_ptr&lt;Mesh&gt; Mesh::createGrid(int w, int h)</text:p>
      <text:p text:style-name="P1">{</text:p>
      <text:p text:style-name="P1"><text:s text:c="4"/>std::unique_ptr&lt;Mesh&gt; m = Mesh::createRing(4, true, 5*PI/4.f, sqrt(2));</text:p>
      <text:p text:style-name="P1"/>
      <text:p text:style-name="P1"><text:s text:c="4"/>/* first slice vertically from left to right */</text:p>
      <text:p text:style-name="P1"><text:s text:c="4"/>const glm::vec3 botL = m-&gt;verts[m-&gt;vertIdx(0,0)].pos,</text:p>
      <text:p text:style-name="P1"><text:s text:c="20"/>botR = m-&gt;verts[m-&gt;vertIdx(0,1)].pos,</text:p>
      <text:p text:style-name="P1"><text:s text:c="20"/>topL = m-&gt;verts[m-&gt;vertIdx(0,3)].pos,</text:p>
      <text:p text:style-name="P1"><text:s text:c="20"/>topR = m-&gt;verts[m-&gt;vertIdx(0,2)].pos;</text:p>
      <text:p text:style-name="P1"/>
      <text:p text:style-name="P1"><text:s text:c="4"/>for (int x = 0; x &lt; w-1; ++x) {</text:p>
      <text:p text:style-name="P1"><text:s text:c="8"/>LOG("%d", x);</text:p>
      <text:p text:style-name="P1"><text:s text:c="8"/>U32 eBotNew = m-&gt;splitVert(m-&gt;eEdge(x*2,0), m-&gt;eVertPrev(m-&gt;eEdge(x*2,0)));</text:p>
      <text:p text:style-name="P1"><text:s text:c="8"/>m-&gt;verts[m-&gt;vertIdx(eBotNew)].pos = glm::mix(botL, botR, static_cast&lt;float&gt;(x+1)/w);</text:p>
      <text:p text:style-name="P1"><text:s text:c="8"/>m-&gt;verts[m-&gt;vertIdx(m-&gt;eVertPrev(eBotNew))].pos = glm::mix(botL, botR, static_cast&lt;float&gt;(x+1)/w);</text:p>
      <text:p text:style-name="P1"/>
      <text:p text:style-name="P1"/>
      <text:p text:style-name="P1"><text:s text:c="8"/>// (x*2,3) is formerly (x*2,2)</text:p>
      <text:p text:style-name="P1"><text:s text:c="8"/>U32 eTopNew = m-&gt;splitVert(m-&gt;eEdge(x*2,3), m-&gt;eVertPrev(m-&gt;eEdge(x*2,3)));</text:p>
      <text:p text:style-name="P1"><text:s text:c="8"/>m-&gt;verts[m-&gt;vertIdx(eTopNew)].pos = glm::mix(topL, topR, static_cast&lt;float&gt;(x+1)/w);</text:p>
      <text:p text:style-name="P1"><text:s text:c="8"/>m-&gt;verts[m-&gt;vertIdx(m-&gt;eVertPrev(eTopNew))].pos = glm::mix(topL, topR, static_cast&lt;float&gt;(x+1)/w);</text:p>
      <text:p text:style-name="P1"/>
      <text:p text:style-name="P1"><text:s text:c="8"/>U32 eBotFlip = m-&gt;eVertNext(eBotNew);</text:p>
      <text:p text:style-name="P1"><text:s text:c="8"/>U32 eTopFlip = m-&gt;eVertNext(eTopNew);</text:p>
      <text:p text:style-name="P1"><text:s text:c="8"/>LOG("splitting with %d and %d, orig %d", eBotNew, eTopNew, m-&gt;eEdge(x*2,0));</text:p>
      <text:p text:style-name="P1"><text:s text:c="8"/>m-&gt;splitFace(eBotNew, eTopNew);</text:p>
      <text:p text:style-name="P1"><text:s text:c="8"/>m-&gt;splitFace(eTopFlip, eBotFlip);</text:p>
      <text:p text:style-name="P1"><text:s text:c="4"/>LOG("split face");</text:p>
      <text:p text:style-name="P1"><text:s text:c="4"/>m-&gt;debugOut();</text:p>
      <text:p text:style-name="P1"><text:s text:c="4"/>LOG("");</text:p>
      <text:p text:style-name="P1"><text:s text:c="4"/>}</text:p>
      <text:p text:style-name="P1"/>
      <text:p text:style-name="P1"><text:s text:c="4"/>/* then slice horizontally from top to bottom */</text:p>
      <text:p text:style-name="P1"><text:s text:c="4"/>int nFaces = m-&gt;faces.size();</text:p>
      <text:p text:style-name="P1"><text:s text:c="4"/>for (int y = 1; y &lt; h; ++y) {</text:p>
      <text:p text:style-name="P1"><text:s text:c="8"/>const int fBegin = (y-1)*nFaces, fEnd = fBegin + nFaces;</text:p>
      <text:p text:style-name="P1"><text:s text:c="8"/>const glm::vec3 rowL = glm::mix(m-&gt;verts[m-&gt;vertIdx(fBegin,0)].pos,</text:p>
      <text:p text:style-name="P1"><text:s text:c="40"/>m-&gt;verts[m-&gt;vertIdx(fBegin,3)].pos,</text:p>
      <text:p text:style-name="P1"><text:s text:c="40"/>static_cast&lt;float&gt;(y)/h),</text:p>
      <text:p text:style-name="P1"><text:s text:c="24"/>rowR = glm::mix(m-&gt;verts[m-&gt;vertIdx(fEnd-1,1)].pos,</text:p>
      <text:p text:style-name="P1"><text:s text:c="40"/>m-&gt;verts[m-&gt;vertIdx(fEnd-1,2)].pos,</text:p>
      <text:p text:style-name="P1"><text:s text:c="40"/>static_cast&lt;float&gt;(y)/h);</text:p>
      <text:p text:style-name="P1"><text:s text:c="8"/>U32 eRowLeft = m-&gt;splitVert(m-&gt;eEdge(fBegin, 3), m-&gt;eVertPrev(m-&gt;eEdge(fBegin, 3)));</text:p>
      <text:p text:style-name="P1"><text:s text:c="8"/>m-&gt;verts[m-&gt;vertIdx(eRowLeft)].pos = rowL;</text:p>
      <text:p text:style-name="P1"><text:s text:c="8"/>m-&gt;verts[m-&gt;vertIdx(m-&gt;eVertPrev(eRowLeft))].pos = rowL;</text:p>
      <text:p text:style-name="P1"><text:s text:c="8"/>for (int x = 0; x &lt; w; ++x) {</text:p>
      <text:p text:style-name="P1"><text:s text:c="12"/>LOG("%d", x);</text:p>
      <text:p text:style-name="P1"><text:s text:c="12"/>m-&gt;debugOut();</text:p>
      <text:p text:style-name="P1"><text:s text:c="12"/>const int fOld = (x*2)+fBegin;</text:p>
      <text:p text:style-name="P1"><text:s text:c="12"/>/* make a split to the left */</text:p>
      <text:p text:style-name="P1"><text:s text:c="12"/>const glm::vec3 thisR = glm::mix(rowL, rowR, static_cast&lt;float&gt;(x+1)/h);</text:p>
      <text:p text:style-name="P1"><text:s text:c="12"/>U32 eRightNew = m-&gt;splitVert(m-&gt;eEdge(fOld, 2), m-&gt;eVertPrev(m-&gt;eEdge(fOld, 2)));</text:p>
      <text:p text:style-name="P1"><text:s text:c="12"/>m-&gt;verts[m-&gt;vertIdx(eRightNew)].pos = thisR;</text:p>
      <text:p text:style-name="P1"><text:s text:c="12"/>m-&gt;verts[m-&gt;vertIdx(m-&gt;eVertPrev(eRightNew))].pos = thisR;</text:p>
      <text:p text:style-name="P1"><text:s text:c="12"/>m-&gt;splitFace(eRightNew, m-&gt;eEdge(fOld, 5));</text:p>
      <text:p text:style-name="P1"><text:s text:c="12"/>m-&gt;splitFace(m-&gt;eOpposite(m-&gt;eEdge(fOld, 5)), m-&gt;eOpposite(eRightNew));</text:p>
      <text:p text:style-name="P1"><text:s text:c="8"/>}</text:p>
      <text:p text:style-name="P1"><text:s text:c="4"/>}</text:p>
      <text:p text:style-name="P1"/>
      <text:p text:style-name="P1"><text:s text:c="4"/>return m;</text:p>
      <text:p text:style-name="P1">}</text:p>
      <text:p text:style-name="P1"/>
      <text:p text:style-name="P1">std::unique_ptr&lt;Mesh&gt; Mesh::createGrid_(int w, int h)</text:p>
      <text:p text:style-name="P1">{</text:p>
      <text:p text:style-name="P1"><text:s text:c="4"/>std::unique_ptr&lt;Mesh&gt; m(new Mesh);</text:p>
      <text:p text:style-name="P1"/>
      <text:p text:style-name="P1"><text:s text:c="4"/>m-&gt;verts.resize((w+1)*(h+1));</text:p>
      <text:p text:style-name="P1"/>
      <text:p text:style-name="P1"/>
      <text:p text:style-name="P1">#if 0</text:p>
      <text:p text:style-name="P1"><text:s text:c="4"/>for (int y = 0; y &lt; h; ++y) {</text:p>
      <text:p text:style-name="P1"><text:s text:c="8"/>for (int x = 0; x &lt; w; ++x) {</text:p>
      <text:p text:style-name="P1"><text:s text:c="12"/>m-&gt;verts.push_back();</text:p>
      <text:p text:style-name="P1"><text:s text:c="8"/>}</text:p>
      <text:p text:style-name="P1"><text:s text:c="4"/>}</text:p>
      <text:p text:style-name="P1"/>
      <text:p text:style-name="P1"><text:s text:c="4"/>m-&gt;faces.resize(2);</text:p>
      <text:p text:style-name="P1"><text:s text:c="4"/>m-&gt;faces[0].count = sides;</text:p>
      <text:p text:style-name="P1"><text:s text:c="4"/>m-&gt;faces[1].count = sides;</text:p>
      <text:p text:style-name="P1"><text:s text:c="4"/>m-&gt;faces[0].material = 0;</text:p>
      <text:p text:style-name="P1"><text:s text:c="4"/>m-&gt;faces[1].material = 0;</text:p>
      <text:p text:style-name="P1"/>
      <text:p text:style-name="P1"><text:s text:c="4"/>float curRot = 0.f, incRot = 2*PI / sides;</text:p>
      <text:p text:style-name="P1"><text:s text:c="4"/>for (unsigned slot = 0; slot &lt; sides; slot++, curRot += incRot) {</text:p>
      <text:p text:style-name="P1"><text:s text:c="8"/>MeshVert &amp;thisVert = m-&gt;verts[slot];</text:p>
      <text:p text:style-name="P1"><text:s text:c="8"/>thisVert.pos = glm::vec3(cosf(phase+curRot)*radius,</text:p>
      <text:p text:style-name="P1"><text:s text:c="33"/>sinf(phase+curRot)*radius,</text:p>
      <text:p text:style-name="P1"><text:s text:c="33"/>0.f);</text:p>
      <text:p text:style-name="P1"><text:s text:c="8"/>thisVert.texCoord = (glm::vec2(thisVert.pos) + glm::vec2(1.f,1.f)) / 2.f;</text:p>
      <text:p text:style-name="P1"/>
      <text:p text:style-name="P1"><text:s text:c="8"/>if (crease) {</text:p>
      <text:p text:style-name="P1"><text:s text:c="12"/>thisVert.normal = glm::vec3(0.f, 0.f, 1.f);</text:p>
      <text:p text:style-name="P1"/>
      <text:p text:style-name="P1"><text:s text:c="12"/>MeshVert &amp;otherVert = m-&gt;verts[sides + (sides-slot)%sides];</text:p>
      <text:p text:style-name="P1"><text:s text:c="12"/>otherVert.pos = thisVert.pos;</text:p>
      <text:p text:style-name="P1"><text:s text:c="12"/>otherVert.normal = glm::vec3(0.f, 0.f, -1.f);</text:p>
      <text:p text:style-name="P1"><text:s text:c="12"/>otherVert.texCoord = thisVert.texCoord;</text:p>
      <text:p text:style-name="P1"/>
      <text:p text:style-name="P1"><text:s text:c="12"/>m-&gt;faces[0].verts[slot] = slot;</text:p>
      <text:p text:style-name="P1"><text:s text:c="12"/>m-&gt;faces[1].verts[slot] = sides + slot;</text:p>
      <text:p text:style-name="P1"><text:s text:c="8"/>} else {</text:p>
      <text:p text:style-name="P1"><text:s text:c="12"/>thisVert.normal = thisVert.pos;</text:p>
      <text:p text:style-name="P1"/>
      <text:p text:style-name="P1"><text:s text:c="12"/>m-&gt;faces[0].verts[slot] = slot;</text:p>
      <text:p text:style-name="P1"><text:s text:c="12"/>m-&gt;faces[1].verts[slot] = (sides-slot)%sides;</text:p>
      <text:p text:style-name="P1"><text:s text:c="8"/>}</text:p>
      <text:p text:style-name="P1"><text:s text:c="8"/>m-&gt;faces[0].opposite[slot] = m-&gt;eEdge(1, sides-slot-1);</text:p>
      <text:p text:style-name="P1"><text:s text:c="8"/>m-&gt;faces[1].opposite[sides-slot-1] = m-&gt;eEdge(0, slot);</text:p>
      <text:p text:style-name="P1"><text:s text:c="4"/>}</text:p>
      <text:p text:style-name="P1"/>
      <text:p text:style-name="P1"><text:s text:c="4"/>ASSERTX(m-&gt;check());</text:p>
      <text:p text:style-name="P1"/>
      <text:p text:style-name="P1"><text:s text:c="4"/>/* first slice vertically from left to right */</text:p>
      <text:p text:style-name="P1"><text:s text:c="4"/>const glm::vec3 botL = m-&gt;verts[m-&gt;vertIdx(0,0)].pos,</text:p>
      <text:p text:style-name="P1"><text:s text:c="20"/>botR = m-&gt;verts[m-&gt;vertIdx(0,1)].pos,</text:p>
      <text:p text:style-name="P1"><text:s text:c="20"/>topL = m-&gt;verts[m-&gt;vertIdx(0,3)].pos,</text:p>
      <text:p text:style-name="P1"><text:s text:c="20"/>topR = m-&gt;verts[m-&gt;vertIdx(0,2)].pos;</text:p>
      <text:p text:style-name="P1"/>
      <text:p text:style-name="P1"><text:s text:c="4"/>for (int x = 0; x &lt; w-1; ++x) {</text:p>
      <text:p text:style-name="P1"><text:s text:c="8"/>LOG("%d", x);</text:p>
      <text:p text:style-name="P1"><text:s text:c="8"/>U32 eBotNew = m-&gt;splitVert(m-&gt;eEdge(x*2,0), m-&gt;eVertPrev(m-&gt;eEdge(x*2,0)));</text:p>
      <text:p text:style-name="P1"><text:s text:c="8"/>m-&gt;verts[m-&gt;vertIdx(eBotNew)].pos = glm::mix(botL, botR, static_cast&lt;float&gt;(x+1)/w);</text:p>
      <text:p text:style-name="P1"><text:s text:c="8"/>m-&gt;verts[m-&gt;vertIdx(m-&gt;eVertPrev(eBotNew))].pos = glm::mix(botL, botR, static_cast&lt;float&gt;(x+1)/w);</text:p>
      <text:p text:style-name="P1"/>
      <text:p text:style-name="P1"/>
      <text:p text:style-name="P1"><text:s text:c="8"/>// (x*2,3) is formerly (x*2,2)</text:p>
      <text:p text:style-name="P1"><text:s text:c="8"/>U32 eTopNew = m-&gt;splitVert(m-&gt;eEdge(x*2,3), m-&gt;eVertPrev(m-&gt;eEdge(x*2,3)));</text:p>
      <text:p text:style-name="P1"><text:s text:c="8"/>m-&gt;verts[m-&gt;vertIdx(eTopNew)].pos = glm::mix(topL, topR, static_cast&lt;float&gt;(x+1)/w);</text:p>
      <text:p text:style-name="P1"><text:s text:c="8"/>m-&gt;verts[m-&gt;vertIdx(m-&gt;eVertPrev(eTopNew))].pos = glm::mix(topL, topR, static_cast&lt;float&gt;(x+1)/w);</text:p>
      <text:p text:style-name="P1"/>
      <text:p text:style-name="P1"><text:s text:c="8"/>U32 eBotFlip = m-&gt;eVertNext(eBotNew);</text:p>
      <text:p text:style-name="P1"><text:s text:c="8"/>U32 eTopFlip = m-&gt;eVertNext(eTopNew);</text:p>
      <text:p text:style-name="P1"><text:s text:c="8"/>LOG("splitting with %d and %d, orig %d", eBotNew, eTopNew, m-&gt;eEdge(x*2,0));</text:p>
      <text:p text:style-name="P1"><text:s text:c="8"/>m-&gt;splitFace(eBotNew, eTopNew);</text:p>
      <text:p text:style-name="P1"><text:s text:c="8"/>m-&gt;splitFace(eTopFlip, eBotFlip);</text:p>
      <text:p text:style-name="P1"><text:s text:c="4"/>LOG("split face");</text:p>
      <text:p text:style-name="P1"><text:s text:c="4"/>m-&gt;debugOut();</text:p>
      <text:p text:style-name="P1"><text:s text:c="4"/>LOG("");</text:p>
      <text:p text:style-name="P1"><text:s text:c="4"/>}</text:p>
      <text:p text:style-name="P1"/>
      <text:p text:style-name="P1"><text:s text:c="4"/>/* then slice horizontally from top to bottom */</text:p>
      <text:p text:style-name="P1"><text:s text:c="4"/>int nFaces = m-&gt;faces.size();</text:p>
      <text:p text:style-name="P1"><text:s text:c="4"/>for (int y = 1; y &lt; h; ++y) {</text:p>
      <text:p text:style-name="P1"><text:s text:c="8"/>const int fBegin = (y-1)*nFaces, fEnd = fBegin + nFaces;</text:p>
      <text:p text:style-name="P1"><text:s text:c="8"/>const glm::vec3 rowL = glm::mix(m-&gt;verts[m-&gt;vertIdx(fBegin,0)].pos,</text:p>
      <text:p text:style-name="P1"><text:s text:c="40"/>m-&gt;verts[m-&gt;vertIdx(fBegin,3)].pos,</text:p>
      <text:p text:style-name="P1"><text:s text:c="40"/>static_cast&lt;float&gt;(y)/h),</text:p>
      <text:p text:style-name="P1"><text:s text:c="24"/>rowR = glm::mix(m-&gt;verts[m-&gt;vertIdx(fEnd-1,1)].pos,</text:p>
      <text:p text:style-name="P1"><text:s text:c="40"/>m-&gt;verts[m-&gt;vertIdx(fEnd-1,2)].pos,</text:p>
      <text:p text:style-name="P1"><text:s text:c="40"/>static_cast&lt;float&gt;(y)/h);</text:p>
      <text:p text:style-name="P1"><text:s text:c="8"/>U32 eRowLeft = m-&gt;splitVert(m-&gt;eEdge(fBegin, 3), m-&gt;eVertPrev(m-&gt;eEdge(fBegin, 3)));</text:p>
      <text:p text:style-name="P1"><text:s text:c="8"/>m-&gt;verts[m-&gt;vertIdx(eRowLeft)].pos = rowL;</text:p>
      <text:p text:style-name="P1"><text:s text:c="8"/>m-&gt;verts[m-&gt;vertIdx(m-&gt;eVertPrev(eRowLeft))].pos = rowL;</text:p>
      <text:p text:style-name="P1"><text:s text:c="8"/>for (int x = 0; x &lt; w; ++x) {</text:p>
      <text:p text:style-name="P1"><text:s text:c="12"/>LOG("%d", x);</text:p>
      <text:p text:style-name="P1"><text:s text:c="12"/>m-&gt;debugOut();</text:p>
      <text:p text:style-name="P1"><text:s text:c="12"/>const int fOld = (x*2)+fBegin;</text:p>
      <text:p text:style-name="P1"><text:s text:c="12"/>/* make a split to the left */</text:p>
      <text:p text:style-name="P1"><text:s text:c="12"/>const glm::vec3 thisR = glm::mix(rowL, rowR, static_cast&lt;float&gt;(x+1)/h);</text:p>
      <text:p text:style-name="P1"><text:s text:c="12"/>U32 eRightNew = m-&gt;splitVert(m-&gt;eEdge(fOld, 2), m-&gt;eVertPrev(m-&gt;eEdge(fOld, 2)));</text:p>
      <text:p text:style-name="P1"><text:s text:c="12"/>m-&gt;verts[m-&gt;vertIdx(eRightNew)].pos = thisR;</text:p>
      <text:p text:style-name="P1"><text:s text:c="12"/>m-&gt;verts[m-&gt;vertIdx(m-&gt;eVertPrev(eRightNew))].pos = thisR;</text:p>
      <text:p text:style-name="P1"><text:s text:c="12"/>m-&gt;splitFace(eRightNew, m-&gt;eEdge(fOld, 5));</text:p>
      <text:p text:style-name="P1"><text:s text:c="12"/>m-&gt;splitFace(m-&gt;eOpposite(m-&gt;eEdge(fOld, 5)), m-&gt;eOpposite(eRightNew));</text:p>
      <text:p text:style-name="P1"><text:s text:c="8"/>}</text:p>
      <text:p text:style-name="P1"><text:s text:c="4"/>}</text:p>
      <text:p text:style-name="P1"/>
      <text:p text:style-name="P1"><text:s text:c="4"/>return m;</text:p>
      <text:p text:style-name="P1">#endif</text:p>
      <text:p text:style-name="P1">}</text:p>
      <text:p text:style-name="P1"/>
      <text:p text:style-name="P1">/*</text:p>
      <text:p text:style-name="P1">void Mesh::extrudeFace(U32 faceIdx, float length)</text:p>
      <text:p text:style-name="P1">{</text:p>
      <text:p text:style-name="P1"><text:s text:c="4"/>unsigned oldSize = faces.size();</text:p>
      <text:p text:style-name="P1"><text:s text:c="4"/>ASSERTX(faceIdx &lt; oldSize, "Mesh::extrude invalid faceIdx");</text:p>
      <text:p text:style-name="P1"/>
      <text:p text:style-name="P1"><text:s text:c="4"/>MeshFace &amp;face = faces[faceIdx];</text:p>
      <text:p text:style-name="P1"><text:s text:c="4"/>faces.resize(oldSize + face.count);</text:p>
      <text:p text:style-name="P1"><text:s text:c="4"/>for (U32 slot = 0; slot &lt; face.count; slot++) {</text:p>
      <text:p text:style-name="P1"><text:s text:c="8"/>verts[face.verts[slot]].pos += length * face.normal;</text:p>
      <text:p text:style-name="P1"><text:s text:c="8"/>if (slot+1 == face.count) continue;</text:p>
      <text:p text:style-name="P1"><text:s text:c="8"/>MeshFace &amp;newFace = faces[oldSize + slot];</text:p>
      <text:p text:style-name="P1"><text:s text:c="8"/>newFace.count = 4;</text:p>
      <text:p text:style-name="P1"><text:s text:c="8"/>newFace.material = face.material;</text:p>
      <text:p text:style-name="P1"><text:s text:c="8"/>// XXX: is this the right way of calculating the new face normals?</text:p>
      <text:p text:style-name="P1"><text:s text:c="8"/>newFace.normal = glm::vec3::cross(face.normal,</text:p>
      <text:p text:style-name="P1"><text:s text:c="37"/>verts[face.verts[slot+1]].pos -</text:p>
      <text:p text:style-name="P1"><text:s text:c="37"/>verts[face.verts[slot]].pos);</text:p>
      <text:p text:style-name="P1"><text:s text:c="4"/>}</text:p>
      <text:p text:style-name="P1">}</text:p>
      <text:p text:style-name="P1"/>
      <text:p text:style-name="P1">void Mesh::extrude(U32 startFaceIdx, float length)</text:p>
      <text:p text:style-name="P1">{</text:p>
      <text:p text:style-name="P1"><text:s text:c="4"/>unsigned oldSize = faces.size();</text:p>
      <text:p text:style-name="P1"><text:s text:c="4"/>ASSERTX(startFaceIdx &lt; oldSize, "Mesh::extrude invalid faceIdx");</text:p>
      <text:p text:style-name="P1"/>
      <text:p text:style-name="P1"><text:s text:c="4"/>std::vector&lt;U32&gt; edgeList; <text:s text:c="5"/>// list of boundary edges</text:p>
      <text:p text:style-name="P1"><text:s text:c="4"/>std::vector&lt;U32&gt; faceStack; <text:s text:c="4"/>// stack for dfs</text:p>
      <text:p text:style-name="P1"><text:s text:c="4"/>faceStack.push_back(startFaceIdx);</text:p>
      <text:p text:style-name="P1"><text:s text:c="4"/>while (!faceStack.empty()) {</text:p>
      <text:p text:style-name="P1"><text:s text:c="8"/>U32 faceIdx = faceStack.back();</text:p>
      <text:p text:style-name="P1"><text:s text:c="8"/>faceStack.pop_back();</text:p>
      <text:p text:style-name="P1"><text:s text:c="8"/>for (U32 slot = 0; slot &lt; faces[faceIdx].count; slot++) {</text:p>
      <text:p text:style-name="P1"><text:s text:c="12"/>U32 nextFaceIdx = faces[faceIdx].opposite[slot] / 8;</text:p>
      <text:p text:style-name="P1"><text:s text:c="12"/>if (faces[nextFaceIdx].selected == 1) {</text:p>
      <text:p text:style-name="P1"><text:s text:c="16"/>// visit this face only if selected and not visited before</text:p>
      <text:p text:style-name="P1"><text:s text:c="16"/>faces[nextFaceIdx].selected = 2; <text:s/>// selected but visited before</text:p>
      <text:p text:style-name="P1"><text:s text:c="16"/>faceStack.push_back(nextFaceIdx);</text:p>
      <text:p text:style-name="P1"><text:s text:c="12"/>}</text:p>
      <text:p text:style-name="P1"><text:s text:c="12"/>if (faces[nextFaceIdx].selected == 0) {</text:p>
      <text:p text:style-name="P1"><text:s text:c="16"/>// this is a boundary edge only if other face not selected</text:p>
      <text:p text:style-name="P1"><text:s text:c="16"/>edgeList.push_back(faceIdx*8 + slot);</text:p>
      <text:p text:style-name="P1"><text:s text:c="12"/>}</text:p>
      <text:p text:style-name="P1"><text:s text:c="8"/>}</text:p>
      <text:p text:style-name="P1"><text:s text:c="4"/>}</text:p>
      <text:p text:style-name="P1"><text:s text:c="4"/>for (unsigned edgeListIdx = 0; edgeListIdx &lt; edgeList.size(); edgeListIdx++) {</text:p>
      <text:p text:style-name="P1"><text:s text:c="8"/>// make a face</text:p>
      <text:p text:style-name="P1"><text:s text:c="8"/>// set the parameters of the new face</text:p>
      <text:p text:style-name="P1"><text:s text:c="4"/>}</text:p>
      <text:p text:style-name="P1">}</text:p>
      <text:p text:style-name="P1">*/</text:p>
      <text:p text:style-name="P1"/>
      <text:p text:style-name="P1">U32 Mesh::dupVert(U32 baseEdge)</text:p>
      <text:p text:style-name="P1">{</text:p>
      <text:p text:style-name="P1"><text:s text:c="4"/>ASSERTX(faces[baseEdge/8].count+1u &lt;= MAXVERT,</text:p>
      <text:p text:style-name="P1"><text:s text:c="12"/>"Mesh::dupVertex on face which will have too many vertices");</text:p>
      <text:p text:style-name="P1"/>
      <text:p text:style-name="P1"><text:s text:c="4"/>MeshFace &amp;face = faces[baseEdge/8];</text:p>
      <text:p text:style-name="P1"><text:s text:c="4"/>for (unsigned slot = faces[baseEdge/8].count++; slot-- &gt; baseEdge%8;) {</text:p>
      <text:p text:style-name="P1"><text:s text:c="8"/>const unsigned newSlot = slot+1;</text:p>
      <text:p text:style-name="P1"><text:s text:c="8"/>face.verts[newSlot] = face.verts[slot];</text:p>
      <text:p text:style-name="P1"><text:s text:c="8"/>face.opposite[newSlot] = face.opposite[slot];</text:p>
      <text:p text:style-name="P1"><text:s text:c="8"/>// fix up opposite on adjacent face</text:p>
      <text:p text:style-name="P1"><text:s text:c="8"/>eOpposite(face.opposite[newSlot]) = eEdge(baseEdge/8, newSlot);</text:p>
      <text:p text:style-name="P1"><text:s text:c="4"/>}</text:p>
      <text:p text:style-name="P1"><text:s text:c="4"/>return eNext(baseEdge);</text:p>
      <text:p text:style-name="P1">}</text:p>
      <text:p text:style-name="P1"/>
      <text:p text:style-name="P1">/* TODO: weight specifies how much the two split vertices are influenced by</text:p>
      <text:p text:style-name="P1"><text:s/>* the neighbouring vertices */</text:p>
      <text:p text:style-name="P1">U32 Mesh::splitVert(U32 beginEdge, U32 endEdge/*, float weight*/)</text:p>
      <text:p text:style-name="P1">{</text:p>
      <text:p text:style-name="P1"><text:s text:c="4"/>ASSERTX(check());</text:p>
      <text:p text:style-name="P1"/>
      <text:p text:style-name="P1"><text:s text:c="4"/>ASSERTX(samePosVert(vertIdx(beginEdge), vertIdx(endEdge)),</text:p>
      <text:p text:style-name="P1"><text:s text:c="12"/>"Mesh::splitVert on two different vertices");</text:p>
      <text:p text:style-name="P1"><text:s text:c="4"/>U32 oldVertIdx = vertIdx(beginEdge);</text:p>
      <text:p text:style-name="P1"/>
      <text:p text:style-name="P1"><text:s text:c="4"/>U32 newVertIdxBase = verts.size();</text:p>
      <text:p text:style-name="P1"/>
      <text:p text:style-name="P1"><text:s text:c="4"/>// add new vertex to two affected faces</text:p>
      <text:p text:style-name="P1"><text:s text:c="4"/>dupVert(beginEdge);</text:p>
      <text:p text:style-name="P1"><text:s text:c="4"/>eOpposite(beginEdge) = endEdge;</text:p>
      <text:p text:style-name="P1"><text:s text:c="4"/>dupVert(endEdge);</text:p>
      <text:p text:style-name="P1"><text:s text:c="4"/>// there is a special case when the edges are the same</text:p>
      <text:p text:style-name="P1"><text:s text:c="4"/>eOpposite(endEdge) = beginEdge + (beginEdge == endEdge ? 1 : 0);</text:p>
      <text:p text:style-name="P1"/>
      <text:p text:style-name="P1"><text:s text:c="4"/>ASSERTX(check());</text:p>
      <text:p text:style-name="P1"/>
      <text:p text:style-name="P1"><text:s text:c="4"/>// update the vertex on affected faces</text:p>
      <text:p text:style-name="P1"><text:s text:c="4"/>U32 curEdge = eNext(beginEdge);</text:p>
      <text:p text:style-name="P1"><text:s text:c="4"/>U32 finEdge = eOpposite(beginEdge);</text:p>
      <text:p text:style-name="P1"><text:s text:c="4"/>std::map&lt;int, int&gt; vertMap;</text:p>
      <text:p text:style-name="P1"><text:s text:c="4"/>while (true) {</text:p>
      <text:p text:style-name="P1"><text:s text:c="8"/>/*</text:p>
      <text:p text:style-name="P1"><text:s text:c="8"/>ASSERTX(vertIdx(curEdge) == oldVertIdx,</text:p>
      <text:p text:style-name="P1"><text:s text:c="16"/>"Mesh::splitVert on inconsistent mesh (not all half-edges "</text:p>
      <text:p text:style-name="P1"><text:s text:c="16"/>"originating from same vertex) for (face %u, slot %u) has %u but need %u",</text:p>
      <text:p text:style-name="P1"><text:s text:c="16"/>curEdge/8, curEdge%8, vertIdx(curEdge), oldVertIdx);</text:p>
      <text:p text:style-name="P1"><text:s text:c="16"/>*/</text:p>
      <text:p text:style-name="P1"><text:s text:c="8"/>auto vertMapIns = vertMap.insert(std::make_pair(vertIdx(curEdge),</text:p>
      <text:p text:style-name="P1"><text:s text:c="41"/>newVertIdxBase + vertMap.size()));</text:p>
      <text:p text:style-name="P1"><text:s text:c="8"/>vertIdx(curEdge) = vertMapIns.first-&gt;second;</text:p>
      <text:p text:style-name="P1"><text:s text:c="8"/>if (curEdge == finEdge) break;</text:p>
      <text:p text:style-name="P1"><text:s text:c="8"/>curEdge = eVertPrev(curEdge);</text:p>
      <text:p text:style-name="P1"><text:s text:c="4"/>}</text:p>
      <text:p text:style-name="P1"/>
      <text:p text:style-name="P1"><text:s text:c="4"/>// create new vertices (as copies of old vertex)</text:p>
      <text:p text:style-name="P1"><text:s text:c="4"/>verts.insert(verts.end(), vertMap.size(), verts[oldVertIdx]);</text:p>
      <text:p text:style-name="P1"/>
      <text:p text:style-name="P1"><text:s text:c="4"/>ASSERTX(check());</text:p>
      <text:p text:style-name="P1"/>
      <text:p text:style-name="P1"><text:s text:c="4"/>// return what used to be beginEdge, but has the new vertex</text:p>
      <text:p text:style-name="P1"><text:s text:c="4"/>return eNext(beginEdge);</text:p>
      <text:p text:style-name="P1">}</text:p>
      <text:p text:style-name="P1"/>
      <text:p text:style-name="P1">#if 0</text:p>
      <text:p text:style-name="P1">U32 Mesh::splitFace(U32 beginEdge, U32 endEdge)</text:p>
      <text:p text:style-name="P1">{</text:p>
      <text:p text:style-name="P1"><text:s text:c="4"/>ASSERTX(check());</text:p>
      <text:p text:style-name="P1"/>
      <text:p text:style-name="P1"><text:s text:c="4"/>ASSERTX(beginEdge/8 == endEdge/8, "meshSplitFace on two different faces");</text:p>
      <text:p text:style-name="P1"><text:s text:c="4"/>U32 oldFaceIdx = beginEdge/8;</text:p>
      <text:p text:style-name="P1"/>
      <text:p text:style-name="P1"><text:s text:c="4"/>ASSERTX(beginEdge != endEdge, "meshSplitFace on same slots");</text:p>
      <text:p text:style-name="P1"/>
      <text:p text:style-name="P1"><text:s text:c="4"/>// create new face (as a copy of old face)</text:p>
      <text:p text:style-name="P1"><text:s text:c="4"/>U32 newFaceIdx = faces.size();</text:p>
      <text:p text:style-name="P1"><text:s text:c="4"/>faces.push_back(faces[oldFaceIdx]);</text:p>
      <text:p text:style-name="P1"/>
      <text:p text:style-name="P1"><text:s text:c="4"/>MeshFace &amp;oldFace = faces[oldFaceIdx];</text:p>
      <text:p text:style-name="P1"/>
      <text:p text:style-name="P1"><text:s text:c="4"/>U32 begin = beginEdge%8, end = endEdge%8;</text:p>
      <text:p text:style-name="P1"/>
      <text:p text:style-name="P1"><text:s text:c="4"/>unsigned contFaceIdx = newFaceIdx,</text:p>
      <text:p text:style-name="P1"><text:s text:c="13"/>splitFaceIdx = oldFaceIdx;</text:p>
      <text:p text:style-name="P1"><text:s text:c="4"/>if (begin &gt; end) {</text:p>
      <text:p text:style-name="P1"><text:s text:c="8"/>std::swap(begin, end);</text:p>
      <text:p text:style-name="P1"><text:s text:c="8"/>std::swap(contFaceIdx, splitFaceIdx);</text:p>
      <text:p text:style-name="P1"><text:s text:c="4"/>}</text:p>
      <text:p text:style-name="P1"><text:s text:c="4"/>/* contFace contains the continuous slots,</text:p>
      <text:p text:style-name="P1"><text:s text:c="5"/>* splitFace contains the slots that include the discontinuity */</text:p>
      <text:p text:style-name="P1"><text:s text:c="4"/>MeshFace &amp;contFace = faces[contFaceIdx],</text:p>
      <text:p text:style-name="P1"><text:s text:c="13"/>&amp;splitFace = faces[splitFaceIdx];</text:p>
      <text:p text:style-name="P1"/>
      <text:p text:style-name="P1"><text:s text:c="4"/>unsigned faceCount = oldFace.count,</text:p>
      <text:p text:style-name="P1"><text:s text:c="13"/>contFaceCount = end - begin + 1,</text:p>
      <text:p text:style-name="P1"><text:s text:c="13"/>splitFaceCount = begin + faceCount - end + 1;</text:p>
      <text:p text:style-name="P1"/>
      <text:p text:style-name="P1"><text:s text:c="4"/>contFace.count = 0;</text:p>
      <text:p text:style-name="P1"><text:s text:c="4"/>splitFace.count = 0;</text:p>
      <text:p text:style-name="P1"/>
      <text:p text:style-name="P1"><text:s text:c="4"/>for (unsigned slot = 0; slot &lt; faceCount; slot++) {</text:p>
      <text:p text:style-name="P1"><text:s text:c="8"/>/* as oldFace.count &lt;= slot, it is always safe to read</text:p>
      <text:p text:style-name="P1"><text:s text:c="9"/>* oldFace.verts[slot] */</text:p>
      <text:p text:style-name="P1"><text:s text:c="8"/>if (begin &lt;= slot &amp;&amp; slot &lt;= end) {</text:p>
      <text:p text:style-name="P1"><text:s text:c="12"/>unsigned thisSlot = contFace.count++;</text:p>
      <text:p text:style-name="P1"><text:s text:c="12"/>contFace.verts[thisSlot] = oldFace.verts[slot];</text:p>
      <text:p text:style-name="P1"><text:s text:c="12"/>contFace.opposite[thisSlot] = oldFace.opposite[slot];</text:p>
      <text:p text:style-name="P1"><text:s text:c="12"/>if (thisSlot != contFaceCount-1) {</text:p>
      <text:p text:style-name="P1"><text:s text:c="16"/>eOpposite(contFace.opposite[thisSlot]) = eEdge(contFaceIdx, thisSlot);</text:p>
      <text:p text:style-name="P1"><text:s text:c="12"/>}</text:p>
      <text:p text:style-name="P1"><text:s text:c="8"/>}</text:p>
      <text:p text:style-name="P1"><text:s text:c="8"/>if (slot &lt;= begin || end &lt;= slot) {</text:p>
      <text:p text:style-name="P1"><text:s text:c="12"/>unsigned thisSlot = splitFace.count++;</text:p>
      <text:p text:style-name="P1"><text:s text:c="12"/>splitFace.verts[thisSlot] = oldFace.verts[slot];</text:p>
      <text:p text:style-name="P1"><text:s text:c="12"/>splitFace.opposite[thisSlot] = oldFace.opposite[slot];</text:p>
      <text:p text:style-name="P1"><text:s text:c="12"/>if (thisSlot != begin) {</text:p>
      <text:p text:style-name="P1"><text:s text:c="16"/>eOpposite(splitFace.opposite[thisSlot]) = eEdge(splitFaceIdx, thisSlot);</text:p>
      <text:p text:style-name="P1"><text:s text:c="12"/>}</text:p>
      <text:p text:style-name="P1"><text:s text:c="8"/>}</text:p>
      <text:p text:style-name="P1"><text:s text:c="4"/>}</text:p>
      <text:p text:style-name="P1"><text:s text:c="4"/>ASSERTX(contFace.count == contFaceCount);</text:p>
      <text:p text:style-name="P1"><text:s text:c="4"/>ASSERTX(splitFace.count == splitFaceCount);</text:p>
      <text:p text:style-name="P1"/>
      <text:p text:style-name="P1"><text:s text:c="4"/>eOpposite(eEdge(contFaceIdx, contFace.count-1)) = eEdge(splitFaceIdx, begin);</text:p>
      <text:p text:style-name="P1"><text:s text:c="4"/>eOpposite(eEdge(splitFaceIdx, begin)) = eEdge(contFaceIdx, contFace.count-1);</text:p>
      <text:p text:style-name="P1"/>
      <text:p text:style-name="P1"><text:s text:c="4"/>ASSERTX(check());</text:p>
      <text:p text:style-name="P1"/>
      <text:p text:style-name="P1"><text:s text:c="4"/>return eEdge(newFaceIdx,</text:p>
      <text:p text:style-name="P1"><text:s text:c="17"/>newFaceIdx == contFaceIdx ? contFace.count-1 : begin);</text:p>
      <text:p text:style-name="P1">}</text:p>
      <text:p text:style-name="P1"/>
      <text:p text:style-name="P1">#endif</text:p>
      <text:p text:style-name="P1"/>
      <text:p text:style-name="P1"/>
      <text:p text:style-name="P1"/>
      <text:p text:style-name="P1"/>
      <text:p text:style-name="P1">U32 Mesh::splitFace(U32 beginEdge, U32 endEdge)</text:p>
      <text:p text:style-name="P1">{</text:p>
      <text:p text:style-name="P1"><text:s text:c="4"/>ASSERTX(check());</text:p>
      <text:p text:style-name="P1"/>
      <text:p text:style-name="P1"><text:s text:c="4"/>ASSERTX(beginEdge/8 == endEdge/8, "meshSplitFace on two different faces");</text:p>
      <text:p text:style-name="P1"><text:s text:c="4"/>ASSERTX(beginEdge != endEdge, "meshSplitFace on same slots");</text:p>
      <text:p text:style-name="P1"/>
      <text:p text:style-name="P1"><text:s text:c="4"/>const U32 oldFaceIdx = beginEdge/8,</text:p>
      <text:p text:style-name="P1"><text:s text:c="14"/>newFaceIdx = faces.size();</text:p>
      <text:p text:style-name="P1"><text:s text:c="4"/>// create new face (as a copy of old face)</text:p>
      <text:p text:style-name="P1"><text:s text:c="4"/>faces.push_back(faces[oldFaceIdx]);</text:p>
      <text:p text:style-name="P1"/>
      <text:p text:style-name="P1"><text:s text:c="4"/>const U32 begin = beginEdge%8, end = endEdge%8;</text:p>
      <text:p text:style-name="P1"/>
      <text:p text:style-name="P1"><text:s text:c="4"/>MeshFace &amp;oldFace = faces[oldFaceIdx],</text:p>
      <text:p text:style-name="P1"><text:s text:c="13"/>&amp;newFace = faces.back();</text:p>
      <text:p text:style-name="P1"><text:s text:c="4"/>const unsigned origFaceCount = oldFace.count;</text:p>
      <text:p text:style-name="P1"/>
      <text:p text:style-name="P1"><text:s text:c="4"/>// set new face count</text:p>
      <text:p text:style-name="P1"><text:s text:c="4"/>newFace.count = (origFaceCount + end - begin) % origFaceCount + 1;</text:p>
      <text:p text:style-name="P1"><text:s text:c="4"/>oldFace.count = origFaceCount + 2 - newFace.count;</text:p>
      <text:p text:style-name="P1"/>
      <text:p text:style-name="P1"><text:s text:c="4"/>// traverse from begin to end and move these into newFace</text:p>
      <text:p text:style-name="P1"><text:s text:c="4"/>for (U32 dstSlot = 0, srcSlot = begin; ;</text:p>
      <text:p text:style-name="P1"><text:s text:c="9"/>++dstSlot, srcSlot = (srcSlot+1) % origFaceCount) {</text:p>
      <text:p text:style-name="P1"><text:s text:c="8"/>newFace.verts[dstSlot] = oldFace.verts[srcSlot];</text:p>
      <text:p text:style-name="P1"><text:s text:c="8"/>newFace.opposite[dstSlot] = oldFace.opposite[srcSlot];</text:p>
      <text:p text:style-name="P1"><text:s text:c="8"/>if (srcSlot == end) {</text:p>
      <text:p text:style-name="P1"><text:s text:c="12"/>ASSERTX(dstSlot == newFace.count-1u);</text:p>
      <text:p text:style-name="P1"><text:s text:c="12"/>break;</text:p>
      <text:p text:style-name="P1"><text:s text:c="8"/>} else {</text:p>
      <text:p text:style-name="P1"><text:s text:c="12"/>eOpposite(newFace.opposite[dstSlot]) = eEdge(newFaceIdx, dstSlot);</text:p>
      <text:p text:style-name="P1"><text:s text:c="8"/>}</text:p>
      <text:p text:style-name="P1"><text:s text:c="4"/>}</text:p>
      <text:p text:style-name="P1"><text:s text:c="4"/>// fill in the gap in oldFace (if there is one)</text:p>
      <text:p text:style-name="P1"><text:s text:c="4"/>if (end &gt; 0) {</text:p>
      <text:p text:style-name="P1"><text:s text:c="8"/>U32 dstStart = (end &gt; begin ? begin+1 : 0);</text:p>
      <text:p text:style-name="P1"><text:s text:c="8"/>U32 srcEnd = (end &gt; begin ? origFaceCount-1u : begin);</text:p>
      <text:p text:style-name="P1"><text:s text:c="8"/>for (U32 dstSlot = dstStart, srcSlot = end; ;</text:p>
      <text:p text:style-name="P1"><text:s text:c="13"/>++dstSlot, ++srcSlot) {</text:p>
      <text:p text:style-name="P1"><text:s text:c="12"/>oldFace.verts[dstSlot] = oldFace.verts[srcSlot];</text:p>
      <text:p text:style-name="P1"><text:s text:c="12"/>oldFace.opposite[dstSlot] = oldFace.opposite[srcSlot];</text:p>
      <text:p text:style-name="P1"><text:s text:c="12"/>if (srcSlot != begin) {</text:p>
      <text:p text:style-name="P1"><text:s text:c="16"/>eOpposite(oldFace.opposite[dstSlot]) = eEdge(oldFaceIdx, dstSlot);</text:p>
      <text:p text:style-name="P1"><text:s text:c="12"/>}</text:p>
      <text:p text:style-name="P1"><text:s text:c="12"/>if (srcSlot == srcEnd) {</text:p>
      <text:p text:style-name="P1"><text:s text:c="16"/>ASSERTX(dstSlot == oldFace.count-1u);</text:p>
      <text:p text:style-name="P1"><text:s text:c="16"/>break;</text:p>
      <text:p text:style-name="P1"><text:s text:c="12"/>}</text:p>
      <text:p text:style-name="P1"><text:s text:c="8"/>}</text:p>
      <text:p text:style-name="P1"><text:s text:c="4"/>}</text:p>
      <text:p text:style-name="P1"/>
      <text:p text:style-name="P1"><text:s text:c="4"/>// fix up opposites on newly created edge</text:p>
      <text:p text:style-name="P1"><text:s text:c="4"/>U32 retEdge = beginEdge - (end &gt; begin ? 0 : end);</text:p>
      <text:p text:style-name="P1"><text:s text:c="4"/>eOpposite(eEdge(newFaceIdx, newFace.count-1)) = retEdge;</text:p>
      <text:p text:style-name="P1"><text:s text:c="4"/>eOpposite(retEdge) = eEdge(newFaceIdx, newFace.count-1);</text:p>
      <text:p text:style-name="P1"/>
      <text:p text:style-name="P1"><text:s text:c="4"/>return eOpposite(retEdge);</text:p>
      <text:p text:style-name="P1">}</text:p>
      <text:p text:style-name="P1"/>
      <text:p text:style-name="P1"/>
      <text:p text:style-name="P1"/>
      <text:p text:style-name="P1"/>
      <text:p text:style-name="P1">===</text:p>
      <text:p text:style-name="P1">File: demolib/util.cpp (698 bytes)</text:p>
      <text:p text:style-name="P1">===</text:p>
      <text:p text:style-name="P1"/>
      <text:p text:style-name="P1"/>
      <text:p text:style-name="P1">#include "demolib.h"</text:p>
      <text:p text:style-name="P1">#include &lt;cstdio&gt;</text:p>
      <text:p text:style-name="P1">#include &lt;cstdlib&gt;</text:p>
      <text:p text:style-name="P1">#include &lt;cstdarg&gt;</text:p>
      <text:p text:style-name="P1">#include &lt;ctime&gt;</text:p>
      <text:p text:style-name="P1">#include &lt;execinfo.h&gt;</text:p>
      <text:p text:style-name="P1"/>
      <text:p text:style-name="P1">void dlib_log(const char *file, unsigned line, const char *format, ...)</text:p>
      <text:p text:style-name="P1">{</text:p>
      <text:p text:style-name="P1"><text:s text:c="4"/>va_list args;</text:p>
      <text:p text:style-name="P1"><text:s text:c="4"/>va_start(args, format);</text:p>
      <text:p text:style-name="P1"/>
      <text:p text:style-name="P1"><text:s text:c="4"/>time_t secs = time(0);</text:p>
      <text:p text:style-name="P1"><text:s text:c="4"/>tm *t = localtime(&amp;secs);</text:p>
      <text:p text:style-name="P1"><text:s text:c="4"/>fprintf(stderr, "[%04d-%02d-%02d %02d:%02d:%02d] %s:%d: ",</text:p>
      <text:p text:style-name="P1"><text:s text:c="12"/>t-&gt;tm_year+1900, t-&gt;tm_mon+1, t-&gt;tm_mday,</text:p>
      <text:p text:style-name="P1"><text:s text:c="12"/>t-&gt;tm_hour, t-&gt;tm_min, t-&gt;tm_sec,</text:p>
      <text:p text:style-name="P1"><text:s text:c="12"/>file, line);</text:p>
      <text:p text:style-name="P1"><text:s text:c="4"/>vfprintf(stderr, format, args);</text:p>
      <text:p text:style-name="P1"><text:s text:c="4"/>fprintf(stderr, "\n");</text:p>
      <text:p text:style-name="P1"/>
      <text:p text:style-name="P1"><text:s text:c="4"/>va_end(args);</text:p>
      <text:p text:style-name="P1">}</text:p>
      <text:p text:style-name="P1"/>
      <text:p text:style-name="P1">void dlib_stacktrace()</text:p>
      <text:p text:style-name="P1">{</text:p>
      <text:p text:style-name="P1"><text:s text:c="4"/>void *array[10];</text:p>
      <text:p text:style-name="P1"><text:s text:c="4"/>size_t size = backtrace(array, 10);</text:p>
      <text:p text:style-name="P1"><text:s text:c="4"/>backtrace_symbols_fd(array, size, 2);</text:p>
      <text:p text:style-name="P1">}</text:p>
      <text:p text:style-name="P1"/>
      <text:p text:style-name="P1"/>
      <text:p text:style-name="P1"/>
      <text:p text:style-name="P1">===</text:p>
      <text:p text:style-name="P1">File: demolib/wave.cpp (2334 bytes)</text:p>
      <text:p text:style-name="P1">===</text:p>
      <text:p text:style-name="P1"/>
      <text:p text:style-name="P1"/>
      <text:p text:style-name="P1">#include "program.h"</text:p>
      <text:p text:style-name="P1">#include "wave.h"</text:p>
      <text:p text:style-name="P1"/>
      <text:p text:style-name="P1">#include &lt;cstring&gt;</text:p>
      <text:p text:style-name="P1">#include &lt;cmath&gt;</text:p>
      <text:p text:style-name="P1"/>
      <text:p text:style-name="P1">// major hack</text:p>
      <text:p text:style-name="P1">const float Wave::WALL_VALUE = 1337.f;</text:p>
      <text:p text:style-name="P1"/>
      <text:p text:style-name="P1">Wave::Wave(unsigned _w, unsigned _h) :</text:p>
      <text:p text:style-name="P1"><text:s text:c="4"/>//data(new Data[_w*_h]),</text:p>
      <text:p text:style-name="P1"><text:s text:c="4"/>data((Data *) dlib_malloc(_w*_h*sizeof(Data), 64)),</text:p>
      <text:p text:style-name="P1"><text:s text:c="4"/>w(_w), h(_h),</text:p>
      <text:p text:style-name="P1"><text:s text:c="4"/>moveDown(true)</text:p>
      <text:p text:style-name="P1">{</text:p>
      <text:p text:style-name="P1"><text:s text:c="4"/>reset();</text:p>
      <text:p text:style-name="P1">}</text:p>
      <text:p text:style-name="P1"/>
      <text:p text:style-name="P1">Wave::~Wave()</text:p>
      <text:p text:style-name="P1">{</text:p>
      <text:p text:style-name="P1"><text:s text:c="4"/>//delete[] data;</text:p>
      <text:p text:style-name="P1"><text:s text:c="4"/>free(data);</text:p>
      <text:p text:style-name="P1">}</text:p>
      <text:p text:style-name="P1"/>
      <text:p text:style-name="P1">void Wave::reset()</text:p>
      <text:p text:style-name="P1">{</text:p>
      <text:p text:style-name="P1"><text:s text:c="4"/>/*</text:p>
      <text:p text:style-name="P1"><text:s text:c="4"/>for (unsigned y = 0; y &lt; h; ++y) {</text:p>
      <text:p text:style-name="P1"><text:s text:c="8"/>for (unsigned x = 0; x &lt; h; ++x) {</text:p>
      <text:p text:style-name="P1"><text:s text:c="12"/>D(x,y) = 0.f;</text:p>
      <text:p text:style-name="P1"><text:s text:c="12"/>Di(x,y) = 0.f;</text:p>
      <text:p text:style-name="P1"><text:s text:c="8"/>}</text:p>
      <text:p text:style-name="P1"><text:s text:c="4"/>}</text:p>
      <text:p text:style-name="P1"><text:s text:c="4"/>*/</text:p>
      <text:p text:style-name="P1"><text:s text:c="4"/>memset(data, 0, sizeof(Data)*w*h);</text:p>
      <text:p text:style-name="P1">}</text:p>
      <text:p text:style-name="P1"/>
      <text:p text:style-name="P1">void Wave::update()</text:p>
      <text:p text:style-name="P1">{</text:p>
      <text:p text:style-name="P1"><text:s text:c="4"/>static const float theta = 0.3f;</text:p>
      <text:p text:style-name="P1"><text:s text:c="4"/>static const float sintheta = sinf(theta);</text:p>
      <text:p text:style-name="P1"><text:s text:c="4"/>static const float costheta = cosf(theta);</text:p>
      <text:p text:style-name="P1"><text:s text:c="4"/>static const unsigned edgedamp = 500;</text:p>
      <text:p text:style-name="P1"><text:s text:c="4"/>static const unsigned edgesize = 30;</text:p>
      <text:p text:style-name="P1"/>
      <text:p text:style-name="P1"><text:s text:c="4"/>unsigned y = 1, yend = h-2, yinc = 1;</text:p>
      <text:p text:style-name="P1"><text:s text:c="4"/>if (!moveDown) {</text:p>
      <text:p text:style-name="P1"><text:s text:c="8"/>std::swap(y, yend); yinc = -1;</text:p>
      <text:p text:style-name="P1"><text:s text:c="4"/>}</text:p>
      <text:p text:style-name="P1"><text:s text:c="4"/>bool moveRight = moveDown;</text:p>
      <text:p text:style-name="P1"><text:s text:c="4"/>for (; y != yend; y += yinc) {</text:p>
      <text:p text:style-name="P1"><text:s text:c="8"/>unsigned x = 1, xend = w-2, xinc = 1;</text:p>
      <text:p text:style-name="P1"><text:s text:c="8"/>if (!moveRight) {</text:p>
      <text:p text:style-name="P1"><text:s text:c="12"/>std::swap(x, xend); xinc = -1;</text:p>
      <text:p text:style-name="P1"><text:s text:c="8"/>}</text:p>
      <text:p text:style-name="P1"><text:s text:c="8"/>for (; x != xend; x += xinc) {</text:p>
      <text:p text:style-name="P1"><text:s text:c="12"/>if (W(x, y)) {</text:p>
      <text:p text:style-name="P1"><text:s text:c="16"/>ASSERTX(D(x, y) == 0.f);</text:p>
      <text:p text:style-name="P1"><text:s text:c="16"/>continue;</text:p>
      <text:p text:style-name="P1"><text:s text:c="12"/>}</text:p>
      <text:p text:style-name="P1"/>
      <text:p text:style-name="P1"><text:s text:c="12"/>float basis = (D(x, y-1) +</text:p>
      <text:p text:style-name="P1"><text:s text:c="27"/>D(x-1, y) +</text:p>
      <text:p text:style-name="P1"><text:s text:c="27"/>D(x+1, y) +</text:p>
      <text:p text:style-name="P1"><text:s text:c="27"/>D(x, y+1)) / 4;</text:p>
      <text:p text:style-name="P1"/>
      <text:p text:style-name="P1"><text:s text:c="12"/>unsigned dist = std::min(std::min(x, y), std::min(w-x-1, h-y-1));</text:p>
      <text:p text:style-name="P1"/>
      <text:p text:style-name="P1"><text:s text:c="12"/>float re = D(x,y) - basis,</text:p>
      <text:p text:style-name="P1"><text:s text:c="18"/>im = Di(x,y);</text:p>
      <text:p text:style-name="P1"/>
      <text:p text:style-name="P1"><text:s text:c="12"/>if (dist &lt; edgesize) {</text:p>
      <text:p text:style-name="P1"><text:s text:c="16"/>re = re * (edgedamp-(edgesize-dist)) / edgedamp;</text:p>
      <text:p text:style-name="P1"><text:s text:c="16"/>im = im * (edgedamp-(edgesize-dist)) / edgedamp;</text:p>
      <text:p text:style-name="P1"><text:s text:c="12"/>}</text:p>
      <text:p text:style-name="P1"><text:s text:c="12"/>re *= 0.998f;</text:p>
      <text:p text:style-name="P1"><text:s text:c="12"/>im *= 0.998f;</text:p>
      <text:p text:style-name="P1"/>
      <text:p text:style-name="P1"><text:s text:c="12"/>D(x,y) = basis + re*costheta - im*sintheta;</text:p>
      <text:p text:style-name="P1"><text:s text:c="12"/>Di(x,y) = <text:s text:c="7"/>im*costheta + re*sintheta;</text:p>
      <text:p text:style-name="P1"><text:s text:c="8"/>}</text:p>
      <text:p text:style-name="P1"><text:s text:c="8"/>moveRight = !moveRight;</text:p>
      <text:p text:style-name="P1"><text:s text:c="4"/>}</text:p>
      <text:p text:style-name="P1"><text:s text:c="4"/>moveDown = !moveDown;</text:p>
      <text:p text:style-name="P1">}</text:p>
      <text:p text:style-name="P1"/>
      <text:p text:style-name="P1">TextureWave::TextureWave(const Wave &amp;_wave) :</text:p>
      <text:p text:style-name="P1"><text:s text:c="4"/>Texture2D(_wave.w, _wave.h, new uint8_t[_wave.w*_wave.h]),</text:p>
      <text:p text:style-name="P1"><text:s text:c="4"/>wave(_wave)</text:p>
      <text:p text:style-name="P1">{</text:p>
      <text:p text:style-name="P1">}</text:p>
      <text:p text:style-name="P1"/>
      <text:p text:style-name="P1">void TextureWave::update()</text:p>
      <text:p text:style-name="P1">{</text:p>
      <text:p text:style-name="P1"><text:s text:c="4"/>unsigned end = h*w;</text:p>
      <text:p text:style-name="P1"><text:s text:c="4"/>for (unsigned i = 0; i &lt; end; ++i) {</text:p>
      <text:p text:style-name="P1"><text:s text:c="8"/>data[i] = clamp(int(wave.data[i].v*127.f) + 128, 0, 255);</text:p>
      <text:p text:style-name="P1"><text:s text:c="4"/>}</text:p>
      <text:p text:style-name="P1"><text:s text:c="4"/>Texture2D::update();</text:p>
      <text:p text:style-name="P1">}</text:p>
      <text:p text:style-name="P1"/>
      <text:p text:style-name="P1"/>
      <text:p text:style-name="P1"/>
      <text:p text:style-name="P1">===</text:p>
      <text:p text:style-name="P1">File: demolib/pngwrite.cpp (3643 bytes)</text:p>
      <text:p text:style-name="P1">===</text:p>
      <text:p text:style-name="P1"/>
      <text:p text:style-name="P1"/>
      <text:p text:style-name="P1">#include &lt;cstdio&gt;</text:p>
      <text:p text:style-name="P1">#include &lt;png.h&gt;</text:p>
      <text:p text:style-name="P1">#include &lt;SDL.h&gt;</text:p>
      <text:p text:style-name="P1">#include &lt;functional&gt;</text:p>
      <text:p text:style-name="P1">#include "demolib.h"</text:p>
      <text:p text:style-name="P1">#include "pngwrite.h"</text:p>
      <text:p text:style-name="P1"/>
      <text:p text:style-name="P1">static void error_handler(png_structp, png_const_charp msg)</text:p>
      <text:p text:style-name="P1">{</text:p>
      <text:p text:style-name="P1"><text:s text:c="4"/>LOG("WARNING: PNGWrite: libpng failed: %s", msg);</text:p>
      <text:p text:style-name="P1">}</text:p>
      <text:p text:style-name="P1"/>
      <text:p text:style-name="P1">static bool DoPNGWrite(const char *fileName, uint8_t *data,</text:p>
      <text:p text:style-name="P1"><text:s text:c="23"/>int w, int h, int stride,</text:p>
      <text:p text:style-name="P1"><text:s text:c="23"/>std::function&lt;void(png_structp, png_infop)&gt; setMetadata)</text:p>
      <text:p text:style-name="P1">{</text:p>
      <text:p text:style-name="P1"><text:s text:c="4"/>LOG("Writing PNG of %dx%d to '%s'", w, h, fileName);</text:p>
      <text:p text:style-name="P1"><text:s text:c="4"/>bool ret = false;</text:p>
      <text:p text:style-name="P1"><text:s text:c="4"/>png_structp png_ptr = NULL;</text:p>
      <text:p text:style-name="P1"><text:s text:c="4"/>png_infop info_ptr = NULL;</text:p>
      <text:p text:style-name="P1"/>
      <text:p text:style-name="P1"><text:s text:c="4"/>FILE *fout = fopen(fileName, "wb");</text:p>
      <text:p text:style-name="P1"><text:s text:c="4"/>if (!fout) {</text:p>
      <text:p text:style-name="P1"><text:s text:c="8"/>LOG("WARNING: PNGWrite: could not open file '%s' for writing", fileName);</text:p>
      <text:p text:style-name="P1"><text:s text:c="8"/>goto cleanup;</text:p>
      <text:p text:style-name="P1"><text:s text:c="4"/>}</text:p>
      <text:p text:style-name="P1"/>
      <text:p text:style-name="P1"><text:s text:c="4"/>png_ptr = png_create_write_struct(PNG_LIBPNG_VER_STRING, NULL, error_handler, NULL);</text:p>
      <text:p text:style-name="P1"><text:s text:c="4"/>if (!png_ptr) {</text:p>
      <text:p text:style-name="P1"><text:s text:c="8"/>LOG("WARNING: PNGWrite: could not create PNG struct");</text:p>
      <text:p text:style-name="P1"><text:s text:c="8"/>goto cleanup;</text:p>
      <text:p text:style-name="P1"><text:s text:c="4"/>}</text:p>
      <text:p text:style-name="P1"/>
      <text:p text:style-name="P1"><text:s text:c="4"/>info_ptr = png_create_info_struct(png_ptr);</text:p>
      <text:p text:style-name="P1"><text:s text:c="4"/>if (!info_ptr) {</text:p>
      <text:p text:style-name="P1"><text:s text:c="8"/>LOG("WARNING: PNGWrite: could not create info struct");</text:p>
      <text:p text:style-name="P1"><text:s text:c="8"/>goto cleanup;</text:p>
      <text:p text:style-name="P1"><text:s text:c="4"/>}</text:p>
      <text:p text:style-name="P1"/>
      <text:p text:style-name="P1"><text:s text:c="4"/>png_init_io(png_ptr, fout);</text:p>
      <text:p text:style-name="P1"/>
      <text:p text:style-name="P1"><text:s text:c="4"/>setMetadata(png_ptr, info_ptr);</text:p>
      <text:p text:style-name="P1"/>
      <text:p text:style-name="P1"><text:s text:c="4"/>png_write_info(png_ptr, info_ptr);</text:p>
      <text:p text:style-name="P1"/>
      <text:p text:style-name="P1"><text:s text:c="4"/>for (int row = 0; row &lt; h; ++row) {</text:p>
      <text:p text:style-name="P1"><text:s text:c="8"/>png_write_row(png_ptr, data + row*stride);</text:p>
      <text:p text:style-name="P1"><text:s text:c="4"/>}</text:p>
      <text:p text:style-name="P1"/>
      <text:p text:style-name="P1"><text:s text:c="4"/>png_write_end(png_ptr, NULL);</text:p>
      <text:p text:style-name="P1"/>
      <text:p text:style-name="P1"><text:s text:c="4"/>ret = true;</text:p>
      <text:p text:style-name="P1"/>
      <text:p text:style-name="P1">cleanup:</text:p>
      <text:p text:style-name="P1"><text:s text:c="4"/>if (png_ptr) {</text:p>
      <text:p text:style-name="P1"><text:s text:c="8"/>png_destroy_write_struct(&amp;png_ptr, info_ptr ? &amp;info_ptr : NULL);</text:p>
      <text:p text:style-name="P1"><text:s text:c="4"/>}</text:p>
      <text:p text:style-name="P1"><text:s text:c="4"/>fclose(fout);</text:p>
      <text:p text:style-name="P1"/>
      <text:p text:style-name="P1"><text:s text:c="4"/>return ret;</text:p>
      <text:p text:style-name="P1">}</text:p>
      <text:p text:style-name="P1"/>
      <text:p text:style-name="P1">bool PNGWrite(SDL_Surface *surf, const char *fileName)</text:p>
      <text:p text:style-name="P1">{</text:p>
      <text:p text:style-name="P1"><text:s text:c="4"/>return DoPNGWrite(fileName, static_cast&lt;uint8_t *&gt;(surf-&gt;pixels), surf-&gt;w, surf-&gt;h, surf-&gt;pitch, [&amp;](png_structp png_ptr, png_infop info_ptr) {</text:p>
      <text:p text:style-name="P1"><text:s text:c="8"/>bool pal = surf-&gt;format-&gt;BitsPerPixel &lt;= 8;</text:p>
      <text:p text:style-name="P1"><text:s text:c="8"/>png_set_IHDR(png_ptr, info_ptr, surf-&gt;w, surf-&gt;h,</text:p>
      <text:p text:style-name="P1"><text:s text:c="21"/>surf-&gt;format-&gt;BitsPerPixel,</text:p>
      <text:p text:style-name="P1"><text:s text:c="21"/>pal ? PNG_COLOR_TYPE_PALETTE : PNG_COLOR_TYPE_RGB_ALPHA,</text:p>
      <text:p text:style-name="P1"><text:s text:c="21"/>PNG_INTERLACE_NONE, PNG_COMPRESSION_TYPE_DEFAULT, PNG_FILTER_TYPE_DEFAULT);</text:p>
      <text:p text:style-name="P1"/>
      <text:p text:style-name="P1"><text:s text:c="8"/>if (pal) {</text:p>
      <text:p text:style-name="P1"><text:s text:c="12"/>png_color colors[256];</text:p>
      <text:p text:style-name="P1"><text:s text:c="12"/>int nColors = surf-&gt;format-&gt;palette-&gt;ncolors;</text:p>
      <text:p text:style-name="P1"><text:s text:c="12"/>for (int i = 0; i &lt; nColors; ++i) {</text:p>
      <text:p text:style-name="P1"><text:s text:c="16"/>colors[i].red <text:s text:c="2"/>= surf-&gt;format-&gt;palette-&gt;colors[i].r;</text:p>
      <text:p text:style-name="P1"><text:s text:c="16"/>colors[i].green = surf-&gt;format-&gt;palette-&gt;colors[i].g;</text:p>
      <text:p text:style-name="P1"><text:s text:c="16"/>colors[i].blue <text:s/>= surf-&gt;format-&gt;palette-&gt;colors[i].b;</text:p>
      <text:p text:style-name="P1"><text:s text:c="12"/>}</text:p>
      <text:p text:style-name="P1"><text:s text:c="12"/>png_set_PLTE(png_ptr, info_ptr, colors, nColors);</text:p>
      <text:p text:style-name="P1"><text:s text:c="8"/>}</text:p>
      <text:p text:style-name="P1"><text:s text:c="4"/>});</text:p>
      <text:p text:style-name="P1">}</text:p>
      <text:p text:style-name="P1"/>
      <text:p text:style-name="P1">template &lt;typename T&gt;</text:p>
      <text:p text:style-name="P1">struct TextureData {</text:p>
      <text:p text:style-name="P1"><text:s text:c="4"/>static const int colorType;</text:p>
      <text:p text:style-name="P1"><text:s text:c="4"/>static const int bitDepth;</text:p>
      <text:p text:style-name="P1">};</text:p>
      <text:p text:style-name="P1"/>
      <text:p text:style-name="P1">template &lt;typename T&gt; const int TextureData&lt;T&gt;::colorType = PNG_COLOR_TYPE_GRAY;</text:p>
      <text:p text:style-name="P1">template &lt;typename T&gt; const int TextureData&lt;T&gt;::bitDepth = sizeof(T)*8;</text:p>
      <text:p text:style-name="P1">template &lt;&gt; const int TextureData&lt;glm::u8vec4&gt;::colorType = PNG_COLOR_TYPE_RGB_ALPHA;</text:p>
      <text:p text:style-name="P1">template &lt;&gt; const int TextureData&lt;glm::u8vec4&gt;::bitDepth = sizeof(int8_t)*8;</text:p>
      <text:p text:style-name="P1"/>
      <text:p text:style-name="P1">template &lt;typename T&gt;</text:p>
      <text:p text:style-name="P1">bool PNGWrite(Texture2D&lt;T&gt; *tex, const char *fileName)</text:p>
      <text:p text:style-name="P1">{</text:p>
      <text:p text:style-name="P1"><text:s text:c="4"/>int stride = tex-&gt;stride &gt; 0 ? tex-&gt;stride : tex-&gt;w * sizeof(T);</text:p>
      <text:p text:style-name="P1"><text:s text:c="4"/>return DoPNGWrite(fileName, (uint8_t *)tex-&gt;data, tex-&gt;w, tex-&gt;h, stride, [&amp;](png_structp png_ptr, png_infop info_ptr) {</text:p>
      <text:p text:style-name="P1"><text:s text:c="8"/>png_set_IHDR(png_ptr, info_ptr, tex-&gt;w, tex-&gt;h,</text:p>
      <text:p text:style-name="P1"><text:s text:c="21"/>TextureData&lt;T&gt;::bitDepth,</text:p>
      <text:p text:style-name="P1"><text:s text:c="21"/>TextureData&lt;T&gt;::colorType,</text:p>
      <text:p text:style-name="P1"><text:s text:c="21"/>PNG_INTERLACE_NONE, PNG_COMPRESSION_TYPE_DEFAULT, PNG_FILTER_TYPE_DEFAULT);</text:p>
      <text:p text:style-name="P1"><text:s text:c="4"/>});</text:p>
      <text:p text:style-name="P1">}</text:p>
      <text:p text:style-name="P1"/>
      <text:p text:style-name="P1">template bool PNGWrite&lt;uint8_t&gt;(Texture2D&lt;uint8_t&gt; *surf, const char *fileName);</text:p>
      <text:p text:style-name="P1">template bool PNGWrite&lt;glm::u8vec4&gt;(Texture2D&lt;glm::u8vec4&gt; *surf, const char *fileName);</text:p>
      <text:p text:style-name="P1"/>
      <text:p text:style-name="P1"/>
      <text:p text:style-name="P1"/>
      <text:p text:style-name="P1">===</text:p>
      <text:p text:style-name="P1">File: experiment/verletbridge.html (23859 bytes)</text:p>
      <text:p text:style-name="P1">===</text:p>
      <text:p text:style-name="P1"/>
      <text:p text:style-name="P1"/>
      <text:p text:style-name="P1">&lt;!DOCTYPE html&gt;</text:p>
      <text:p text:style-name="P1">&lt;!-- http://graphics.cs.cmu.edu/nsp/course/15-869/2006/papers/jakobsen.htm --&gt;</text:p>
      <text:p text:style-name="P1">&lt;html&gt;</text:p>
      <text:p text:style-name="P1">&lt;head&gt;</text:p>
      <text:p text:style-name="P1">&lt;style type="text/css"&gt;</text:p>
      <text:p text:style-name="P1"><text:s text:c="2"/>html, body {</text:p>
      <text:p text:style-name="P1"><text:s text:c="4"/>margin: 0;</text:p>
      <text:p text:style-name="P1"><text:s text:c="2"/>}</text:p>
      <text:p text:style-name="P1"><text:s text:c="2"/>canvas {</text:p>
      <text:p text:style-name="P1"><text:s text:c="4"/>background-color: white;</text:p>
      <text:p text:style-name="P1"><text:s text:c="2"/>}</text:p>
      <text:p text:style-name="P1"><text:s text:c="2"/>#info {</text:p>
      <text:p text:style-name="P1"><text:s text:c="4"/>font-weight: bold;</text:p>
      <text:p text:style-name="P1"><text:s text:c="2"/>}</text:p>
      <text:p text:style-name="P1">&lt;/style&gt;</text:p>
      <text:p text:style-name="P1">&lt;/head&gt;</text:p>
      <text:p text:style-name="P1">&lt;body id="b"&gt;</text:p>
      <text:p text:style-name="P1">&lt;div style="float: left; width: 500px; margin: 0; margin-right: 30px;"&gt;</text:p>
      <text:p text:style-name="P1"><text:s text:c="2"/>&lt;canvas id="c" width="500" height="500"&gt;Your browser doesn't support canvas, you suck&lt;/canvas&gt;</text:p>
      <text:p text:style-name="P1"><text:s text:c="2"/>&lt;span style="float: left; font-size: 150%;"&gt;Current material: &lt;span id="info"&gt;Loading...&lt;/span&gt;&lt;/span&gt;</text:p>
      <text:p text:style-name="P1"><text:s text:c="2"/>&lt;span style="float: right;"&gt;</text:p>
      <text:p text:style-name="P1"><text:s text:c="4"/>&lt;button onclick="setMode(new Simulator(builder));"&gt;Start&lt;/button&gt;</text:p>
      <text:p text:style-name="P1"><text:s text:c="4"/>&lt;button onclick="setMode(builder);"&gt;Stop&lt;/button&gt;</text:p>
      <text:p text:style-name="P1"><text:s text:c="2"/>&lt;/span&gt;</text:p>
      <text:p text:style-name="P1"><text:s text:c="2"/>&lt;div style="clear: both; border-top: 1px solid black; margin-top: 10px; padding-top: 5px;"&gt;</text:p>
      <text:p text:style-name="P1"><text:s text:c="4"/>&lt;textarea type="text" style="width: 100%;" id="saveload" autocomplete="off"&gt;&lt;/textarea&gt;</text:p>
      <text:p text:style-name="P1"><text:s text:c="4"/>&lt;button onclick="document.getElementById('saveload').value = builder.serialise();"&gt;Get build code&lt;/button&gt;</text:p>
      <text:p text:style-name="P1"><text:s text:c="4"/>&lt;button onclick="setMode(builder); builder.unserialise(document.getElementById('saveload').value);"&gt;Load from code&lt;/button&gt;</text:p>
      <text:p text:style-name="P1"><text:s text:c="4"/>&lt;button onclick="builder.reset();"&gt;Reset build&lt;/button&gt;</text:p>
      <text:p text:style-name="P1"><text:s text:c="2"/>&lt;/div&gt;</text:p>
      <text:p text:style-name="P1">&lt;/div&gt;</text:p>
      <text:p text:style-name="P1">&lt;h1&gt;Cheng's unfinished Verlet integration demonstration&lt;/h1&gt;</text:p>
      <text:p text:style-name="P1">&lt;h3&gt;Instructions!&lt;/h3&gt;</text:p>
      <text:p text:style-name="P1">&lt;ul&gt;</text:p>
      <text:p text:style-name="P1"><text:s text:c="2"/>&lt;li&gt;Press 0, 1, 2 (not on the numpad) to select between three materials!&lt;/li&gt;</text:p>
      <text:p text:style-name="P1"><text:s text:c="2"/>&lt;li&gt;Left click and drag from an existing point to build a bar of your material!&lt;/li&gt;</text:p>
      <text:p text:style-name="P1"><text:s text:c="2"/>&lt;li&gt;Right click when a bar is highlighted in red to delete it!&lt;/li&gt;</text:p>
      <text:p text:style-name="P1"><text:s text:c="2"/>&lt;li&gt;Right click and drag when a green point is highlighted to move it around!&lt;/li&gt;</text:p>
      <text:p text:style-name="P1"><text:s text:c="2"/>&lt;li&gt;Blue points are fixed points, which can't move. Use them as your starting point for your bridge!&lt;/li&gt;</text:p>
      <text:p text:style-name="P1">&lt;/ul&gt;</text:p>
      <text:p text:style-name="P1">&lt;h3&gt;Challenges!&lt;/h3&gt;</text:p>
      <text:p text:style-name="P1">&lt;ul&gt;</text:p>
      <text:p text:style-name="P1"><text:s text:c="2"/>&lt;li&gt;</text:p>
      <text:p text:style-name="P1"><text:s text:c="4"/>&lt;tt&gt;6 3 100 300 1 400 300 1 100 100 1 400 100 1 203 299 0 315 300 0 0 4 0 4 5 0 5 1 0&lt;/tt&gt;&lt;br/&gt;</text:p>
      <text:p text:style-name="P1"><text:s text:c="4"/>Without moving the existing green points, can you save this iron platform from collapsing?</text:p>
      <text:p text:style-name="P1"><text:s text:c="2"/>&lt;/li&gt;</text:p>
      <text:p text:style-name="P1"><text:s text:c="2"/>&lt;li&gt;Can you do the same without using cable?&lt;/li&gt;</text:p>
      <text:p text:style-name="P1"><text:s text:c="2"/>&lt;li&gt;Can you do the same without using the top two fixed points?&lt;/li&gt;</text:p>
      <text:p text:style-name="P1">&lt;/ul&gt;</text:p>
      <text:p text:style-name="P1">&lt;h3&gt;Demonstrations!&lt;/h3&gt;</text:p>
      <text:p text:style-name="P1">&lt;ul&gt;</text:p>
      <text:p text:style-name="P1"><text:s text:c="2"/>&lt;li&gt;&lt;tt&gt;7 16 250 100 1 426 58 0 431 47 0 445 43 0 455 54 0 449 70 0 436 72 0 0 1 2 1 2 1 2 3 1 3 4 1 4 5 1 5 6 1 6 1 1 6 2 1 6 3 1 6 4 1 5 1 1 5 2 1 5 3 1 4 1 1 4 2 1 3 1 1&lt;/tt&gt;&lt;/li&gt;</text:p>
      <text:p text:style-name="P1">&lt;/ul&gt;</text:p>
      <text:p text:style-name="P1">&lt;script type="text/javascript"&gt;</text:p>
      <text:p text:style-name="P1"></text:p>
      <text:p text:style-name="P1">if (typeof Object.create !== 'function') {</text:p>
      <text:p text:style-name="P1"><text:s text:c="4"/>Object.create = function (o) {</text:p>
      <text:p text:style-name="P1"><text:s text:c="8"/>function F() {}</text:p>
      <text:p text:style-name="P1"><text:s text:c="8"/>F.prototype = o;</text:p>
      <text:p text:style-name="P1"><text:s text:c="8"/>return new F();</text:p>
      <text:p text:style-name="P1"><text:s text:c="4"/>};</text:p>
      <text:p text:style-name="P1">}</text:p>
      <text:p text:style-name="P1"></text:p>
      <text:p text:style-name="P1">function relMouseCoords(element, event){</text:p>
      <text:p text:style-name="P1"><text:s text:c="4"/>var totalOffsetX = 0;</text:p>
      <text:p text:style-name="P1"><text:s text:c="4"/>var totalOffsetY = 0;</text:p>
      <text:p text:style-name="P1"><text:s text:c="4"/>var canvasX = 0;</text:p>
      <text:p text:style-name="P1"><text:s text:c="4"/>var canvasY = 0;</text:p>
      <text:p text:style-name="P1"></text:p>
      <text:p text:style-name="P1"><text:s text:c="4"/>do {</text:p>
      <text:p text:style-name="P1"><text:s text:c="8"/>totalOffsetX += element.offsetLeft - element.scrollLeft;</text:p>
      <text:p text:style-name="P1"><text:s text:c="8"/>totalOffsetY += element.offsetTop - element.scrollTop;</text:p>
      <text:p text:style-name="P1"><text:soft-page-break/><text:s text:c="4"/>} while (element = element.offsetParent);</text:p>
      <text:p text:style-name="P1"></text:p>
      <text:p text:style-name="P1"><text:s text:c="4"/>canvasX = event.pageX - totalOffsetX - document.body.scrollLeft;</text:p>
      <text:p text:style-name="P1"><text:s text:c="4"/>canvasY = event.pageY - totalOffsetY - document.body.scrollTop;</text:p>
      <text:p text:style-name="P1"></text:p>
      <text:p text:style-name="P1"><text:s text:c="4"/>return new Point(canvasX, canvasY);</text:p>
      <text:p text:style-name="P1">}</text:p>
      <text:p text:style-name="P1"></text:p>
      <text:p text:style-name="P1">var c = document.getElementById('c');</text:p>
      <text:p text:style-name="P1">var ctx = c.getContext('2d');</text:p>
      <text:p text:style-name="P1">function Point(x, y) {</text:p>
      <text:p text:style-name="P1"><text:s text:c="4"/>this.x = x;</text:p>
      <text:p text:style-name="P1"><text:s text:c="4"/>this.y = y;</text:p>
      <text:p text:style-name="P1">}</text:p>
      <text:p text:style-name="P1">Point.prototype = {</text:p>
      <text:p text:style-name="P1"><text:s text:c="2"/>clone: function () {</text:p>
      <text:p text:style-name="P1"><text:s text:c="4"/>return new Point(this.x, this.y);</text:p>
      <text:p text:style-name="P1"><text:s text:c="2"/>},</text:p>
      <text:p text:style-name="P1"><text:s text:c="2"/>add: function (p) {</text:p>
      <text:p text:style-name="P1"><text:s text:c="4"/>return new Point(this.x+p.x, this.y+p.y);</text:p>
      <text:p text:style-name="P1"><text:s text:c="2"/>},</text:p>
      <text:p text:style-name="P1"><text:s text:c="2"/>sub: function (p) {</text:p>
      <text:p text:style-name="P1"><text:s text:c="4"/>return new Point(this.x-p.x, this.y-p.y);</text:p>
      <text:p text:style-name="P1"><text:s text:c="2"/>},</text:p>
      <text:p text:style-name="P1"><text:s text:c="2"/>mul: function (n) {</text:p>
      <text:p text:style-name="P1"><text:s text:c="4"/>return new Point(this.x*n, this.y*n);</text:p>
      <text:p text:style-name="P1"><text:s text:c="2"/>},</text:p>
      <text:p text:style-name="P1"><text:s text:c="2"/>div: function (n) {</text:p>
      <text:p text:style-name="P1"><text:s text:c="4"/>return new Point(this.x/n, this.y/n);</text:p>
      <text:p text:style-name="P1"><text:s text:c="2"/>},</text:p>
      <text:p text:style-name="P1"><text:s text:c="2"/>dot: function (p) {</text:p>
      <text:p text:style-name="P1"><text:s text:c="4"/>return this.x*p.x + this.y*p.y;</text:p>
      <text:p text:style-name="P1"><text:s text:c="2"/>},</text:p>
      <text:p text:style-name="P1"><text:s text:c="2"/>lerp: function (p, i) {</text:p>
      <text:p text:style-name="P1"><text:s text:c="4"/>return new Point(this.x + (p.x-this.x)*i,</text:p>
      <text:p text:style-name="P1"><text:s text:c="21"/>this.y + (p.y-this.y)*i);</text:p>
      <text:p text:style-name="P1"><text:s text:c="2"/>},</text:p>
      <text:p text:style-name="P1"><text:s text:c="2"/>cross: function (p) {</text:p>
      <text:p text:style-name="P1"><text:s text:c="4"/>return this.x*p.y - this.y*p.x;</text:p>
      <text:p text:style-name="P1"><text:s text:c="2"/>},</text:p>
      <text:p text:style-name="P1"><text:s text:c="2"/>ang: function (p) {</text:p>
      <text:p text:style-name="P1"><text:s text:c="4"/>return Math.atan2(this.cross(p), this.dot(p));</text:p>
      <text:p text:style-name="P1"><text:s text:c="2"/>},</text:p>
      <text:p text:style-name="P1"><text:s text:c="2"/>// the angle formed by the line a-this, and this-c</text:p>
      <text:p text:style-name="P1"><text:s text:c="2"/>ang2: function (a, c) {</text:p>
      <text:p text:style-name="P1"><text:s text:c="4"/>return a.sub(this).ang(c.sub(this));</text:p>
      <text:p text:style-name="P1"><text:s text:c="2"/>},</text:p>
      <text:p text:style-name="P1"><text:s text:c="2"/>rotAbout: function (p, theta) {</text:p>
      <text:p text:style-name="P1"><text:s text:c="4"/>var sin = Math.sin(theta),</text:p>
      <text:p text:style-name="P1"><text:s text:c="8"/>cos = Math.cos(theta),</text:p>
      <text:p text:style-name="P1"><text:s text:c="8"/>dx = this.x - p.x,</text:p>
      <text:p text:style-name="P1"><text:s text:c="8"/>dy = this.y - p.y;</text:p>
      <text:p text:style-name="P1"><text:s text:c="4"/>return new Point(cos*dx - sin*dy + p.x,</text:p>
      <text:p text:style-name="P1"><text:s text:c="21"/>sin*dx + cos*dy + p.y);</text:p>
      <text:p text:style-name="P1"><text:s text:c="2"/>},</text:p>
      <text:p text:style-name="P1"><text:s text:c="2"/>len2: function () {</text:p>
      <text:p text:style-name="P1"><text:s text:c="4"/>return this.dot(this);</text:p>
      <text:p text:style-name="P1"><text:s text:c="2"/>},</text:p>
      <text:p text:style-name="P1"><text:s text:c="2"/>len: function () {</text:p>
      <text:p text:style-name="P1"><text:s text:c="4"/>return Math.sqrt(this.len2());</text:p>
      <text:p text:style-name="P1"><text:s text:c="2"/>},</text:p>
      <text:p text:style-name="P1"><text:s text:c="2"/>dist2: function (p) {</text:p>
      <text:p text:style-name="P1"><text:s text:c="4"/>return this.sub(p).len2();</text:p>
      <text:p text:style-name="P1"><text:s text:c="2"/>},</text:p>
      <text:p text:style-name="P1"><text:s text:c="2"/>dist: function (p) {</text:p>
      <text:p text:style-name="P1"><text:s text:c="4"/>return this.sub(p).len();</text:p>
      <text:p text:style-name="P1"><text:s text:c="2"/>},</text:p>
      <text:p text:style-name="P1"><text:s text:c="2"/>distLine: function (q1, q2) {</text:p>
      <text:p text:style-name="P1"><text:s text:c="4"/>var r = q2.sub(q1);</text:p>
      <text:p text:style-name="P1"><text:s text:c="4"/>var rlen2 = r.len2();</text:p>
      <text:p text:style-name="P1"><text:s text:c="4"/>if (rlen2 == 0) return q1.dist(this);</text:p>
      <text:p text:style-name="P1"><text:s text:c="4"/>var t = this.sub(q1).dot(r) / rlen2;</text:p>
      <text:p text:style-name="P1"><text:s text:c="4"/>if (t &lt; 0) return q1.dist(this);</text:p>
      <text:p text:style-name="P1"><text:s text:c="4"/>if (t &gt; 1) return q2.dist(this);</text:p>
      <text:p text:style-name="P1"><text:s text:c="4"/>return q1.lerp(q2, t).dist(this);</text:p>
      <text:p text:style-name="P1"><text:s text:c="2"/>},</text:p>
      <text:p text:style-name="P1">};</text:p>
      <text:p text:style-name="P1"></text:p>
      <text:p text:style-name="P1">function isIntersecting(p, p2, q, q2)</text:p>
      <text:p text:style-name="P1">{</text:p>
      <text:p text:style-name="P1"><text:s text:c="2"/>var r = p2.sub(p), s = q2.sub(q);</text:p>
      <text:p text:style-name="P1"><text:s text:c="2"/>var diff = q.sub(p);</text:p>
      <text:p text:style-name="P1"><text:s text:c="2"/>var rxs = r.cross(s);</text:p>
      <text:p text:style-name="P1"><text:s text:c="2"/>if (Math.abs(rxs) &lt; 1e-7) return false;</text:p>
      <text:p text:style-name="P1"><text:s text:c="2"/>var pSol = diff.cross(s) / rxs;</text:p>
      <text:p text:style-name="P1"><text:s text:c="2"/>var qSol = diff.cross(r) / rxs;</text:p>
      <text:p text:style-name="P1"><text:s text:c="2"/>return (pSol &gt;= 0 &amp;&amp; pSol &lt;= 1 &amp;&amp; qSol &gt;= 0 &amp;&amp; qSol &lt;= 1);</text:p>
      <text:p text:style-name="P1">}</text:p>
      <text:p text:style-name="P1"></text:p>
      <text:p text:style-name="P1"></text:p>
      <text:p text:style-name="P1"></text:p>
      <text:p text:style-name="P1">var materials = [</text:p>
      <text:p text:style-name="P1"><text:s text:c="2"/>{</text:p>
      <text:p text:style-name="P1"><text:s text:c="4"/>name: "Brittle Iron",</text:p>
      <text:p text:style-name="P1"><text:s text:c="4"/>lengthFactor: 1,</text:p>
      <text:p text:style-name="P1"><text:s text:c="4"/>angStiffness: 1.06,</text:p>
      <text:p text:style-name="P1"><text:s text:c="4"/>angLimit: 4 * Math.PI / 180,</text:p>
      <text:p text:style-name="P1"><text:s text:c="4"/>linearStiffness: 1,</text:p>
      <text:p text:style-name="P1"><text:s text:c="4"/>tensionLimit: 1.01,</text:p>
      <text:p text:style-name="P1"><text:s text:c="4"/>compressionLimit: 0.99,</text:p>
      <text:p text:style-name="P1"><text:s text:c="4"/>density: 2.3,</text:p>
      <text:p text:style-name="P1"><text:s text:c="4"/>colour: "#505050"</text:p>
      <text:p text:style-name="P1"><text:s text:c="2"/>},</text:p>
      <text:p text:style-name="P1"><text:s text:c="2"/>{</text:p>
      <text:p text:style-name="P1"><text:s text:c="4"/>name: "Steel",</text:p>
      <text:p text:style-name="P1"><text:s text:c="4"/>lengthFactor: 1,</text:p>
      <text:p text:style-name="P1"><text:s text:c="4"/>angStiffness: 0.8,</text:p>
      <text:p text:style-name="P1"><text:s text:c="4"/>angLimit: 4 * Math.PI / 180,</text:p>
      <text:p text:style-name="P1"><text:s text:c="4"/>linearStiffness: 1,</text:p>
      <text:p text:style-name="P1"><text:s text:c="4"/>tensionLimit: 1.025,</text:p>
      <text:p text:style-name="P1"><text:s text:c="4"/>compressionLimit: 0.98,</text:p>
      <text:p text:style-name="P1"><text:s text:c="4"/>density: 2,</text:p>
      <text:p text:style-name="P1"><text:s text:c="4"/>colour: "#C0C0C0"</text:p>
      <text:p text:style-name="P1"><text:s text:c="2"/>},</text:p>
      <text:p text:style-name="P1"><text:s text:c="2"/>{</text:p>
      <text:p text:style-name="P1"><text:s text:c="4"/>name: "Cable",</text:p>
      <text:p text:style-name="P1"><text:s text:c="4"/>lengthFactor: 1,</text:p>
      <text:p text:style-name="P1"><text:s text:c="4"/>angStiffness: 0,</text:p>
      <text:p text:style-name="P1"><text:s text:c="4"/>angLimit: 360 * Math.PI / 180,</text:p>
      <text:p text:style-name="P1"><text:s text:c="4"/>linearStiffness: 1,</text:p>
      <text:p text:style-name="P1"><text:s text:c="4"/>tensionLimit: 1.05,</text:p>
      <text:p text:style-name="P1"><text:s text:c="4"/>compressionLimit: 0.0,</text:p>
      <text:p text:style-name="P1"><text:s text:c="4"/>density: 1,</text:p>
      <text:p text:style-name="P1"><text:s text:c="4"/>colour: "#3030A0"</text:p>
      <text:p text:style-name="P1"><text:s text:c="2"/>}</text:p>
      <text:p text:style-name="P1">];</text:p>
      <text:p text:style-name="P1"></text:p>
      <text:p text:style-name="P1"></text:p>
      <text:p text:style-name="P1"></text:p>
      <text:p text:style-name="P1">function Node(p) {</text:p>
      <text:p text:style-name="P1"><text:s text:c="2"/>this.p = p;</text:p>
      <text:p text:style-name="P1"><text:s text:c="2"/>this.prevP = p.clone();</text:p>
      <text:p text:style-name="P1"><text:s text:c="2"/>this.fixed = false;</text:p>
      <text:p text:style-name="P1"><text:s text:c="2"/>this.finalised = false;</text:p>
      <text:p text:style-name="P1"><text:s text:c="2"/>this.selected = false;</text:p>
      <text:p text:style-name="P1"><text:s text:c="2"/>this.links = [];</text:p>
      <text:p text:style-name="P1"></text:p>
      <text:p text:style-name="P1"><text:s text:c="2"/>this.mass = 0;</text:p>
      <text:p text:style-name="P1">}</text:p>
      <text:p text:style-name="P1">Node.prototype = {</text:p>
      <text:p text:style-name="P1"><text:s text:c="2"/>clone: function () {</text:p>
      <text:p text:style-name="P1"><text:s text:c="4"/>node = new Node(this.p.clone());</text:p>
      <text:p text:style-name="P1"><text:s text:c="4"/>node.fixed = this.fixed;</text:p>
      <text:p text:style-name="P1"><text:s text:c="4"/>node.finalised = this.finalised;</text:p>
      <text:p text:style-name="P1"><text:s text:c="4"/>node.links = [];</text:p>
      <text:p text:style-name="P1"><text:s text:c="4"/>return node;</text:p>
      <text:p text:style-name="P1"><text:s text:c="2"/>}</text:p>
      <text:p text:style-name="P1">};</text:p>
      <text:p text:style-name="P1">function Link(n1, n2) {</text:p>
      <text:p text:style-name="P1"><text:s text:c="2"/>this.material = null;</text:p>
      <text:p text:style-name="P1"><text:s text:c="2"/>this.n1 = n1;</text:p>
      <text:p text:style-name="P1"><text:s text:c="2"/>this.n2 = n2;</text:p>
      <text:p text:style-name="P1"><text:s text:c="2"/>this.selected = false;</text:p>
      <text:p text:style-name="P1"><text:s text:c="2"/>if (n1) n1.links.push(this);</text:p>
      <text:p text:style-name="P1"><text:s text:c="2"/>if (n2) n2.links.push(this);</text:p>
      <text:p text:style-name="P1">}</text:p>
      <text:p text:style-name="P1"></text:p>
      <text:p text:style-name="P1">function ModeBase() {</text:p>
      <text:p text:style-name="P1"><text:s text:c="2"/>this.nodes = [];</text:p>
      <text:p text:style-name="P1"><text:s text:c="2"/>this.links = [];</text:p>
      <text:p text:style-name="P1"><text:s text:c="2"/>this.drawStyle = {</text:p>
      <text:p text:style-name="P1"><text:s text:c="4"/>background: "#FFFFFF",</text:p>
      <text:p text:style-name="P1"><text:s text:c="4"/>drawFinalisedNodes: true,</text:p>
      <text:p text:style-name="P1"><text:s text:c="4"/>drawMaterialStress: false</text:p>
      <text:p text:style-name="P1"><text:s text:c="2"/>};</text:p>
      <text:p text:style-name="P1">}</text:p>
      <text:p text:style-name="P1">ModeBase.prototype = {</text:p>
      <text:p text:style-name="P1"><text:s text:c="2"/>start: function () {this.draw();},</text:p>
      <text:p text:style-name="P1"><text:s text:c="2"/>stop: function () {},</text:p>
      <text:p text:style-name="P1"><text:s text:c="2"/>onMouseDown: function () {},</text:p>
      <text:p text:style-name="P1"><text:s text:c="2"/>onMouseMove: function (x, y) {},</text:p>
      <text:p text:style-name="P1"><text:s text:c="2"/>onMouseUp: function () {},</text:p>
      <text:p text:style-name="P1"><text:s text:c="2"/>onKeyPress: function (c) {},</text:p>
      <text:p text:style-name="P1"><text:s text:c="2"/>draw: function () {</text:p>
      <text:p text:style-name="P1"><text:s text:c="4"/>ctx.fillStyle = this.drawStyle.background;</text:p>
      <text:p text:style-name="P1"><text:s text:c="4"/>ctx.fillRect(0,0,c.width,c.height);</text:p>
      <text:p text:style-name="P1"></text:p>
      <text:p text:style-name="P1"><text:s text:c="4"/>// draw links</text:p>
      <text:p text:style-name="P1"><text:s text:c="4"/>for (var i = 0; i &lt; this.links.length; ++i) {</text:p>
      <text:p text:style-name="P1"><text:s text:c="6"/>var link = this.links[i];</text:p>
      <text:p text:style-name="P1"><text:s text:c="6"/>if (link.selected) {</text:p>
      <text:p text:style-name="P1"><text:s text:c="8"/>ctx.lineWidth = 20;</text:p>
      <text:p text:style-name="P1"><text:s text:c="8"/>ctx.lineCap = 'round';</text:p>
      <text:p text:style-name="P1"><text:s text:c="8"/>ctx.strokeStyle = 'hsla(20, 100%, 50%, 0.4)';</text:p>
      <text:p text:style-name="P1"><text:s text:c="8"/>ctx.beginPath();</text:p>
      <text:p text:style-name="P1"><text:s text:c="8"/>ctx.moveTo(link.n1.p.x, link.n1.p.y);</text:p>
      <text:p text:style-name="P1"><text:s text:c="8"/>ctx.lineTo(link.n2.p.x, link.n2.p.y);</text:p>
      <text:p text:style-name="P1"><text:s text:c="8"/>ctx.stroke();</text:p>
      <text:p text:style-name="P1"><text:s text:c="6"/>}</text:p>
      <text:p text:style-name="P1"><text:s text:c="6"/>ctx.lineWidth = 3;</text:p>
      <text:p text:style-name="P1"><text:s text:c="6"/>ctx.lineCap = 'square';</text:p>
      <text:p text:style-name="P1"><text:s text:c="6"/>if (!this.drawStyle.drawMaterialStress) {</text:p>
      <text:p text:style-name="P1"><text:s text:c="8"/>ctx.strokeStyle = materials[link.material].colour;</text:p>
      <text:p text:style-name="P1"><text:s text:c="6"/>} else {</text:p>
      <text:p text:style-name="P1"><text:s text:c="8"/>var distRatio = link.n1.p.dist(link.n2.p) / link.tgtLength;</text:p>
      <text:p text:style-name="P1"><text:s text:c="8"/>var compLimit = materials[link.material].compressionLimit,</text:p>
      <text:p text:style-name="P1"><text:s text:c="12"/>tensLimit = materials[link.material].tensionLimit;</text:p>
      <text:p text:style-name="P1"><text:s text:c="8"/>if (distRatio &lt; 1) {</text:p>
      <text:p text:style-name="P1"><text:s text:c="10"/>ctx.strokeStyle = 'hsl(0, ' + (1000 * (1 - distRatio) / (1 - compLimit)).toFixed() + '%, 50%)';</text:p>
      <text:p text:style-name="P1"><text:s text:c="8"/>} else {</text:p>
      <text:p text:style-name="P1"><text:s text:c="10"/>ctx.strokeStyle = 'hsl(240, ' + (1000 * (distRatio - 1) / (tensLimit - 1)).toFixed() + '%, 50%)';</text:p>
      <text:p text:style-name="P1"><text:s text:c="8"/>}</text:p>
      <text:p text:style-name="P1"><text:s text:c="6"/>}</text:p>
      <text:p text:style-name="P1"><text:s text:c="6"/>ctx.beginPath();</text:p>
      <text:p text:style-name="P1"><text:s text:c="6"/>ctx.moveTo(link.n1.p.x, link.n1.p.y);</text:p>
      <text:p text:style-name="P1"><text:s text:c="6"/>ctx.lineTo(link.n2.p.x, link.n2.p.y);</text:p>
      <text:p text:style-name="P1"><text:s text:c="6"/>ctx.stroke();</text:p>
      <text:p text:style-name="P1"><text:s text:c="4"/>}</text:p>
      <text:p text:style-name="P1"></text:p>
      <text:p text:style-name="P1"><text:s text:c="4"/>// draw nodes</text:p>
      <text:p text:style-name="P1"><text:s text:c="4"/>for (var i = 0; i &lt; this.nodes.length; ++i) {</text:p>
      <text:p text:style-name="P1"><text:s text:c="6"/>var node = this.nodes[i];</text:p>
      <text:p text:style-name="P1"><text:s text:c="6"/>if (node.selected) {</text:p>
      <text:p text:style-name="P1"><text:s text:c="8"/>ctx.fillStyle = 'hsla(' + (node.fixed ? 210 : 90) + ', 100%, 50%, 0.4)';</text:p>
      <text:p text:style-name="P1"><text:s text:c="8"/>ctx.beginPath();</text:p>
      <text:p text:style-name="P1"><text:s text:c="8"/>ctx.arc(node.p.x, node.p.y, 20, 0, 2*Math.PI, true);</text:p>
      <text:p text:style-name="P1"><text:s text:c="8"/>ctx.fill();</text:p>
      <text:p text:style-name="P1"><text:s text:c="6"/>}</text:p>
      <text:p text:style-name="P1"><text:s text:c="6"/>if (!(node.finalised &amp;&amp; this.drawStyle.drawFinalisedNodes || node.fixed)) continue;</text:p>
      <text:p text:style-name="P1"><text:s text:c="6"/>ctx.fillStyle = 'hsla(' + (node.fixed ? 210 : 90) + ', 100%, 50%, 1.0)';</text:p>
      <text:p text:style-name="P1"><text:s text:c="6"/>ctx.beginPath();</text:p>
      <text:p text:style-name="P1"><text:s text:c="6"/>ctx.arc(node.p.x, node.p.y, 4, 0, 2*Math.PI, true);</text:p>
      <text:p text:style-name="P1"><text:s text:c="6"/>ctx.fill();</text:p>
      <text:p text:style-name="P1"><text:s text:c="4"/>}</text:p>
      <text:p text:style-name="P1"><text:s text:c="2"/>},</text:p>
      <text:p text:style-name="P1"><text:s text:c="2"/>deleteLink: function (link) {</text:p>
      <text:p text:style-name="P1"><text:s text:c="4"/>var idx = this.links.indexOf(link);</text:p>
      <text:p text:style-name="P1"><text:s text:c="4"/>if (idx &gt;= 0) this.links.splice(idx, 1);</text:p>
      <text:p text:style-name="P1"><text:s text:c="4"/>else console.warn("Warning: could not find link @ deleteLink");</text:p>
      <text:p text:style-name="P1"><text:s text:c="4"/>var nodes = [link.n1, link.n2];</text:p>
      <text:p text:style-name="P1"><text:s text:c="4"/>for (var i = 0; i &lt; nodes.length; ++i) {</text:p>
      <text:p text:style-name="P1"><text:s text:c="6"/>var node = nodes[i];</text:p>
      <text:p text:style-name="P1"><text:s text:c="6"/>if (node === null) continue;</text:p>
      <text:p text:style-name="P1"><text:s text:c="6"/>idx = node.links.indexOf(link);</text:p>
      <text:p text:style-name="P1"><text:s text:c="6"/>if (idx &gt;= 0) node.links.splice(idx, 1);</text:p>
      <text:p text:style-name="P1"><text:s text:c="6"/>else console.warn("Warning: could not find node-link @ deleteLink");</text:p>
      <text:p text:style-name="P1"><text:s text:c="6"/>if (!node.fixed &amp;&amp; node.links.length === 0) {</text:p>
      <text:p text:style-name="P1"><text:s text:c="8"/>var idx = this.nodes.indexOf(node);</text:p>
      <text:p text:style-name="P1"><text:s text:c="8"/>if (idx &gt;= 0) this.nodes.splice(idx, 1);</text:p>
      <text:p text:style-name="P1"><text:s text:c="8"/>else console.warn("Warning: could not find node @ deleteLink");</text:p>
      <text:p text:style-name="P1"><text:s text:c="6"/>}</text:p>
      <text:p text:style-name="P1"><text:s text:c="4"/>}</text:p>
      <text:p text:style-name="P1"><text:s text:c="2"/>}</text:p>
      <text:p text:style-name="P1">};</text:p>
      <text:p text:style-name="P1"></text:p>
      <text:p text:style-name="P1">function Builder() {</text:p>
      <text:p text:style-name="P1"><text:s text:c="2"/>ModeBase.call(this);</text:p>
      <text:p text:style-name="P1"><text:s text:c="2"/>this.drawStyle.background = '#000000';</text:p>
      <text:p text:style-name="P1"></text:p>
      <text:p text:style-name="P1"><text:s text:c="2"/>this.curBuildingNode = null;</text:p>
      <text:p text:style-name="P1"><text:s text:c="2"/>this.curBuildingLink = null;</text:p>
      <text:p text:style-name="P1"><text:s text:c="2"/>this.closestNode = null;</text:p>
      <text:p text:style-name="P1"><text:s text:c="2"/>this.closestLink = null;</text:p>
      <text:p text:style-name="P1"><text:s text:c="2"/>this.mouseP = new Point();</text:p>
      <text:p text:style-name="P1"><text:s text:c="2"/>this.mouseDown = false;</text:p>
      <text:p text:style-name="P1"><text:s text:c="2"/>this.mouseRightClick = null;</text:p>
      <text:p text:style-name="P1"><text:s text:c="2"/>this.material = null;</text:p>
      <text:p text:style-name="P1"><text:s text:c="2"/>this.setMaterial(0);</text:p>
      <text:p text:style-name="P1">}</text:p>
      <text:p text:style-name="P1">Builder.prototype = Object.create(ModeBase.prototype);</text:p>
      <text:p text:style-name="P1">Builder.prototype.setMaterial = function (t) {</text:p>
      <text:p text:style-name="P1"><text:s text:c="2"/>if (this.mouseDown) return;</text:p>
      <text:p text:style-name="P1"><text:s text:c="2"/>var materialName = null;</text:p>
      <text:p text:style-name="P1"><text:s text:c="2"/>if (t &gt;= materials.length) return;</text:p>
      <text:p text:style-name="P1"><text:s text:c="2"/>this.material = t;</text:p>
      <text:p text:style-name="P1"><text:s text:c="2"/>document.getElementById('info').innerHTML = materials[t].name;</text:p>
      <text:p text:style-name="P1">};</text:p>
      <text:p text:style-name="P1">Builder.prototype.onMouseDown = function (rightClick) {</text:p>
      <text:p text:style-name="P1"><text:s text:c="2"/>if (this.mouseDown) return;</text:p>
      <text:p text:style-name="P1"><text:s text:c="2"/>this.mouseDown = true;</text:p>
      <text:p text:style-name="P1"><text:s text:c="2"/>this.mouseRightClick = rightClick;</text:p>
      <text:p text:style-name="P1"><text:s text:c="2"/>if (this.mouseRightClick) {</text:p>
      <text:p text:style-name="P1"><text:s text:c="4"/>if (this.closestNode !== null) {</text:p>
      <text:p text:style-name="P1"><text:s text:c="4"/>}</text:p>
      <text:p text:style-name="P1"><text:s text:c="2"/>} else {</text:p>
      <text:p text:style-name="P1"><text:s text:c="4"/>if (this.closestNode !== null) {</text:p>
      <text:p text:style-name="P1"><text:s text:c="6"/>this.curBuildingNode = new Node(this.mouseP.clone());</text:p>
      <text:p text:style-name="P1"><text:s text:c="6"/>this.nodes.push(this.curBuildingNode);</text:p>
      <text:p text:style-name="P1"><text:s text:c="6"/>this.curBuildingLink = new Link(this.closestNode, null);</text:p>
      <text:p text:style-name="P1"><text:s text:c="6"/>this.curBuildingLink.n2 = this.curBuildingNode;</text:p>
      <text:p text:style-name="P1"><text:s text:c="6"/>this.curBuildingLink.material = this.material;</text:p>
      <text:p text:style-name="P1"><text:s text:c="6"/>this.links.push(this.curBuildingLink);</text:p>
      <text:p text:style-name="P1"><text:s text:c="4"/>}</text:p>
      <text:p text:style-name="P1"><text:s text:c="2"/>}</text:p>
      <text:p text:style-name="P1"><text:s text:c="2"/>this.draw();</text:p>
      <text:p text:style-name="P1">}</text:p>
      <text:p text:style-name="P1">Builder.prototype.onMouseUp = function (rightClick) {</text:p>
      <text:p text:style-name="P1"><text:s text:c="2"/>if (!this.mouseDown || this.mouseRightClick !== rightClick) return;</text:p>
      <text:p text:style-name="P1"><text:s text:c="2"/>if (this.mouseRightClick) {</text:p>
      <text:p text:style-name="P1"><text:s text:c="4"/>if (this.closestLink !== null) {</text:p>
      <text:p text:style-name="P1"><text:s text:c="6"/>if (this.closestLink.selected) {</text:p>
      <text:p text:style-name="P1"><text:s text:c="8"/>this.deleteLink(this.closestLink);</text:p>
      <text:p text:style-name="P1"><text:s text:c="6"/>}</text:p>
      <text:p text:style-name="P1"><text:s text:c="6"/>this.closestLink = null;</text:p>
      <text:p text:style-name="P1"><text:s text:c="4"/>}</text:p>
      <text:p text:style-name="P1"><text:s text:c="2"/>} else {</text:p>
      <text:p text:style-name="P1"><text:s text:c="4"/>if (this.curBuildingLink !== null) {</text:p>
      <text:p text:style-name="P1"><text:s text:c="6"/>if (this.curBuildingLink.n2 !== this.curBuildingNode) {</text:p>
      <text:p text:style-name="P1"><text:s text:c="8"/>var idx = this.nodes.indexOf(this.curBuildingNode);</text:p>
      <text:p text:style-name="P1"><text:s text:c="8"/>if (idx &gt;= 0) this.nodes.splice(idx, 1);</text:p>
      <text:p text:style-name="P1"><text:s text:c="8"/>else console.warn("Warning: could not find temp node @ material mouseup");</text:p>
      <text:p text:style-name="P1"><text:s text:c="8"/>var alreadyExists = false;</text:p>
      <text:p text:style-name="P1"><text:s text:c="8"/>for (var i = 0; i &lt; this.curBuildingLink.n2.links.length; ++i) {</text:p>
      <text:p text:style-name="P1"><text:s text:c="10"/>var link = this.curBuildingLink.n2.links[i];</text:p>
      <text:p text:style-name="P1"><text:s text:c="10"/>if ((link.n1 === this.curBuildingLink.n1 &amp;&amp;</text:p>
      <text:p text:style-name="P1"><text:s text:c="15"/>link.n2 === this.curBuildingLink.n2) ||</text:p>
      <text:p text:style-name="P1"><text:s text:c="14"/>(link.n1 === this.curBuildingLink.n2 &amp;&amp;</text:p>
      <text:p text:style-name="P1"><text:s text:c="15"/>link.n2 === this.curBuildingLink.n1)) {</text:p>
      <text:p text:style-name="P1"><text:s text:c="12"/>alreadyExists = true;</text:p>
      <text:p text:style-name="P1"><text:s text:c="12"/>break;</text:p>
      <text:p text:style-name="P1"><text:s text:c="10"/>}</text:p>
      <text:p text:style-name="P1"><text:s text:c="8"/>}</text:p>
      <text:p text:style-name="P1"><text:s text:c="8"/>if (alreadyExists) {</text:p>
      <text:p text:style-name="P1"><text:s text:c="10"/>this.curBuildingLink.n2 = null;</text:p>
      <text:p text:style-name="P1"><text:s text:c="10"/>this.deleteLink(this.curBuildingLink);</text:p>
      <text:p text:style-name="P1"><text:s text:c="8"/>} else {</text:p>
      <text:p text:style-name="P1"><text:s text:c="10"/>this.curBuildingLink.n2.links.push(this.curBuildingLink);</text:p>
      <text:p text:style-name="P1"><text:s text:c="8"/>}</text:p>
      <text:p text:style-name="P1"><text:s text:c="6"/>} else {</text:p>
      <text:p text:style-name="P1"><text:s text:c="8"/>this.curBuildingNode.finalised = true;</text:p>
      <text:p text:style-name="P1"><text:s text:c="8"/>this.curBuildingNode.links.push(this.curBuildingLink);</text:p>
      <text:p text:style-name="P1"><text:s text:c="6"/>}</text:p>
      <text:p text:style-name="P1"><text:s text:c="6"/>this.curBuildingNode = null;</text:p>
      <text:p text:style-name="P1"><text:s text:c="6"/>this.curBuildingLink = null;</text:p>
      <text:p text:style-name="P1"><text:s text:c="4"/>}</text:p>
      <text:p text:style-name="P1"><text:s text:c="4"/>this.findClosest();</text:p>
      <text:p text:style-name="P1"><text:s text:c="2"/>}</text:p>
      <text:p text:style-name="P1"><text:s text:c="2"/>this.mouseDown = false;</text:p>
      <text:p text:style-name="P1"><text:s text:c="2"/>this.mouseRightClick = null;</text:p>
      <text:p text:style-name="P1"><text:s text:c="2"/>this.draw();</text:p>
      <text:p text:style-name="P1">}</text:p>
      <text:p text:style-name="P1">Builder.prototype.onMouseMove = function (x, y) {</text:p>
      <text:p text:style-name="P1"><text:s text:c="2"/>this.mouseP = new Point(x, y);</text:p>
      <text:p text:style-name="P1"><text:s text:c="2"/>if (this.mouseDown) {</text:p>
      <text:p text:style-name="P1"><text:s text:c="4"/>if (this.mouseRightClick) {</text:p>
      <text:p text:style-name="P1"><text:s text:c="6"/>if (this.closestNode !== null) {</text:p>
      <text:p text:style-name="P1"><text:s text:c="8"/>if (!this.closestNode.fixed) {</text:p>
      <text:p text:style-name="P1"><text:s text:c="10"/>this.closestNode.p = this.mouseP.clone();</text:p>
      <text:p text:style-name="P1"><text:s text:c="8"/>}</text:p>
      <text:p text:style-name="P1"><text:s text:c="6"/>}</text:p>
      <text:p text:style-name="P1"><text:s text:c="4"/>} else {</text:p>
      <text:p text:style-name="P1"><text:s text:c="6"/>if (this.curBuildingLink !== null) {</text:p>
      <text:p text:style-name="P1"><text:s text:c="8"/>this.curBuildingNode.p = this.mouseP.clone();</text:p>
      <text:p text:style-name="P1"><text:s text:c="8"/>this.findClosest(true, false);</text:p>
      <text:p text:style-name="P1"><text:s text:c="8"/>this.curBuildingLink.n2 = this.closestNode || this.curBuildingNode;</text:p>
      <text:p text:style-name="P1"><text:s text:c="6"/>}</text:p>
      <text:p text:style-name="P1"><text:s text:c="4"/>}</text:p>
      <text:p text:style-name="P1"><text:s text:c="4"/>if (this.closestLink !== null) {</text:p>
      <text:p text:style-name="P1"><text:s text:c="6"/>var dist = this.mouseP.distLine(this.closestLink.n1.p, this.closestLink.n2.p);</text:p>
      <text:p text:style-name="P1"><text:s text:c="6"/>this.closestLink.selected = (dist &lt; 10);</text:p>
      <text:p text:style-name="P1"><text:s text:c="4"/>}</text:p>
      <text:p text:style-name="P1"><text:s text:c="2"/>} else {</text:p>
      <text:p text:style-name="P1"><text:s text:c="4"/>this.findClosest();</text:p>
      <text:p text:style-name="P1"><text:s text:c="2"/>}</text:p>
      <text:p text:style-name="P1"><text:s text:c="2"/>this.draw();</text:p>
      <text:p text:style-name="P1">};</text:p>
      <text:p text:style-name="P1">Builder.prototype.findClosest = function (findNode, findLink) {</text:p>
      <text:p text:style-name="P1"><text:s text:c="4"/>if (typeof(findNode) === "undefined") findNode = true;</text:p>
      <text:p text:style-name="P1"><text:s text:c="4"/>if (typeof(findLink) === "undefined") findLink = true;</text:p>
      <text:p text:style-name="P1"><text:s text:c="4"/>if (this.closestNode !== null) this.closestNode.selected = false;</text:p>
      <text:p text:style-name="P1"><text:s text:c="4"/>if (this.closestLink !== null) this.closestLink.selected = false;</text:p>
      <text:p text:style-name="P1"><text:s text:c="4"/>var closestDist = 12;</text:p>
      <text:p text:style-name="P1"><text:s text:c="4"/>this.closestNode = null;</text:p>
      <text:p text:style-name="P1"><text:s text:c="4"/>this.closestLink = null;</text:p>
      <text:p text:style-name="P1"><text:s text:c="4"/>if (findNode) {</text:p>
      <text:p text:style-name="P1"><text:s text:c="6"/>for (var i = 0; i &lt; this.nodes.length; ++i) {</text:p>
      <text:p text:style-name="P1"><text:s text:c="8"/>var node = this.nodes[i];</text:p>
      <text:p text:style-name="P1"><text:s text:c="8"/>if (!node.finalised) continue;</text:p>
      <text:p text:style-name="P1"><text:s text:c="8"/>var dist = this.mouseP.dist(node.p);</text:p>
      <text:p text:style-name="P1"><text:s text:c="8"/>if (closestDist &gt; dist) {</text:p>
      <text:p text:style-name="P1"><text:s text:c="10"/>closestDist = dist;</text:p>
      <text:p text:style-name="P1"><text:s text:c="10"/>this.closestNode = node;</text:p>
      <text:p text:style-name="P1"><text:s text:c="8"/>}</text:p>
      <text:p text:style-name="P1"><text:s text:c="6"/>}</text:p>
      <text:p text:style-name="P1"><text:s text:c="4"/>}</text:p>
      <text:p text:style-name="P1"><text:s text:c="4"/>if (this.closestNode !== null) {</text:p>
      <text:p text:style-name="P1"><text:s text:c="8"/>this.closestNode.selected = true;</text:p>
      <text:p text:style-name="P1"><text:s text:c="4"/>} else if (findLink) {</text:p>
      <text:p text:style-name="P1"><text:s text:c="6"/>for (var i = 0; i &lt; this.links.length; ++i) {</text:p>
      <text:p text:style-name="P1"><text:s text:c="8"/>var link = this.links[i];</text:p>
      <text:p text:style-name="P1"><text:s text:c="8"/>var dist = this.mouseP.distLine(link.n1.p, link.n2.p);</text:p>
      <text:p text:style-name="P1"><text:s text:c="8"/>if (closestDist &gt; dist) {</text:p>
      <text:p text:style-name="P1"><text:s text:c="10"/>closestDist = dist;</text:p>
      <text:p text:style-name="P1"><text:s text:c="10"/>this.closestLink = link;</text:p>
      <text:p text:style-name="P1"><text:s text:c="8"/>}</text:p>
      <text:p text:style-name="P1"><text:s text:c="6"/>}</text:p>
      <text:p text:style-name="P1"><text:s text:c="6"/>if (this.closestLink !== null) {</text:p>
      <text:p text:style-name="P1"><text:s text:c="10"/>this.closestLink.selected = true;</text:p>
      <text:p text:style-name="P1"><text:s text:c="6"/>}</text:p>
      <text:p text:style-name="P1"><text:s text:c="4"/>}</text:p>
      <text:p text:style-name="P1">};</text:p>
      <text:p text:style-name="P1">Builder.prototype.serialise = function () {</text:p>
      <text:p text:style-name="P1"><text:s text:c="2"/>var out = [];</text:p>
      <text:p text:style-name="P1"><text:s text:c="2"/>out.push(this.nodes.length);</text:p>
      <text:p text:style-name="P1"><text:s text:c="2"/>out.push(this.links.length);</text:p>
      <text:p text:style-name="P1"><text:s text:c="2"/>for (var i = 0; i &lt; this.nodes.length; ++i) {</text:p>
      <text:p text:style-name="P1"><text:s text:c="4"/>var node = this.nodes[i];</text:p>
      <text:p text:style-name="P1"><text:s text:c="4"/>out.push(node.p.x.toFixed());</text:p>
      <text:p text:style-name="P1"><text:s text:c="4"/>out.push(node.p.y.toFixed());</text:p>
      <text:p text:style-name="P1"><text:s text:c="4"/>out.push(+node.fixed);</text:p>
      <text:p text:style-name="P1"><text:s text:c="2"/>}</text:p>
      <text:p text:style-name="P1"><text:s text:c="2"/>for (var i = 0; i &lt; this.links.length; ++i) {</text:p>
      <text:p text:style-name="P1"><text:s text:c="4"/>var link = this.links[i];</text:p>
      <text:p text:style-name="P1"><text:s text:c="4"/>var idx;</text:p>
      <text:p text:style-name="P1"><text:s text:c="4"/>idx = this.nodes.indexOf(link.n1);</text:p>
      <text:p text:style-name="P1"><text:s text:c="4"/>if (idx &gt;= 0) out.push(idx);</text:p>
      <text:p text:style-name="P1"><text:s text:c="4"/>else console.warn("Node not found @ serialise");</text:p>
      <text:p text:style-name="P1"><text:s text:c="4"/>idx = this.nodes.indexOf(link.n2);</text:p>
      <text:p text:style-name="P1"><text:s text:c="4"/>if (idx &gt;= 0) out.push(idx);</text:p>
      <text:p text:style-name="P1"><text:s text:c="4"/>else console.warn("Node not found @ serialise");</text:p>
      <text:p text:style-name="P1"><text:s text:c="4"/>out.push(link.material);</text:p>
      <text:p text:style-name="P1"><text:s text:c="2"/>}</text:p>
      <text:p text:style-name="P1"><text:s text:c="2"/>return out.join(' ');</text:p>
      <text:p text:style-name="P1">};</text:p>
      <text:p text:style-name="P1">Builder.prototype.unserialise = function (a) {</text:p>
      <text:p text:style-name="P1"><text:s text:c="2"/>try {</text:p>
      <text:p text:style-name="P1"><text:s text:c="4"/>var sin = a.replace(/[^ \d]/,'').split(' '), ain = [];</text:p>
      <text:p text:style-name="P1"><text:s text:c="4"/>for (var i = 0; i &lt; sin.length; ++i) {</text:p>
      <text:p text:style-name="P1"><text:s text:c="6"/>if (!sin[i]) continue;</text:p>
      <text:p text:style-name="P1"><text:s text:c="6"/>ain.push(+sin[i]);</text:p>
      <text:p text:style-name="P1"><text:s text:c="4"/>}</text:p>
      <text:p text:style-name="P1"><text:s text:c="4"/>this.nodes.length = ain.shift();</text:p>
      <text:p text:style-name="P1"><text:s text:c="4"/>this.links.length = ain.shift();</text:p>
      <text:p text:style-name="P1"><text:s text:c="4"/>for (var i = 0; i &lt; this.nodes.length; ++i) {</text:p>
      <text:p text:style-name="P1"><text:s text:c="6"/>var node = new Node(new Point(ain.shift(), ain.shift()));</text:p>
      <text:p text:style-name="P1"><text:s text:c="6"/>node.fixed = !!ain.shift();</text:p>
      <text:p text:style-name="P1"><text:s text:c="6"/>node.finalised = true;</text:p>
      <text:p text:style-name="P1"><text:s text:c="6"/>this.nodes[i] = node;</text:p>
      <text:p text:style-name="P1"><text:s text:c="4"/>}</text:p>
      <text:p text:style-name="P1"><text:s text:c="4"/>for (var i = 0; i &lt; this.links.length; ++i) {</text:p>
      <text:p text:style-name="P1"><text:s text:c="6"/>var link = new Link(this.nodes[ain.shift()], this.nodes[ain.shift()]);</text:p>
      <text:p text:style-name="P1"><text:s text:c="6"/>link.material = ain.shift();</text:p>
      <text:p text:style-name="P1"><text:s text:c="6"/>this.links[i] = link;</text:p>
      <text:p text:style-name="P1"><text:s text:c="4"/>}</text:p>
      <text:p text:style-name="P1"><text:s text:c="2"/>} catch (e) {</text:p>
      <text:p text:style-name="P1"><text:s text:c="4"/>console.log("Invalid unserialise: resetting.");</text:p>
      <text:p text:style-name="P1"><text:s text:c="4"/>this.reset();</text:p>
      <text:p text:style-name="P1"><text:s text:c="4"/>throw e;</text:p>
      <text:p text:style-name="P1"><text:s text:c="2"/>}</text:p>
      <text:p text:style-name="P1"><text:s text:c="2"/>this.draw();</text:p>
      <text:p text:style-name="P1">};</text:p>
      <text:p text:style-name="P1">Builder.prototype.reset = function () {</text:p>
      <text:p text:style-name="P1"><text:s text:c="2"/>this.nodes.length = 0;</text:p>
      <text:p text:style-name="P1"><text:s text:c="2"/>this.links.length = 0;</text:p>
      <text:p text:style-name="P1"><text:s text:c="2"/>this.nodes.push(new Node(new Point(100, 300)));</text:p>
      <text:p text:style-name="P1"><text:s text:c="2"/>this.nodes[0].fixed = true;</text:p>
      <text:p text:style-name="P1"><text:s text:c="2"/>this.nodes[0].finalised = true;</text:p>
      <text:p text:style-name="P1"><text:s text:c="2"/>this.nodes.push(new Node(new Point(400, 300)));</text:p>
      <text:p text:style-name="P1"><text:s text:c="2"/>this.nodes[1].fixed = true;</text:p>
      <text:p text:style-name="P1"><text:s text:c="2"/>this.nodes[1].finalised = true;</text:p>
      <text:p text:style-name="P1"><text:s text:c="2"/>this.nodes.push(new Node(new Point(100, 100)));</text:p>
      <text:p text:style-name="P1"><text:s text:c="2"/>this.nodes[2].fixed = true;</text:p>
      <text:p text:style-name="P1"><text:s text:c="2"/>this.nodes[2].finalised = true;</text:p>
      <text:p text:style-name="P1"><text:s text:c="2"/>this.nodes.push(new Node(new Point(400, 100)));</text:p>
      <text:p text:style-name="P1"><text:s text:c="2"/>this.nodes[3].fixed = true;</text:p>
      <text:p text:style-name="P1"><text:s text:c="2"/>this.nodes[3].finalised = true;</text:p>
      <text:p text:style-name="P1"><text:s text:c="2"/>this.draw();</text:p>
      <text:p text:style-name="P1">};</text:p>
      <text:p text:style-name="P1">Builder.prototype.onKeyPress = function (c) {</text:p>
      <text:p text:style-name="P1"><text:s text:c="2"/>if (c &gt;= 48 &amp;&amp; c &lt;= 57) {</text:p>
      <text:p text:style-name="P1"><text:s text:c="4"/>this.setMaterial(c-48);</text:p>
      <text:p text:style-name="P1"><text:s text:c="2"/>} else {</text:p>
      <text:p text:style-name="P1"><text:s text:c="4"/>console.log(c);</text:p>
      <text:p text:style-name="P1"><text:s text:c="2"/>}</text:p>
      <text:p text:style-name="P1">}</text:p>
      <text:p text:style-name="P1"></text:p>
      <text:p text:style-name="P1">function Simulator(builder) {</text:p>
      <text:p text:style-name="P1"><text:s text:c="2"/>ModeBase.call(this);</text:p>
      <text:p text:style-name="P1"><text:s text:c="2"/>this.drawStyle.background = '#C0C0FF';</text:p>
      <text:p text:style-name="P1"><text:s text:c="2"/>this.drawStyle.drawFinalisedNodes = false;</text:p>
      <text:p text:style-name="P1"><text:s text:c="2"/>this.drawStyle.drawMaterialStress = true;</text:p>
      <text:p text:style-name="P1"></text:p>
      <text:p text:style-name="P1"><text:s text:c="2"/>this.tick = 0;</text:p>
      <text:p text:style-name="P1"></text:p>
      <text:p text:style-name="P1"><text:s text:c="2"/>var nodeMap = {}; // map from index in builder.nodes to index in this.nodes</text:p>
      <text:p text:style-name="P1"><text:s text:c="2"/>for (var i = 0; i &lt; builder.links.length; ++i) {</text:p>
      <text:p text:style-name="P1"><text:s text:c="4"/>var link = builder.links[i];</text:p>
      <text:p text:style-name="P1"><text:s text:c="4"/>var dist = link.n1.p.dist(link.n2.p);</text:p>
      <text:p text:style-name="P1"><text:s text:c="4"/>var nSegments = Math.round(dist / 15);</text:p>
      <text:p text:style-name="P1"><text:s text:c="4"/>var linkMass = dist * materials[link.material].density;</text:p>
      <text:p text:style-name="P1"><text:s text:c="4"/>var massPerNode = linkMass / (nSegments+1);</text:p>
      <text:p text:style-name="P1"></text:p>
      <text:p text:style-name="P1"><text:s text:c="4"/>var endNodes = [link.n1, link.n2];</text:p>
      <text:p text:style-name="P1"><text:s text:c="4"/>for (var j = 0; j &lt; endNodes.length; ++j) {</text:p>
      <text:p text:style-name="P1"><text:s text:c="6"/>var endNode = endNodes[j];</text:p>
      <text:p text:style-name="P1"><text:s text:c="6"/>var ni = builder.nodes.indexOf(endNode);</text:p>
      <text:p text:style-name="P1"><text:s text:c="6"/>if (typeof(nodeMap[ni]) === "undefined") {</text:p>
      <text:p text:style-name="P1"><text:s text:c="8"/>nodeMap[ni] = this.nodes.length;</text:p>
      <text:p text:style-name="P1"><text:s text:c="8"/>var newNode = endNode.clone();</text:p>
      <text:p text:style-name="P1"><text:s text:c="8"/>newNode.tgtP = newNode.p.clone();</text:p>
      <text:p text:style-name="P1"><text:s text:c="8"/>this.nodes.push(newNode);</text:p>
      <text:p text:style-name="P1"><text:s text:c="6"/>}</text:p>
      <text:p text:style-name="P1"><text:s text:c="6"/>this.nodes[nodeMap[ni]].mass += massPerNode;</text:p>
      <text:p text:style-name="P1"><text:s text:c="4"/>}</text:p>
      <text:p text:style-name="P1"></text:p>
      <text:p text:style-name="P1"><text:s text:c="4"/>var prevInterNode = this.nodes[nodeMap[builder.nodes.indexOf(link.n1)]];</text:p>
      <text:p text:style-name="P1"><text:s text:c="4"/>for (var s = 1; s &lt;= nSegments; ++s) {</text:p>
      <text:p text:style-name="P1"><text:s text:c="6"/>var interNode = null;</text:p>
      <text:p text:style-name="P1"><text:s text:c="6"/>if (s &lt; nSegments) {</text:p>
      <text:p text:style-name="P1"><text:s text:c="8"/>interNode = new Node(link.n1.p.lerp(link.n2.p, s/nSegments));</text:p>
      <text:p text:style-name="P1"><text:s text:c="8"/>interNode.mass = massPerNode;</text:p>
      <text:p text:style-name="P1"><text:s text:c="8"/>this.nodes.push(interNode);</text:p>
      <text:p text:style-name="P1"><text:s text:c="6"/>} else {</text:p>
      <text:p text:style-name="P1"><text:s text:c="8"/>interNode = this.nodes[nodeMap[builder.nodes.indexOf(link.n2)]];</text:p>
      <text:p text:style-name="P1"><text:s text:c="6"/>}</text:p>
      <text:p text:style-name="P1"><text:s text:c="6"/>var interLink = new Link(prevInterNode, interNode);</text:p>
      <text:p text:style-name="P1"><text:s text:c="6"/>interLink.id = i;</text:p>
      <text:p text:style-name="P1"><text:s text:c="6"/>interLink.tgtLength = materials[link.material].lengthFactor * dist/nSegments;</text:p>
      <text:p text:style-name="P1"><text:s text:c="6"/>interLink.material = link.material;</text:p>
      <text:p text:style-name="P1"><text:s text:c="6"/>this.links.push(interLink);</text:p>
      <text:p text:style-name="P1"><text:s text:c="6"/>prevInterNode = interNode;</text:p>
      <text:p text:style-name="P1"><text:s text:c="4"/>}</text:p>
      <text:p text:style-name="P1"><text:s text:c="2"/>}</text:p>
      <text:p text:style-name="P1"></text:p>
      <text:p text:style-name="P1">};</text:p>
      <text:p text:style-name="P1"></text:p>
      <text:p text:style-name="P1">Simulator.prototype = Object.create(ModeBase.prototype);</text:p>
      <text:p text:style-name="P1">Simulator.prototype.start = function () {</text:p>
      <text:p text:style-name="P1"><text:s text:c="2"/>this.intervalID = setInterval(this.simStep.bind(this), 40);</text:p>
      <text:p text:style-name="P1">};</text:p>
      <text:p text:style-name="P1">Simulator.prototype.stop = function () {</text:p>
      <text:p text:style-name="P1"><text:s text:c="2"/>clearInterval(this.intervalID);</text:p>
      <text:p text:style-name="P1"><text:s text:c="2"/>this.intervalID = -1;</text:p>
      <text:p text:style-name="P1">};</text:p>
      <text:p text:style-name="P1"></text:p>
      <text:p text:style-name="P1">Simulator.prototype.simStep = function () {</text:p>
      <text:p text:style-name="P1"><text:s text:c="2"/>for (var step = 0; step &lt; 2; ++step) {</text:p>
      <text:p text:style-name="P1"><text:s text:c="4"/>// verlet</text:p>
      <text:p text:style-name="P1"><text:s text:c="4"/>for (var i = 0; i &lt; this.nodes.length; ++i) {</text:p>
      <text:p text:style-name="P1"><text:s text:c="6"/>var node = this.nodes[i];</text:p>
      <text:p text:style-name="P1"><text:s text:c="6"/>var newPoint = node.p.mul(2).sub(node.prevP).add(new Point(0,0.1));</text:p>
      <text:p text:style-name="P1"><text:s text:c="6"/>node.prevP = node.p;</text:p>
      <text:p text:style-name="P1"><text:s text:c="6"/>node.p = newPoint;</text:p>
      <text:p text:style-name="P1"><text:s text:c="4"/>}</text:p>
      <text:p text:style-name="P1"><text:s text:c="4"/>// resolve constraints</text:p>
      <text:p text:style-name="P1"><text:s text:c="4"/>for (var constraintI = 0; constraintI &lt; 50; ++constraintI) {</text:p>
      <text:p text:style-name="P1"><text:s text:c="6"/>var rev = true;//(constraintI % 2) === 0;</text:p>
      <text:p text:style-name="P1"><text:s text:c="6"/>for (var i = rev ? this.nodes.length - 1 : 0;</text:p>
      <text:p text:style-name="P1"><text:s text:c="19"/>rev ? i &gt;= 0 : i &lt; this.nodes.length;</text:p>
      <text:p text:style-name="P1"><text:s text:c="19"/>rev ? --i : ++i) {</text:p>
      <text:p text:style-name="P1"><text:s text:c="8"/>var node = this.nodes[i];</text:p>
      <text:p text:style-name="P1"><text:s text:c="8"/>if (node.fixed) {</text:p>
      <text:p text:style-name="P1"><text:s text:c="10"/>// fixed node</text:p>
      <text:p text:style-name="P1"><text:s text:c="10"/>node.p = node.tgtP.clone();</text:p>
      <text:p text:style-name="P1"><text:s text:c="8"/>}</text:p>
      <text:p text:style-name="P1"><text:s text:c="8"/>if (!node.finalised) {</text:p>
      <text:p text:style-name="P1"><text:s text:c="10"/>// intermediate node</text:p>
      <text:p text:style-name="P1"><text:s text:c="10"/>if (node.links.length !== 2) {</text:p>
      <text:p text:style-name="P1"><text:s text:c="12"/>console.warn("Intermediate node does not have two links");</text:p>
      <text:p text:style-name="P1"><text:s text:c="10"/>} else if (materials[node.links[0].material].angStiffness &gt; 0) {</text:p>
      <text:p text:style-name="P1"><text:s text:c="12"/>var node1 = node.links[0].n1,</text:p>
      <text:p text:style-name="P1"><text:s text:c="16"/>node2 = node.links[1].n2;</text:p>
      <text:p text:style-name="P1"><text:s text:c="12"/>if (node1 === node || node2 === node) {</text:p>
      <text:p text:style-name="P1"><text:s text:c="14"/>console.warn("Intermediate node's two links have nodes in wrong order");</text:p>
      <text:p text:style-name="P1"><text:s text:c="12"/>} else {</text:p>
      <text:p text:style-name="P1"><text:s text:c="14"/>var angle = node.p.ang2(node1.p, node2.p);</text:p>
      <text:p text:style-name="P1"><text:s text:c="14"/>var angleCorrection = angle - Math.PI;</text:p>
      <text:p text:style-name="P1"><text:s text:c="14"/>if (angleCorrection &lt;= -Math.PI)</text:p>
      <text:p text:style-name="P1"><text:s text:c="16"/>angleCorrection += 2*Math.PI;</text:p>
      <text:p text:style-name="P1"><text:s text:c="14"/>else if (angleCorrection &gt;= Math.PI)</text:p>
      <text:p text:style-name="P1"><text:s text:c="16"/>angleCorrection -= 2*Math.PI;</text:p>
      <text:p text:style-name="P1"><text:s text:c="14"/>if (Math.abs(angleCorrection) &gt; materials[node.links[0].material].angLimit) {</text:p>
      <text:p text:style-name="P1"><text:s text:c="16"/>/*</text:p>
      <text:p text:style-name="P1"><text:s text:c="16"/>node.finalised = true;</text:p>
      <text:p text:style-name="P1"><text:s text:c="16"/>var nodeDup = node.clone();</text:p>
      <text:p text:style-name="P1"><text:s text:c="16"/>this.nodes.push(nodeDup);</text:p>
      <text:p text:style-name="P1"><text:s text:c="16"/>node.links[0].n2 = nodeDup;</text:p>
      <text:p text:style-name="P1"><text:s text:c="16"/>nodeDup.links = [node.links[0]];</text:p>
      <text:p text:style-name="P1"><text:s text:c="16"/>node.links = [node.links[1]];</text:p>
      <text:p text:style-name="P1"><text:s text:c="16"/>*/</text:p>
      <text:p text:style-name="P1"><text:s text:c="16"/>this.deleteLink(node.links[0]);</text:p>
      <text:p text:style-name="P1"><text:s text:c="16"/>//this.deleteLink(node.links[1]);</text:p>
      <text:p text:style-name="P1"><text:s text:c="16"/>node.finalised = true;</text:p>
      <text:p text:style-name="P1"><text:s text:c="16"/>node1.finalised = true;</text:p>
      <text:p text:style-name="P1"><text:s text:c="16"/>//node2.finalised = true;</text:p>
      <text:p text:style-name="P1"><text:s text:c="16"/>break;</text:p>
      <text:p text:style-name="P1"><text:s text:c="14"/>} else {</text:p>
      <text:p text:style-name="P1"><text:s text:c="16"/>angleCorrection *= 0.3 * materials[node.links[0].material].angStiffness;</text:p>
      <text:p text:style-name="P1"><text:s text:c="16"/>var newP1 = node1.p.rotAbout(node.p, angleCorrection),</text:p>
      <text:p text:style-name="P1"><text:s text:c="20"/>newP2 = node2.p.rotAbout(node.p, -angleCorrection);</text:p>
      <text:p text:style-name="P1"><text:s text:c="16"/>var newP = node.p.rotAbout(newP1, angleCorrection)</text:p>
      <text:p text:style-name="P1"><text:s text:c="33"/>.rotAbout(newP2, -angleCorrection);</text:p>
      <text:p text:style-name="P1"><text:s text:c="16"/>node1.p = newP1;</text:p>
      <text:p text:style-name="P1"><text:s text:c="16"/>node2.p = newP2;</text:p>
      <text:p text:style-name="P1"><text:s text:c="16"/>node.p = newP;</text:p>
      <text:p text:style-name="P1"><text:s text:c="14"/>}</text:p>
      <text:p text:style-name="P1"><text:s text:c="12"/>}</text:p>
      <text:p text:style-name="P1"><text:s text:c="10"/>}</text:p>
      <text:p text:style-name="P1"><text:s text:c="8"/>}</text:p>
      <text:p text:style-name="P1"><text:s text:c="6"/>}</text:p>
      <text:p text:style-name="P1"><text:s text:c="6"/>for (var i = 0; i &lt; this.links.length; ++i) {</text:p>
      <text:p text:style-name="P1"><text:s text:c="8"/>var link = this.links[i];</text:p>
      <text:p text:style-name="P1"><text:s text:c="8"/>var dir = link.n2.p.sub(link.n1.p);</text:p>
      <text:p text:style-name="P1"><text:s text:c="8"/>var len = dir.len();</text:p>
      <text:p text:style-name="P1"><text:s text:c="8"/>var invMass1 = 1/link.n1.mass,</text:p>
      <text:p text:style-name="P1"><text:s text:c="12"/>invMass2 = 1/link.n2.mass;</text:p>
      <text:p text:style-name="P1"><text:s text:c="8"/>var fact = materials[link.material].linearStiffness * (len-link.tgtLength)/(len*(invMass1+invMass2));</text:p>
      <text:p text:style-name="P1"><text:s text:c="8"/>link.n1.p = link.n1.p.add(dir.mul(fact*invMass1));</text:p>
      <text:p text:style-name="P1"><text:s text:c="8"/>link.n2.p = link.n2.p.add(dir.mul(-fact*invMass2));</text:p>
      <text:p text:style-name="P1"><text:s text:c="6"/>}</text:p>
      <text:p text:style-name="P1"><text:s text:c="4"/>}</text:p>
      <text:p text:style-name="P1"><text:s text:c="4"/>// check links for breakage</text:p>
      <text:p text:style-name="P1"><text:s text:c="4"/>for (var i = 0; i &lt; this.links.length; ++i) {</text:p>
      <text:p text:style-name="P1"><text:s text:c="6"/>var link = this.links[i];</text:p>
      <text:p text:style-name="P1"><text:s text:c="6"/>var dist = link.n2.p.dist(link.n1.p);</text:p>
      <text:p text:style-name="P1"><text:s text:c="6"/>var distRatio = dist / link.tgtLength;</text:p>
      <text:p text:style-name="P1"><text:s text:c="6"/>if (distRatio &gt; materials[link.material].tensionLimit ||</text:p>
      <text:p text:style-name="P1"><text:s text:c="10"/>distRatio &lt; materials[link.material].compressionLimit) {</text:p>
      <text:p text:style-name="P1"><text:s text:c="8"/>/*</text:p>
      <text:p text:style-name="P1"><text:s text:c="8"/>var node = link.n1;</text:p>
      <text:p text:style-name="P1"><text:s text:c="8"/>node.finalised = true;</text:p>
      <text:p text:style-name="P1"><text:s text:c="8"/>var nodeDup = node.clone();</text:p>
      <text:p text:style-name="P1"><text:s text:c="8"/>this.nodes.push(nodeDup);</text:p>
      <text:p text:style-name="P1"><text:s text:c="8"/>var idx = node.links.indexOf(link);</text:p>
      <text:p text:style-name="P1"><text:s text:c="8"/>if (idx &gt;= 0) node.links.splice(idx, 1);</text:p>
      <text:p text:style-name="P1"><text:s text:c="8"/>else console.warn("Warning: could not find node-link @ simulate linearbreakage");</text:p>
      <text:p text:style-name="P1"><text:s text:c="8"/>nodeDup.links = [link];</text:p>
      <text:p text:style-name="P1"><text:s text:c="8"/>link.n1 = nodeDup;</text:p>
      <text:p text:style-name="P1"><text:s text:c="8"/>*/</text:p>
      <text:p text:style-name="P1"><text:s text:c="8"/>this.deleteLink(link);</text:p>
      <text:p text:style-name="P1"><text:s text:c="8"/>link.n1.finalised = true;</text:p>
      <text:p text:style-name="P1"><text:s text:c="8"/>link.n2.finalised = true;</text:p>
      <text:p text:style-name="P1"><text:s text:c="6"/>}</text:p>
      <text:p text:style-name="P1"><text:s text:c="6"/>// TODO</text:p>
      <text:p text:style-name="P1"><text:s text:c="4"/>}</text:p>
      <text:p text:style-name="P1"><text:s text:c="2"/>}</text:p>
      <text:p text:style-name="P1"></text:p>
      <text:p text:style-name="P1"><text:s text:c="2"/>this.draw();</text:p>
      <text:p text:style-name="P1"><text:s text:c="2"/>this.tick += 1;</text:p>
      <text:p text:style-name="P1">};</text:p>
      <text:p text:style-name="P1"></text:p>
      <text:p text:style-name="P1">var builder = new Builder();</text:p>
      <text:p text:style-name="P1">var currentMode = builder;</text:p>
      <text:p text:style-name="P1"></text:p>
      <text:p text:style-name="P1">builder.reset();</text:p>
      <text:p text:style-name="P1">builder.start();</text:p>
      <text:p text:style-name="P1"></text:p>
      <text:p text:style-name="P1">function setMode(mode) {</text:p>
      <text:p text:style-name="P1"><text:s text:c="2"/>currentMode.stop();</text:p>
      <text:p text:style-name="P1"><text:s text:c="2"/>currentMode = mode;</text:p>
      <text:p text:style-name="P1"><text:s text:c="2"/>currentMode.start();</text:p>
      <text:p text:style-name="P1">}</text:p>
      <text:p text:style-name="P1"></text:p>
      <text:p text:style-name="P1">c.onmousemove = function (e) {</text:p>
      <text:p text:style-name="P1"><text:s text:c="2"/>var tgtX = 0, tgtY = 0;</text:p>
      <text:p text:style-name="P1"></text:p>
      <text:p text:style-name="P1"><text:s text:c="2"/>/*</text:p>
      <text:p text:style-name="P1"><text:s text:c="2"/>tgtX = e.hasOwnProperty('offsetX') ? e.offsetX : e.layerX;</text:p>
      <text:p text:style-name="P1"><text:s text:c="2"/>tgtY = e.hasOwnProperty('offsetY') ? e.offsetY : e.layerY;</text:p>
      <text:p text:style-name="P1"><text:s text:c="2"/>*/</text:p>
      <text:p text:style-name="P1"><text:s text:c="2"/>var pt = relMouseCoords(c, e);</text:p>
      <text:p text:style-name="P1"><text:s text:c="2"/>currentMode.onMouseMove(pt.x, pt.y);</text:p>
      <text:p text:style-name="P1">};</text:p>
      <text:p text:style-name="P1">c.onmousedown = function (e) {</text:p>
      <text:p text:style-name="P1"><text:s text:c="2"/>currentMode.onMouseDown(e.button === 2);</text:p>
      <text:p text:style-name="P1"><text:s text:c="2"/>return false;</text:p>
      <text:p text:style-name="P1">};</text:p>
      <text:p text:style-name="P1">c.onmouseup = function (e) {</text:p>
      <text:p text:style-name="P1"><text:s text:c="2"/>currentMode.onMouseUp(e.button === 2);</text:p>
      <text:p text:style-name="P1"><text:s text:c="2"/>return false;</text:p>
      <text:p text:style-name="P1">};</text:p>
      <text:p text:style-name="P1">c.oncontextmenu = function (e) {</text:p>
      <text:p text:style-name="P1"><text:s text:c="2"/>return false;</text:p>
      <text:p text:style-name="P1">};</text:p>
      <text:p text:style-name="P1">window.onkeypress = function (e) {</text:p>
      <text:p text:style-name="P1"><text:s text:c="2"/>currentMode.onKeyPress(e.charCode);</text:p>
      <text:p text:style-name="P1">};</text:p>
      <text:p text:style-name="P1"></text:p>
      <text:p text:style-name="P1">&lt;/script&gt;</text:p>
      <text:p text:style-name="P1">&lt;/body&gt;</text:p>
      <text:p text:style-name="P1">&lt;/html&gt;</text:p>
      <text:p text:style-name="P1"/>
      <text:p text:style-name="P1"/>
      <text:p text:style-name="P1"/>
      <text:p text:style-name="P1">===</text:p>
      <text:p text:style-name="P1">File: experiment/cube.html (6036 bytes)</text:p>
      <text:p text:style-name="P1">===</text:p>
      <text:p text:style-name="P1"/>
      <text:p text:style-name="P1"/>
      <text:p text:style-name="P1">&lt;!DOCTYPE html&gt;</text:p>
      <text:p text:style-name="P1">&lt;html&gt;</text:p>
      <text:p text:style-name="P1">&lt;head&gt;</text:p>
      <text:p text:style-name="P1">&lt;style type="text/css"&gt;</text:p>
      <text:p text:style-name="P1">canvas {</text:p>
      <text:p text:style-name="P1"><text:s text:c="4"/>background-color: white;</text:p>
      <text:p text:style-name="P1">}</text:p>
      <text:p text:style-name="P1">&lt;/style&gt;</text:p>
      <text:p text:style-name="P1">&lt;/head&gt;</text:p>
      <text:p text:style-name="P1">&lt;body id="b"&gt;</text:p>
      <text:p text:style-name="P1">&lt;noscript&gt;Your browser does not have JavaScript enabled. Please enable or use Firefox.&lt;/noscript&gt;</text:p>
      <text:p text:style-name="P1">&lt;canvas id="c" width="500" height="500"&gt;Your browser does not support canvas. Please upgrade or use Firefox.&lt;/canvas&gt;</text:p>
      <text:p text:style-name="P1">&lt;script type="text/javascript"&gt;</text:p>
      <text:p text:style-name="P1">var c = document.getElementById('c');</text:p>
      <text:p text:style-name="P1">var ctx = c.getContext('2d');</text:p>
      <text:p text:style-name="P1">ctx.translate(c.width/2,c.height/2);</text:p>
      <text:p text:style-name="P1">ctx.scale(c.width/4,c.height/4);</text:p>
      <text:p text:style-name="P1">function Point(x, y) {</text:p>
      <text:p text:style-name="P1"><text:s text:c="4"/>this.x = x;</text:p>
      <text:p text:style-name="P1"><text:s text:c="4"/>this.y = y;</text:p>
      <text:p text:style-name="P1">}</text:p>
      <text:p text:style-name="P1"></text:p>
      <text:p text:style-name="P1">// calculate product of two matrices</text:p>
      <text:p text:style-name="P1">function matrixProduct(a, b) {</text:p>
      <text:p text:style-name="P1"><text:s text:c="4"/>var cw = b[0].length,</text:p>
      <text:p text:style-name="P1"><text:s text:c="8"/>ch = a.length,</text:p>
      <text:p text:style-name="P1"><text:s text:c="8"/>cn = a[0].length;</text:p>
      <text:p text:style-name="P1"><text:s text:c="4"/>if (cn != b.length) throw new Error("dimension mismatch");</text:p>
      <text:p text:style-name="P1"><text:s text:c="4"/>c = [];</text:p>
      <text:p text:style-name="P1"><text:s text:c="4"/>c.length = ch;</text:p>
      <text:p text:style-name="P1"><text:s text:c="4"/>for (var cr = 0; cr &lt; ch; ++cr) {</text:p>
      <text:p text:style-name="P1"><text:s text:c="8"/>c[cr] = [];</text:p>
      <text:p text:style-name="P1"><text:s text:c="8"/>c[cr].length = cw;</text:p>
      <text:p text:style-name="P1"><text:s text:c="8"/>for (var cc = 0; cc &lt; cw; ++cc) {</text:p>
      <text:p text:style-name="P1"><text:s text:c="12"/>c[cr][cc] = 0;</text:p>
      <text:p text:style-name="P1"><text:s text:c="12"/>for (var cj = 0; cj &lt; cn; ++cj) {</text:p>
      <text:p text:style-name="P1"><text:s text:c="16"/>c[cr][cc] += a[cr][cj] * b[cj][cc];</text:p>
      <text:p text:style-name="P1"><text:s text:c="12"/>}</text:p>
      <text:p text:style-name="P1"><text:s text:c="8"/>}</text:p>
      <text:p text:style-name="P1"><text:s text:c="4"/>}</text:p>
      <text:p text:style-name="P1"><text:s text:c="4"/>return c;</text:p>
      <text:p text:style-name="P1">}</text:p>
      <text:p text:style-name="P1">// matrix product for the special case where p is a column vector expressed as an array</text:p>
      <text:p text:style-name="P1">function transformProduct(m, p) {</text:p>
      <text:p text:style-name="P1"><text:s text:c="4"/>if (m.length !== p.length) throw new Error("dimension mismatch");</text:p>
      <text:p text:style-name="P1"><text:s text:c="4"/>var outp = []; outp.length = p.length;</text:p>
      <text:p text:style-name="P1"><text:s text:c="4"/>for (var r = 0; r &lt; m.length; ++r) {</text:p>
      <text:p text:style-name="P1"><text:s text:c="8"/>outp[r] = 0;</text:p>
      <text:p text:style-name="P1"><text:s text:c="8"/>for (var j = 0; j &lt; p.length; ++j) {</text:p>
      <text:p text:style-name="P1"><text:s text:c="12"/>outp[r] += m[r][j] * p[j];</text:p>
      <text:p text:style-name="P1"><text:s text:c="8"/>}</text:p>
      <text:p text:style-name="P1"><text:s text:c="4"/>}</text:p>
      <text:p text:style-name="P1"><text:s text:c="4"/>return outp;</text:p>
      <text:p text:style-name="P1">}</text:p>
      <text:p text:style-name="P1">// vector product axb</text:p>
      <text:p text:style-name="P1">function vectorProduct(a, b) {</text:p>
      <text:p text:style-name="P1"><text:s text:c="2"/>return [a[1]*b[2]-a[2]*b[1], a[2]*b[0]-a[0]*b[2], a[0]*b[1]-a[1]*b[0]];</text:p>
      <text:p text:style-name="P1">}</text:p>
      <text:p text:style-name="P1">// scalar product a.b</text:p>
      <text:p text:style-name="P1">function scalarProduct(a, b) {</text:p>
      <text:p text:style-name="P1"><text:s text:c="2"/>return a[0]*b[0] + a[1]*b[1] + a[2]*b[2];</text:p>
      <text:p text:style-name="P1">}</text:p>
      <text:p text:style-name="P1">// modulus of vector |a|</text:p>
      <text:p text:style-name="P1">function modulus(a) {</text:p>
      <text:p text:style-name="P1"><text:s text:c="2"/>return Math.sqrt(a[0]*a[0] + a[1]*a[1] + a[2]*a[2]);</text:p>
      <text:p text:style-name="P1">}</text:p>
      <text:p text:style-name="P1"></text:p>
      <text:p text:style-name="P1">// current rotation</text:p>
      <text:p text:style-name="P1">var rotx = 0, roty = 0;</text:p>
      <text:p text:style-name="P1">// where the light is directed</text:p>
      <text:p text:style-name="P1">var lightray = [-1, -1, 0];</text:p>
      <text:p text:style-name="P1"></text:p>
      <text:p text:style-name="P1">// points on a cube</text:p>
      <text:p text:style-name="P1">var points = [</text:p>
      <text:p text:style-name="P1">[[-1],[-1],[-1]],</text:p>
      <text:p text:style-name="P1">[[-1],[-1],[+1]],</text:p>
      <text:p text:style-name="P1">[[-1],[+1],[-1]],</text:p>
      <text:p text:style-name="P1">[[-1],[+1],[+1]],</text:p>
      <text:p text:style-name="P1">[[+1],[-1],[-1]],</text:p>
      <text:p text:style-name="P1">[[+1],[-1],[+1]],</text:p>
      <text:p text:style-name="P1">[[+1],[+1],[-1]],</text:p>
      <text:p text:style-name="P1">[[+1],[+1],[+1]]</text:p>
      <text:p text:style-name="P1">];</text:p>
      <text:p text:style-name="P1">// cube adjacency</text:p>
      <text:p text:style-name="P1">var adjs = [[1,2], [4,1], [2,4]];</text:p>
      <text:p text:style-name="P1">var faces = [];</text:p>
      <text:p text:style-name="P1">var curi;</text:p>
      <text:p text:style-name="P1">curi = 0;</text:p>
      <text:p text:style-name="P1">// calculate cube faces</text:p>
      <text:p text:style-name="P1">for (var a = 0; a &lt; adjs.length; ++a)</text:p>
      <text:p text:style-name="P1"><text:s text:c="4"/>faces.push([curi, curi^adjs[a][0], curi^adjs[a][0]^adjs[a][1], curi^adjs[a][1]]);</text:p>
      <text:p text:style-name="P1">curi = 7;</text:p>
      <text:p text:style-name="P1">for (var a = 0; a &lt; adjs.length; ++a)</text:p>
      <text:p text:style-name="P1"><text:s text:c="4"/>faces.push([curi, curi^adjs[a][1], curi^adjs[a][1]^adjs[a][0], curi^adjs[a][0]]);</text:p>
      <text:p text:style-name="P1"></text:p>
      <text:p text:style-name="P1">var normals = []; normals.length = faces.length;</text:p>
      <text:p text:style-name="P1"></text:p>
      <text:p text:style-name="P1">// calculate cube face normals</text:p>
      <text:p text:style-name="P1">for (var f = 0; f &lt; faces.length; ++f) {</text:p>
      <text:p text:style-name="P1"><text:s text:c="4"/>var facePoints = []; facePoints.length = 0;</text:p>
      <text:p text:style-name="P1"><text:s text:c="4"/>for (var p = 0; p &lt; 4; ++p)</text:p>
      <text:p text:style-name="P1"><text:s text:c="6"/>facePoints[p] = points[faces[f][p]];</text:p>
      <text:p text:style-name="P1"><text:s text:c="4"/>var xp1 = [</text:p>
      <text:p text:style-name="P1"><text:s text:c="6"/>facePoints[1][0] - facePoints[0][0],</text:p>
      <text:p text:style-name="P1"><text:s text:c="6"/>facePoints[1][1] - facePoints[0][1],</text:p>
      <text:p text:style-name="P1"><text:s text:c="6"/>facePoints[1][2] - facePoints[0][2],</text:p>
      <text:p text:style-name="P1"><text:s text:c="4"/>];</text:p>
      <text:p text:style-name="P1"><text:s text:c="4"/>var xp2 = [</text:p>
      <text:p text:style-name="P1"><text:s text:c="6"/>facePoints[3][0] - facePoints[0][0],</text:p>
      <text:p text:style-name="P1"><text:s text:c="6"/>facePoints[3][1] - facePoints[0][1],</text:p>
      <text:p text:style-name="P1"><text:s text:c="6"/>facePoints[3][2] - facePoints[0][2],</text:p>
      <text:p text:style-name="P1"><text:s text:c="4"/>];</text:p>
      <text:p text:style-name="P1"><text:s text:c="4"/>normals[f] = vectorProduct(xp1, xp2);</text:p>
      <text:p text:style-name="P1">}</text:p>
      <text:p text:style-name="P1"></text:p>
      <text:p text:style-name="P1">setInterval(function () {</text:p>
      <text:p text:style-name="P1"><text:s text:c="4"/>// clear the background</text:p>
      <text:p text:style-name="P1"><text:s text:c="4"/>ctx.fillStyle = "rgba(255,255,255,1)";</text:p>
      <text:p text:style-name="P1"><text:s text:c="4"/>ctx.fillRect(-2,-2,4,4);</text:p>
      <text:p text:style-name="P1"></text:p>
      <text:p text:style-name="P1"><text:s text:c="4"/>// set up the rotation matrix</text:p>
      <text:p text:style-name="P1"><text:s text:c="4"/>var mx =</text:p>
      <text:p text:style-name="P1"><text:s text:c="8"/>[[1,0,0],</text:p>
      <text:p text:style-name="P1"><text:s text:c="9"/>[0, Math.cos(rotx), -Math.sin(rotx)],</text:p>
      <text:p text:style-name="P1"><text:s text:c="9"/>[0, Math.sin(rotx), Math.cos(rotx)]];</text:p>
      <text:p text:style-name="P1"><text:s text:c="4"/>var my =</text:p>
      <text:p text:style-name="P1"><text:s text:c="8"/>[[Math.cos(roty),0,Math.sin(roty)],</text:p>
      <text:p text:style-name="P1"><text:s text:c="9"/>[0, 1, 0],</text:p>
      <text:p text:style-name="P1"><text:s text:c="9"/>[-Math.sin(roty),0 , Math.cos(roty)]];</text:p>
      <text:p text:style-name="P1"><text:s text:c="4"/>var rotm = matrixProduct(mx, my);</text:p>
      <text:p text:style-name="P1"></text:p>
      <text:p text:style-name="P1"><text:s text:c="4"/>// make eight transformed cube vertices</text:p>
      <text:p text:style-name="P1"><text:s text:c="4"/>var pointsout = [];</text:p>
      <text:p text:style-name="P1"><text:s text:c="4"/>pointsout.length = 8;</text:p>
      <text:p text:style-name="P1"><text:s text:c="4"/>for (var i = 0; i &lt; points.length; ++i) {</text:p>
      <text:p text:style-name="P1"><text:s text:c="8"/>pointsout[i] = transformProduct(rotm, points[i]);</text:p>
      <text:p text:style-name="P1"><text:s text:c="8"/>ctx.fillRect(pointsout[i][0][0], pointsout[i][1][0], 0.01, 0.01);</text:p>
      <text:p text:style-name="P1"><text:s text:c="4"/>}</text:p>
      <text:p text:style-name="P1"><text:s text:c="4"/>// draw the edges</text:p>
      <text:p text:style-name="P1"><text:s text:c="4"/>ctx.lineWidth = 0.01;</text:p>
      <text:p text:style-name="P1"><text:s text:c="4"/>for (var i = 0; i &lt; points.length; ++i) {</text:p>
      <text:p text:style-name="P1"><text:s text:c="8"/>for (var j = 1; j &lt;= 4; j *= 2) {</text:p>
      <text:p text:style-name="P1"><text:s text:c="12"/>ctx.beginPath();</text:p>
      <text:p text:style-name="P1"><text:s text:c="12"/>ctx.moveTo(pointsout[i][0], pointsout[i][1]);</text:p>
      <text:p text:style-name="P1"><text:s text:c="12"/>ctx.lineTo(pointsout[i^j][0], pointsout[i^j][1]);</text:p>
      <text:p text:style-name="P1"><text:s text:c="12"/>ctx.stroke();</text:p>
      <text:p text:style-name="P1"><text:s text:c="8"/>}</text:p>
      <text:p text:style-name="P1"><text:s text:c="4"/>}</text:p>
      <text:p text:style-name="P1"><text:s text:c="4"/>// find the closest point to the camera</text:p>
      <text:p text:style-name="P1"><text:s text:c="4"/>var besti, minz = 9999;</text:p>
      <text:p text:style-name="P1"><text:s text:c="4"/>for (var i = 0; i &lt; points.length; ++i) {</text:p>
      <text:p text:style-name="P1"><text:s text:c="8"/>if (pointsout[i][2] &lt; minz) {</text:p>
      <text:p text:style-name="P1"><text:s text:c="12"/>minz = pointsout[i][2];</text:p>
      <text:p text:style-name="P1"><text:s text:c="12"/>besti = i;</text:p>
      <text:p text:style-name="P1"><text:s text:c="8"/>}</text:p>
      <text:p text:style-name="P1"><text:s text:c="4"/>}</text:p>
      <text:p text:style-name="P1"><text:s text:c="4"/>// draw faces</text:p>
      <text:p text:style-name="P1"><text:s text:c="4"/>for (var f = 0; f &lt; faces.length; ++f) {</text:p>
      <text:p text:style-name="P1"><text:s text:c="8"/>if (faces[f].indexOf(besti) === -1) continue;</text:p>
      <text:p text:style-name="P1"><text:s text:c="8"/>var facePoints = []; facePoints.length = 0;</text:p>
      <text:p text:style-name="P1"><text:s text:c="8"/>for (var p = 0; p &lt; 4; ++p)</text:p>
      <text:p text:style-name="P1"><text:s text:c="12"/>facePoints[p] = pointsout[faces[f][p]];</text:p>
      <text:p text:style-name="P1"><text:s text:c="8"/>var xpnormal = transformProduct(rotm, normals[f]);</text:p>
      <text:p text:style-name="P1"></text:p>
      <text:p text:style-name="P1"><text:s text:c="8"/>// calculate lighting</text:p>
      <text:p text:style-name="P1"><text:s text:c="8"/>var angle = Math.acos(scalarProduct(xpnormal, lightray) / (modulus(xpnormal)*modulus(lightray)));</text:p>
      <text:p text:style-name="P1"><text:s text:c="8"/>ctx.fillStyle = "rgb(" + Math.floor(angle*64 - 1) + "," + Math.floor(angle*64 - 1) + "," + Math.floor(angle*64-1) + ")";</text:p>
      <text:p text:style-name="P1"><text:s text:c="8"/>ctx.beginPath();</text:p>
      <text:p text:style-name="P1"><text:s text:c="8"/>ctx.moveTo(facePoints[0][0], facePoints[0][1]);</text:p>
      <text:p text:style-name="P1"><text:s text:c="8"/>ctx.lineTo(facePoints[1][0], facePoints[1][1]);</text:p>
      <text:p text:style-name="P1"><text:s text:c="8"/>ctx.lineTo(facePoints[2][0], facePoints[2][1]);</text:p>
      <text:p text:style-name="P1"><text:s text:c="8"/>ctx.lineTo(facePoints[3][0], facePoints[3][1]);</text:p>
      <text:p text:style-name="P1"><text:s text:c="8"/>ctx.fill();</text:p>
      <text:p text:style-name="P1"></text:p>
      <text:p text:style-name="P1"><text:s text:c="8"/>// draw on face ID and normal vector</text:p>
      <text:p text:style-name="P1"><text:s text:c="8"/>ctx.font = "0.2px monospace";</text:p>
      <text:p text:style-name="P1"><text:s text:c="8"/>ctx.fillStyle = "#000";</text:p>
      <text:p text:style-name="P1"><text:s text:c="8"/>ctx.fillText(f, (facePoints[0][0] + facePoints[2][0])/2, (facePoints[0][1] + facePoints[2][1])/2);</text:p>
      <text:p text:style-name="P1"><text:s text:c="8"/>ctx.beginPath();</text:p>
      <text:p text:style-name="P1"><text:s text:c="8"/>ctx.moveTo((facePoints[0][0] + facePoints[2][0])/2, (facePoints[0][1] + facePoints[2][1])/2);</text:p>
      <text:p text:style-name="P1"><text:s text:c="8"/>ctx.lineTo((facePoints[0][0] + facePoints[2][0])/2 + xpnormal[0], (facePoints[0][1] + facePoints[2][1])/2 + xpnormal[1]);</text:p>
      <text:p text:style-name="P1"><text:s text:c="8"/>ctx.stroke();</text:p>
      <text:p text:style-name="P1"><text:s text:c="4"/>}</text:p>
      <text:p text:style-name="P1"><text:s text:c="4"/>// change the rotation</text:p>
      <text:p text:style-name="P1"><text:s text:c="4"/>rotx += 0.09;</text:p>
      <text:p text:style-name="P1"><text:s text:c="4"/>roty += 0.1;</text:p>
      <text:p text:style-name="P1">}, 50);</text:p>
      <text:p text:style-name="P1"></text:p>
      <text:p text:style-name="P1">&lt;/script&gt;</text:p>
      <text:p text:style-name="P1">&lt;/body&gt;</text:p>
      <text:p text:style-name="P1">&lt;/html&gt;</text:p>
      <text:p text:style-name="P1"/>
      <text:p text:style-name="P1"/>
      <text:p text:style-name="P1"/>
      <text:p text:style-name="P1">===</text:p>
      <text:p text:style-name="P1">File: experiment/verlet.html (2987 bytes)</text:p>
      <text:p text:style-name="P1">===</text:p>
      <text:p text:style-name="P1"/>
      <text:p text:style-name="P1"/>
      <text:p text:style-name="P1">&lt;!DOCTYPE html&gt;</text:p>
      <text:p text:style-name="P1">&lt;!-- http://gamedev.tutsplus.com/tutorials/implementation/simulate-fabric-and-ragdolls-with-simple-verlet-integration/ --&gt;</text:p>
      <text:p text:style-name="P1">&lt;html&gt;</text:p>
      <text:p text:style-name="P1">&lt;head&gt;</text:p>
      <text:p text:style-name="P1">&lt;style type="text/css"&gt;</text:p>
      <text:p text:style-name="P1">canvas {</text:p>
      <text:p text:style-name="P1"><text:s text:c="4"/>background-color: white;</text:p>
      <text:p text:style-name="P1">}</text:p>
      <text:p text:style-name="P1">&lt;/style&gt;</text:p>
      <text:p text:style-name="P1">&lt;/head&gt;</text:p>
      <text:p text:style-name="P1">&lt;body id="b"&gt;</text:p>
      <text:p text:style-name="P1">&lt;canvas id="c" width="500" height="500"&gt;asdf&lt;/canvas&gt;</text:p>
      <text:p text:style-name="P1">&lt;script type="text/javascript"&gt;</text:p>
      <text:p text:style-name="P1">var c = document.getElementById('c');</text:p>
      <text:p text:style-name="P1">var ctx = c.getContext('2d');</text:p>
      <text:p text:style-name="P1">ctx.translate(c.width/2,c.height/2);</text:p>
      <text:p text:style-name="P1">ctx.scale(c.width/4,c.height/4);</text:p>
      <text:p text:style-name="P1">function Point(x, y) {</text:p>
      <text:p text:style-name="P1"><text:s text:c="4"/>this.x = x;</text:p>
      <text:p text:style-name="P1"><text:s text:c="4"/>this.y = y;</text:p>
      <text:p text:style-name="P1">}</text:p>
      <text:p text:style-name="P1">Point.prototype = {</text:p>
      <text:p text:style-name="P1"><text:s text:c="2"/>add: function (p) {</text:p>
      <text:p text:style-name="P1"><text:s text:c="4"/>return new Point(this.x+p.x, this.y+p.y);</text:p>
      <text:p text:style-name="P1"><text:s text:c="2"/>},</text:p>
      <text:p text:style-name="P1"><text:s text:c="2"/>sub: function (p) {</text:p>
      <text:p text:style-name="P1"><text:s text:c="4"/>return new Point(this.x-p.x, this.y-p.y);</text:p>
      <text:p text:style-name="P1"><text:s text:c="2"/>},</text:p>
      <text:p text:style-name="P1"><text:s text:c="2"/>mul: function (n) {</text:p>
      <text:p text:style-name="P1"><text:s text:c="4"/>return new Point(this.x*n, this.y*n);</text:p>
      <text:p text:style-name="P1"><text:s text:c="2"/>},</text:p>
      <text:p text:style-name="P1"><text:s text:c="2"/>div: function (n) {</text:p>
      <text:p text:style-name="P1"><text:s text:c="4"/>return new Point(this.x/n, this.y/n);</text:p>
      <text:p text:style-name="P1"><text:s text:c="2"/>},</text:p>
      <text:p text:style-name="P1"><text:s text:c="2"/>len: function () {</text:p>
      <text:p text:style-name="P1"><text:s text:c="4"/>return Math.sqrt(this.x*this.x + this.y*this.y);</text:p>
      <text:p text:style-name="P1"><text:s text:c="2"/>},</text:p>
      <text:p text:style-name="P1"><text:s text:c="2"/>dist: function (p) {</text:p>
      <text:p text:style-name="P1"><text:s text:c="4"/>return this.sub(p).len();</text:p>
      <text:p text:style-name="P1"><text:s text:c="2"/>}</text:p>
      <text:p text:style-name="P1">};</text:p>
      <text:p text:style-name="P1"></text:p>
      <text:p text:style-name="P1">var tick = 0;</text:p>
      <text:p text:style-name="P1"></text:p>
      <text:p text:style-name="P1">var prevPoints = [], points = [], links = [];</text:p>
      <text:p text:style-name="P1">for (var i = 0; i &lt; 100; ++i) {</text:p>
      <text:p text:style-name="P1"><text:s text:c="2"/>var a = [Math.random() * 2*Math.PI, Math.random() * 2*Math.PI];</text:p>
      <text:p text:style-name="P1"><text:s text:c="2"/>points.push(new Point(Math.cos(a[0]), Math.cos(a[1])));</text:p>
      <text:p text:style-name="P1"><text:s text:c="2"/>prevPoints.push(new Point(Math.cos(a[0]), Math.cos(a[1])));</text:p>
      <text:p text:style-name="P1"><text:s text:c="2"/>//if (i != 0) links.push([0,i,0.6]);</text:p>
      <text:p text:style-name="P1"><text:s text:c="2"/>if (i != 0) links.push([i-1,i,0.01]);</text:p>
      <text:p text:style-name="P1"><text:s text:c="2"/>//if (i &gt; 1) links.push([i-2,i,0.6]);</text:p>
      <text:p text:style-name="P1"><text:soft-page-break/>}</text:p>
      <text:p text:style-name="P1"></text:p>
      <text:p text:style-name="P1">ctx.lineWidth = 0.05;</text:p>
      <text:p text:style-name="P1"></text:p>
      <text:p text:style-name="P1">setInterval(function () {</text:p>
      <text:p text:style-name="P1"><text:s text:c="4"/>ctx.fillStyle = 'rgba(255,255,255, 0.5)';</text:p>
      <text:p text:style-name="P1"><text:s text:c="4"/>ctx.fillRect(-2,-2,4,4);</text:p>
      <text:p text:style-name="P1"></text:p>
      <text:p text:style-name="P1"><text:s text:c="4"/>for (var constraintI = 0; constraintI &lt; 4; ++constraintI) {</text:p>
      <text:p text:style-name="P1"><text:s text:c="6"/>points[0].x = Math.sin(tick*0.3)*0.5*Math.cos(tick*0.07);</text:p>
      <text:p text:style-name="P1"><text:s text:c="6"/>points[0].y = Math.cos(tick*0.2)*0.5*Math.cos(tick*0.09)-1;</text:p>
      <text:p text:style-name="P1"><text:s text:c="6"/>for (var i = 0; i &lt; links.length; ++i) {</text:p>
      <text:p text:style-name="P1"><text:s text:c="8"/>var link = links[i];</text:p>
      <text:p text:style-name="P1"><text:s text:c="8"/>var dir = points[link[1]].sub(points[link[0]]);</text:p>
      <text:p text:style-name="P1"><text:s text:c="8"/>var len = dir.len()+0.000001;</text:p>
      <text:p text:style-name="P1"><text:s text:c="8"/>var fact = (len-link[2])/len;</text:p>
      <text:p text:style-name="P1"><text:s text:c="8"/>var correction = dir.mul(fact/2);</text:p>
      <text:p text:style-name="P1"><text:s text:c="8"/>points[link[0]] = points[link[0]].add(correction);</text:p>
      <text:p text:style-name="P1"><text:s text:c="8"/>points[link[1]] = points[link[1]].add(correction.mul(-1));</text:p>
      <text:p text:style-name="P1"><text:s text:c="6"/>}</text:p>
      <text:p text:style-name="P1"><text:s text:c="4"/>}</text:p>
      <text:p text:style-name="P1"><text:s text:c="4"/>// verlet</text:p>
      <text:p text:style-name="P1"><text:s text:c="4"/>for (var i = 0; i &lt; points.length; ++i) {</text:p>
      <text:p text:style-name="P1"><text:s text:c="6"/>var newPoint = points[i].mul(2).sub(prevPoints[i]).add(new Point(0,0.001));</text:p>
      <text:p text:style-name="P1"><text:s text:c="6"/>prevPoints[i] = points[i];</text:p>
      <text:p text:style-name="P1"><text:s text:c="6"/>points[i] = newPoint;</text:p>
      <text:p text:style-name="P1"><text:s text:c="4"/>}</text:p>
      <text:p text:style-name="P1"></text:p>
      <text:p text:style-name="P1"><text:s text:c="4"/>for (var i = 0; i &lt; points.length; ++i) {</text:p>
      <text:p text:style-name="P1"><text:s text:c="8"/>ctx.fillStyle = 'hsla(' + (i/points.length*360) + ', 100%, 50%, 0.3)';</text:p>
      <text:p text:style-name="P1"><text:s text:c="8"/>ctx.beginPath();</text:p>
      <text:p text:style-name="P1"><text:s text:c="8"/>ctx.arc(points[i].x, points[i].y, 0.05, 0, 2*Math.PI, true);</text:p>
      <text:p text:style-name="P1"><text:s text:c="8"/>ctx.fill();</text:p>
      <text:p text:style-name="P1"><text:s text:c="4"/>}</text:p>
      <text:p text:style-name="P1"><text:s text:c="4"/>for (var i = 0; i &lt; links.length; ++i) {</text:p>
      <text:p text:style-name="P1"><text:s text:c="6"/>ctx.beginPath();</text:p>
      <text:p text:style-name="P1"><text:s text:c="6"/>ctx.strokeStyle = 'hsla(' + (i/links.length*360) + ', 100%, 50%, 0.2)';</text:p>
      <text:p text:style-name="P1"><text:s text:c="6"/>ctx.moveTo(points[links[i][0]].x, points[links[i][0]].y);</text:p>
      <text:p text:style-name="P1"><text:s text:c="6"/>ctx.lineTo(points[links[i][1]].x, points[links[i][1]].y);</text:p>
      <text:p text:style-name="P1"><text:s text:c="6"/>ctx.stroke();</text:p>
      <text:p text:style-name="P1"><text:s text:c="4"/>}</text:p>
      <text:p text:style-name="P1"><text:s text:c="4"/>tick += 1;</text:p>
      <text:p text:style-name="P1">}, 50);</text:p>
      <text:p text:style-name="P1"></text:p>
      <text:p text:style-name="P1">&lt;/script&gt;</text:p>
      <text:p text:style-name="P1">&lt;/body&gt;</text:p>
      <text:p text:style-name="P1">&lt;/html&gt;</text:p>
      <text:p text:style-name="P1"/>
      <text:p text:style-name="P1"/>
      <text:p text:style-name="P1"/>
      <text:p text:style-name="P1">===</text:p>
      <text:p text:style-name="P1">File: experiment/verletrag.html (6135 bytes)</text:p>
      <text:p text:style-name="P1">===</text:p>
      <text:p text:style-name="P1"/>
      <text:p text:style-name="P1"/>
      <text:p text:style-name="P1">&lt;!DOCTYPE html&gt;</text:p>
      <text:p text:style-name="P1">&lt;!-- http://gamedev.tutsplus.com/tutorials/implementation/simulate-fabric-and-ragdolls-with-simple-verlet-integration/ --&gt;</text:p>
      <text:p text:style-name="P1">&lt;html&gt;</text:p>
      <text:p text:style-name="P1">&lt;head&gt;</text:p>
      <text:p text:style-name="P1">&lt;style type="text/css"&gt;</text:p>
      <text:p text:style-name="P1">canvas {</text:p>
      <text:p text:style-name="P1"><text:s text:c="4"/>background-color: white;</text:p>
      <text:p text:style-name="P1">}</text:p>
      <text:p text:style-name="P1">&lt;/style&gt;</text:p>
      <text:p text:style-name="P1">&lt;/head&gt;</text:p>
      <text:p text:style-name="P1">&lt;body id="b"&gt;</text:p>
      <text:p text:style-name="P1">&lt;canvas id="c" width="500" height="500"&gt;asdf&lt;/canvas&gt;</text:p>
      <text:p text:style-name="P1">&lt;canvas id="ctmp" style="display:none;" width="500" height="500"&gt;asdf&lt;/canvas&gt;</text:p>
      <text:p text:style-name="P1">&lt;script type="text/javascript"&gt;</text:p>
      <text:p text:style-name="P1">var c = document.getElementById('c');</text:p>
      <text:p text:style-name="P1">var ctx = c.getContext('2d');</text:p>
      <text:p text:style-name="P1">function Point(x, y) {</text:p>
      <text:p text:style-name="P1"><text:s text:c="4"/>this.x = x;</text:p>
      <text:p text:style-name="P1"><text:s text:c="4"/>this.y = y;</text:p>
      <text:p text:style-name="P1">}</text:p>
      <text:p text:style-name="P1">Point.prototype = {</text:p>
      <text:p text:style-name="P1"><text:s text:c="2"/>clone: function () {</text:p>
      <text:p text:style-name="P1"><text:s text:c="4"/>return new Point(this.x, this.y);</text:p>
      <text:p text:style-name="P1"><text:s text:c="2"/>},</text:p>
      <text:p text:style-name="P1"><text:s text:c="2"/>add: function (p) {</text:p>
      <text:p text:style-name="P1"><text:s text:c="4"/>return new Point(this.x+p.x, this.y+p.y);</text:p>
      <text:p text:style-name="P1"><text:s text:c="2"/>},</text:p>
      <text:p text:style-name="P1"><text:s text:c="2"/>sub: function (p) {</text:p>
      <text:p text:style-name="P1"><text:s text:c="4"/>return new Point(this.x-p.x, this.y-p.y);</text:p>
      <text:p text:style-name="P1"><text:s text:c="2"/>},</text:p>
      <text:p text:style-name="P1"><text:s text:c="2"/>mul: function (n) {</text:p>
      <text:p text:style-name="P1"><text:s text:c="4"/>return new Point(this.x*n, this.y*n);</text:p>
      <text:p text:style-name="P1"><text:s text:c="2"/>},</text:p>
      <text:p text:style-name="P1"><text:s text:c="2"/>div: function (n) {</text:p>
      <text:p text:style-name="P1"><text:s text:c="4"/>return new Point(this.x/n, this.y/n);</text:p>
      <text:p text:style-name="P1"><text:s text:c="2"/>},</text:p>
      <text:p text:style-name="P1"><text:s text:c="2"/>dot: function (p) {</text:p>
      <text:p text:style-name="P1"><text:s text:c="4"/>return new Point(this.x*p.x, this.y*p.y);</text:p>
      <text:p text:style-name="P1"><text:s text:c="2"/>},</text:p>
      <text:p text:style-name="P1"><text:s text:c="2"/>lerp: function (p, i) {</text:p>
      <text:p text:style-name="P1"><text:s text:c="4"/>return new Point(this.x + (p.x-this.x)*i, this.y + (p.y-this.y)*i);</text:p>
      <text:p text:style-name="P1"><text:s text:c="2"/>},</text:p>
      <text:p text:style-name="P1"><text:s text:c="2"/>cross: function (p) {</text:p>
      <text:p text:style-name="P1"><text:s text:c="4"/>return this.x*p.y - this.y*p.x;</text:p>
      <text:p text:style-name="P1"><text:s text:c="2"/>},</text:p>
      <text:p text:style-name="P1"><text:s text:c="2"/>ang: function (p) {</text:p>
      <text:p text:style-name="P1"><text:s text:c="4"/>//return Math.acos(this.dot(p)/(this.len()*p.len()));</text:p>
      <text:p text:style-name="P1"><text:s text:c="4"/>return Math.atan2(this.x*p.y - this.y*p.x, this.x*p.x + this.y*p.y);</text:p>
      <text:p text:style-name="P1"><text:s text:c="2"/>},</text:p>
      <text:p text:style-name="P1"><text:s text:c="2"/>len: function () {</text:p>
      <text:p text:style-name="P1"><text:s text:c="4"/>return Math.sqrt(this.x*this.x + this.y*this.y);</text:p>
      <text:p text:style-name="P1"><text:s text:c="2"/>},</text:p>
      <text:p text:style-name="P1"><text:s text:c="2"/>dist: function (p) {</text:p>
      <text:p text:style-name="P1"><text:s text:c="4"/>return this.sub(p).len();</text:p>
      <text:p text:style-name="P1"><text:s text:c="2"/>}</text:p>
      <text:p text:style-name="P1">};</text:p>
      <text:p text:style-name="P1"></text:p>
      <text:p text:style-name="P1">function isIntersecting(p, p2, q, q2)</text:p>
      <text:p text:style-name="P1">{</text:p>
      <text:p text:style-name="P1"><text:s text:c="2"/>var r = p2.sub(p), s = q2.sub(q);</text:p>
      <text:p text:style-name="P1"><text:s text:c="2"/>var diff = q.sub(p);</text:p>
      <text:p text:style-name="P1"><text:s text:c="2"/>var rxs = r.cross(s);</text:p>
      <text:p text:style-name="P1"><text:s text:c="2"/>if (Math.abs(rxs) &lt; 1e-7) return false;</text:p>
      <text:p text:style-name="P1"><text:s text:c="2"/>var pSol = diff.cross(s) / rxs;</text:p>
      <text:p text:style-name="P1"><text:s text:c="2"/>var qSol = diff.cross(r) / rxs;</text:p>
      <text:p text:style-name="P1"><text:s text:c="2"/>return (pSol &gt;= 0 &amp;&amp; pSol &lt;= 1 &amp;&amp; qSol &gt;= 0 &amp;&amp; qSol &lt;= 1);</text:p>
      <text:p text:style-name="P1">}</text:p>
      <text:p text:style-name="P1"></text:p>
      <text:p text:style-name="P1">var tick = 1;</text:p>
      <text:p text:style-name="P1"></text:p>
      <text:p text:style-name="P1">var prevPoints = [], points = [], links = [], obstacles = [], bloods = [], prevBloods = [];</text:p>
      <text:p text:style-name="P1">for (var i = 0; i &lt; 9; ++i) {</text:p>
      <text:p text:style-name="P1"><text:s text:c="2"/>var a = [Math.random() * 2*Math.PI, Math.random() * 2*Math.PI];</text:p>
      <text:p text:style-name="P1"><text:s text:c="2"/>points.push(new Point(Math.cos(a[0]), Math.cos(a[1])));</text:p>
      <text:p text:style-name="P1"><text:s text:c="2"/>prevPoints.push(new Point(Math.cos(a[0]), Math.cos(a[1])));</text:p>
      <text:p text:style-name="P1"><text:s text:c="2"/>/*if (i != 0) links.push([i-1,i,0.6]);</text:p>
      <text:p text:style-name="P1"><text:s text:c="2"/>if (i &gt; 1) links.push([i-2,i,0.6]);*/</text:p>
      <text:p text:style-name="P1">}</text:p>
      <text:p text:style-name="P1">links.push([0,1,30]);</text:p>
      <text:p text:style-name="P1">links.push([1,2,60]);</text:p>
      <text:p text:style-name="P1">links.push([1,3,60]);</text:p>
      <text:p text:style-name="P1">links.push([1,4,40]);</text:p>
      <text:p text:style-name="P1">links.push([4,5,60]);</text:p>
      <text:p text:style-name="P1">links.push([4,6,60]);</text:p>
      <text:p text:style-name="P1"></text:p>
      <text:p text:style-name="P1">ctx.lineWidth = 3;</text:p>
      <text:p text:style-name="P1"></text:p>
      <text:p text:style-name="P1">var tgtX = 0, tgtY = 0;</text:p>
      <text:p text:style-name="P1"></text:p>
      <text:p text:style-name="P1">c.onmousemove = function (e) {</text:p>
      <text:p text:style-name="P1"><text:s text:c="2"/>tgtX = e.hasOwnProperty('offsetX') ? e.offsetX : e.layerX;</text:p>
      <text:p text:style-name="P1"><text:s text:c="2"/>tgtY = e.hasOwnProperty('offsetY') ? e.offsetY : e.layerY;</text:p>
      <text:p text:style-name="P1">}</text:p>
      <text:p text:style-name="P1"></text:p>
      <text:p text:style-name="P1">setInterval(function () {</text:p>
      <text:p text:style-name="P1"><text:s text:c="4"/>ctx.fillStyle = 'rgba(128,128,255, 1.0)';</text:p>
      <text:p text:style-name="P1"><text:s text:c="4"/>ctx.fillRect(0,0,500,500);</text:p>
      <text:p text:style-name="P1"></text:p>
      <text:p text:style-name="P1"><text:s text:c="4"/>// resolve constraints</text:p>
      <text:p text:style-name="P1"><text:s text:c="4"/>for (var constraintI = 0; constraintI &lt; 3; ++constraintI) {</text:p>
      <text:p text:style-name="P1"><text:s text:c="6"/>points[0].x = tgtX;</text:p>
      <text:p text:style-name="P1"><text:s text:c="6"/>points[0].y = tgtY;</text:p>
      <text:p text:style-name="P1"><text:s text:c="6"/>for (var i = 0; i &lt; links.length; ++i) {</text:p>
      <text:p text:style-name="P1"><text:s text:c="8"/>var link = links[i];</text:p>
      <text:p text:style-name="P1"><text:s text:c="8"/>var dir = points[link[1]].sub(points[link[0]]);</text:p>
      <text:p text:style-name="P1"><text:s text:c="8"/>var len = dir.len();</text:p>
      <text:p text:style-name="P1"><text:s text:c="8"/>var fact = (len-link[2])/len;</text:p>
      <text:p text:style-name="P1"><text:s text:c="8"/>var correction = dir.mul(fact/2);</text:p>
      <text:p text:style-name="P1"><text:s text:c="8"/>points[link[0]] = points[link[0]].add(correction);</text:p>
      <text:p text:style-name="P1"><text:s text:c="8"/>points[link[1]] = points[link[1]].add(correction.mul(-1));</text:p>
      <text:p text:style-name="P1"><text:s text:c="6"/>}</text:p>
      <text:p text:style-name="P1"><text:s text:c="4"/>}</text:p>
      <text:p text:style-name="P1"><text:s text:c="4"/>// verlet</text:p>
      <text:p text:style-name="P1"><text:s text:c="4"/>for (var i = 0; i &lt; points.length; ++i) {</text:p>
      <text:p text:style-name="P1"><text:s text:c="6"/>var newPoint = points[i].mul(2).sub(prevPoints[i]).add(new Point(0,1));</text:p>
      <text:p text:style-name="P1"><text:s text:c="6"/>prevPoints[i] = points[i];</text:p>
      <text:p text:style-name="P1"><text:s text:c="6"/>points[i] = newPoint;</text:p>
      <text:p text:style-name="P1"><text:s text:c="4"/>}</text:p>
      <text:p text:style-name="P1"><text:s text:c="4"/>for (var i = 0; i &lt; bloods.length; ++i) {</text:p>
      <text:p text:style-name="P1"><text:s text:c="6"/>var newBlood = bloods[i].mul(2).sub(prevBloods[i]).add(new Point(0,1));</text:p>
      <text:p text:style-name="P1"><text:s text:c="6"/>prevBloods[i] = bloods[i];</text:p>
      <text:p text:style-name="P1"><text:s text:c="6"/>bloods[i] = newBlood;</text:p>
      <text:p text:style-name="P1"><text:s text:c="6"/>if (!(bloods[i].x &gt;= 0 &amp;&amp; bloods[i].x &lt;= 500 &amp;&amp; bloods[i].y &gt;= 0 &amp;&amp; bloods[i].y &lt;= 500)) {</text:p>
      <text:p text:style-name="P1"><text:s text:c="8"/>bloods.splice(i, 1);</text:p>
      <text:p text:style-name="P1"><text:s text:c="8"/>prevBloods.splice(i, 1);</text:p>
      <text:p text:style-name="P1"><text:s text:c="8"/>--i;</text:p>
      <text:p text:style-name="P1"><text:s text:c="6"/>}</text:p>
      <text:p text:style-name="P1"><text:s text:c="4"/>}</text:p>
      <text:p text:style-name="P1"></text:p>
      <text:p text:style-name="P1"><text:s text:c="4"/>function randomObstacle() {</text:p>
      <text:p text:style-name="P1"><text:s text:c="6"/>return new Point(Math.floor(Math.random() * 500), 0);</text:p>
      <text:p text:style-name="P1"><text:s text:c="4"/>}</text:p>
      <text:p text:style-name="P1"></text:p>
      <text:p text:style-name="P1"><text:s text:c="4"/>// add obstacles</text:p>
      <text:p text:style-name="P1"><text:s text:c="4"/>if (tick % 33 == 0) {</text:p>
      <text:p text:style-name="P1"><text:s text:c="6"/>obstacles.push(randomObstacle());</text:p>
      <text:p text:style-name="P1"><text:s text:c="4"/>}</text:p>
      <text:p text:style-name="P1"><text:s text:c="4"/>for (var i = 0; i &lt; obstacles.length; ++i) {</text:p>
      <text:p text:style-name="P1"><text:s text:c="6"/>var oldObstacle = obstacles[i].clone();</text:p>
      <text:p text:style-name="P1"><text:s text:c="6"/>obstacles[i].y += 5;</text:p>
      <text:p text:style-name="P1"><text:s text:c="6"/>if (obstacles[i].y &gt; 500) {</text:p>
      <text:p text:style-name="P1"><text:s text:c="8"/>obstacles[i] = randomObstacle();</text:p>
      <text:p text:style-name="P1"><text:s text:c="6"/>} else {</text:p>
      <text:p text:style-name="P1"><text:s text:c="8"/>for (var k = 0; k &lt;= 1; k += 0.1) {</text:p>
      <text:p text:style-name="P1"><text:s text:c="10"/>for (var j = 0; j &lt; links.length; ++j) {</text:p>
      <text:p text:style-name="P1"><text:s text:c="12"/>if (isIntersecting(points[links[j][0]].lerp(prevPoints[links[j][0]], k),</text:p>
      <text:p text:style-name="P1"><text:s text:c="31"/>points[links[j][1]].lerp(prevPoints[links[j][1]], k),</text:p>
      <text:p text:style-name="P1"><text:s text:c="31"/>oldObstacle, obstacles[i])) {</text:p>
      <text:p text:style-name="P1"><text:s text:c="14"/>for (var x = 0; x &lt;= 1; x += 0.05) {</text:p>
      <text:p text:style-name="P1"><text:s text:c="16"/>var a = [Math.random() * 2*Math.PI, Math.random() * 2*Math.PI];</text:p>
      <text:p text:style-name="P1"><text:s text:c="16"/>var blood = points[links[j][0]].lerp(points[links[j][1]], x);</text:p>
      <text:p text:style-name="P1"><text:s text:c="16"/>bloods.push(blood);</text:p>
      <text:p text:style-name="P1"><text:s text:c="16"/>prevBloods.push(new Point(blood.x - 10*Math.cos(a[0]), blood.y - 3*Math.cos(a[1])));</text:p>
      <text:p text:style-name="P1"><text:s text:c="14"/>}</text:p>
      <text:p text:style-name="P1"><text:s text:c="14"/>links.splice(j, 1);</text:p>
      <text:p text:style-name="P1"><text:s text:c="14"/>--j;</text:p>
      <text:p text:style-name="P1"><text:s text:c="12"/>}</text:p>
      <text:p text:style-name="P1"><text:s text:c="10"/>}</text:p>
      <text:p text:style-name="P1"><text:s text:c="8"/>}</text:p>
      <text:p text:style-name="P1"><text:s text:c="6"/>}</text:p>
      <text:p text:style-name="P1"><text:s text:c="4"/>}</text:p>
      <text:p text:style-name="P1"></text:p>
      <text:p text:style-name="P1"><text:s text:c="4"/>// draw limbs</text:p>
      <text:p text:style-name="P1"><text:s text:c="4"/>ctx.strokeStyle = '#FFFFFF';</text:p>
      <text:p text:style-name="P1"><text:s text:c="4"/>for (var i = 0; i &lt; links.length; ++i) {</text:p>
      <text:p text:style-name="P1"><text:s text:c="6"/>ctx.beginPath();</text:p>
      <text:p text:style-name="P1"><text:s text:c="6"/>//ctx.strokeStyle = 'hsla(' + (i/links.length*360) + ', 100%, 50%, 0.2)';</text:p>
      <text:p text:style-name="P1"><text:s text:c="6"/>ctx.moveTo(points[links[i][0]].x, points[links[i][0]].y);</text:p>
      <text:p text:style-name="P1"><text:s text:c="6"/>ctx.lineTo(points[links[i][1]].x, points[links[i][1]].y);</text:p>
      <text:p text:style-name="P1"><text:s text:c="6"/>ctx.stroke();</text:p>
      <text:p text:style-name="P1"><text:s text:c="4"/>}</text:p>
      <text:p text:style-name="P1"></text:p>
      <text:p text:style-name="P1"><text:s text:c="4"/>// draw head</text:p>
      <text:p text:style-name="P1"><text:s text:c="4"/>ctx.fillStyle = '#FFFFFF';</text:p>
      <text:p text:style-name="P1"><text:s text:c="4"/>ctx.beginPath();</text:p>
      <text:p text:style-name="P1"><text:s text:c="4"/>ctx.arc(points[0].x, points[0].y, 20, 0, 2*Math.PI, true);</text:p>
      <text:p text:style-name="P1"><text:s text:c="4"/>ctx.fill();</text:p>
      <text:p text:style-name="P1"></text:p>
      <text:p text:style-name="P1"><text:s text:c="4"/>// draw obstacles</text:p>
      <text:p text:style-name="P1"><text:s text:c="4"/>ctx.fillStyle = '#000000';</text:p>
      <text:p text:style-name="P1"><text:s text:c="4"/>for (var i = 0; i &lt; obstacles.length; ++i) {</text:p>
      <text:p text:style-name="P1"><text:s text:c="6"/>ctx.beginPath();</text:p>
      <text:p text:style-name="P1"><text:s text:c="6"/>ctx.arc(obstacles[i].x, obstacles[i].y, 2, 0, 2*Math.PI, true);</text:p>
      <text:p text:style-name="P1"><text:s text:c="6"/>ctx.fill();</text:p>
      <text:p text:style-name="P1"><text:s text:c="4"/>}</text:p>
      <text:p text:style-name="P1"></text:p>
      <text:p text:style-name="P1"><text:s text:c="4"/>// draw blood</text:p>
      <text:p text:style-name="P1"><text:s text:c="4"/>ctx.fillStyle = '#FF0000';</text:p>
      <text:p text:style-name="P1"><text:s text:c="4"/>for (var i = 0; i &lt; bloods.length; ++i) {</text:p>
      <text:p text:style-name="P1"><text:s text:c="6"/>ctx.beginPath();</text:p>
      <text:p text:style-name="P1"><text:s text:c="6"/>ctx.arc(bloods[i].x, bloods[i].y, 2, 0, 2*Math.PI, true);</text:p>
      <text:p text:style-name="P1"><text:s text:c="6"/>ctx.fill();</text:p>
      <text:p text:style-name="P1"><text:s text:c="4"/>}</text:p>
      <text:p text:style-name="P1"></text:p>
      <text:p text:style-name="P1"><text:s text:c="4"/>tick += 1;</text:p>
      <text:p text:style-name="P1">}, 50);</text:p>
      <text:p text:style-name="P1"></text:p>
      <text:p text:style-name="P1">&lt;/script&gt;</text:p>
      <text:p text:style-name="P1">&lt;div&gt;</text:p>
      <text:p text:style-name="P1">&lt;button onclick="location.reload()"&gt;Restart?&lt;/button&gt;</text:p>
      <text:p text:style-name="P1">&lt;/div&gt;</text:p>
      <text:p text:style-name="P1">&lt;/body&gt;</text:p>
      <text:p text:style-name="P1">&lt;/html&gt;</text:p>
      <text:p text:style-name="P1"/>
      <text:p text:style-name="P1"/>
      <text:p text:style-name="P1"/>
      <text:p text:style-name="P1">===</text:p>
      <text:p text:style-name="P1">File: experiment/points.html (3104 bytes)</text:p>
      <text:p text:style-name="P1">===</text:p>
      <text:p text:style-name="P1"/>
      <text:p text:style-name="P1"/>
      <text:p text:style-name="P1">&lt;!DOCTYPE html&gt;</text:p>
      <text:p text:style-name="P1">&lt;html&gt;</text:p>
      <text:p text:style-name="P1">&lt;head&gt;</text:p>
      <text:p text:style-name="P1">&lt;style type="text/css"&gt;</text:p>
      <text:p text:style-name="P1">canvas {</text:p>
      <text:p text:style-name="P1"><text:s text:c="4"/>background-color: white;</text:p>
      <text:p text:style-name="P1">}</text:p>
      <text:p text:style-name="P1">&lt;/style&gt;</text:p>
      <text:p text:style-name="P1">&lt;/head&gt;</text:p>
      <text:p text:style-name="P1">&lt;body id="b"&gt;</text:p>
      <text:p text:style-name="P1">&lt;canvas id="c" width="500" height="500"&gt;asdf&lt;/canvas&gt;</text:p>
      <text:p text:style-name="P1">&lt;script type="text/javascript"&gt;</text:p>
      <text:p text:style-name="P1">var c = document.getElementById('c');</text:p>
      <text:p text:style-name="P1">var ctx = c.getContext('2d');</text:p>
      <text:p text:style-name="P1">ctx.translate(c.width/2,c.height/2);</text:p>
      <text:p text:style-name="P1">ctx.scale(c.width/4,c.height/4);</text:p>
      <text:p text:style-name="P1">function Point(x, y) {</text:p>
      <text:p text:style-name="P1"><text:s text:c="4"/>this.x = x;</text:p>
      <text:p text:style-name="P1"><text:s text:c="4"/>this.y = y;</text:p>
      <text:p text:style-name="P1">}</text:p>
      <text:p text:style-name="P1">function matrixProduct(a, b) {</text:p>
      <text:p text:style-name="P1"><text:s text:c="4"/>var cw = b[0].length,</text:p>
      <text:p text:style-name="P1"><text:s text:c="8"/>ch = a.length,</text:p>
      <text:p text:style-name="P1"><text:s text:c="8"/>cn = a[0].length;</text:p>
      <text:p text:style-name="P1"><text:s text:c="4"/>if (cn != b.length) throw new Error("dimension mismatch");</text:p>
      <text:p text:style-name="P1"><text:s text:c="4"/>c = [];</text:p>
      <text:p text:style-name="P1"><text:s text:c="4"/>c.length = ch;</text:p>
      <text:p text:style-name="P1"><text:s text:c="4"/>for (var cr = 0; cr &lt; ch; ++cr) {</text:p>
      <text:p text:style-name="P1"><text:s text:c="8"/>c[cr] = [];</text:p>
      <text:p text:style-name="P1"><text:s text:c="8"/>c[cr].length = cw;</text:p>
      <text:p text:style-name="P1"><text:s text:c="8"/>for (var cc = 0; cc &lt; cw; ++cc) {</text:p>
      <text:p text:style-name="P1"><text:s text:c="12"/>c[cr][cc] = 0;</text:p>
      <text:p text:style-name="P1"><text:s text:c="12"/>for (var cj = 0; cj &lt; cn; ++cj) {</text:p>
      <text:p text:style-name="P1"><text:s text:c="16"/>c[cr][cc] += a[cr][cj] * b[cj][cc];</text:p>
      <text:p text:style-name="P1"><text:s text:c="12"/>}</text:p>
      <text:p text:style-name="P1"><text:s text:c="8"/>}</text:p>
      <text:p text:style-name="P1"><text:s text:c="4"/>}</text:p>
      <text:p text:style-name="P1"><text:s text:c="4"/>return c;</text:p>
      <text:p text:style-name="P1">}</text:p>
      <text:p text:style-name="P1">// matrix product for the special case where p is a column vector expressed as an array</text:p>
      <text:p text:style-name="P1">function transformProduct(m, p) {</text:p>
      <text:p text:style-name="P1"><text:s text:c="4"/>if (m.length !== p.length) throw new Error("dimension mismatch");</text:p>
      <text:p text:style-name="P1"><text:s text:c="4"/>var outp = []; outp.length = p.length;</text:p>
      <text:p text:style-name="P1"><text:s text:c="4"/>for (var r = 0; r &lt; m.length; ++r) {</text:p>
      <text:p text:style-name="P1"><text:s text:c="8"/>outp[r] = 0;</text:p>
      <text:p text:style-name="P1"><text:s text:c="8"/>for (var j = 0; j &lt; p.length; ++j) {</text:p>
      <text:p text:style-name="P1"><text:s text:c="12"/>outp[r] += m[r][j] * p[j];</text:p>
      <text:p text:style-name="P1"><text:s text:c="8"/>}</text:p>
      <text:p text:style-name="P1"><text:s text:c="4"/>}</text:p>
      <text:p text:style-name="P1"><text:s text:c="4"/>return outp;</text:p>
      <text:p text:style-name="P1">}</text:p>
      <text:p text:style-name="P1">function scaleVector(v, s) {</text:p>
      <text:p text:style-name="P1"><text:s text:c="2"/>return [v[0]*s, v[1]*s, v[2]*s];</text:p>
      <text:p text:style-name="P1">}</text:p>
      <text:p text:style-name="P1">function vectorProduct(a, b) {</text:p>
      <text:p text:style-name="P1"><text:s text:c="2"/>return [a[1]*b[2]-a[2]*b[1], a[2]*b[0]-a[0]*b[2], a[0]*b[1]-a[1]*b[0]];</text:p>
      <text:p text:style-name="P1">}</text:p>
      <text:p text:style-name="P1">function scalarProduct(a, b) {</text:p>
      <text:p text:style-name="P1"><text:s text:c="2"/>return a[0]*b[0] + a[1]*b[1] + a[2]*b[2];</text:p>
      <text:p text:style-name="P1">}</text:p>
      <text:p text:style-name="P1">function modulus(a) {</text:p>
      <text:p text:style-name="P1"><text:s text:c="2"/>return Math.sqrt(a[0]*a[0] + a[1]*a[1] + a[2]*a[2]);</text:p>
      <text:p text:style-name="P1">}</text:p>
      <text:p text:style-name="P1"></text:p>
      <text:p text:style-name="P1">var tick = 0;</text:p>
      <text:p text:style-name="P1"></text:p>
      <text:p text:style-name="P1">var points = [];</text:p>
      <text:p text:style-name="P1">for (var i = 0; i &lt; 1000; ++i) {</text:p>
      <text:p text:style-name="P1"><text:s text:c="2"/>var a = [Math.random() * 2*Math.PI, Math.random() * 2*Math.PI, Math.random() * 2*Math.PI];</text:p>
      <text:p text:style-name="P1"><text:s text:c="2"/>points.push([[Math.cos(a[0])], [Math.cos(a[1])], [Math.cos(a[2])]]);</text:p>
      <text:p text:style-name="P1">}</text:p>
      <text:p text:style-name="P1"></text:p>
      <text:p text:style-name="P1">setInterval(function () {</text:p>
      <text:p text:style-name="P1"><text:s text:c="4"/>ctx.fillStyle = 'rgba(255,255,255, 0.5)';</text:p>
      <text:p text:style-name="P1"><text:s text:c="4"/>ctx.fillRect(-2,-2,4,4);</text:p>
      <text:p text:style-name="P1"></text:p>
      <text:p text:style-name="P1"><text:s text:c="4"/>var rotx = tick * 0.14, roty = tick * 0.17, s = Math.sin(tick/10)/2+.75;</text:p>
      <text:p text:style-name="P1"><text:s text:c="4"/>var mx =</text:p>
      <text:p text:style-name="P1"><text:s text:c="8"/>[[1,0,0],</text:p>
      <text:p text:style-name="P1"><text:s text:c="9"/>[0, Math.cos(rotx), -Math.sin(rotx)],</text:p>
      <text:p text:style-name="P1"><text:s text:c="9"/>[0, Math.sin(rotx), Math.cos(rotx)]];</text:p>
      <text:p text:style-name="P1"><text:s text:c="4"/>var my =</text:p>
      <text:p text:style-name="P1"><text:s text:c="8"/>[[Math.cos(roty),0,Math.sin(roty)],</text:p>
      <text:p text:style-name="P1"><text:s text:c="9"/>[0, 1, 0],</text:p>
      <text:p text:style-name="P1"><text:s text:c="9"/>[-Math.sin(roty),0 , Math.cos(roty)]];</text:p>
      <text:p text:style-name="P1"><text:s text:c="4"/>var ms =</text:p>
      <text:p text:style-name="P1"><text:s text:c="8"/>[[s, 0, 0],</text:p>
      <text:p text:style-name="P1"><text:s text:c="9"/>[0, s, 0],</text:p>
      <text:p text:style-name="P1"><text:s text:c="9"/>[0, 0, s]];</text:p>
      <text:p text:style-name="P1"><text:s text:c="4"/>var rotm = matrixProduct(mx, my);</text:p>
      <text:p text:style-name="P1"><text:s text:c="4"/>var mm = matrixProduct(ms, rotm);</text:p>
      <text:p text:style-name="P1"></text:p>
      <text:p text:style-name="P1"><text:s text:c="4"/>for (var i = 0; i &lt; points.length; ++i) {</text:p>
      <text:p text:style-name="P1"><text:s text:c="8"/>var pointmod = modulus(points[i]);</text:p>
      <text:p text:style-name="P1"><text:s text:c="8"/>var scale = 1/Math.pow(pointmod, 1-s);</text:p>
      <text:p text:style-name="P1"><text:s text:c="8"/>var warpedpoint = scaleVector(points[i], scale);</text:p>
      <text:p text:style-name="P1"><text:s text:c="8"/>var finalpoint = transformProduct(mm, warpedpoint);</text:p>
      <text:p text:style-name="P1"><text:s text:c="8"/>ctx.fillStyle = 'hsla(' + (i/points.length*360) + ', 100%, 50%, ' + (0.3-finalpoint[2]/5) + ')';</text:p>
      <text:p text:style-name="P1"><text:s text:c="8"/>ctx.beginPath();</text:p>
      <text:p text:style-name="P1"><text:s text:c="8"/>ctx.arc(finalpoint[0], finalpoint[1], s*0.05, 0, 2*Math.PI, true);</text:p>
      <text:p text:style-name="P1"><text:s text:c="8"/>ctx.fill();</text:p>
      <text:p text:style-name="P1"><text:s text:c="4"/>}</text:p>
      <text:p text:style-name="P1"><text:s text:c="4"/>tick += 1;</text:p>
      <text:p text:style-name="P1">}, 50);</text:p>
      <text:p text:style-name="P1"></text:p>
      <text:p text:style-name="P1">&lt;/script&gt;</text:p>
      <text:p text:style-name="P1">&lt;/body&gt;</text:p>
      <text:p text:style-name="P1">&lt;/html&gt;</text:p>
      <text:p text:style-name="P1"/>
      <text:p text:style-name="P1"/>
      <text:p text:style-name="P1"/>
      <text:p text:style-name="P1">===</text:p>
      <text:p text:style-name="P1">File: include/program.h (7190 bytes)</text:p>
      <text:p text:style-name="P1">===</text:p>
      <text:p text:style-name="P1"/>
      <text:p text:style-name="P1"/>
      <text:p text:style-name="P1">#ifndef DEMOLIB_PROGRAM_H</text:p>
      <text:p text:style-name="P1">#define DEMOLIB_PROGRAM_H</text:p>
      <text:p text:style-name="P1"/>
      <text:p text:style-name="P1">#include "mesh.h"</text:p>
      <text:p text:style-name="P1">#include &lt;GL/gl.h&gt;</text:p>
      <text:p text:style-name="P1">#include &lt;vector&gt;</text:p>
      <text:p text:style-name="P1"/>
      <text:p text:style-name="P1">struct TextureBase</text:p>
      <text:p text:style-name="P1">{</text:p>
      <text:p text:style-name="P1"><text:s text:c="4"/>TextureBase();</text:p>
      <text:p text:style-name="P1"><text:s text:c="4"/>~TextureBase();</text:p>
      <text:p text:style-name="P1"/>
      <text:p text:style-name="P1"><text:s text:c="4"/>bool allocated; <text:s text:c="8"/>// if glTexImage#D already called (via allocate())</text:p>
      <text:p text:style-name="P1"><text:s text:c="28"/>// to allocate memory on the GPU</text:p>
      <text:p text:style-name="P1"/>
      <text:p text:style-name="P1"><text:s text:c="4"/>// bind texture without updating</text:p>
      <text:p text:style-name="P1"><text:s text:c="4"/>virtual void bind(GLuint texUnit) const = 0;</text:p>
      <text:p text:style-name="P1"><text:s text:c="4"/>// allocate and update texture (only called once), needs to be bound first</text:p>
      <text:p text:style-name="P1"><text:s text:c="4"/>virtual void allocate() = 0;</text:p>
      <text:p text:style-name="P1"><text:s text:c="4"/>// update texture, needs to be bound first</text:p>
      <text:p text:style-name="P1"><text:s text:c="4"/>virtual void update() = 0;</text:p>
      <text:p text:style-name="P1"><text:s text:c="4"/>// get texture from GPU</text:p>
      <text:p text:style-name="P1"><text:s text:c="4"/>virtual void updateLocal() = 0;</text:p>
      <text:p text:style-name="P1"/>
      <text:p text:style-name="P1"><text:s text:c="4"/>static bool isInUseId(GLuint id) {return currentId() == id;}</text:p>
      <text:p text:style-name="P1"><text:s text:c="4"/>bool isInUse() const {return isInUseId(id);}</text:p>
      <text:p text:style-name="P1"><text:s text:c="4"/>static GLuint currentId();</text:p>
      <text:p text:style-name="P1"/>
      <text:p text:style-name="P1"><text:s text:c="4"/>GLuint id;</text:p>
      <text:p text:style-name="P1">};</text:p>
      <text:p text:style-name="P1"/>
      <text:p text:style-name="P1">struct Texture2DBase : public TextureBase</text:p>
      <text:p text:style-name="P1">{</text:p>
      <text:p text:style-name="P1"><text:s text:c="4"/>Texture2DBase(int _w, int _h, int _stride) : w(_w), h(_h), stride(_stride) {}</text:p>
      <text:p text:style-name="P1"/>
      <text:p text:style-name="P1"><text:s text:c="4"/>int w, h;</text:p>
      <text:p text:style-name="P1"><text:s text:c="4"/>int stride; <text:s text:c="4"/>// can be set to 0</text:p>
      <text:p text:style-name="P1"/>
      <text:p text:style-name="P1"><text:s text:c="4"/>void bind(GLuint texUnit) const;</text:p>
      <text:p text:style-name="P1"><text:s text:c="4"/>void unbind() const;</text:p>
      <text:p text:style-name="P1">};</text:p>
      <text:p text:style-name="P1"/>
      <text:p text:style-name="P1">/* 2D texture with optionally automatically managed memory */</text:p>
      <text:p text:style-name="P1">template &lt;typename T&gt;</text:p>
      <text:p text:style-name="P1">struct Texture2D : public Texture2DBase</text:p>
      <text:p text:style-name="P1">{</text:p>
      <text:p text:style-name="P1"><text:s text:c="4"/>/* pass all defaults to not initialise anything:</text:p>
      <text:p text:style-name="P1"><text:s text:c="5"/>* <text:s text:c="5"/>autoManaged is set to false, nothing done on destruction</text:p>
      <text:p text:style-name="P1"><text:s text:c="5"/>* pass width/height but not data</text:p>
      <text:p text:style-name="P1"><text:s text:c="5"/>* <text:s text:c="5"/>autoManaged is set to true, data is automatically allocated and</text:p>
      <text:p text:style-name="P1"><text:s text:c="5"/>* <text:s text:c="5"/>destroyed</text:p>
      <text:p text:style-name="P1"><text:s text:c="5"/>* pass width height and data</text:p>
      <text:p text:style-name="P1"><text:s text:c="5"/>* <text:s text:c="5"/>autoManaged is set to false</text:p>
      <text:p text:style-name="P1"><text:s text:c="5"/>*/</text:p>
      <text:p text:style-name="P1"><text:s text:c="4"/>// constructor to do nothing: manually set everything</text:p>
      <text:p text:style-name="P1"><text:s text:c="4"/>Texture2D() :</text:p>
      <text:p text:style-name="P1"><text:s text:c="8"/>Texture2DBase(-1, -1, 0), data(nullptr),</text:p>
      <text:p text:style-name="P1"><text:s text:c="8"/>autoManaged(false)</text:p>
      <text:p text:style-name="P1"><text:s text:c="4"/>{}</text:p>
      <text:p text:style-name="P1"><text:s text:c="4"/>// constructor to auto-manage memory: manually set nothing</text:p>
      <text:p text:style-name="P1"><text:s text:c="4"/>Texture2D(int _w, int _h) :</text:p>
      <text:p text:style-name="P1"><text:s text:c="8"/>Texture2DBase(_w, _h, 0), data(new T[_w*_h]),</text:p>
      <text:p text:style-name="P1"><text:s text:c="8"/>autoManaged(true)</text:p>
      <text:p text:style-name="P1"><text:s text:c="4"/>{}</text:p>
      <text:p text:style-name="P1"><text:s text:c="4"/>// constructor to manually-manage memory from an external source:</text:p>
      <text:p text:style-name="P1"><text:s text:c="4"/>// memory will not be deallocated on destruction</text:p>
      <text:p text:style-name="P1"><text:s text:c="4"/>Texture2D(int _w, int _h, T *_data, int _stride = 0) :</text:p>
      <text:p text:style-name="P1"><text:s text:c="8"/>Texture2DBase(_w, _h, _stride), data(_data),</text:p>
      <text:p text:style-name="P1"><text:s text:c="8"/>autoManaged(false)</text:p>
      <text:p text:style-name="P1"><text:s text:c="4"/>{}</text:p>
      <text:p text:style-name="P1"/>
      <text:p text:style-name="P1"><text:s text:c="4"/>virtual ~Texture2D()</text:p>
      <text:p text:style-name="P1"><text:s text:c="4"/>{</text:p>
      <text:p text:style-name="P1"><text:s text:c="8"/>if (autoManaged) {</text:p>
      <text:p text:style-name="P1"><text:s text:c="12"/>delete[] data;</text:p>
      <text:p text:style-name="P1"><text:s text:c="8"/>}</text:p>
      <text:p text:style-name="P1"><text:s text:c="4"/>}</text:p>
      <text:p text:style-name="P1"><text:s text:c="4"/>T *const data;</text:p>
      <text:p text:style-name="P1"><text:s text:c="4"/>const bool autoManaged; // if we need to deallocate memory on destruction</text:p>
      <text:p text:style-name="P1"/>
      <text:p text:style-name="P1"><text:s text:c="4"/>virtual void allocate();</text:p>
      <text:p text:style-name="P1"><text:s text:c="4"/>virtual void update();</text:p>
      <text:p text:style-name="P1"><text:s text:c="4"/>virtual void updateLocal();</text:p>
      <text:p text:style-name="P1"/>
      <text:p text:style-name="P1"><text:s text:c="4"/>static const GLenum pixelType, pixelFormat, internalPixelFormat;</text:p>
      <text:p text:style-name="P1">};</text:p>
      <text:p text:style-name="P1"/>
      <text:p text:style-name="P1"/>
      <text:p text:style-name="P1">struct Shader</text:p>
      <text:p text:style-name="P1">{</text:p>
      <text:p text:style-name="P1">public:</text:p>
      <text:p text:style-name="P1"><text:s text:c="4"/>Shader(GLenum _type, const char *_name);</text:p>
      <text:p text:style-name="P1"><text:s text:c="4"/>~Shader();</text:p>
      <text:p text:style-name="P1"/>
      <text:p text:style-name="P1"><text:s text:c="4"/>bool compile();</text:p>
      <text:p text:style-name="P1"><text:s text:c="4"/>bool compileLazy() {</text:p>
      <text:p text:style-name="P1"><text:s text:c="8"/>if (id == -1u) return compile();</text:p>
      <text:p text:style-name="P1"><text:s text:c="8"/>return true;</text:p>
      <text:p text:style-name="P1"><text:s text:c="4"/>}</text:p>
      <text:p text:style-name="P1"/>
      <text:p text:style-name="P1"><text:s text:c="4"/>GLuint id;</text:p>
      <text:p text:style-name="P1"><text:s text:c="4"/>GLenum type;</text:p>
      <text:p text:style-name="P1"><text:s text:c="4"/>const char *name, *strType;</text:p>
      <text:p text:style-name="P1"><text:s text:c="4"/>std::string code;</text:p>
      <text:p text:style-name="P1"/>
      <text:p text:style-name="P1"><text:s text:c="4"/>static std::shared_ptr&lt;Shader&gt; FromFile(GLenum type, const char *filename);</text:p>
      <text:p text:style-name="P1"><text:s text:c="4"/>static std::shared_ptr&lt;Shader&gt; Inline(GLenum type, std::string shaderCode, const char *name = "&lt;inline&gt;");</text:p>
      <text:p text:style-name="P1">};</text:p>
      <text:p text:style-name="P1"/>
      <text:p text:style-name="P1">struct Program</text:p>
      <text:p text:style-name="P1">{</text:p>
      <text:p text:style-name="P1"><text:s text:c="4"/>static constexpr U32 PrimitiveRestartIndex = 0xFFFFFFFF;</text:p>
      <text:p text:style-name="P1"/>
      <text:p text:style-name="P1">protected:</text:p>
      <text:p text:style-name="P1"><text:s text:c="4"/>Program(std::initializer_list&lt;std::shared_ptr&lt;Shader&gt; &gt; &amp;&amp;_shaders);</text:p>
      <text:p text:style-name="P1"/>
      <text:p text:style-name="P1">public:</text:p>
      <text:p text:style-name="P1"><text:s text:c="4"/>virtual void draw() const = 0;</text:p>
      <text:p text:style-name="P1"><text:s text:c="4"/>static GLuint doLink(std::vector&lt;std::shared_ptr&lt;Shader&gt; &gt; &amp;shaders);</text:p>
      <text:p text:style-name="P1"><text:s text:c="4"/>bool link();</text:p>
      <text:p text:style-name="P1"/>
      <text:p text:style-name="P1"><text:s text:c="4"/>virtual void use();</text:p>
      <text:p text:style-name="P1"><text:s text:c="4"/>virtual void unuse();</text:p>
      <text:p text:style-name="P1"><text:s text:c="4"/>/* checks */</text:p>
      <text:p text:style-name="P1"><text:s text:c="4"/>static GLuint currentId();</text:p>
      <text:p text:style-name="P1"><text:s text:c="4"/>static bool isInUseId(GLuint id) {return currentId() == id;}</text:p>
      <text:p text:style-name="P1"><text:s text:c="4"/>bool isInUse() const {return isInUseId(id);}</text:p>
      <text:p text:style-name="P1"/>
      <text:p text:style-name="P1"><text:s text:c="4"/>GLint uniformLocation(const char *name);</text:p>
      <text:p text:style-name="P1"><text:s text:c="4"/>bool setUniform(const char *name, GLint v);</text:p>
      <text:p text:style-name="P1"><text:s text:c="4"/>bool setUniform(const char *name, float v);</text:p>
      <text:p text:style-name="P1"><text:s text:c="4"/>bool setUniform(const char *name, const glm::vec2 &amp;v);</text:p>
      <text:p text:style-name="P1"><text:s text:c="4"/>bool setUniform(const char *name, const glm::vec3 &amp;v);</text:p>
      <text:p text:style-name="P1"><text:s text:c="4"/>bool setUniform(const char *name, const glm::vec4 &amp;v);</text:p>
      <text:p text:style-name="P1"><text:s text:c="4"/>bool setUniform(const char *name, const glm::mat2 &amp;v, bool trans=false);</text:p>
      <text:p text:style-name="P1"><text:s text:c="4"/>bool setUniform(const char *name, const glm::mat3 &amp;v, bool trans=false);</text:p>
      <text:p text:style-name="P1"><text:s text:c="4"/>bool setUniform(const char *name, const glm::mat4 &amp;v, bool trans=false);</text:p>
      <text:p text:style-name="P1"/>
      <text:p text:style-name="P1"/>
      <text:p text:style-name="P1"><text:s text:c="4"/>GLuint id;</text:p>
      <text:p text:style-name="P1"/>
      <text:p text:style-name="P1">protected:</text:p>
      <text:p text:style-name="P1"><text:s text:c="4"/>/* called once link succeeds -- set up uniforms here */</text:p>
      <text:p text:style-name="P1"><text:s text:c="4"/>virtual void postLink() {}</text:p>
      <text:p text:style-name="P1"/>
      <text:p text:style-name="P1">private:</text:p>
      <text:p text:style-name="P1"><text:s text:c="4"/>std::vector&lt;std::shared_ptr&lt;Shader&gt; &gt; shaders;</text:p>
      <text:p text:style-name="P1">};</text:p>
      <text:p text:style-name="P1"/>
      <text:p text:style-name="P1">struct VertexAttribDescriptor</text:p>
      <text:p text:style-name="P1">{</text:p>
      <text:p text:style-name="P1"><text:s text:c="4"/>const char *shaderAttrName;</text:p>
      <text:p text:style-name="P1"><text:s text:c="4"/>unsigned offset;</text:p>
      <text:p text:style-name="P1">};</text:p>
      <text:p text:style-name="P1"/>
      <text:p text:style-name="P1">struct ProgramRaw : public Program</text:p>
      <text:p text:style-name="P1">{</text:p>
      <text:p text:style-name="P1"><text:s text:c="4"/>ProgramRaw(std::initializer_list&lt;std::shared_ptr&lt;Shader&gt; &gt; &amp;&amp;_shaders) :</text:p>
      <text:p text:style-name="P1"><text:s text:c="8"/>Program(std::move(_shaders)) {}</text:p>
      <text:p text:style-name="P1"/>
      <text:p text:style-name="P1">private:</text:p>
      <text:p text:style-name="P1"><text:s text:c="4"/>void draw() const {};</text:p>
      <text:p text:style-name="P1">};</text:p>
      <text:p text:style-name="P1"/>
      <text:p text:style-name="P1">struct VertBuf</text:p>
      <text:p text:style-name="P1">{</text:p>
      <text:p text:style-name="P1"><text:s text:c="4"/>glm::vec3 pos;</text:p>
      <text:p text:style-name="P1"><text:s text:c="4"/>glm::vec2 texCoord;</text:p>
      <text:p text:style-name="P1"><text:s text:c="4"/>VertBuf &amp;operator=(const MeshVert &amp;vert) {</text:p>
      <text:p text:style-name="P1"><text:s text:c="8"/>pos = vert.pos;</text:p>
      <text:p text:style-name="P1"><text:s text:c="8"/>texCoord = vert.texCoord;</text:p>
      <text:p text:style-name="P1"><text:s text:c="8"/>return (*this);</text:p>
      <text:p text:style-name="P1"><text:s text:c="4"/>}</text:p>
      <text:p text:style-name="P1">};</text:p>
      <text:p text:style-name="P1"/>
      <text:p text:style-name="P1">struct ProgramMesh : public Program</text:p>
      <text:p text:style-name="P1">{</text:p>
      <text:p text:style-name="P1"><text:s text:c="4"/>ProgramMesh(std::initializer_list&lt;std::shared_ptr&lt;Shader&gt; &gt; &amp;&amp;_shaders) :</text:p>
      <text:p text:style-name="P1"><text:s text:c="8"/>Program(std::move(_shaders)) {}</text:p>
      <text:p text:style-name="P1"/>
      <text:p text:style-name="P1"><text:s text:c="4"/>virtual void use();</text:p>
      <text:p text:style-name="P1"><text:s text:c="4"/>virtual void unuse();</text:p>
      <text:p text:style-name="P1"/>
      <text:p text:style-name="P1"><text:s text:c="4"/>/* accepts vertices iff (vert.mask | vertMask) == 0xFF */</text:p>
      <text:p text:style-name="P1"><text:s text:c="4"/>virtual void updateMeshBuf(const Mesh &amp;mesh, uint8_t vertMask = 0xFF, uint8_t faceMask = 0xFF);</text:p>
      <text:p text:style-name="P1"><text:s text:c="4"/>/* draw after doing sanity checks that this program is being used */</text:p>
      <text:p text:style-name="P1"><text:s text:c="4"/>virtual void draw() const;</text:p>
      <text:p text:style-name="P1"><text:s text:c="4"/>virtual void drawWire() const;</text:p>
      <text:p text:style-name="P1"><text:s text:c="4"/>/* example:</text:p>
      <text:p text:style-name="P1"><text:s text:c="5"/>* prog-&gt;link();</text:p>
      <text:p text:style-name="P1"><text:s text:c="5"/>* ...</text:p>
      <text:p text:style-name="P1"><text:s text:c="5"/>* prog-&gt;use();</text:p>
      <text:p text:style-name="P1"><text:s text:c="5"/>* prog-&gt;draw();</text:p>
      <text:p text:style-name="P1"><text:s text:c="5"/>* prog-&gt;unuse();</text:p>
      <text:p text:style-name="P1"><text:s text:c="5"/>*/</text:p>
      <text:p text:style-name="P1"/>
      <text:p text:style-name="P1"><text:s text:c="4"/>GLuint vaoId, vertBufId, idxBufId;</text:p>
      <text:p text:style-name="P1"><text:s text:c="4"/>std::vector&lt;VertBuf&gt; vertBuf;</text:p>
      <text:p text:style-name="P1"><text:s text:c="4"/>std::vector&lt;U32&gt; idxBuf;</text:p>
      <text:p text:style-name="P1"/>
      <text:p text:style-name="P1"><text:s text:c="4"/>static const std::shared_ptr&lt;Shader&gt; vs;</text:p>
      <text:p text:style-name="P1">private:</text:p>
      <text:p text:style-name="P1"><text:s text:c="4"/>void doDraw(GLenum mode) const;</text:p>
      <text:p text:style-name="P1">};</text:p>
      <text:p text:style-name="P1"/>
      <text:p text:style-name="P1">struct ProgramMeshDebugVisFace : public ProgramMesh</text:p>
      <text:p text:style-name="P1">{</text:p>
      <text:p text:style-name="P1"><text:s text:c="4"/>ProgramMeshDebugVisFace() :</text:p>
      <text:p text:style-name="P1"><text:s text:c="8"/>ProgramMesh({vs, fs})</text:p>
      <text:p text:style-name="P1"><text:s text:c="4"/>{}</text:p>
      <text:p text:style-name="P1"><text:s text:c="4"/>static const std::shared_ptr&lt;Shader&gt; fs;</text:p>
      <text:p text:style-name="P1">};</text:p>
      <text:p text:style-name="P1"/>
      <text:p text:style-name="P1">struct ProgramMeshDebugVisEdge : public ProgramMesh</text:p>
      <text:p text:style-name="P1">{</text:p>
      <text:p text:style-name="P1"><text:s text:c="4"/>ProgramMeshDebugVisEdge() :</text:p>
      <text:p text:style-name="P1"><text:s text:c="8"/>ProgramMesh({vs, fs})</text:p>
      <text:p text:style-name="P1"><text:s text:c="4"/>{}</text:p>
      <text:p text:style-name="P1"><text:s text:c="4"/>static const std::shared_ptr&lt;Shader&gt; fs;</text:p>
      <text:p text:style-name="P1">};</text:p>
      <text:p text:style-name="P1"/>
      <text:p text:style-name="P1">struct ProgramTexturedQuad : public ProgramMesh</text:p>
      <text:p text:style-name="P1">{</text:p>
      <text:p text:style-name="P1"><text:s text:c="4"/>ProgramTexturedQuad(GLuint texUnit,</text:p>
      <text:p text:style-name="P1"><text:s text:c="12"/>std::initializer_list&lt;std::shared_ptr&lt;Shader&gt; &gt; &amp;&amp;_shaders = {vs, fs});</text:p>
      <text:p text:style-name="P1"/>
      <text:p text:style-name="P1"><text:s text:c="4"/>GLuint texUnit;</text:p>
      <text:p text:style-name="P1"><text:s text:c="4"/>static const std::shared_ptr&lt;Shader&gt; vs, fs;</text:p>
      <text:p text:style-name="P1"/>
      <text:p text:style-name="P1">protected:</text:p>
      <text:p text:style-name="P1"><text:s text:c="4"/>virtual void postLink();</text:p>
      <text:p text:style-name="P1">};</text:p>
      <text:p text:style-name="P1"/>
      <text:p text:style-name="P1">struct ProgramTexQuadImp : public Program</text:p>
      <text:p text:style-name="P1">{</text:p>
      <text:p text:style-name="P1"><text:s text:c="4"/>ProgramTexQuadImp(GLuint texUnit,</text:p>
      <text:p text:style-name="P1"><text:s text:c="12"/>std::initializer_list&lt;std::shared_ptr&lt;Shader&gt; &gt; &amp;&amp;_shaders = {vs, fs});</text:p>
      <text:p text:style-name="P1"/>
      <text:p text:style-name="P1"><text:s text:c="4"/>virtual void draw() const;</text:p>
      <text:p text:style-name="P1"/>
      <text:p text:style-name="P1"><text:s text:c="4"/>GLuint texUnit, vaoId;</text:p>
      <text:p text:style-name="P1"><text:s text:c="4"/>static const std::shared_ptr&lt;Shader&gt; vs, fs;</text:p>
      <text:p text:style-name="P1"/>
      <text:p text:style-name="P1">protected:</text:p>
      <text:p text:style-name="P1"><text:s text:c="4"/>virtual void postLink();</text:p>
      <text:p text:style-name="P1">};</text:p>
      <text:p text:style-name="P1"/>
      <text:p text:style-name="P1"/>
      <text:p text:style-name="P1"/>
      <text:p text:style-name="P1">struct FBBase</text:p>
      <text:p text:style-name="P1">{</text:p>
      <text:p text:style-name="P1">};</text:p>
      <text:p text:style-name="P1"/>
      <text:p text:style-name="P1">struct FBDefault : public FBBase</text:p>
      <text:p text:style-name="P1">{</text:p>
      <text:p text:style-name="P1">};</text:p>
      <text:p text:style-name="P1"/>
      <text:p text:style-name="P1">struct FBO : public FBBase</text:p>
      <text:p text:style-name="P1">{</text:p>
      <text:p text:style-name="P1"><text:s text:c="4"/>const int w, h;</text:p>
      <text:p text:style-name="P1"><text:s text:c="4"/>GLuint id, depthBufId;</text:p>
      <text:p text:style-name="P1"/>
      <text:p text:style-name="P1"><text:s text:c="4"/>enum ConstructionFlags {</text:p>
      <text:p text:style-name="P1"><text:s text:c="8"/>DEPTHBUF = 1,</text:p>
      <text:p text:style-name="P1"><text:s text:c="4"/>};</text:p>
      <text:p text:style-name="P1"/>
      <text:p text:style-name="P1"><text:s text:c="4"/>FBO(int _w, int _h, int flags = 0);</text:p>
      <text:p text:style-name="P1"><text:s text:c="4"/>virtual ~FBO();</text:p>
      <text:p text:style-name="P1"/>
      <text:p text:style-name="P1"><text:s text:c="4"/>// bind a texture to draw to</text:p>
      <text:p text:style-name="P1"><text:s text:c="4"/>void bindTexture(const Texture2DBase &amp;tex, int attachment);</text:p>
      <text:p text:style-name="P1">};</text:p>
      <text:p text:style-name="P1"/>
      <text:p text:style-name="P1">struct GLContext</text:p>
      <text:p text:style-name="P1">{</text:p>
      <text:p text:style-name="P1"><text:s text:c="4"/>static GLContext &amp;get()</text:p>
      <text:p text:style-name="P1"><text:s text:c="4"/>{</text:p>
      <text:p text:style-name="P1"><text:s text:c="8"/>static GLContext instance;</text:p>
      <text:p text:style-name="P1"><text:s text:c="8"/>return instance;</text:p>
      <text:p text:style-name="P1"><text:s text:c="4"/>}</text:p>
      <text:p text:style-name="P1"/>
      <text:p text:style-name="P1"><text:s text:c="4"/>void bindFBO(FBO &amp;fbo);</text:p>
      <text:p text:style-name="P1"><text:s text:c="4"/>void unbindFBO();</text:p>
      <text:p text:style-name="P1"/>
      <text:p text:style-name="P1"><text:s text:c="4"/>FBDefault defaultFB;</text:p>
      <text:p text:style-name="P1"><text:s text:c="4"/>FBBase *curFBO;</text:p>
      <text:p text:style-name="P1">private:</text:p>
      <text:p text:style-name="P1"><text:s text:c="4"/>GLContext() : curFBO(0) {}</text:p>
      <text:p text:style-name="P1"><text:s text:c="4"/>GLContext(GLContext const&amp;);</text:p>
      <text:p text:style-name="P1"><text:s text:c="4"/>void operator=(GLContext const&amp;);</text:p>
      <text:p text:style-name="P1">};</text:p>
      <text:p text:style-name="P1"/>
      <text:p text:style-name="P1"/>
      <text:p text:style-name="P1"/>
      <text:p text:style-name="P1">#endif</text:p>
      <text:p text:style-name="P1"/>
      <text:p text:style-name="P1"/>
      <text:p text:style-name="P1"/>
      <text:p text:style-name="P1">===</text:p>
      <text:p text:style-name="P1">File: include/demolib.h (124 bytes)</text:p>
      <text:p text:style-name="P1">===</text:p>
      <text:p text:style-name="P1"/>
      <text:p text:style-name="P1"/>
      <text:p text:style-name="P1">#ifndef DEMOLIB_H</text:p>
      <text:p text:style-name="P1">#define DEMOLIB_H</text:p>
      <text:p text:style-name="P1"/>
      <text:p text:style-name="P1">#include &lt;GL/glew.h&gt;</text:p>
      <text:p text:style-name="P1"/>
      <text:p text:style-name="P1">#include "util.h"</text:p>
      <text:p text:style-name="P1">#include "mesh.h"</text:p>
      <text:p text:style-name="P1">#include "program.h"</text:p>
      <text:p text:style-name="P1"/>
      <text:p text:style-name="P1">#endif</text:p>
      <text:p text:style-name="P1"/>
      <text:p text:style-name="P1"/>
      <text:p text:style-name="P1"/>
      <text:p text:style-name="P1">===</text:p>
      <text:p text:style-name="P1">File: include/text.h (757 bytes)</text:p>
      <text:p text:style-name="P1">===</text:p>
      <text:p text:style-name="P1"/>
      <text:p text:style-name="P1"/>
      <text:p text:style-name="P1">#ifndef DEMOLIB_TEXT_H</text:p>
      <text:p text:style-name="P1">#define DEMOLIB_TEXT_H</text:p>
      <text:p text:style-name="P1"/>
      <text:p text:style-name="P1">#include "program.h"</text:p>
      <text:p text:style-name="P1">#include &lt;string&gt;</text:p>
      <text:p text:style-name="P1"/>
      <text:p text:style-name="P1">struct SDL_Surface;</text:p>
      <text:p text:style-name="P1">typedef struct _TTF_Font TTF_Font;</text:p>
      <text:p text:style-name="P1"/>
      <text:p text:style-name="P1">struct Font</text:p>
      <text:p text:style-name="P1">{</text:p>
      <text:p text:style-name="P1"><text:s text:c="4"/>Font(std::string file, int size);</text:p>
      <text:p text:style-name="P1"><text:s text:c="4"/>~Font();</text:p>
      <text:p text:style-name="P1"/>
      <text:p text:style-name="P1"><text:s text:c="4"/>glm::i32vec2 measure(std::string text);</text:p>
      <text:p text:style-name="P1"><text:s text:c="4"/>SDL_Surface *draw(std::string text);</text:p>
      <text:p text:style-name="P1"/>
      <text:p text:style-name="P1">private:</text:p>
      <text:p text:style-name="P1"><text:s text:c="4"/>TTF_Font *font;</text:p>
      <text:p text:style-name="P1">};</text:p>
      <text:p text:style-name="P1"/>
      <text:p text:style-name="P1">struct TextureTextSDF : public Texture2D&lt;uint8_t&gt;</text:p>
      <text:p text:style-name="P1">{</text:p>
      <text:p text:style-name="P1"><text:s text:c="4"/>TextureTextSDF(SDL_Surface *surf, int scaleDown = 16, int spread = 32);</text:p>
      <text:p text:style-name="P1"><text:s text:c="4"/>TextureTextSDF(int w, int h, SDL_Surface *surf, int spread = 32);</text:p>
      <text:p text:style-name="P1">};</text:p>
      <text:p text:style-name="P1"/>
      <text:p text:style-name="P1">struct ProgramTextSDF : public ProgramTexQuadImp</text:p>
      <text:p text:style-name="P1">{</text:p>
      <text:p text:style-name="P1"><text:s text:c="4"/>ProgramTextSDF(GLuint texUnit,</text:p>
      <text:p text:style-name="P1"><text:s text:c="12"/>std::initializer_list&lt;std::shared_ptr&lt;Shader&gt; &gt; &amp;&amp;_shaders = {vs, fs});</text:p>
      <text:p text:style-name="P1"/>
      <text:p text:style-name="P1"><text:s text:c="4"/>static const std::shared_ptr&lt;Shader&gt; fs;</text:p>
      <text:p text:style-name="P1">};</text:p>
      <text:p text:style-name="P1"/>
      <text:p text:style-name="P1">#endif</text:p>
      <text:p text:style-name="P1"/>
      <text:p text:style-name="P1"/>
      <text:p text:style-name="P1"/>
      <text:p text:style-name="P1">===</text:p>
      <text:p text:style-name="P1">File: include/util.h (2882 bytes)</text:p>
      <text:p text:style-name="P1">===</text:p>
      <text:p text:style-name="P1"/>
      <text:p text:style-name="P1"/>
      <text:p text:style-name="P1">#ifndef DEMOLIB_UTIL_H</text:p>
      <text:p text:style-name="P1">#define DEMOLIB_UTIL_H</text:p>
      <text:p text:style-name="P1"/>
      <text:p text:style-name="P1">#include &lt;memory&gt;</text:p>
      <text:p text:style-name="P1">#include &lt;cinttypes&gt;</text:p>
      <text:p text:style-name="P1">#include &lt;vector&gt;</text:p>
      <text:p text:style-name="P1"/>
      <text:p text:style-name="P1">typedef uint8_t U8;</text:p>
      <text:p text:style-name="P1">typedef uint16_t U16;</text:p>
      <text:p text:style-name="P1">typedef uint32_t U32;</text:p>
      <text:p text:style-name="P1">static constexpr U32 U32_MIN = static_cast&lt;U32&gt;(0);</text:p>
      <text:p text:style-name="P1">static constexpr U32 U32_MAX = ~static_cast&lt;U32&gt;(0);</text:p>
      <text:p text:style-name="P1">typedef int8_t S8;</text:p>
      <text:p text:style-name="P1">typedef int16_t S16;</text:p>
      <text:p text:style-name="P1">typedef int32_t S32;</text:p>
      <text:p text:style-name="P1"/>
      <text:p text:style-name="P1">#include &lt;glm/glm.hpp&gt;</text:p>
      <text:p text:style-name="P1">#include &lt;glm/gtc/quaternion.hpp&gt;</text:p>
      <text:p text:style-name="P1">#include &lt;glm/gtc/type_precision.hpp&gt;</text:p>
      <text:p text:style-name="P1">#include &lt;glm/gtc/matrix_transform.hpp&gt;</text:p>
      <text:p text:style-name="P1">#include &lt;glm/gtc/type_ptr.hpp&gt;</text:p>
      <text:p text:style-name="P1"/>
      <text:p text:style-name="P1">/* matrix stack */</text:p>
      <text:p text:style-name="P1"/>
      <text:p text:style-name="P1">template &lt;class M&gt;</text:p>
      <text:p text:style-name="P1">struct MatStack</text:p>
      <text:p text:style-name="P1">{</text:p>
      <text:p text:style-name="P1"><text:s text:c="4"/>void push() {</text:p>
      <text:p text:style-name="P1"><text:s text:c="8"/>stack.push_back(top);</text:p>
      <text:p text:style-name="P1"><text:s text:c="4"/>}</text:p>
      <text:p text:style-name="P1"><text:s text:c="4"/>void pop() {</text:p>
      <text:p text:style-name="P1"><text:s text:c="8"/>top = stack.back();</text:p>
      <text:p text:style-name="P1"><text:s text:c="8"/>stack.pop_back();</text:p>
      <text:p text:style-name="P1"><text:s text:c="4"/>}</text:p>
      <text:p text:style-name="P1"><text:s text:c="4"/>MatStack &amp;operator*=(const M &amp;m) {</text:p>
      <text:p text:style-name="P1"><text:s text:c="8"/>top *= m;</text:p>
      <text:p text:style-name="P1"><text:s text:c="8"/>return *this;</text:p>
      <text:p text:style-name="P1"><text:s text:c="4"/>}</text:p>
      <text:p text:style-name="P1"/>
      <text:p text:style-name="P1"><text:s text:c="4"/>std::vector&lt;M&gt; stack;</text:p>
      <text:p text:style-name="P1"><text:s text:c="4"/>M top;</text:p>
      <text:p text:style-name="P1">};</text:p>
      <text:p text:style-name="P1"/>
      <text:p text:style-name="P1">template struct MatStack&lt;glm::mat4&gt;;</text:p>
      <text:p text:style-name="P1">typedef MatStack&lt;glm::mat4&gt; Mat4Stack;</text:p>
      <text:p text:style-name="P1"/>
      <text:p text:style-name="P1">#define ARRAYLEN(x) (sizeof(x)/sizeof((x)[0]))</text:p>
      <text:p text:style-name="P1">#define PI 3.14159265359f</text:p>
      <text:p text:style-name="P1"/>
      <text:p text:style-name="P1">template &lt;typename T&gt;</text:p>
      <text:p text:style-name="P1">inline T clamp(const T x, const T min, const T max)</text:p>
      <text:p text:style-name="P1">{</text:p>
      <text:p text:style-name="P1"><text:s text:c="4"/>return std::max(min, std::min(x, max));</text:p>
      <text:p text:style-name="P1">}</text:p>
      <text:p text:style-name="P1"/>
      <text:p text:style-name="P1">extern "C"</text:p>
      <text:p text:style-name="P1">{</text:p>
      <text:p text:style-name="P1"><text:s text:c="4"/>void dlib_log(const char *file, unsigned line, const char *format, ...);</text:p>
      <text:p text:style-name="P1"><text:s text:c="4"/>void dlib_stacktrace();</text:p>
      <text:p text:style-name="P1">}</text:p>
      <text:p text:style-name="P1"/>
      <text:p text:style-name="P1">#ifdef LOG</text:p>
      <text:p text:style-name="P1">#undef LOG</text:p>
      <text:p text:style-name="P1">#endif</text:p>
      <text:p text:style-name="P1"/>
      <text:p text:style-name="P1">#ifdef ASSERTX</text:p>
      <text:p text:style-name="P1">#undef ASSERTX</text:p>
      <text:p text:style-name="P1">#endif</text:p>
      <text:p text:style-name="P1"/>
      <text:p text:style-name="P1">#ifdef INFO</text:p>
      <text:p text:style-name="P1">#undef INFO</text:p>
      <text:p text:style-name="P1">#endif</text:p>
      <text:p text:style-name="P1"/>
      <text:p text:style-name="P1">#define INFO(...) dlib_log(__FILE__, __LINE__, __VA_ARGS__)</text:p>
      <text:p text:style-name="P1"/>
      <text:p text:style-name="P1">#ifdef DEBUG</text:p>
      <text:p text:style-name="P1"><text:s text:c="4"/>static constexpr bool IS_DEBUG = true;</text:p>
      <text:p text:style-name="P1"># <text:s text:c="2"/>include &lt;cstdlib&gt;</text:p>
      <text:p text:style-name="P1"># <text:s text:c="2"/>define LOG(...) INFO(__VA_ARGS__)</text:p>
      <text:p text:style-name="P1"># <text:s text:c="2"/>define ASSERTX(x, ...) \</text:p>
      <text:p text:style-name="P1"><text:s text:c="4"/>do { \</text:p>
      <text:p text:style-name="P1"><text:s text:c="8"/>if (!(x)) { \</text:p>
      <text:p text:style-name="P1"><text:s text:c="12"/>LOG("* ASSERTION '%s' FAILED! *", #x); \</text:p>
      <text:p text:style-name="P1"><text:s text:c="12"/>LOG("" __VA_ARGS__); \</text:p>
      <text:p text:style-name="P1"><text:s text:c="12"/>dlib_stacktrace(); \</text:p>
      <text:p text:style-name="P1"><text:s text:c="12"/>abort(); \</text:p>
      <text:p text:style-name="P1"><text:s text:c="8"/>} \</text:p>
      <text:p text:style-name="P1"><text:s text:c="4"/>} while (0)</text:p>
      <text:p text:style-name="P1"># <text:s text:c="2"/>define CHECK_GL_ERROR(where) \</text:p>
      <text:p text:style-name="P1"><text:s text:c="4"/>do { \</text:p>
      <text:p text:style-name="P1"><text:s text:c="8"/>GLenum glErr = glGetError(); \</text:p>
      <text:p text:style-name="P1"><text:s text:c="8"/>if (glErr) { \</text:p>
      <text:p text:style-name="P1"><text:s text:c="12"/>LOG("GL error: %s", gluErrorString(glErr)); \</text:p>
      <text:p text:style-name="P1"><text:s text:c="12"/>ASSERTX(!glErr, "GL error detected (%s)", where); \</text:p>
      <text:p text:style-name="P1"><text:s text:c="8"/>} \</text:p>
      <text:p text:style-name="P1"><text:s text:c="4"/>} while (0)</text:p>
      <text:p text:style-name="P1">#else</text:p>
      <text:p text:style-name="P1"><text:s text:c="4"/>static constexpr bool IS_DEBUG = false;</text:p>
      <text:p text:style-name="P1"># <text:s text:c="2"/>define LOG(...) <text:s text:c="3"/>do { (void) 0; } while (0)</text:p>
      <text:p text:style-name="P1"># <text:s text:c="2"/>define ASSERTX(x, ...) do { (void) sizeof(x); } while (0)</text:p>
      <text:p text:style-name="P1"># <text:s text:c="2"/>define CHECK_GL_ERROR(where) do { (void) sizeof(where); } while (0)</text:p>
      <text:p text:style-name="P1">#endif</text:p>
      <text:p text:style-name="P1"/>
      <text:p text:style-name="P1"/>
      <text:p text:style-name="P1">#include &lt;cerrno&gt;</text:p>
      <text:p text:style-name="P1">#include &lt;cstdlib&gt;</text:p>
      <text:p text:style-name="P1">inline void *dlib_malloc(size_t size, size_t alignment)</text:p>
      <text:p text:style-name="P1">{</text:p>
      <text:p text:style-name="P1"><text:s text:c="4"/>void *ptr;</text:p>
      <text:p text:style-name="P1"><text:s text:c="4"/>int ret = posix_memalign(&amp;ptr, alignment, size);</text:p>
      <text:p text:style-name="P1"><text:s text:c="4"/>ASSERTX(ret != EINVAL, "alignment invalid");</text:p>
      <text:p text:style-name="P1"><text:s text:c="4"/>ASSERTX(ret != ENOMEM, "insufficient memory");</text:p>
      <text:p text:style-name="P1"><text:s text:c="4"/>ASSERTX(ret == 0, "posix_memalign failed -- unknown reason");</text:p>
      <text:p text:style-name="P1"><text:s text:c="4"/>return ptr;</text:p>
      <text:p text:style-name="P1">}</text:p>
      <text:p text:style-name="P1"/>
      <text:p text:style-name="P1"/>
      <text:p text:style-name="P1"/>
      <text:p text:style-name="P1">#include &lt;mmintrin.h&gt;</text:p>
      <text:p text:style-name="P1">#include &lt;xmmintrin.h&gt;</text:p>
      <text:p text:style-name="P1"/>
      <text:p text:style-name="P1">#define ENABLE_FTZ() _mm_setcsr(_mm_getcsr() | 0x8040)</text:p>
      <text:p text:style-name="P1"/>
      <text:p text:style-name="P1"/>
      <text:p text:style-name="P1">#define unlikely(expr) __builtin_expect(!!(expr), 0)</text:p>
      <text:p text:style-name="P1">#define <text:s text:c="2"/>likely(expr) __builtin_expect(!!(expr), 1)</text:p>
      <text:p text:style-name="P1"/>
      <text:p text:style-name="P1">template &lt;class T&gt;</text:p>
      <text:p text:style-name="P1">T lerp(T a, T b, int num, int den)</text:p>
      <text:p text:style-name="P1">{</text:p>
      <text:p text:style-name="P1"><text:s text:c="4"/>return a + (b-a)*num/den;</text:p>
      <text:p text:style-name="P1">}</text:p>
      <text:p text:style-name="P1"/>
      <text:p text:style-name="P1">#endif</text:p>
      <text:p text:style-name="P1"/>
      <text:p text:style-name="P1"/>
      <text:p text:style-name="P1"/>
      <text:p text:style-name="P1">===</text:p>
      <text:p text:style-name="P1">File: include/scene.h (326 bytes)</text:p>
      <text:p text:style-name="P1">===</text:p>
      <text:p text:style-name="P1"/>
      <text:p text:style-name="P1"/>
      <text:p text:style-name="P1">#ifndef DEMOLIB_SCENE_H</text:p>
      <text:p text:style-name="P1">#define DEMOLIB_SCENE_H</text:p>
      <text:p text:style-name="P1"/>
      <text:p text:style-name="P1">#include "util.h"</text:p>
      <text:p text:style-name="P1">#include "mesh.h"</text:p>
      <text:p text:style-name="P1">#include "program.h"</text:p>
      <text:p text:style-name="P1"/>
      <text:p text:style-name="P1">struct SceneNode</text:p>
      <text:p text:style-name="P1">{</text:p>
      <text:p text:style-name="P1"><text:s text:c="4"/>Mesh *mesh;</text:p>
      <text:p text:style-name="P1"><text:s text:c="4"/>Program *program;</text:p>
      <text:p text:style-name="P1"/>
      <text:p text:style-name="P1"><text:s text:c="4"/>glm::vec3 *pos;</text:p>
      <text:p text:style-name="P1"><text:s text:c="4"/>glm::quat *orientation;</text:p>
      <text:p text:style-name="P1"><text:s text:c="4"/>float scale;</text:p>
      <text:p text:style-name="P1"/>
      <text:p text:style-name="P1"><text:s text:c="4"/>TextureBase *texture;</text:p>
      <text:p text:style-name="P1">};</text:p>
      <text:p text:style-name="P1"/>
      <text:p text:style-name="P1">struct Scene</text:p>
      <text:p text:style-name="P1">{</text:p>
      <text:p text:style-name="P1"><text:s text:c="4"/>Scene();</text:p>
      <text:p text:style-name="P1"/>
      <text:p text:style-name="P1"><text:s text:c="4"/>void Render() const;</text:p>
      <text:p text:style-name="P1">};</text:p>
      <text:p text:style-name="P1"/>
      <text:p text:style-name="P1">#endif</text:p>
      <text:p text:style-name="P1"/>
      <text:p text:style-name="P1"/>
      <text:p text:style-name="P1"/>
      <text:p text:style-name="P1">===</text:p>
      <text:p text:style-name="P1">File: include/demo.h (278 bytes)</text:p>
      <text:p text:style-name="P1">===</text:p>
      <text:p text:style-name="P1"/>
      <text:p text:style-name="P1"/>
      <text:p text:style-name="P1">#ifndef DEMO_H</text:p>
      <text:p text:style-name="P1">#define DEMO_H</text:p>
      <text:p text:style-name="P1"/>
      <text:p text:style-name="P1">#include "demolib.h"</text:p>
      <text:p text:style-name="P1"/>
      <text:p text:style-name="P1">extern "C" {</text:p>
      <text:p text:style-name="P1"><text:soft-page-break/><text:s text:c="4"/>void demo_init(unsigned w, unsigned h);</text:p>
      <text:p text:style-name="P1"><text:s text:c="4"/>bool demo_prepareFrame();</text:p>
      <text:p text:style-name="P1"><text:s text:c="4"/>void demo_drawFrame();</text:p>
      <text:p text:style-name="P1"/>
      <text:p text:style-name="P1"><text:s text:c="4"/>void demo_evtMouseMove(int x, int y);</text:p>
      <text:p text:style-name="P1"><text:s text:c="4"/>void demo_evtMouseButton(uint8_t button, bool state);</text:p>
      <text:p text:style-name="P1">}</text:p>
      <text:p text:style-name="P1"/>
      <text:p text:style-name="P1">#endif</text:p>
      <text:p text:style-name="P1"/>
      <text:p text:style-name="P1"/>
      <text:p text:style-name="P1"/>
      <text:p text:style-name="P1">===</text:p>
      <text:p text:style-name="P1">File: include/mesh.h (5168 bytes)</text:p>
      <text:p text:style-name="P1">===</text:p>
      <text:p text:style-name="P1"/>
      <text:p text:style-name="P1"/>
      <text:p text:style-name="P1">#ifndef MESH_H</text:p>
      <text:p text:style-name="P1">#define MESH_H</text:p>
      <text:p text:style-name="P1"/>
      <text:p text:style-name="P1">#include "util.h"</text:p>
      <text:p text:style-name="P1">#include &lt;vector&gt;</text:p>
      <text:p text:style-name="P1"/>
      <text:p text:style-name="P1">static constexpr unsigned MAXVERT = 8; <text:s text:c="2"/>// max vertices per face</text:p>
      <text:p text:style-name="P1"/>
      <text:p text:style-name="P1">struct MeshVert</text:p>
      <text:p text:style-name="P1">{</text:p>
      <text:p text:style-name="P1"><text:s text:c="4"/>U8 mask;</text:p>
      <text:p text:style-name="P1"><text:s text:c="4"/>U32 tmp;</text:p>
      <text:p text:style-name="P1"><text:s text:c="4"/>glm::vec3 pos;</text:p>
      <text:p text:style-name="P1"><text:s text:c="4"/>glm::vec3 normal;</text:p>
      <text:p text:style-name="P1"><text:s text:c="4"/>glm::vec2 texCoord;</text:p>
      <text:p text:style-name="P1">};</text:p>
      <text:p text:style-name="P1"/>
      <text:p text:style-name="P1">struct MeshFace</text:p>
      <text:p text:style-name="P1">{</text:p>
      <text:p text:style-name="P1"><text:s text:c="4"/>U8 count; <text:s text:c="18"/>// number of verts/edges</text:p>
      <text:p text:style-name="P1"><text:s text:c="4"/>U8 material; <text:s text:c="15"/>// material index, 0 for none</text:p>
      <text:p text:style-name="P1"><text:s text:c="4"/>U8 mask;</text:p>
      <text:p text:style-name="P1"><text:s text:c="4"/>U32 tmp;</text:p>
      <text:p text:style-name="P1"/>
      <text:p text:style-name="P1"><text:s text:c="4"/>U32 verts[MAXVERT]; <text:s text:c="8"/>// vertex indices</text:p>
      <text:p text:style-name="P1"><text:s text:c="4"/>U32 opposite[MAXVERT]; <text:s text:c="5"/>// half-edge which is opposite</text:p>
      <text:p text:style-name="P1">};</text:p>
      <text:p text:style-name="P1"/>
      <text:p text:style-name="P1">struct Mesh</text:p>
      <text:p text:style-name="P1">{</text:p>
      <text:p text:style-name="P1"><text:s text:c="4"/>std::vector&lt;MeshVert&gt; verts;</text:p>
      <text:p text:style-name="P1"><text:s text:c="4"/>std::vector&lt;MeshFace&gt; faces;</text:p>
      <text:p text:style-name="P1"/>
      <text:p text:style-name="P1"><text:s text:c="4"/>Mesh() {</text:p>
      <text:p text:style-name="P1"><text:s text:c="4"/>}</text:p>
      <text:p text:style-name="P1"/>
      <text:p text:style-name="P1"><text:s text:c="4"/>Mesh(Mesh &amp;&amp;other) {</text:p>
      <text:p text:style-name="P1"><text:s text:c="8"/>verts = other.verts;</text:p>
      <text:p text:style-name="P1"><text:s text:c="8"/>faces = other.faces;</text:p>
      <text:p text:style-name="P1"><text:s text:c="4"/>}</text:p>
      <text:p text:style-name="P1"/>
      <text:p text:style-name="P1"><text:s text:c="4"/>// basic operations</text:p>
      <text:p text:style-name="P1"><text:s text:c="4"/>static std::unique_ptr&lt;Mesh&gt; createRing(unsigned sides, bool crease, float phase = 0.f, float radius = 1.f);</text:p>
      <text:p text:style-name="P1"><text:s text:c="4"/>static std::unique_ptr&lt;Mesh&gt; createGrid(int w, int h);</text:p>
      <text:p text:style-name="P1"><text:s text:c="4"/>static std::unique_ptr&lt;Mesh&gt; createGrid_(int w, int h);</text:p>
      <text:p text:style-name="P1"/>
      <text:p text:style-name="P1"><text:s text:c="4"/>bool samePosVert(U32 v1, U32 v2) const {</text:p>
      <text:p text:style-name="P1"><text:s text:c="8"/>return (v1 == v2 || verts[v1].pos == verts[v2].pos);</text:p>
      <text:p text:style-name="P1"><text:s text:c="4"/>}</text:p>
      <text:p text:style-name="P1"/>
      <text:p text:style-name="P1"><text:s text:c="4"/>bool check() const;</text:p>
      <text:p text:style-name="P1"><text:s text:c="4"/>/* meshCheckFlags checks a mesh to ensure that the selected flags are all</text:p>
      <text:p text:style-name="P1"><text:s text:c="5"/>* reset</text:p>
      <text:p text:style-name="P1"><text:s text:c="5"/>*/</text:p>
      <text:p text:style-name="P1"><text:s text:c="4"/>bool checkFlags() const;</text:p>
      <text:p text:style-name="P1"/>
      <text:p text:style-name="P1"><text:s text:c="4"/>void debugOut() const;</text:p>
      <text:p text:style-name="P1"/>
      <text:p text:style-name="P1"><text:s text:c="4"/>void extrudeFace(U32 faceIdx, float length);</text:p>
      <text:p text:style-name="P1"/>
      <text:p text:style-name="P1"><text:s text:c="4"/>/* dupVert (internally used) duplicates the slot before baseEdge</text:p>
      <text:p text:style-name="P1"><text:s text:c="5"/>* v0 ---e--&gt; v1</text:p>
      <text:p text:style-name="P1"><text:s text:c="5"/>* dupVertex(e) creates a new edge e0 and a duplicate slot.</text:p>
      <text:p text:style-name="P1"><text:s text:c="5"/>* v0 --e0--&gt; v0 ---e--&gt; v1</text:p>
      <text:p text:style-name="P1"><text:s text:c="5"/>* the new value of e is returned. e0 is equal to baseEdge after the operation.</text:p>
      <text:p text:style-name="P1"><text:s text:c="5"/>*/</text:p>
      <text:p text:style-name="P1"><text:s text:c="4"/>U32 dupVert(U32 baseEdge);</text:p>
      <text:p text:style-name="P1"/>
      <text:p text:style-name="P1"><text:s text:c="4"/>/* splitVert performs a vertex split</text:p>
      <text:p text:style-name="P1"><text:s text:c="5"/>* beginEdge - specifies the begin half-edge (inclusive)</text:p>
      <text:p text:style-name="P1"><text:s text:c="5"/>* endEdge - specifies the end half-edge (exclusive)</text:p>
      <text:p text:style-name="P1"><text:s text:c="5"/>* note that the order of edge traversal is CLOCKWISE (i.e. eVertPrev)!</text:p>
      <text:p text:style-name="P1"><text:s text:c="5"/>* returns the half-edge representing the new vertex (on the old face)</text:p>
      <text:p text:style-name="P1"><text:s text:c="5"/>*/</text:p>
      <text:p text:style-name="P1"><text:s text:c="4"/>U32 splitVert(U32 beginEdge, U32 endEdge);</text:p>
      <text:p text:style-name="P1"/>
      <text:p text:style-name="P1"><text:s text:c="4"/>/* splitFace performs a face split</text:p>
      <text:p text:style-name="P1"><text:s text:c="5"/>* beginEdge - specifies the begin half-edge</text:p>
      <text:p text:style-name="P1"><text:s text:c="5"/>* endEdge - specifies the end half-edge</text:p>
      <text:p text:style-name="P1"><text:s text:c="5"/>* going anticlockwise (eNext) from beginEdge to endEdge, those edges are</text:p>
      <text:p text:style-name="P1"><text:s text:c="5"/>* moved into the new face</text:p>
      <text:p text:style-name="P1"><text:s text:c="5"/>* returns the half-edge representing the new face which has all vertices</text:p>
      <text:p text:style-name="P1"><text:s text:c="5"/>* between beginEdge and endEdge</text:p>
      <text:p text:style-name="P1"><text:s text:c="5"/>*/</text:p>
      <text:p text:style-name="P1"><text:s text:c="4"/>U32 splitFace(U32 beginEdge, U32 endEdge);</text:p>
      <text:p text:style-name="P1"/>
      <text:p text:style-name="P1"/>
      <text:p text:style-name="P1"><text:s text:c="4"/>// traversal functions</text:p>
      <text:p text:style-name="P1"/>
      <text:p text:style-name="P1"><text:s text:c="4"/>inline U32 eEdge(U32 face, U32 slot) const {</text:p>
      <text:p text:style-name="P1"><text:s text:c="8"/>ASSERTX(face &lt; faces.size());</text:p>
      <text:p text:style-name="P1"><text:s text:c="8"/>ASSERTX(slot &lt; faces[face].count);</text:p>
      <text:p text:style-name="P1"/>
      <text:p text:style-name="P1"><text:s text:c="8"/>return (face*8) + (slot);</text:p>
      <text:p text:style-name="P1"><text:s text:c="4"/>}</text:p>
      <text:p text:style-name="P1"/>
      <text:p text:style-name="P1"><text:s text:c="4"/>inline bool eCheck(U32 face, U32 slot) const {</text:p>
      <text:p text:style-name="P1"><text:s text:c="8"/>if (face &gt;= faces.size()) {</text:p>
      <text:p text:style-name="P1"><text:s text:c="12"/>LOG("eCheck failed for (face %u, slot %u): invalid face index (%u faces)",</text:p>
      <text:p text:style-name="P1"><text:s text:c="16"/>face, slot, faces.size());</text:p>
      <text:p text:style-name="P1"><text:s text:c="12"/>return false;</text:p>
      <text:p text:style-name="P1"><text:s text:c="8"/>}</text:p>
      <text:p text:style-name="P1"><text:s text:c="8"/>if (slot &gt;= faces[face].count) {</text:p>
      <text:p text:style-name="P1"><text:s text:c="12"/>LOG("eCheck failed for (face %u, slot %u): invalid slot index (%u slots)",</text:p>
      <text:p text:style-name="P1"><text:s text:c="16"/>face, slot, faces[face].count);</text:p>
      <text:p text:style-name="P1"><text:s text:c="12"/>return false;</text:p>
      <text:p text:style-name="P1"><text:s text:c="8"/>}</text:p>
      <text:p text:style-name="P1"><text:s text:c="8"/>return true;</text:p>
      <text:p text:style-name="P1"><text:s text:c="4"/>}</text:p>
      <text:p text:style-name="P1"><text:s text:c="4"/>inline bool eCheck(U32 edge) const {</text:p>
      <text:p text:style-name="P1"><text:s text:c="8"/>return eCheck(edge/8, edge%8);</text:p>
      <text:p text:style-name="P1"><text:s text:c="4"/>}</text:p>
      <text:p text:style-name="P1"/>
      <text:p text:style-name="P1"><text:s text:c="4"/>inline U32 ePrev(U32 face, U32 slot) const {</text:p>
      <text:p text:style-name="P1"><text:s text:c="8"/>ASSERTX(eCheck(face, slot));</text:p>
      <text:p text:style-name="P1"><text:s text:c="8"/>const U8 &amp;slotCount = faces[face].count;</text:p>
      <text:p text:style-name="P1"><text:s text:c="8"/>return (face*8) + ((slot+slotCount-1) % slotCount);</text:p>
      <text:p text:style-name="P1"><text:s text:c="4"/>}</text:p>
      <text:p text:style-name="P1"><text:s text:c="4"/>inline U32 ePrev(U32 edge) const {</text:p>
      <text:p text:style-name="P1"><text:s text:c="8"/>return ePrev(edge/8, edge%8);</text:p>
      <text:p text:style-name="P1"><text:s text:c="4"/>}</text:p>
      <text:p text:style-name="P1"/>
      <text:p text:style-name="P1"><text:s text:c="4"/>inline U32 eNext(U32 face, U32 slot) const {</text:p>
      <text:p text:style-name="P1"><text:s text:c="8"/>ASSERTX(eCheck(face, slot));</text:p>
      <text:p text:style-name="P1"><text:s text:c="8"/>const U8 &amp;slotCount = faces[face].count;</text:p>
      <text:p text:style-name="P1"><text:s text:c="8"/>return (face*8) + ((slot+1) % slotCount);</text:p>
      <text:p text:style-name="P1"><text:s text:c="4"/>}</text:p>
      <text:p text:style-name="P1"><text:s text:c="4"/>inline U32 eNext(U32 edge) const {</text:p>
      <text:p text:style-name="P1"><text:s text:c="8"/>return eNext(edge/8, edge%8);</text:p>
      <text:p text:style-name="P1"><text:s text:c="4"/>}</text:p>
      <text:p text:style-name="P1"/>
      <text:p text:style-name="P1"><text:s text:c="4"/>inline U32 eVertPrev(U32 face, U32 slot) const {</text:p>
      <text:p text:style-name="P1"><text:s text:c="8"/>ASSERTX(eCheck(face, slot));</text:p>
      <text:p text:style-name="P1"><text:s text:c="8"/>return eNext(eOpposite(face, slot));</text:p>
      <text:p text:style-name="P1"><text:s text:c="4"/>}</text:p>
      <text:p text:style-name="P1"><text:s text:c="4"/>inline U32 eVertPrev(U32 edge) const {</text:p>
      <text:p text:style-name="P1"><text:s text:c="8"/>ASSERTX(eCheck(edge));</text:p>
      <text:p text:style-name="P1"><text:s text:c="8"/>return eNext(eOpposite(edge));</text:p>
      <text:p text:style-name="P1"><text:s text:c="4"/>}</text:p>
      <text:p text:style-name="P1"/>
      <text:p text:style-name="P1"><text:s text:c="4"/>inline U32 eVertNext(U32 face, U32 slot) const {</text:p>
      <text:p text:style-name="P1"><text:s text:c="8"/>ASSERTX(eCheck(face, slot));</text:p>
      <text:p text:style-name="P1"><text:s text:c="8"/>return eOpposite(ePrev(face, slot));</text:p>
      <text:p text:style-name="P1"><text:s text:c="4"/>}</text:p>
      <text:p text:style-name="P1"><text:s text:c="4"/>inline U32 eVertNext(U32 edge) const {</text:p>
      <text:p text:style-name="P1"><text:s text:c="8"/>ASSERTX(eCheck(edge));</text:p>
      <text:p text:style-name="P1"><text:s text:c="8"/>return eOpposite(ePrev(edge));</text:p>
      <text:p text:style-name="P1"><text:s text:c="4"/>}</text:p>
      <text:p text:style-name="P1"/>
      <text:p text:style-name="P1"><text:s text:c="4"/>inline U32 &amp;eOpposite(U32 face, U32 slot) {</text:p>
      <text:p text:style-name="P1"><text:s text:c="8"/>ASSERTX(eCheck(face, slot));</text:p>
      <text:p text:style-name="P1"><text:s text:c="8"/>return faces[face].opposite[slot];</text:p>
      <text:p text:style-name="P1"><text:s text:c="4"/>}</text:p>
      <text:p text:style-name="P1"><text:s text:c="4"/>inline U32 &amp;eOpposite(U32 edge) {</text:p>
      <text:p text:style-name="P1"><text:s text:c="8"/>return eOpposite(edge/8, edge%8);</text:p>
      <text:p text:style-name="P1"><text:s text:c="4"/>}</text:p>
      <text:p text:style-name="P1"/>
      <text:p text:style-name="P1"><text:s text:c="4"/>inline U32 eOpposite(U32 face, U32 slot) const {</text:p>
      <text:p text:style-name="P1"><text:s text:c="8"/>ASSERTX(eCheck(face, slot));</text:p>
      <text:p text:style-name="P1"><text:s text:c="8"/>return faces[face].opposite[slot];</text:p>
      <text:p text:style-name="P1"><text:s text:c="4"/>}</text:p>
      <text:p text:style-name="P1"><text:s text:c="4"/>inline U32 eOpposite(U32 edge) const {</text:p>
      <text:p text:style-name="P1"><text:s text:c="8"/>return eOpposite(edge/8, edge%8);</text:p>
      <text:p text:style-name="P1"><text:s text:c="4"/>}</text:p>
      <text:p text:style-name="P1"/>
      <text:p text:style-name="P1"><text:s text:c="4"/>inline U32 &amp;vertIdx(U32 face, U32 slot) {</text:p>
      <text:p text:style-name="P1"><text:s text:c="8"/>ASSERTX(eCheck(face, slot));</text:p>
      <text:p text:style-name="P1"><text:s text:c="8"/>return faces[face].verts[slot];</text:p>
      <text:p text:style-name="P1"><text:s text:c="4"/>}</text:p>
      <text:p text:style-name="P1"><text:s text:c="4"/>inline U32 &amp;vertIdx(U32 edge) {</text:p>
      <text:p text:style-name="P1"><text:s text:c="8"/>return vertIdx(edge/8, edge%8);</text:p>
      <text:p text:style-name="P1"><text:s text:c="4"/>}</text:p>
      <text:p text:style-name="P1"/>
      <text:p text:style-name="P1"><text:s text:c="4"/>inline U32 vertIdx(U32 face, U32 slot) const {</text:p>
      <text:p text:style-name="P1"><text:s text:c="8"/>ASSERTX(eCheck(face, slot));</text:p>
      <text:p text:style-name="P1"><text:s text:c="8"/>return faces[face].verts[slot];</text:p>
      <text:p text:style-name="P1"><text:s text:c="4"/>}</text:p>
      <text:p text:style-name="P1"><text:s text:c="4"/>inline U32 vertIdx(U32 edge) const {</text:p>
      <text:p text:style-name="P1"><text:s text:c="8"/>return vertIdx(edge/8, edge%8);</text:p>
      <text:p text:style-name="P1"><text:s text:c="4"/>}</text:p>
      <text:p text:style-name="P1">};</text:p>
      <text:p text:style-name="P1"/>
      <text:p text:style-name="P1">#endif</text:p>
      <text:p text:style-name="P1"/>
      <text:p text:style-name="P1"/>
      <text:p text:style-name="P1"/>
      <text:p text:style-name="P1">===</text:p>
      <text:p text:style-name="P1">File: include/pngwrite.h (236 bytes)</text:p>
      <text:p text:style-name="P1">===</text:p>
      <text:p text:style-name="P1"/>
      <text:p text:style-name="P1"/>
      <text:p text:style-name="P1">#ifndef DEMOLIB_PNGWRITE_H</text:p>
      <text:p text:style-name="P1">#define DEMOLIB_PNGWRITE_H</text:p>
      <text:p text:style-name="P1"/>
      <text:p text:style-name="P1">#include &lt;SDL.h&gt;</text:p>
      <text:p text:style-name="P1">#include "program.h"</text:p>
      <text:p text:style-name="P1"/>
      <text:p text:style-name="P1">bool PNGWrite(SDL_Surface *surf, const char *fileName);</text:p>
      <text:p text:style-name="P1">template &lt;typename T&gt;</text:p>
      <text:p text:style-name="P1">bool PNGWrite(Texture2D&lt;T&gt; *tex, const char *fileName);</text:p>
      <text:p text:style-name="P1"/>
      <text:p text:style-name="P1">#endif</text:p>
      <text:p text:style-name="P1"/>
      <text:p text:style-name="P1"/>
      <text:p text:style-name="P1"/>
      <text:p text:style-name="P1">===</text:p>
      <text:p text:style-name="P1">File: include/wave.h (984 bytes)</text:p>
      <text:p text:style-name="P1">===</text:p>
      <text:p text:style-name="P1"/>
      <text:p text:style-name="P1"/>
      <text:p text:style-name="P1">#ifndef DEMOLIB_WAVE_H</text:p>
      <text:p text:style-name="P1">#define DEMOLIB_WAVE_H</text:p>
      <text:p text:style-name="P1"/>
      <text:p text:style-name="P1">#include "util.h"</text:p>
      <text:p text:style-name="P1">#include "program.h"</text:p>
      <text:p text:style-name="P1">#include &lt;memory&gt;</text:p>
      <text:p text:style-name="P1">#include &lt;limits&gt;</text:p>
      <text:p text:style-name="P1"/>
      <text:p text:style-name="P1">struct Wave</text:p>
      <text:p text:style-name="P1">{</text:p>
      <text:p text:style-name="P1"><text:s text:c="4"/>Wave(unsigned w, unsigned h);</text:p>
      <text:p text:style-name="P1"><text:s text:c="4"/>~Wave();</text:p>
      <text:p text:style-name="P1"/>
      <text:p text:style-name="P1"><text:s text:c="4"/>void reset();</text:p>
      <text:p text:style-name="P1"><text:s text:c="4"/>void update();</text:p>
      <text:p text:style-name="P1"/>
      <text:p text:style-name="P1"><text:s text:c="4"/>float &amp;D(unsigned x, unsigned y) {</text:p>
      <text:p text:style-name="P1"><text:s text:c="8"/>ASSERTX(x &lt; w &amp;&amp; y &lt; h);</text:p>
      <text:p text:style-name="P1"><text:s text:c="8"/>return data[x + y*w].v;</text:p>
      <text:p text:style-name="P1"><text:s text:c="4"/>}</text:p>
      <text:p text:style-name="P1"><text:s text:c="4"/>float &amp;Di(unsigned x, unsigned y) {</text:p>
      <text:p text:style-name="P1"><text:s text:c="8"/>ASSERTX(x &lt; w &amp;&amp; y &lt; h);</text:p>
      <text:p text:style-name="P1"><text:s text:c="8"/>return data[x + y*w].i;</text:p>
      <text:p text:style-name="P1"><text:s text:c="4"/>}</text:p>
      <text:p text:style-name="P1"><text:s text:c="4"/>static const float WALL_VALUE;</text:p>
      <text:p text:style-name="P1"><text:s text:c="4"/>bool W(unsigned x, unsigned y) {</text:p>
      <text:p text:style-name="P1"><text:s text:c="8"/>ASSERTX(x &lt; w &amp;&amp; y &lt; h);</text:p>
      <text:p text:style-name="P1"><text:s text:c="8"/>return Di(x, y) == WALL_VALUE;</text:p>
      <text:p text:style-name="P1"><text:s text:c="4"/>}</text:p>
      <text:p text:style-name="P1"><text:s text:c="4"/>void Wset(unsigned x, unsigned y, bool v) {</text:p>
      <text:p text:style-name="P1"><text:s text:c="8"/>ASSERTX(x &lt; w &amp;&amp; y &lt; h);</text:p>
      <text:p text:style-name="P1"><text:s text:c="8"/>Di(x, y) = v ? WALL_VALUE : 0.0f;</text:p>
      <text:p text:style-name="P1"><text:s text:c="4"/>}</text:p>
      <text:p text:style-name="P1"/>
      <text:p text:style-name="P1"><text:s text:c="4"/>struct Data {</text:p>
      <text:p text:style-name="P1"><text:s text:c="8"/>float v, i;</text:p>
      <text:p text:style-name="P1"><text:s text:c="4"/>};</text:p>
      <text:p text:style-name="P1"/>
      <text:p text:style-name="P1"><text:s text:c="4"/>// row-major</text:p>
      <text:p text:style-name="P1"><text:s text:c="4"/>Data *data;</text:p>
      <text:p text:style-name="P1"/>
      <text:p text:style-name="P1"><text:s text:c="4"/>unsigned w, h;</text:p>
      <text:p text:style-name="P1"><text:s text:c="4"/>bool moveDown;</text:p>
      <text:p text:style-name="P1">};</text:p>
      <text:p text:style-name="P1"/>
      <text:p text:style-name="P1">struct TextureWave : public Texture2D&lt;uint8_t&gt;</text:p>
      <text:p text:style-name="P1">{</text:p>
      <text:p text:style-name="P1"><text:s text:c="4"/>TextureWave(const Wave &amp;wave);</text:p>
      <text:p text:style-name="P1"><text:s text:c="4"/>void update();</text:p>
      <text:p text:style-name="P1"/>
      <text:p text:style-name="P1"><text:s text:c="4"/>const Wave &amp;wave;</text:p>
      <text:p text:style-name="P1">};</text:p>
      <text:p text:style-name="P1"/>
      <text:p text:style-name="P1"/>
      <text:p text:style-name="P1">#endif</text:p>
      <text:p text:style-name="P1"/>
      <text:p text:style-name="P1"/>
      <text:p text:style-name="P1"/>
      <text:p text:style-name="P1">===</text:p>
      <text:p text:style-name="P1">File: player/player.cpp (6687 bytes)</text:p>
      <text:p text:style-name="P1">===</text:p>
      <text:p text:style-name="P1"/>
      <text:p text:style-name="P1"/>
      <text:p text:style-name="P1">#include "demolib.h"</text:p>
      <text:p text:style-name="P1"/>
      <text:p text:style-name="P1">#include &lt;GL/glew.h&gt;</text:p>
      <text:p text:style-name="P1">#include &lt;SDL.h&gt;</text:p>
      <text:p text:style-name="P1">#include &lt;SDL_ttf.h&gt;</text:p>
      <text:p text:style-name="P1">#include &lt;cstdio&gt;</text:p>
      <text:p text:style-name="P1">#include &lt;ctime&gt;</text:p>
      <text:p text:style-name="P1">#include &lt;getopt.h&gt;</text:p>
      <text:p text:style-name="P1"/>
      <text:p text:style-name="P1"/>
      <text:p text:style-name="P1">#define defsym(required, symname, ret, ...) \</text:p>
      <text:p text:style-name="P1"><text:s text:c="4"/>static ret (*symname)(__VA_ARGS__) = 0;</text:p>
      <text:p text:style-name="P1">#include "defsym.h"</text:p>
      <text:p text:style-name="P1">#undef defsym</text:p>
      <text:p text:style-name="P1"/>
      <text:p text:style-name="P1"/>
      <text:p text:style-name="P1">#if defined(WINDOWS)</text:p>
      <text:p text:style-name="P1"/>
      <text:p text:style-name="P1">#define WIN32_LEAN_AND_MEAN</text:p>
      <text:p text:style-name="P1">#include &lt;windows.h&gt;</text:p>
      <text:p text:style-name="P1">#include &lt;memory&gt;</text:p>
      <text:p text:style-name="P1"/>
      <text:p text:style-name="P1">class LocalFree_deleter {</text:p>
      <text:p text:style-name="P1">public:</text:p>
      <text:p text:style-name="P1"><text:s text:c="4"/>template &lt;class T&gt;</text:p>
      <text:p text:style-name="P1"><text:s text:c="4"/>void operator()(T *p) {</text:p>
      <text:p text:style-name="P1"><text:s text:c="8"/>LocalFree(p);</text:p>
      <text:p text:style-name="P1"><text:s text:c="4"/>}</text:p>
      <text:p text:style-name="P1">};</text:p>
      <text:p text:style-name="P1"/>
      <text:p text:style-name="P1">static std::unique_ptr&lt;char, LocalFree_deleter&gt; formattedError(DWORD err)</text:p>
      <text:p text:style-name="P1">{</text:p>
      <text:p text:style-name="P1"><text:s text:c="4"/>char *lpMsgBuf;</text:p>
      <text:p text:style-name="P1"><text:s text:c="4"/>FormatMessageA(</text:p>
      <text:p text:style-name="P1"><text:s text:c="12"/>FORMAT_MESSAGE_ALLOCATE_BUFFER |</text:p>
      <text:p text:style-name="P1"><text:s text:c="12"/>FORMAT_MESSAGE_FROM_SYSTEM |</text:p>
      <text:p text:style-name="P1"><text:s text:c="12"/>FORMAT_MESSAGE_IGNORE_INSERTS,</text:p>
      <text:p text:style-name="P1"><text:s text:c="12"/>NULL,</text:p>
      <text:p text:style-name="P1"><text:s text:c="12"/>err,</text:p>
      <text:p text:style-name="P1"><text:s text:c="12"/>MAKELANGID(LANG_NEUTRAL, SUBLANG_DEFAULT),</text:p>
      <text:p text:style-name="P1"><text:s text:c="12"/>reinterpret_cast&lt;LPSTR&gt; (&amp;lpMsgBuf),</text:p>
      <text:p text:style-name="P1"><text:s text:c="12"/>0, NULL);</text:p>
      <text:p text:style-name="P1"><text:s text:c="4"/>return std::unique_ptr&lt;char, LocalFree_deleter&gt;(lpMsgBuf);</text:p>
      <text:p text:style-name="P1">}</text:p>
      <text:p text:style-name="P1"/>
      <text:p text:style-name="P1">#define defsym(required, symname, ret, ...) \</text:p>
      <text:p text:style-name="P1"><text:s text:c="4"/>symname = reinterpret_cast&lt;ret (*)(__VA_ARGS__)&gt;(GetProcAddress(demoLib, #symname)); \</text:p>
      <text:p text:style-name="P1"><text:s text:c="4"/>if (required &amp;&amp; !symname) { \</text:p>
      <text:p text:style-name="P1"><text:s text:c="8"/>LOG("ERROR: Symbol \"%s\" undefined in demo library \"%s\"", #symname, libName); \</text:p>
      <text:p text:style-name="P1"><text:s text:c="8"/>missingSymbol = true; \</text:p>
      <text:p text:style-name="P1"><text:s text:c="4"/>}</text:p>
      <text:p text:style-name="P1"/>
      <text:p text:style-name="P1">static void pl_loadDemoLib(const char *libName)</text:p>
      <text:p text:style-name="P1">{</text:p>
      <text:p text:style-name="P1"><text:s text:c="4"/>HMODULE demoLib = LoadLibrary(libName);</text:p>
      <text:p text:style-name="P1"><text:s text:c="4"/>if (!demoLib) {</text:p>
      <text:p text:style-name="P1"><text:s text:c="8"/>LOG("ERROR: Couldn't load demo library \"%s\": %s", libName, formattedError(GetLastError()).get());</text:p>
      <text:p text:style-name="P1"><text:s text:c="8"/>exit(1);</text:p>
      <text:p text:style-name="P1"><text:s text:c="4"/>}</text:p>
      <text:p text:style-name="P1"><text:s text:c="4"/>bool missingSymbol = false;</text:p>
      <text:p text:style-name="P1"/>
      <text:p text:style-name="P1"># <text:s text:c="2"/>include "defsym.h"</text:p>
      <text:p text:style-name="P1"/>
      <text:p text:style-name="P1"><text:s text:c="4"/>if (missingSymbol) exit(1);</text:p>
      <text:p text:style-name="P1">}</text:p>
      <text:p text:style-name="P1"/>
      <text:p text:style-name="P1">#undef defsym</text:p>
      <text:p text:style-name="P1"/>
      <text:p text:style-name="P1"/>
      <text:p text:style-name="P1">#elif defined(LINUX)</text:p>
      <text:p text:style-name="P1"/>
      <text:p text:style-name="P1">#include &lt;dlfcn.h&gt;</text:p>
      <text:p text:style-name="P1"/>
      <text:p text:style-name="P1">#define defsym(required, symname, ret, ...) \</text:p>
      <text:p text:style-name="P1"><text:s text:c="4"/>symname = reinterpret_cast&lt;ret (*)(__VA_ARGS__)&gt;(dlsym(demoLib, #symname)); \</text:p>
      <text:p text:style-name="P1"><text:s text:c="4"/>if (required &amp;&amp; !symname) { \</text:p>
      <text:p text:style-name="P1"><text:s text:c="8"/>LOG("ERROR: Symbol \"%s\" undefined in demo library \"%s\"", #symname, libName); \</text:p>
      <text:p text:style-name="P1"><text:s text:c="8"/>missingSymbol = true; \</text:p>
      <text:p text:style-name="P1"><text:s text:c="4"/>}</text:p>
      <text:p text:style-name="P1"/>
      <text:p text:style-name="P1">static void pl_loadDemoLib(const char *libName)</text:p>
      <text:p text:style-name="P1">{</text:p>
      <text:p text:style-name="P1"><text:s text:c="4"/>void *demoLib = dlopen(libName, RTLD_NOW);</text:p>
      <text:p text:style-name="P1"><text:s text:c="4"/>if (!demoLib) {</text:p>
      <text:p text:style-name="P1"><text:s text:c="8"/>LOG("ERROR: Couldn't load demo library \"%s\": %s", libName, dlerror());</text:p>
      <text:p text:style-name="P1"><text:s text:c="8"/>exit(1);</text:p>
      <text:p text:style-name="P1"><text:s text:c="4"/>}</text:p>
      <text:p text:style-name="P1"><text:s text:c="4"/>bool missingSymbol = false;</text:p>
      <text:p text:style-name="P1"/>
      <text:p text:style-name="P1"># <text:s text:c="2"/>include "defsym.h"</text:p>
      <text:p text:style-name="P1"/>
      <text:p text:style-name="P1"><text:s text:c="4"/>if (missingSymbol) exit(1);</text:p>
      <text:p text:style-name="P1">}</text:p>
      <text:p text:style-name="P1"/>
      <text:p text:style-name="P1">#undef defsym</text:p>
      <text:p text:style-name="P1"/>
      <text:p text:style-name="P1">#else</text:p>
      <text:p text:style-name="P1"># <text:s text:c="2"/>error "Compiling for unknown platform"</text:p>
      <text:p text:style-name="P1">#endif</text:p>
      <text:p text:style-name="P1"/>
      <text:p text:style-name="P1"/>
      <text:p text:style-name="P1">static SDL_Surface *screen;</text:p>
      <text:p text:style-name="P1"/>
      <text:p text:style-name="P1">static void pl_setVideoMode(int w, int h)</text:p>
      <text:p text:style-name="P1">{</text:p>
      <text:p text:style-name="P1"><text:s text:c="4"/>LOG("Setting %dx%d GL video mode", w, h);</text:p>
      <text:p text:style-name="P1"><text:s text:c="4"/>screen = SDL_SetVideoMode(w, h, 32, SDL_OPENGL);</text:p>
      <text:p text:style-name="P1"><text:s text:c="4"/>if (screen) {</text:p>
      <text:p text:style-name="P1"><text:s text:c="8"/>LOG("Set %dx%d GL video mode", screen-&gt;w, screen-&gt;h);</text:p>
      <text:p text:style-name="P1"><text:s text:c="4"/>} else {</text:p>
      <text:p text:style-name="P1"><text:s text:c="8"/>LOG("ERROR: Couldn't set %dx%d GL video mode: %s", w, h, SDL_GetError());</text:p>
      <text:p text:style-name="P1"><text:s text:c="8"/>exit(1);</text:p>
      <text:p text:style-name="P1"><text:s text:c="4"/>}</text:p>
      <text:p text:style-name="P1">}</text:p>
      <text:p text:style-name="P1"/>
      <text:p text:style-name="P1">static const char *demoLibrary = "demo.so";</text:p>
      <text:p text:style-name="P1"/>
      <text:p text:style-name="P1">int main(int argc, char *argv[])</text:p>
      <text:p text:style-name="P1">{</text:p>
      <text:p text:style-name="P1"><text:s text:c="4"/>LOG("Player starting");</text:p>
      <text:p text:style-name="P1"/>
      <text:p text:style-name="P1"><text:s text:c="4"/>LOG("Parsing switches");</text:p>
      <text:p text:style-name="P1"><text:s text:c="4"/>int c, opt_idx;</text:p>
      <text:p text:style-name="P1"><text:s text:c="4"/>static const struct option long_opts[] = {</text:p>
      <text:p text:style-name="P1"><text:s text:c="8"/>{"help", no_argument, 0, 'h'},</text:p>
      <text:p text:style-name="P1"><text:s text:c="8"/>{"demo-library", required_argument, 0, 'd'}</text:p>
      <text:p text:style-name="P1"><text:s text:c="4"/>};</text:p>
      <text:p text:style-name="P1"><text:s text:c="4"/>while ((c = getopt_long(argc, argv, "hd:", long_opts, &amp;opt_idx)) != -1) {</text:p>
      <text:p text:style-name="P1"><text:s text:c="8"/>switch (c) {</text:p>
      <text:p text:style-name="P1"><text:s text:c="8"/>case 'd':</text:p>
      <text:p text:style-name="P1"><text:s text:c="12"/>demoLibrary = optarg;</text:p>
      <text:p text:style-name="P1"><text:s text:c="12"/>break;</text:p>
      <text:p text:style-name="P1"><text:s text:c="8"/>case 0:</text:p>
      <text:p text:style-name="P1"><text:s text:c="12"/>if (long_opts[opt_idx].flag != 0) break;</text:p>
      <text:p text:style-name="P1"><text:s text:c="8"/>case 'h':</text:p>
      <text:p text:style-name="P1"><text:s text:c="8"/>default:</text:p>
      <text:p text:style-name="P1"><text:s text:c="12"/>LOG("-d/--demo-library [lib.so] <text:s/>Demo library location");</text:p>
      <text:p text:style-name="P1"><text:s text:c="12"/>LOG("-h/--help <text:s text:c="18"/>Help");</text:p>
      <text:p text:style-name="P1"><text:s text:c="12"/>exit(c == 'h' ? 0 : 1);</text:p>
      <text:p text:style-name="P1"><text:s text:c="8"/>}</text:p>
      <text:p text:style-name="P1"><text:s text:c="4"/>}</text:p>
      <text:p text:style-name="P1"/>
      <text:p text:style-name="P1"/>
      <text:p text:style-name="P1"><text:s text:c="4"/>ENABLE_FTZ();</text:p>
      <text:p text:style-name="P1"/>
      <text:p text:style-name="P1"><text:s text:c="4"/>LOG("Initialising SDL");</text:p>
      <text:p text:style-name="P1"><text:s text:c="4"/>if (SDL_Init(SDL_INIT_VIDEO) &lt; 0) {</text:p>
      <text:p text:style-name="P1"><text:s text:c="8"/>LOG("ERROR: SDL initialisation failed: %s", SDL_GetError());</text:p>
      <text:p text:style-name="P1"><text:s text:c="8"/>exit(1);</text:p>
      <text:p text:style-name="P1"><text:s text:c="4"/>}</text:p>
      <text:p text:style-name="P1"><text:s text:c="4"/>atexit(SDL_Quit);</text:p>
      <text:p text:style-name="P1"><text:s text:c="4"/>if (TTF_Init() &lt; 0) {</text:p>
      <text:p text:style-name="P1"><text:s text:c="8"/>LOG("ERROR: SDL-ttf initialisation failed: %s", TTF_GetError());</text:p>
      <text:p text:style-name="P1"><text:s text:c="8"/>exit(1);</text:p>
      <text:p text:style-name="P1"><text:s text:c="4"/>}</text:p>
      <text:p text:style-name="P1"><text:s text:c="4"/>atexit(TTF_Quit);</text:p>
      <text:p text:style-name="P1"><text:s text:c="4"/>SDL_WM_SetCaption("Demo player", "player");</text:p>
      <text:p text:style-name="P1"/>
      <text:p text:style-name="P1"><text:s text:c="4"/>LOG("Initialising GL");</text:p>
      <text:p text:style-name="P1"><text:s text:c="4"/>pl_setVideoMode(600, 480);</text:p>
      <text:p text:style-name="P1"/>
      <text:p text:style-name="P1"><text:s text:c="4"/>GLenum err = glewInit();</text:p>
      <text:p text:style-name="P1"><text:s text:c="4"/>if (err != GLEW_OK) {</text:p>
      <text:p text:style-name="P1"><text:s text:c="8"/>LOG("ERROR: GLEW initialisation failed: %s", glewGetErrorString(err));</text:p>
      <text:p text:style-name="P1"><text:s text:c="8"/>exit(1);</text:p>
      <text:p text:style-name="P1"><text:s text:c="4"/>}</text:p>
      <text:p text:style-name="P1"><text:s text:c="4"/>LOG("GLEW version: %s", glewGetString(GLEW_VERSION));</text:p>
      <text:p text:style-name="P1"/>
      <text:p text:style-name="P1"><text:s text:c="4"/>LOG("OpenGL vendor: %s", glGetString(GL_VENDOR));</text:p>
      <text:p text:style-name="P1"><text:s text:c="4"/>LOG("OpenGL renderer: %s", glGetString(GL_RENDERER));</text:p>
      <text:p text:style-name="P1"><text:s text:c="4"/>LOG("OpenGL version: %s", glGetString(GL_VERSION));</text:p>
      <text:p text:style-name="P1"/>
      <text:p text:style-name="P1">#ifndef GLEW_NO_GLU</text:p>
      <text:p text:style-name="P1"><text:s text:c="4"/>LOG("GLU version: %s", gluGetString(GLU_VERSION));</text:p>
      <text:p text:style-name="P1">#else</text:p>
      <text:p text:style-name="P1"><text:s text:c="4"/>LOG("GLU not present");</text:p>
      <text:p text:style-name="P1">#endif</text:p>
      <text:p text:style-name="P1"><text:s text:c="4"/>CHECK_GL_ERROR("after OpenGL initialisation");</text:p>
      <text:p text:style-name="P1"/>
      <text:p text:style-name="P1"><text:s text:c="4"/>LOG("Setting OpenGL defaults");</text:p>
      <text:p text:style-name="P1"><text:s text:c="4"/>glEnable(GL_ALPHA_TEST);</text:p>
      <text:p text:style-name="P1"><text:s text:c="4"/>glAlphaFunc(GL_GREATER, 0.5);</text:p>
      <text:p text:style-name="P1"><text:s text:c="4"/>glEnable(GL_DEPTH_TEST);</text:p>
      <text:p text:style-name="P1"><text:s text:c="4"/>glDepthMask(GL_TRUE);</text:p>
      <text:p text:style-name="P1"><text:s text:c="4"/>glDepthFunc(GL_LEQUAL);</text:p>
      <text:p text:style-name="P1"><text:s text:c="4"/>glDepthRange(0.f, 1.f);</text:p>
      <text:p text:style-name="P1"><text:s text:c="4"/>CHECK_GL_ERROR("after setting defaults");</text:p>
      <text:p text:style-name="P1"/>
      <text:p text:style-name="P1"><text:s text:c="4"/>LOG("Loading demo library \"%s\"", demoLibrary);</text:p>
      <text:p text:style-name="P1"><text:s text:c="4"/>pl_loadDemoLib(demoLibrary);</text:p>
      <text:p text:style-name="P1"/>
      <text:p text:style-name="P1"><text:s text:c="4"/>LOG("Initialising demo");</text:p>
      <text:p text:style-name="P1"><text:s text:c="4"/>demo_init(screen-&gt;w, screen-&gt;h);</text:p>
      <text:p text:style-name="P1"/>
      <text:p text:style-name="P1"><text:s text:c="4"/>CHECK_GL_ERROR("after demo init");</text:p>
      <text:p text:style-name="P1"/>
      <text:p text:style-name="P1"><text:s text:c="4"/>LOG("Beginning render loop");</text:p>
      <text:p text:style-name="P1"><text:s text:c="4"/>unsigned nFrames = 0, oldTicks = SDL_GetTicks();</text:p>
      <text:p text:style-name="P1"><text:s text:c="4"/>while (1) {</text:p>
      <text:p text:style-name="P1"><text:s text:c="8"/>if (!demo_prepareFrame()) {</text:p>
      <text:p text:style-name="P1"><text:s text:c="12"/>LOG("Demo finished");</text:p>
      <text:p text:style-name="P1"><text:s text:c="12"/>break;</text:p>
      <text:p text:style-name="P1"><text:s text:c="8"/>}</text:p>
      <text:p text:style-name="P1"><text:s text:c="8"/>CHECK_GL_ERROR("after frame preparation");</text:p>
      <text:p text:style-name="P1"/>
      <text:p text:style-name="P1"><text:s text:c="8"/>bool done = false;</text:p>
      <text:p text:style-name="P1"><text:s text:c="8"/>SDL_Event event;</text:p>
      <text:p text:style-name="P1"><text:s text:c="8"/>while (SDL_PollEvent(&amp;event)) {</text:p>
      <text:p text:style-name="P1"><text:s text:c="12"/>switch (event.type) {</text:p>
      <text:p text:style-name="P1"><text:s text:c="16"/>case SDL_MOUSEMOTION:</text:p>
      <text:p text:style-name="P1"><text:s text:c="20"/>if (demo_evtMouseMove) {</text:p>
      <text:p text:style-name="P1"><text:s text:c="24"/>demo_evtMouseMove(event.motion.x,</text:p>
      <text:p text:style-name="P1"><text:s text:c="42"/>screen-&gt;h - event.motion.y - 1);</text:p>
      <text:p text:style-name="P1"><text:s text:c="20"/>}</text:p>
      <text:p text:style-name="P1"><text:s text:c="20"/>break;</text:p>
      <text:p text:style-name="P1"><text:s text:c="16"/>case SDL_MOUSEBUTTONDOWN:</text:p>
      <text:p text:style-name="P1"><text:s text:c="16"/>case SDL_MOUSEBUTTONUP:</text:p>
      <text:p text:style-name="P1"><text:s text:c="20"/>if (demo_evtMouseButton) {</text:p>
      <text:p text:style-name="P1"><text:s text:c="24"/>demo_evtMouseButton(event.button.button,</text:p>
      <text:p text:style-name="P1"><text:s text:c="44"/>event.type == SDL_MOUSEBUTTONDOWN);</text:p>
      <text:p text:style-name="P1"><text:s text:c="20"/>}</text:p>
      <text:p text:style-name="P1"><text:s text:c="20"/>break;</text:p>
      <text:p text:style-name="P1"><text:s text:c="16"/>case SDL_QUIT:</text:p>
      <text:p text:style-name="P1"><text:s text:c="20"/>LOG("Window closed");</text:p>
      <text:p text:style-name="P1"><text:s text:c="20"/>done = true;</text:p>
      <text:p text:style-name="P1"><text:s text:c="20"/>break;</text:p>
      <text:p text:style-name="P1"><text:s text:c="12"/>}</text:p>
      <text:p text:style-name="P1"><text:s text:c="8"/>}</text:p>
      <text:p text:style-name="P1"><text:s text:c="8"/>if (done) break;</text:p>
      <text:p text:style-name="P1"/>
      <text:p text:style-name="P1"><text:s text:c="8"/>Uint8 *keys = SDL_GetKeyState(NULL);</text:p>
      <text:p text:style-name="P1"><text:s text:c="8"/>if (keys[SDLK_ESCAPE]) {</text:p>
      <text:p text:style-name="P1"><text:s text:c="12"/>LOG("Escape pressed");</text:p>
      <text:p text:style-name="P1"><text:s text:c="12"/>break;</text:p>
      <text:p text:style-name="P1"><text:s text:c="8"/>}</text:p>
      <text:p text:style-name="P1"/>
      <text:p text:style-name="P1"><text:s text:c="8"/>demo_drawFrame();</text:p>
      <text:p text:style-name="P1"><text:s text:c="8"/>CHECK_GL_ERROR("after frame rendering");</text:p>
      <text:p text:style-name="P1"><text:s text:c="8"/>SDL_GL_SwapBuffers();</text:p>
      <text:p text:style-name="P1"/>
      <text:p text:style-name="P1"><text:s text:c="8"/>nFrames++;</text:p>
      <text:p text:style-name="P1"><text:s text:c="8"/>unsigned newTicks = SDL_GetTicks();</text:p>
      <text:p text:style-name="P1"><text:s text:c="8"/>if (newTicks - oldTicks &gt; 2000) {</text:p>
      <text:p text:style-name="P1"><text:s text:c="12"/>INFO("%.1f fps (%d frames in %d ms)",</text:p>
      <text:p text:style-name="P1"><text:s text:c="17"/>nFrames * 1000. / (newTicks - oldTicks),</text:p>
      <text:p text:style-name="P1"><text:s text:c="17"/>nFrames, newTicks - oldTicks);</text:p>
      <text:p text:style-name="P1"><text:s text:c="12"/>oldTicks = newTicks;</text:p>
      <text:p text:style-name="P1"><text:s text:c="12"/>nFrames = 0;</text:p>
      <text:p text:style-name="P1"><text:s text:c="8"/>}</text:p>
      <text:p text:style-name="P1"><text:s text:c="4"/>}</text:p>
      <text:p text:style-name="P1"/>
      <text:p text:style-name="P1"><text:s text:c="4"/>LOG("Exiting gracefully");</text:p>
      <text:p text:style-name="P1"><text:s text:c="4"/>return 0;</text:p>
      <text:p text:style-name="P1">}</text:p>
      <text:p text:style-name="P1"/>
      <text:p text:style-name="P1"/>
      <text:p text:style-name="P1"/>
      <text:p text:style-name="P1">===</text:p>
      <text:p text:style-name="P1">File: player/defsym.h (388 bytes)</text:p>
      <text:p text:style-name="P1">===</text:p>
      <text:p text:style-name="P1"/>
      <text:p text:style-name="P1"/>
      <text:p text:style-name="P1">// hacky symbol magic</text:p>
      <text:p text:style-name="P1">#ifndef defsym</text:p>
      <text:p text:style-name="P1"># <text:s text:c="2"/>error "need to define defsym to use defsym.h"</text:p>
      <text:p text:style-name="P1">#endif</text:p>
      <text:p text:style-name="P1"/>
      <text:p text:style-name="P1">// define the symbols that are imported</text:p>
      <text:p text:style-name="P1">defsym(true, <text:s/>demo_init, <text:s text:c="8"/>void, unsigned, unsigned);</text:p>
      <text:p text:style-name="P1">defsym(true, <text:s/>demo_prepareFrame, bool);</text:p>
      <text:p text:style-name="P1">defsym(true, <text:s/>demo_drawFrame, <text:s text:c="3"/>void);</text:p>
      <text:p text:style-name="P1">defsym(false, demo_evtMouseButton, <text:s text:c="3"/>void, uint8_t, bool);</text:p>
      <text:p text:style-name="P1">defsym(false, demo_evtMouseMove, <text:s text:c="3"/>void, int, int);</text:p>
      <text:p text:style-name="P1"/>
      <text:p text:style-name="P1"/>
      <text:p text:style-name="P1"/>
      <text:p text:style-name="P1">===</text:p>
      <text:p text:style-name="P1">File: scenes/test_mesh/main.cpp (3623 bytes)</text:p>
      <text:p text:style-name="P1">===</text:p>
      <text:p text:style-name="P1"/>
      <text:p text:style-name="P1"/>
      <text:p text:style-name="P1">#include "demo.h"</text:p>
      <text:p text:style-name="P1">#include "mesh.h"</text:p>
      <text:p text:style-name="P1">#include "text.h"</text:p>
      <text:p text:style-name="P1">#include "pngwrite.h"</text:p>
      <text:p text:style-name="P1"/>
      <text:p text:style-name="P1">std::unique_ptr&lt;Mesh&gt; mesh;</text:p>
      <text:p text:style-name="P1">ProgramMesh *program;</text:p>
      <text:p text:style-name="P1">ProgramTextSDF *pTextSDF;</text:p>
      <text:p text:style-name="P1">std::vector&lt;std::unique_ptr&lt;TextureTextSDF&gt; &gt; sdfNums;</text:p>
      <text:p text:style-name="P1"/>
      <text:p text:style-name="P1">void demo_init(unsigned, unsigned)</text:p>
      <text:p text:style-name="P1">{</text:p>
      <text:p text:style-name="P1"><text:s text:c="4"/>program = new ProgramMeshDebugVisEdge;</text:p>
      <text:p text:style-name="P1"><text:s text:c="4"/>program-&gt;link();</text:p>
      <text:p text:style-name="P1"><text:s text:c="4"/>pTextSDF = new ProgramTextSDF(0);</text:p>
      <text:p text:style-name="P1"><text:s text:c="4"/>pTextSDF-&gt;link();</text:p>
      <text:p text:style-name="P1"/>
      <text:p text:style-name="P1"><text:s text:c="4"/>/*</text:p>
      <text:p text:style-name="P1"><text:s text:c="4"/>mesh = Mesh::createRing(4, PI/4.f);</text:p>
      <text:p text:style-name="P1"><text:s text:c="4"/>mesh-&gt;splitVert(mesh-&gt;eEdge(0,0), mesh-&gt;eVertPrev(0,0));</text:p>
      <text:p text:style-name="P1"><text:s text:c="4"/>mesh-&gt;splitVert(mesh-&gt;eEdge(0,2), mesh-&gt;eVertPrev(0,2));</text:p>
      <text:p text:style-name="P1"><text:s text:c="4"/>mesh-&gt;splitVert(mesh-&gt;eEdge(0,4), mesh-&gt;eVertPrev(0,4));</text:p>
      <text:p text:style-name="P1"><text:s text:c="4"/>mesh-&gt;splitVert(mesh-&gt;eEdge(0,6), mesh-&gt;eVertPrev(0,6));</text:p>
      <text:p text:style-name="P1"><text:s text:c="4"/>mesh-&gt;verts[4].pos.x = 0;</text:p>
      <text:p text:style-name="P1"><text:s text:c="4"/>mesh-&gt;verts[6].pos.x = 0;</text:p>
      <text:p text:style-name="P1"><text:s text:c="4"/>mesh-&gt;verts[5].pos.y = 0;</text:p>
      <text:p text:style-name="P1"><text:s text:c="4"/>mesh-&gt;verts[7].pos.y = 0;</text:p>
      <text:p text:style-name="P1"><text:s text:c="4"/>U32 edge = mesh-&gt;splitFace(mesh-&gt;eEdge(0,1), mesh-&gt;eEdge(0,5));</text:p>
      <text:p text:style-name="P1"><text:s text:c="4"/>mesh-&gt;splitVert(edge, mesh-&gt;eVertPrev(edge));</text:p>
      <text:p text:style-name="P1"><text:s text:c="4"/>mesh-&gt;debugOut();</text:p>
      <text:p text:style-name="P1"><text:s text:c="4"/>ASSERTX(mesh-&gt;check());</text:p>
      <text:p text:style-name="P1"><text:s text:c="4"/>*/</text:p>
      <text:p text:style-name="P1"/>
      <text:p text:style-name="P1"><text:s text:c="4"/>mesh = Mesh::createGrid(3, 3);</text:p>
      <text:p text:style-name="P1"><text:s text:c="4"/>mesh-&gt;debugOut();</text:p>
      <text:p text:style-name="P1"><text:s text:c="4"/>ASSERTX(mesh-&gt;check());</text:p>
      <text:p text:style-name="P1"/>
      <text:p text:style-name="P1"><text:s text:c="4"/>program-&gt;updateMeshBuf(*mesh);</text:p>
      <text:p text:style-name="P1"/>
      <text:p text:style-name="P1"><text:s text:c="4"/>Font font("/usr/share/fonts/TTF/FreeSans.ttf", 300);</text:p>
      <text:p text:style-name="P1"><text:s text:c="4"/>for (int i = 0; i &lt; 10; ++i) {</text:p>
      <text:p text:style-name="P1"><text:s text:c="8"/>sdfNums.push_back(std::unique_ptr&lt;TextureTextSDF&gt;(new TextureTextSDF(64, 64, font.draw(std::to_string(i)), 100)));</text:p>
      <text:p text:style-name="P1"><text:s text:c="8"/>sdfNums[i]-&gt;bind(0);</text:p>
      <text:p text:style-name="P1"><text:s text:c="8"/>sdfNums[i]-&gt;allocate();</text:p>
      <text:p text:style-name="P1"><text:s text:c="4"/>}</text:p>
      <text:p text:style-name="P1">}</text:p>
      <text:p text:style-name="P1"/>
      <text:p text:style-name="P1">bool demo_prepareFrame()</text:p>
      <text:p text:style-name="P1">{</text:p>
      <text:p text:style-name="P1"><text:s text:c="4"/>return true;</text:p>
      <text:p text:style-name="P1">}</text:p>
      <text:p text:style-name="P1"/>
      <text:p text:style-name="P1">void demo_drawFrame()</text:p>
      <text:p text:style-name="P1">{</text:p>
      <text:p text:style-name="P1"><text:s text:c="4"/>static unsigned i = 999;</text:p>
      <text:p text:style-name="P1"><text:s text:c="4"/>static unsigned u = 999;</text:p>
      <text:p text:style-name="P1"><text:s text:c="4"/>if (++u &gt; 100) {</text:p>
      <text:p text:style-name="P1"><text:s text:c="8"/>u = 0;</text:p>
      <text:p text:style-name="P1"><text:s text:c="8"/>mesh-&gt;faces[i].mask = 0x00;</text:p>
      <text:p text:style-name="P1"><text:s text:c="8"/>if (++i &gt;= mesh-&gt;faces.size()) i = 0;</text:p>
      <text:p text:style-name="P1"><text:s text:c="8"/>mesh-&gt;faces[i].mask = 0xFF;</text:p>
      <text:p text:style-name="P1"><text:s text:c="8"/>program-&gt;updateMeshBuf(*mesh, 0xFF, 0x00);</text:p>
      <text:p text:style-name="P1"><text:s text:c="4"/>}</text:p>
      <text:p text:style-name="P1"/>
      <text:p text:style-name="P1"/>
      <text:p text:style-name="P1"><text:s text:c="4"/>glClearColor(0.0f, 0.0f, 0.0f, 0.0f);</text:p>
      <text:p text:style-name="P1"><text:s text:c="4"/>glClearDepth(1.0f);</text:p>
      <text:p text:style-name="P1"><text:s text:c="4"/>glClear(GL_COLOR_BUFFER_BIT | GL_DEPTH_BUFFER_BIT);</text:p>
      <text:p text:style-name="P1"/>
      <text:p text:style-name="P1"><text:s text:c="4"/>Mat4Stack ms;</text:p>
      <text:p text:style-name="P1"><text:s text:c="4"/>// camera-to-clip</text:p>
      <text:p text:style-name="P1"><text:s text:c="4"/>ms.push();</text:p>
      <text:p text:style-name="P1"><text:s text:c="4"/>ms.top = glm::perspective(35.0f, 1.f, 0.1f, 100.f);</text:p>
      <text:p text:style-name="P1"><text:s text:c="4"/>// world-to-camera</text:p>
      <text:p text:style-name="P1"><text:s text:c="4"/>ms.push();</text:p>
      <text:p text:style-name="P1"><text:s text:c="4"/>ms *= glm::translate(glm::mat4(), glm::vec3(0.f, 0.f, -10.f));</text:p>
      <text:p text:style-name="P1"/>
      <text:p text:style-name="P1"><text:s text:c="4"/>static float t = 0.f;</text:p>
      <text:p text:style-name="P1"><text:s text:c="4"/>ms.push();</text:p>
      <text:p text:style-name="P1"><text:s text:c="4"/>//ms *= glm::rotate(glm::mat4(), t+=2.f, glm::vec3(0.f,1.f,0.f));</text:p>
      <text:p text:style-name="P1"><text:s text:c="4"/>program-&gt;use();</text:p>
      <text:p text:style-name="P1"><text:s text:c="4"/>program-&gt;setUniform("uTransform", ms.top);</text:p>
      <text:p text:style-name="P1"><text:s text:c="4"/>program-&gt;drawWire();</text:p>
      <text:p text:style-name="P1"><text:s text:c="4"/>program-&gt;unuse();</text:p>
      <text:p text:style-name="P1"/>
      <text:p text:style-name="P1"><text:s text:c="4"/>glDisable(GL_DEPTH_TEST);</text:p>
      <text:p text:style-name="P1"><text:s text:c="4"/>//glEnable(GL_CULL_FACE);</text:p>
      <text:p text:style-name="P1"><text:s text:c="4"/>pTextSDF-&gt;use();</text:p>
      <text:p text:style-name="P1">// <text:s text:c="3"/>for (unsigned i = 0; i &lt; mesh-&gt;faces.size(); ++i) {</text:p>
      <text:p text:style-name="P1"><text:s text:c="8"/>//glm::vec3 faceNormal;</text:p>
      <text:p text:style-name="P1"><text:s text:c="8"/>glm::vec3 pos;</text:p>
      <text:p text:style-name="P1"><text:s text:c="8"/>const MeshFace &amp;face = mesh-&gt;faces[i];</text:p>
      <text:p text:style-name="P1"><text:s text:c="8"/>for (int j = 0; j &lt; face.count; ++j) {</text:p>
      <text:p text:style-name="P1"><text:s text:c="12"/>const MeshVert &amp;vert = mesh-&gt;verts[face.verts[j]];</text:p>
      <text:p text:style-name="P1"><text:s text:c="12"/>pos += vert.pos;</text:p>
      <text:p text:style-name="P1"><text:s text:c="12"/>//faceNormal += vert.normal;</text:p>
      <text:p text:style-name="P1"><text:s text:c="8"/>}</text:p>
      <text:p text:style-name="P1"><text:s text:c="8"/>pos /= face.count;</text:p>
      <text:p text:style-name="P1"><text:s text:c="8"/>//faceNormal = glm::normalize(faceNormal);</text:p>
      <text:p text:style-name="P1"><text:s text:c="8"/>//faceNormal = glm::vec3(glm::inverse(glm::transpose(ms.top())) * glm::vec4(faceNormal, 1.f));</text:p>
      <text:p text:style-name="P1"/>
      <text:p text:style-name="P1"><text:s text:c="8"/>/*</text:p>
      <text:p text:style-name="P1"><text:s text:c="8"/>if (glm::dot(faceNormal, glm::vec3(0.f, 0.f, -1.f)) &lt; 0.f) {</text:p>
      <text:p text:style-name="P1"><text:s text:c="12"/>continue;</text:p>
      <text:p text:style-name="P1"><text:s text:c="8"/>}</text:p>
      <text:p text:style-name="P1"><text:s text:c="8"/>*/</text:p>
      <text:p text:style-name="P1"/>
      <text:p text:style-name="P1"><text:s text:c="8"/>ms.push();</text:p>
      <text:p text:style-name="P1"><text:s text:c="8"/>ms *= glm::translate(glm::mat4(), pos);</text:p>
      <text:p text:style-name="P1"><text:s text:c="8"/>ms *= glm::scale(glm::mat4(), glm::vec3(0.2f, -0.2f, 1.f));</text:p>
      <text:p text:style-name="P1"><text:s text:c="8"/>pTextSDF-&gt;setUniform("uTransform", ms.top);</text:p>
      <text:p text:style-name="P1"><text:s text:c="8"/>pTextSDF-&gt;setUniform("uTextParms.threshold", 0.5f);</text:p>
      <text:p text:style-name="P1"><text:s text:c="8"/>pTextSDF-&gt;setUniform("uTextParms.glow", false);</text:p>
      <text:p text:style-name="P1"><text:s text:c="8"/>sdfNums[i]-&gt;bind(0);</text:p>
      <text:p text:style-name="P1"><text:s text:c="8"/>pTextSDF-&gt;draw();</text:p>
      <text:p text:style-name="P1"><text:s text:c="8"/>ms.pop();</text:p>
      <text:p text:style-name="P1"><text:s text:c="4"/>//}</text:p>
      <text:p text:style-name="P1"><text:s text:c="4"/>pTextSDF-&gt;unuse();</text:p>
      <text:p text:style-name="P1"><text:s text:c="4"/>glEnable(GL_DEPTH_TEST);</text:p>
      <text:p text:style-name="P1"><text:s text:c="4"/>//glDisable(GL_CULL_FACE);</text:p>
      <text:p text:style-name="P1"/>
      <text:p text:style-name="P1"><text:s text:c="4"/>ms.pop();</text:p>
      <text:p text:style-name="P1"/>
      <text:p text:style-name="P1"><text:s text:c="4"/>ms.pop();</text:p>
      <text:p text:style-name="P1"><text:s text:c="4"/>ms.pop();</text:p>
      <text:p text:style-name="P1">}</text:p>
      <text:p text:style-name="P1"/>
      <text:p text:style-name="P1">void demo_evtMouseButton(uint8_t button, bool state)</text:p>
      <text:p text:style-name="P1">{</text:p>
      <text:p text:style-name="P1">}</text:p>
      <text:p text:style-name="P1"/>
      <text:p text:style-name="P1">void demo_evtMouseMove(int x, int y)</text:p>
      <text:p text:style-name="P1">{</text:p>
      <text:p text:style-name="P1">}</text:p>
      <text:p text:style-name="P1"/>
      <text:p text:style-name="P1"/>
      <text:p text:style-name="P1"/>
      <text:p text:style-name="P1">===</text:p>
      <text:p text:style-name="P1">File: scenes/test_text/main.cpp (1788 bytes)</text:p>
      <text:p text:style-name="P1">===</text:p>
      <text:p text:style-name="P1"/>
      <text:p text:style-name="P1"/>
      <text:p text:style-name="P1">#include "demo.h"</text:p>
      <text:p text:style-name="P1">#include "mesh.h"</text:p>
      <text:p text:style-name="P1">#include "text.h"</text:p>
      <text:p text:style-name="P1">#include "pngwrite.h"</text:p>
      <text:p text:style-name="P1">#include &lt;SDL.h&gt;</text:p>
      <text:p text:style-name="P1"/>
      <text:p text:style-name="P1">std::unique_ptr&lt;Mesh&gt; mesh;</text:p>
      <text:p text:style-name="P1">ProgramTextSDF *program;</text:p>
      <text:p text:style-name="P1">Font *font;</text:p>
      <text:p text:style-name="P1">TextureTextSDF *textTex;</text:p>
      <text:p text:style-name="P1"/>
      <text:p text:style-name="P1">void demo_init(unsigned, unsigned)</text:p>
      <text:p text:style-name="P1">{</text:p>
      <text:p text:style-name="P1"><text:s text:c="4"/>const char *str = "Hello world";</text:p>
      <text:p text:style-name="P1"><text:s text:c="4"/>program = new ProgramTextSDF(0/*, {ProgramTexturedQuad::vs, ProgramTexturedQuad::fs}*/);</text:p>
      <text:p text:style-name="P1"><text:s text:c="4"/>program-&gt;link();</text:p>
      <text:p text:style-name="P1"><text:s text:c="4"/>font = new Font("/usr/share/fonts/TTF/FreeSans.ttf", 600);</text:p>
      <text:p text:style-name="P1"><text:s text:c="4"/>auto size = font-&gt;measure(str);</text:p>
      <text:p text:style-name="P1"><text:s text:c="4"/>LOG("using size %dx%d", size.x, size.y);</text:p>
      <text:p text:style-name="P1"><text:s text:c="4"/>SDL_Surface *surf = font-&gt;draw(str);</text:p>
      <text:p text:style-name="P1"><text:s text:c="4"/>//PNGWrite(surf, "test.png");</text:p>
      <text:p text:style-name="P1"><text:s text:c="4"/>textTex = new TextureTextSDF(128, 128, surf, 200);</text:p>
      <text:p text:style-name="P1"><text:s text:c="4"/>surf = NULL;</text:p>
      <text:p text:style-name="P1"><text:s text:c="4"/>LOG("got size %dx%d", textTex-&gt;w, textTex-&gt;h);</text:p>
      <text:p text:style-name="P1"><text:s text:c="4"/>textTex-&gt;bind(0);</text:p>
      <text:p text:style-name="P1"><text:s text:c="4"/>textTex-&gt;allocate();</text:p>
      <text:p text:style-name="P1">}</text:p>
      <text:p text:style-name="P1"/>
      <text:p text:style-name="P1">bool demo_prepareFrame()</text:p>
      <text:p text:style-name="P1">{</text:p>
      <text:p text:style-name="P1"><text:s text:c="4"/>return true;</text:p>
      <text:p text:style-name="P1">}</text:p>
      <text:p text:style-name="P1"/>
      <text:p text:style-name="P1">void demo_drawFrame()</text:p>
      <text:p text:style-name="P1">{</text:p>
      <text:p text:style-name="P1"><text:s text:c="4"/>static float t = 0.f;</text:p>
      <text:p text:style-name="P1"><text:s text:c="4"/>glClearColor(0.0f, 0.0f, 0.0f, 0.0f);</text:p>
      <text:p text:style-name="P1"><text:s text:c="4"/>glClearDepth(1.0f);</text:p>
      <text:p text:style-name="P1"><text:s text:c="4"/>glClear(GL_COLOR_BUFFER_BIT | GL_DEPTH_BUFFER_BIT);</text:p>
      <text:p text:style-name="P1"/>
      <text:p text:style-name="P1"><text:s text:c="4"/>textTex-&gt;bind(0);</text:p>
      <text:p text:style-name="P1"/>
      <text:p text:style-name="P1"><text:s text:c="4"/>program-&gt;use();</text:p>
      <text:p text:style-name="P1"><text:s text:c="4"/>glm::mat4 I,</text:p>
      <text:p text:style-name="P1"><text:s text:c="14"/>A = glm::rotate(I, t*3.f, glm::vec3(1.f, 0.f, 0.f)),</text:p>
      <text:p text:style-name="P1"><text:s text:c="14"/>B = glm::rotate(A, t*1.1f, glm::vec3(0.f, 1.f, 0.f)),</text:p>
      <text:p text:style-name="P1"><text:s text:c="14"/>C = glm::scale(B, glm::vec3(1.0f,-0.2f,1.f)),</text:p>
      <text:p text:style-name="P1"><text:s text:c="14"/>D = glm::translate(C, glm::vec3(sin(t/30.f)*0.6f, sin(t/70.f)*0.3f, 0.f));</text:p>
      <text:p text:style-name="P1"><text:s text:c="4"/>program-&gt;setUniform("uTransform", D);</text:p>
      <text:p text:style-name="P1"><text:s text:c="4"/>program-&gt;setUniform("uTextParms.threshold", clamp((float) fabs(fmod(t/100.f,1.40f)-0.70f)+0.30f, 0.5f, 1.0f));</text:p>
      <text:p text:style-name="P1"><text:s text:c="4"/>program-&gt;setUniform("uTextParms.glowColor", glm::vec4(sin(t/100.f)/2+0.5, sin(t/100.f + 2*PI/3)/2+0.5, sin(t/100.f + 4*PI/3)/2+0.5, 1.f));</text:p>
      <text:p text:style-name="P1"><text:s text:c="4"/>t += 1.f;</text:p>
      <text:p text:style-name="P1"><text:s text:c="4"/>program-&gt;draw();</text:p>
      <text:p text:style-name="P1"><text:s text:c="4"/>program-&gt;unuse();</text:p>
      <text:p text:style-name="P1">}</text:p>
      <text:p text:style-name="P1"/>
      <text:p text:style-name="P1">void demo_evtMouseMove(int x, int y)</text:p>
      <text:p text:style-name="P1">{</text:p>
      <text:p text:style-name="P1">}</text:p>
      <text:p text:style-name="P1"/>
      <text:p text:style-name="P1">void demo_evtMouseButton(uint8_t button, bool state)</text:p>
      <text:p text:style-name="P1">{</text:p>
      <text:p text:style-name="P1">}</text:p>
      <text:p text:style-name="P1"/>
      <text:p text:style-name="P1"/>
      <text:p text:style-name="P1"/>
      <text:p text:style-name="P1">===</text:p>
      <text:p text:style-name="P1">File: scenes/test_rendertex/main.cpp (2364 bytes)</text:p>
      <text:p text:style-name="P1">===</text:p>
      <text:p text:style-name="P1"/>
      <text:p text:style-name="P1"/>
      <text:p text:style-name="P1">#include "demo.h"</text:p>
      <text:p text:style-name="P1">#include "mesh.h"</text:p>
      <text:p text:style-name="P1">#include "text.h"</text:p>
      <text:p text:style-name="P1">#include "pngwrite.h"</text:p>
      <text:p text:style-name="P1">#include &lt;SDL.h&gt;</text:p>
      <text:p text:style-name="P1">#include &lt;unistd.h&gt;</text:p>
      <text:p text:style-name="P1"/>
      <text:p text:style-name="P1">std::unique_ptr&lt;Mesh&gt; mesh;</text:p>
      <text:p text:style-name="P1">ProgramTextSDF *program;</text:p>
      <text:p text:style-name="P1">Font *font;</text:p>
      <text:p text:style-name="P1">TextureTextSDF *textTex;</text:p>
      <text:p text:style-name="P1">Texture2D&lt;glm::u8vec4&gt; *renderTex;</text:p>
      <text:p text:style-name="P1">FBO *renderTexFBO;</text:p>
      <text:p text:style-name="P1"/>
      <text:p text:style-name="P1">ProgramTexturedQuad *progMain;</text:p>
      <text:p text:style-name="P1"/>
      <text:p text:style-name="P1">void demo_init(unsigned, unsigned)</text:p>
      <text:p text:style-name="P1">{</text:p>
      <text:p text:style-name="P1"><text:s text:c="4"/>const char *str = "Hello world";</text:p>
      <text:p text:style-name="P1"><text:s text:c="4"/>renderTexFBO = new FBO(128, 128, 0x0);</text:p>
      <text:p text:style-name="P1"><text:s text:c="4"/>renderTex = new Texture2D&lt;glm::u8vec4&gt;(128, 128);</text:p>
      <text:p text:style-name="P1"><text:s text:c="4"/>renderTex-&gt;bind(0);</text:p>
      <text:p text:style-name="P1"><text:s text:c="4"/>renderTex-&gt;allocate();</text:p>
      <text:p text:style-name="P1"/>
      <text:p text:style-name="P1"><text:s text:c="4"/>program = new ProgramTextSDF(0/*, {ProgramTexturedQuad::vs, ProgramTexturedQuad::fs}*/);</text:p>
      <text:p text:style-name="P1"><text:s text:c="4"/>program-&gt;link();</text:p>
      <text:p text:style-name="P1"><text:s text:c="4"/>progMain = new ProgramTexturedQuad(0);</text:p>
      <text:p text:style-name="P1"><text:s text:c="4"/>progMain-&gt;link();</text:p>
      <text:p text:style-name="P1"/>
      <text:p text:style-name="P1"><text:s text:c="4"/>font = new Font("/usr/share/fonts/TTF/FreeSans.ttf", 600);</text:p>
      <text:p text:style-name="P1"><text:s text:c="4"/>auto size = font-&gt;measure(str);</text:p>
      <text:p text:style-name="P1"><text:s text:c="4"/>LOG("using size %dx%d", size.x, size.y);</text:p>
      <text:p text:style-name="P1"><text:s text:c="4"/>SDL_Surface *surf = font-&gt;draw(str);</text:p>
      <text:p text:style-name="P1"><text:s text:c="4"/>//PNGWrite(surf, "test.png");</text:p>
      <text:p text:style-name="P1"><text:s text:c="4"/>textTex = new TextureTextSDF(128, 128, surf, 200);</text:p>
      <text:p text:style-name="P1"><text:s text:c="4"/>surf = NULL;</text:p>
      <text:p text:style-name="P1"><text:s text:c="4"/>LOG("got size %dx%d", textTex-&gt;w, textTex-&gt;h);</text:p>
      <text:p text:style-name="P1"><text:s text:c="4"/>textTex-&gt;bind(0);</text:p>
      <text:p text:style-name="P1"><text:s text:c="4"/>textTex-&gt;allocate();</text:p>
      <text:p text:style-name="P1">}</text:p>
      <text:p text:style-name="P1"/>
      <text:p text:style-name="P1">bool demo_prepareFrame()</text:p>
      <text:p text:style-name="P1">{</text:p>
      <text:p text:style-name="P1"><text:s text:c="4"/>static int c = 0;</text:p>
      <text:p text:style-name="P1"><text:s text:c="4"/>if (++c == 200) {</text:p>
      <text:p text:style-name="P1"><text:s text:c="8"/>PNGWrite(renderTex, "test.png");</text:p>
      <text:p text:style-name="P1"><text:s text:c="8"/>return false;</text:p>
      <text:p text:style-name="P1"><text:s text:c="4"/>}</text:p>
      <text:p text:style-name="P1"><text:s text:c="4"/>return true;</text:p>
      <text:p text:style-name="P1">}</text:p>
      <text:p text:style-name="P1"/>
      <text:p text:style-name="P1">void demo_drawFrame()</text:p>
      <text:p text:style-name="P1">{</text:p>
      <text:p text:style-name="P1"><text:s text:c="4"/>static float t = 0.f;</text:p>
      <text:p text:style-name="P1"/>
      <text:p text:style-name="P1"><text:s text:c="4"/>renderTexFBO-&gt;bindTexture(*renderTex, 0);</text:p>
      <text:p text:style-name="P1"><text:s text:c="4"/>GLContext::get().bindFBO(*renderTexFBO);</text:p>
      <text:p text:style-name="P1"/>
      <text:p text:style-name="P1"><text:s text:c="4"/>glClearColor(0.0f, 0.0f, 0.0f, 0.0f);</text:p>
      <text:p text:style-name="P1"><text:s text:c="4"/>glClear(GL_COLOR_BUFFER_BIT);</text:p>
      <text:p text:style-name="P1"/>
      <text:p text:style-name="P1"><text:s text:c="4"/>textTex-&gt;bind(0);</text:p>
      <text:p text:style-name="P1"/>
      <text:p text:style-name="P1"><text:s text:c="4"/>program-&gt;use();</text:p>
      <text:p text:style-name="P1"><text:s text:c="4"/>program-&gt;setUniform("transform", glm::mat4());</text:p>
      <text:p text:style-name="P1"><text:s text:c="4"/>program-&gt;setUniform("threshold", 0.5f/*clamp((float) fabs(fmod(t/100.f,1.40f)-0.70f)+0.30f, 0.5f, 1.0f)*/);</text:p>
      <text:p text:style-name="P1"><text:s text:c="4"/>program-&gt;setUniform("glowColor", glm::vec4(sin(t/100.f)/2+0.5, sin(t/100.f + 2*PI/3)/2+0.5, sin(t/100.f + 4*PI/3)/2+0.5, 1.f));</text:p>
      <text:p text:style-name="P1"><text:s text:c="4"/>t += 1.f;</text:p>
      <text:p text:style-name="P1"><text:s text:c="4"/>program-&gt;draw();</text:p>
      <text:p text:style-name="P1"><text:s text:c="4"/>program-&gt;unuse();</text:p>
      <text:p text:style-name="P1"/>
      <text:p text:style-name="P1"><text:s text:c="4"/>GLContext::get().unbindFBO();</text:p>
      <text:p text:style-name="P1"/>
      <text:p text:style-name="P1"><text:s text:c="4"/>renderTex-&gt;bind(0);</text:p>
      <text:p text:style-name="P1"><text:s text:c="4"/>renderTex-&gt;updateLocal();</text:p>
      <text:p text:style-name="P1"/>
      <text:p text:style-name="P1"><text:s text:c="4"/>glClearColor(0.0f, 0.0f, 0.0f, 0.0f);</text:p>
      <text:p text:style-name="P1"><text:s text:c="4"/>glClearDepth(1.0f);</text:p>
      <text:p text:style-name="P1"><text:s text:c="4"/>glClear(GL_COLOR_BUFFER_BIT | GL_DEPTH_BUFFER_BIT);</text:p>
      <text:p text:style-name="P1"/>
      <text:p text:style-name="P1"><text:s text:c="4"/>progMain-&gt;use();</text:p>
      <text:p text:style-name="P1"><text:s text:c="4"/>renderTex-&gt;bind(0);</text:p>
      <text:p text:style-name="P1"><text:s text:c="4"/>progMain-&gt;setUniform("transform", glm::scale(glm::mat4(), glm::vec3(0.5f,-0.2f,1.0f)));</text:p>
      <text:p text:style-name="P1"><text:s text:c="4"/>progMain-&gt;draw();</text:p>
      <text:p text:style-name="P1"><text:s text:c="4"/>progMain-&gt;unuse();</text:p>
      <text:p text:style-name="P1">}</text:p>
      <text:p text:style-name="P1"/>
      <text:p text:style-name="P1">/*</text:p>
      <text:p text:style-name="P1">void demo_evtMouseMove(int x, int y)</text:p>
      <text:p text:style-name="P1">{</text:p>
      <text:p text:style-name="P1">}</text:p>
      <text:p text:style-name="P1">void demo_evtMouseButton(uint8_t button, bool state)</text:p>
      <text:p text:style-name="P1">{</text:p>
      <text:p text:style-name="P1">}</text:p>
      <text:p text:style-name="P1">*/</text:p>
      <text:p text:style-name="P1"/>
      <text:p text:style-name="P1"/>
      <text:p text:style-name="P1"/>
      <text:p text:style-name="P1">===</text:p>
      <text:p text:style-name="P1">File: scenes/test_points/points.cpp (1526 bytes)</text:p>
      <text:p text:style-name="P1">===</text:p>
      <text:p text:style-name="P1"/>
      <text:p text:style-name="P1"/>
      <text:p text:style-name="P1">#include "demo.h"</text:p>
      <text:p text:style-name="P1"/>
      <text:p text:style-name="P1">char *vertexPositions;</text:p>
      <text:p text:style-name="P1"/>
      <text:p text:style-name="P1">GLuint positionBufferObject;</text:p>
      <text:p text:style-name="P1">GLuint vao, timeUniform, frame = 0;</text:p>
      <text:p text:style-name="P1">Program *triangleProgram;</text:p>
      <text:p text:style-name="P1"/>
      <text:p text:style-name="P1">#define NPOINTS 5000000</text:p>
      <text:p text:style-name="P1"/>
      <text:p text:style-name="P1">void demo_init(unsigned w, unsigned h)</text:p>
      <text:p text:style-name="P1">{</text:p>
      <text:p text:style-name="P1"><text:s text:c="4"/>// create shader program</text:p>
      <text:p text:style-name="P1"><text:s text:c="4"/>triangleProgram = new ProgramRaw({</text:p>
      <text:p text:style-name="P1"><text:s text:c="8"/>Shader::FromFile(GL_VERTEX_SHADER, "data/points.vs"),</text:p>
      <text:p text:style-name="P1"><text:s text:c="8"/>Shader::FromFile(GL_FRAGMENT_SHADER, "data/points.fs")</text:p>
      <text:p text:style-name="P1"><text:s text:c="4"/>});</text:p>
      <text:p text:style-name="P1"/>
      <text:p text:style-name="P1"><text:s text:c="4"/>// initialise vertex buffer</text:p>
      <text:p text:style-name="P1"><text:s text:c="4"/>vertexPositions = new char[NPOINTS];</text:p>
      <text:p text:style-name="P1"><text:s text:c="4"/>for (int i = 0; i &lt; NPOINTS; ++i) {</text:p>
      <text:p text:style-name="P1"><text:s text:c="8"/>vertexPositions[i] = i;</text:p>
      <text:p text:style-name="P1"><text:s text:c="4"/>}</text:p>
      <text:p text:style-name="P1"/>
      <text:p text:style-name="P1"><text:s text:c="4"/>glGenBuffers(1, &amp;positionBufferObject);</text:p>
      <text:p text:style-name="P1"/>
      <text:p text:style-name="P1"><text:s text:c="4"/>glBindBuffer(GL_ARRAY_BUFFER, positionBufferObject);</text:p>
      <text:p text:style-name="P1"><text:s text:c="4"/>glBufferData(GL_ARRAY_BUFFER, NPOINTS, vertexPositions, GL_STATIC_DRAW);</text:p>
      <text:p text:style-name="P1"><text:s text:c="4"/>glBindBuffer(GL_ARRAY_BUFFER, 0);</text:p>
      <text:p text:style-name="P1"/>
      <text:p text:style-name="P1"><text:s text:c="4"/>glGenVertexArrays(1, &amp;vao);</text:p>
      <text:p text:style-name="P1"><text:s text:c="4"/>glBindVertexArray(vao);</text:p>
      <text:p text:style-name="P1"/>
      <text:p text:style-name="P1"><text:s text:c="4"/>glViewport(0, 0, (GLsizei) w, (GLsizei) h);</text:p>
      <text:p text:style-name="P1"/>
      <text:p text:style-name="P1"><text:s text:c="4"/>glDisable(GL_PROGRAM_POINT_SIZE);</text:p>
      <text:p text:style-name="P1"><text:s text:c="4"/>glPointSize(2.0f);</text:p>
      <text:p text:style-name="P1"/>
      <text:p text:style-name="P1"><text:s text:c="4"/>timeUniform = glGetUniformLocation(triangleProgram-&gt;id, "time");</text:p>
      <text:p text:style-name="P1">}</text:p>
      <text:p text:style-name="P1"/>
      <text:p text:style-name="P1">bool demo_prepareFrame()</text:p>
      <text:p text:style-name="P1"><text:soft-page-break/>{</text:p>
      <text:p text:style-name="P1"><text:s text:c="4"/>return true;</text:p>
      <text:p text:style-name="P1">}</text:p>
      <text:p text:style-name="P1"/>
      <text:p text:style-name="P1">void demo_drawFrame()</text:p>
      <text:p text:style-name="P1">{</text:p>
      <text:p text:style-name="P1"><text:s text:c="4"/>glClearColor(0.0f, 0.0f, 0.0f, 0.0f);</text:p>
      <text:p text:style-name="P1"><text:s text:c="4"/>glClear(GL_COLOR_BUFFER_BIT);</text:p>
      <text:p text:style-name="P1"/>
      <text:p text:style-name="P1"><text:s text:c="4"/>glUseProgram(triangleProgram-&gt;id);</text:p>
      <text:p text:style-name="P1"><text:s text:c="4"/>glBindBuffer(GL_ARRAY_BUFFER, positionBufferObject);</text:p>
      <text:p text:style-name="P1"><text:s text:c="4"/>glEnableVertexAttribArray(0);</text:p>
      <text:p text:style-name="P1"><text:s text:c="4"/>glVertexAttribPointer(0, 1, GL_UNSIGNED_BYTE, GL_TRUE, 0, 0);</text:p>
      <text:p text:style-name="P1"/>
      <text:p text:style-name="P1"><text:s text:c="4"/>if (timeUniform != -1u) glUniform1f(timeUniform, frame++);</text:p>
      <text:p text:style-name="P1"/>
      <text:p text:style-name="P1"><text:s text:c="4"/>glDrawArrays(GL_POINTS, 0, NPOINTS);</text:p>
      <text:p text:style-name="P1"/>
      <text:p text:style-name="P1"><text:s text:c="4"/>glDisableVertexAttribArray(0);</text:p>
      <text:p text:style-name="P1"><text:s text:c="4"/>glUseProgram(0);</text:p>
      <text:p text:style-name="P1">}</text:p>
      <text:p text:style-name="P1"/>
      <text:p text:style-name="P1"/>
      <text:p text:style-name="P1"/>
      <text:p text:style-name="P1">===</text:p>
      <text:p text:style-name="P1">File: scenes/unittest/main.cpp (3369 bytes)</text:p>
      <text:p text:style-name="P1">===</text:p>
      <text:p text:style-name="P1"/>
      <text:p text:style-name="P1"/>
      <text:p text:style-name="P1">#include "demo.h"</text:p>
      <text:p text:style-name="P1">#include "mesh.h"</text:p>
      <text:p text:style-name="P1">#include &lt;ctime&gt;</text:p>
      <text:p text:style-name="P1">#include &lt;random&gt;</text:p>
      <text:p text:style-name="P1">#include &lt;functional&gt;</text:p>
      <text:p text:style-name="P1"/>
      <text:p text:style-name="P1">std::unique_ptr&lt;Mesh&gt; mesh;</text:p>
      <text:p text:style-name="P1"/>
      <text:p text:style-name="P1">void _FAILTEST()</text:p>
      <text:p text:style-name="P1">{</text:p>
      <text:p text:style-name="P1"><text:s text:c="4"/>LOG("* UNIT TEST FAILED");</text:p>
      <text:p text:style-name="P1"><text:s text:c="4"/>abort();</text:p>
      <text:p text:style-name="P1">}</text:p>
      <text:p text:style-name="P1"/>
      <text:p text:style-name="P1">template &lt;typename T&gt;</text:p>
      <text:p text:style-name="P1">void _TEST_EQ(T const &amp;a, T const &amp;b, const char *msg)</text:p>
      <text:p text:style-name="P1">{</text:p>
      <text:p text:style-name="P1"><text:s text:c="4"/>if (!(a == b)) {</text:p>
      <text:p text:style-name="P1"><text:s text:c="8"/>LOG("%s", msg);</text:p>
      <text:p text:style-name="P1"><text:s text:c="8"/>_FAILTEST();</text:p>
      <text:p text:style-name="P1"><text:s text:c="4"/>}</text:p>
      <text:p text:style-name="P1">}</text:p>
      <text:p text:style-name="P1"/>
      <text:p text:style-name="P1">template &lt;&gt;</text:p>
      <text:p text:style-name="P1">void _TEST_EQ&lt;float&gt;(float const &amp;a, float const &amp;b, const char *msg)</text:p>
      <text:p text:style-name="P1">{</text:p>
      <text:p text:style-name="P1"><text:s text:c="4"/>if (fabs(a - b) &gt; 1e-7) {</text:p>
      <text:p text:style-name="P1"><text:s text:c="8"/>LOG("%s <text:s/>(lhs = %f, rhs = %f)", msg, (double) a, (double) b);</text:p>
      <text:p text:style-name="P1"><text:s text:c="8"/>_FAILTEST();</text:p>
      <text:p text:style-name="P1"><text:s text:c="4"/>}</text:p>
      <text:p text:style-name="P1">}</text:p>
      <text:p text:style-name="P1"/>
      <text:p text:style-name="P1">#define TEST_EQ(expr, result) \</text:p>
      <text:p text:style-name="P1"><text:s text:c="4"/>_TEST_EQ(expr, result, #expr " != " #result)</text:p>
      <text:p text:style-name="P1"/>
      <text:p text:style-name="P1">void demo_init(unsigned, unsigned)</text:p>
      <text:p text:style-name="P1">{</text:p>
      <text:p text:style-name="P1"><text:s text:c="4"/>std::normal_distribution&lt;float&gt; normDist;</text:p>
      <text:p text:style-name="P1"><text:s text:c="4"/>std::mt19937 engine; // Mersenne twister MT19937</text:p>
      <text:p text:style-name="P1"><text:s text:c="4"/>auto normRand = std::bind(normDist, engine);</text:p>
      <text:p text:style-name="P1"/>
      <text:p text:style-name="P1"><text:s text:c="4"/>engine.seed(time(NULL));</text:p>
      <text:p text:style-name="P1"/>
      <text:p text:style-name="P1"><text:s text:c="4"/>mesh = Mesh::createRing(4, PI/4.f);</text:p>
      <text:p text:style-name="P1"><text:s text:c="4"/>mesh-&gt;splitVert(mesh-&gt;eEdge(0,0), mesh-&gt;eVertPrev(0,0));</text:p>
      <text:p text:style-name="P1"><text:s text:c="4"/>mesh-&gt;splitVert(mesh-&gt;eEdge(0,2), mesh-&gt;eVertPrev(0,2));</text:p>
      <text:p text:style-name="P1"><text:s text:c="4"/>mesh-&gt;splitVert(mesh-&gt;eEdge(0,4), mesh-&gt;eVertPrev(0,4));</text:p>
      <text:p text:style-name="P1"><text:s text:c="4"/>mesh-&gt;splitVert(mesh-&gt;eEdge(0,6), mesh-&gt;eVertPrev(0,6));</text:p>
      <text:p text:style-name="P1"><text:s text:c="4"/>U32 edge = mesh-&gt;splitFace(mesh-&gt;eEdge(0,1), mesh-&gt;eEdge(0,5));</text:p>
      <text:p text:style-name="P1"><text:s text:c="4"/>ASSERTX(edge/8 == 2 &amp;&amp; mesh-&gt;eOpposite(edge)/8 == 0);</text:p>
      <text:p text:style-name="P1"><text:s text:c="4"/>ASSERTX(mesh-&gt;check());</text:p>
      <text:p text:style-name="P1"/>
      <text:p text:style-name="P1"><text:s text:c="4"/>TEST_EQ(lerp(0.f, 1.f, -1, 1), -1.f);</text:p>
      <text:p text:style-name="P1"><text:s text:c="4"/>TEST_EQ(lerp(0.f, 1.f, 0, 1), 0.f);</text:p>
      <text:p text:style-name="P1"><text:s text:c="4"/>TEST_EQ(lerp(0.f, 1.f, 1, 2), .5f);</text:p>
      <text:p text:style-name="P1"><text:s text:c="4"/>TEST_EQ(lerp(0.f, 1.f, 1, 1), 1.f);</text:p>
      <text:p text:style-name="P1"><text:s text:c="4"/>TEST_EQ(lerp(0.f, 1.f, 2, 1), 2.f);</text:p>
      <text:p text:style-name="P1"/>
      <text:p text:style-name="P1"><text:s text:c="4"/>TEST_EQ(lerp(1.f, 0.f, -1, 1), 2.f);</text:p>
      <text:p text:style-name="P1"><text:s text:c="4"/>TEST_EQ(lerp(1.f, 0.f, 0, 1), 1.f);</text:p>
      <text:p text:style-name="P1"><text:s text:c="4"/>TEST_EQ(lerp(1.f, 0.f, 1, 2), .5f);</text:p>
      <text:p text:style-name="P1"><text:s text:c="4"/>TEST_EQ(lerp(1.f, 0.f, 1, 1), 0.f);</text:p>
      <text:p text:style-name="P1"><text:s text:c="4"/>TEST_EQ(lerp(1.f, 0.f, 2, 1), -1.f);</text:p>
      <text:p text:style-name="P1"/>
      <text:p text:style-name="P1"><text:s text:c="4"/>TEST_EQ(lerp(Vec3({3.f,0.f,3.f}), Vec3({0.f,3.f,0.f}), 2, 3),</text:p>
      <text:p text:style-name="P1"><text:s text:c="12"/>Vec3({1.f,2.f,1.f}));</text:p>
      <text:p text:style-name="P1"/>
      <text:p text:style-name="P1"><text:s text:c="4"/>{</text:p>
      <text:p text:style-name="P1"><text:s text:c="8"/>TEST_EQ(Mat2::identity().det(), 1.f);</text:p>
      <text:p text:style-name="P1"><text:s text:c="8"/>TEST_EQ((Mat2::identity()*4.f).det(), 16.f);</text:p>
      <text:p text:style-name="P1"/>
      <text:p text:style-name="P1"><text:s text:c="8"/>Mat2 mr = {{{normRand(), normRand()},</text:p>
      <text:p text:style-name="P1"><text:s text:c="20"/>{normRand(), normRand()}}};</text:p>
      <text:p text:style-name="P1"><text:s text:c="8"/>TEST_EQ(mr*Mat2::identity(), mr);</text:p>
      <text:p text:style-name="P1"><text:s text:c="8"/>TEST_EQ(Mat2::identity()*mr, mr);</text:p>
      <text:p text:style-name="P1"><text:s text:c="8"/>TEST_EQ(mr.transpose().transpose(), mr);</text:p>
      <text:p text:style-name="P1"><text:s text:c="8"/>TEST_EQ(mr.transpose().transpose().det(), mr.det());</text:p>
      <text:p text:style-name="P1"><text:s text:c="4"/>}</text:p>
      <text:p text:style-name="P1"/>
      <text:p text:style-name="P1"><text:s text:c="4"/>{</text:p>
      <text:p text:style-name="P1"><text:s text:c="8"/>Mat3 mr = {{{normRand(), normRand(), normRand()},</text:p>
      <text:p text:style-name="P1"><text:s text:c="20"/>{normRand(), normRand(), normRand()},</text:p>
      <text:p text:style-name="P1"><text:s text:c="20"/>{normRand(), normRand(), normRand()}}};</text:p>
      <text:p text:style-name="P1"/>
      <text:p text:style-name="P1"><text:s text:c="8"/>TEST_EQ(Mat3::identity().det(), 1.f);</text:p>
      <text:p text:style-name="P1"><text:s text:c="8"/>TEST_EQ((Mat3::identity()*4.f).det(), 64.f);</text:p>
      <text:p text:style-name="P1"/>
      <text:p text:style-name="P1"><text:s text:c="8"/>Mat3 ma({{{-2.f,-1.f,2.f},</text:p>
      <text:p text:style-name="P1"><text:s text:c="17"/>{2.f,1.f,0.f},</text:p>
      <text:p text:style-name="P1"><text:s text:c="17"/>{3.f,3.f,-1.f}}});</text:p>
      <text:p text:style-name="P1"/>
      <text:p text:style-name="P1"><text:s text:c="8"/>TEST_EQ(ma[0][0], -2.f); TEST_EQ(ma[0][1], -1.f); TEST_EQ(ma[0][2], <text:s/>2.f);</text:p>
      <text:p text:style-name="P1"><text:s text:c="8"/>TEST_EQ(ma[1][0], <text:s/>2.f); TEST_EQ(ma[1][1], <text:s/>1.f); TEST_EQ(ma[1][2], <text:s/>0.f);</text:p>
      <text:p text:style-name="P1"><text:s text:c="8"/>TEST_EQ(ma[2][0], <text:s/>3.f); TEST_EQ(ma[2][1], <text:s/>3.f); TEST_EQ(ma[2][2], -1.f);</text:p>
      <text:p text:style-name="P1"><text:s text:c="8"/>TEST_EQ(ma[0][0] * (ma[1][1]*ma[2][2] - ma[2][1]*ma[1][2]), 2.f);</text:p>
      <text:p text:style-name="P1"><text:s text:c="8"/>TEST_EQ(ma[1][0] * (ma[2][1]*ma[0][2] - ma[0][1]*ma[2][2]), 10.f);</text:p>
      <text:p text:style-name="P1"><text:s text:c="8"/>TEST_EQ(ma[2][0] * (ma[0][1]*ma[1][2] - ma[1][1]*ma[0][2]), -6.f);</text:p>
      <text:p text:style-name="P1"><text:s text:c="8"/>TEST_EQ(ma.det(), 6.f);</text:p>
      <text:p text:style-name="P1"><text:s text:c="8"/>TEST_EQ(ma.transpose().det(), 6.f);</text:p>
      <text:p text:style-name="P1"><text:s text:c="8"/>TEST_EQ(ma.transpose().transpose(), ma);</text:p>
      <text:p text:style-name="P1"><text:s text:c="4"/>}</text:p>
      <text:p text:style-name="P1">}</text:p>
      <text:p text:style-name="P1"/>
      <text:p text:style-name="P1">bool demo_prepareFrame()</text:p>
      <text:p text:style-name="P1">{</text:p>
      <text:p text:style-name="P1"><text:s text:c="4"/>return false;</text:p>
      <text:p text:style-name="P1">}</text:p>
      <text:p text:style-name="P1"/>
      <text:p text:style-name="P1">void demo_drawFrame()</text:p>
      <text:p text:style-name="P1">{</text:p>
      <text:p text:style-name="P1">}</text:p>
      <text:p text:style-name="P1"/>
      <text:p text:style-name="P1">void demo_evtMouseMove(int x, int y)</text:p>
      <text:p text:style-name="P1">{</text:p>
      <text:p text:style-name="P1">}</text:p>
      <text:p text:style-name="P1">void demo_evtMouseButton(uint8_t button, bool state)</text:p>
      <text:p text:style-name="P1">{</text:p>
      <text:p text:style-name="P1">}</text:p>
      <text:p text:style-name="P1"/>
      <text:p text:style-name="P1"/>
      <text:p text:style-name="P1"/>
      <text:p text:style-name="P1">===</text:p>
      <text:p text:style-name="P1">File: scenes/test_sdf/impostor.cpp (1578 bytes)</text:p>
      <text:p text:style-name="P1">===</text:p>
      <text:p text:style-name="P1"/>
      <text:p text:style-name="P1"/>
      <text:p text:style-name="P1">#include "demo.h"</text:p>
      <text:p text:style-name="P1"/>
      <text:p text:style-name="P1">const float vertexPositions[] = {</text:p>
      <text:p text:style-name="P1"><text:s text:c="4"/>-1.0f, -1.0f, 0.0f, 1.0f,</text:p>
      <text:p text:style-name="P1"><text:s text:c="4"/>-1.0f, +1.0f, 0.0f, 1.0f,</text:p>
      <text:p text:style-name="P1"><text:s text:c="4"/>+1.0f, +1.0f, 0.0f, 1.0f,</text:p>
      <text:p text:style-name="P1"><text:s text:c="4"/>+1.0f, -1.0f, 0.0f, 1.0f</text:p>
      <text:p text:style-name="P1">};</text:p>
      <text:p text:style-name="P1"/>
      <text:p text:style-name="P1">GLuint positionBufferObject;</text:p>
      <text:p text:style-name="P1">GLuint vao;</text:p>
      <text:p text:style-name="P1">Program *triangleProgram;</text:p>
      <text:p text:style-name="P1">GLuint timeUniform, frame = 0;</text:p>
      <text:p text:style-name="P1"/>
      <text:p text:style-name="P1">void demo_init(unsigned w, unsigned h)</text:p>
      <text:p text:style-name="P1">{</text:p>
      <text:p text:style-name="P1"><text:s text:c="4"/>// create shader program</text:p>
      <text:p text:style-name="P1"><text:s text:c="4"/>triangleProgram = new ProgramRaw({</text:p>
      <text:p text:style-name="P1"><text:s text:c="8"/>Shader::FromFile(GL_VERTEX_SHADER, "data/impostor.vs"),</text:p>
      <text:p text:style-name="P1"><text:s text:c="8"/>Shader::FromFile(GL_FRAGMENT_SHADER, "data/impostor.fs")</text:p>
      <text:p text:style-name="P1"><text:s text:c="4"/>});</text:p>
      <text:p text:style-name="P1"><text:s text:c="4"/>triangleProgram-&gt;link();</text:p>
      <text:p text:style-name="P1"/>
      <text:p text:style-name="P1"><text:s text:c="4"/>// initialise vertex buffer</text:p>
      <text:p text:style-name="P1"/>
      <text:p text:style-name="P1"><text:s text:c="4"/>glGenBuffers(1, &amp;positionBufferObject);</text:p>
      <text:p text:style-name="P1"/>
      <text:p text:style-name="P1"><text:s text:c="4"/>glBindBuffer(GL_ARRAY_BUFFER, positionBufferObject);</text:p>
      <text:p text:style-name="P1"><text:s text:c="4"/>glBufferData(GL_ARRAY_BUFFER, sizeof(vertexPositions), vertexPositions, GL_STATIC_DRAW);</text:p>
      <text:p text:style-name="P1"><text:s text:c="4"/>glBindBuffer(GL_ARRAY_BUFFER, 0);</text:p>
      <text:p text:style-name="P1"><text:s text:c="4"/>CHECK_GL_ERROR("1");</text:p>
      <text:p text:style-name="P1"/>
      <text:p text:style-name="P1"><text:s text:c="4"/>glGenVertexArrays(1, &amp;vao);</text:p>
      <text:p text:style-name="P1"><text:s text:c="4"/>glBindVertexArray(vao);</text:p>
      <text:p text:style-name="P1"><text:s text:c="4"/>CHECK_GL_ERROR("2");</text:p>
      <text:p text:style-name="P1"/>
      <text:p text:style-name="P1"><text:s text:c="4"/>glViewport(0, 0, (GLsizei) w, (GLsizei) h);</text:p>
      <text:p text:style-name="P1"/>
      <text:p text:style-name="P1"><text:s text:c="4"/>timeUniform = glGetUniformLocation(triangleProgram-&gt;id, "time");</text:p>
      <text:p text:style-name="P1"><text:s text:c="4"/>CHECK_GL_ERROR("3");</text:p>
      <text:p text:style-name="P1">}</text:p>
      <text:p text:style-name="P1"/>
      <text:p text:style-name="P1">bool demo_prepareFrame()</text:p>
      <text:p text:style-name="P1">{</text:p>
      <text:p text:style-name="P1"><text:s text:c="4"/>return true;</text:p>
      <text:p text:style-name="P1">}</text:p>
      <text:p text:style-name="P1"/>
      <text:p text:style-name="P1">void demo_drawFrame()</text:p>
      <text:p text:style-name="P1">{</text:p>
      <text:p text:style-name="P1"><text:s text:c="4"/>glClearColor(0.0f, 0.0f, 0.0f, 0.0f);</text:p>
      <text:p text:style-name="P1"><text:s text:c="4"/>glClear(GL_COLOR_BUFFER_BIT);</text:p>
      <text:p text:style-name="P1"/>
      <text:p text:style-name="P1"><text:s text:c="4"/>glUseProgram(triangleProgram-&gt;id);</text:p>
      <text:p text:style-name="P1"/>
      <text:p text:style-name="P1"><text:s text:c="4"/>if (timeUniform != -1u) glUniform1f(timeUniform, frame++);</text:p>
      <text:p text:style-name="P1"/>
      <text:p text:style-name="P1"><text:s text:c="4"/>glBindBuffer(GL_ARRAY_BUFFER, positionBufferObject);</text:p>
      <text:p text:style-name="P1"><text:s text:c="4"/>glEnableVertexAttribArray(0);</text:p>
      <text:p text:style-name="P1"><text:s text:c="4"/>glVertexAttribPointer(0, 4, GL_FLOAT, GL_FALSE, 0, 0);</text:p>
      <text:p text:style-name="P1"/>
      <text:p text:style-name="P1"><text:s text:c="4"/>glDrawArrays(GL_TRIANGLE_FAN, 0, 4);</text:p>
      <text:p text:style-name="P1"/>
      <text:p text:style-name="P1"><text:s text:c="4"/>glDisableVertexAttribArray(0);</text:p>
      <text:p text:style-name="P1"><text:s text:c="4"/>glUseProgram(0);</text:p>
      <text:p text:style-name="P1">}</text:p>
      <text:p text:style-name="P1"/>
      <text:p text:style-name="P1"/>
      <text:p text:style-name="P1"/>
      <text:p text:style-name="P1">===</text:p>
      <text:p text:style-name="P1">File: scenes/test_triangle/triangle.cpp (1281 bytes)</text:p>
      <text:p text:style-name="P1">===</text:p>
      <text:p text:style-name="P1"/>
      <text:p text:style-name="P1"/>
      <text:p text:style-name="P1">#include "demo.h"</text:p>
      <text:p text:style-name="P1"/>
      <text:p text:style-name="P1">const float vertexPositions[] = {</text:p>
      <text:p text:style-name="P1"><text:s text:c="4"/>0.75f, 0.75f, 0.0f, 1.0f,</text:p>
      <text:p text:style-name="P1"><text:s text:c="4"/>0.75f, -0.75f, 0.0f, 1.0f,</text:p>
      <text:p text:style-name="P1"><text:s text:c="4"/>-0.75f, -0.75f, 0.0f, 1.0f,</text:p>
      <text:p text:style-name="P1">};</text:p>
      <text:p text:style-name="P1"/>
      <text:p text:style-name="P1">GLuint positionBufferObject;</text:p>
      <text:p text:style-name="P1">GLuint vao;</text:p>
      <text:p text:style-name="P1">Program *triangleProgram;</text:p>
      <text:p text:style-name="P1"/>
      <text:p text:style-name="P1">void demo_init(unsigned w, unsigned h)</text:p>
      <text:p text:style-name="P1">{</text:p>
      <text:p text:style-name="P1"><text:s text:c="4"/>// create shader program</text:p>
      <text:p text:style-name="P1"/>
      <text:p text:style-name="P1"><text:s text:c="4"/>triangleProgram = new ProgramRaw({</text:p>
      <text:p text:style-name="P1"><text:s text:c="8"/>Shader::FromFile(GL_VERTEX_SHADER, "data/triangle.vs"),</text:p>
      <text:p text:style-name="P1"><text:s text:c="8"/>Shader::FromFile(GL_FRAGMENT_SHADER, "data/triangle.fs")</text:p>
      <text:p text:style-name="P1"><text:s text:c="4"/>});</text:p>
      <text:p text:style-name="P1"/>
      <text:p text:style-name="P1"><text:s text:c="4"/>// initialise vertex buffer</text:p>
      <text:p text:style-name="P1"/>
      <text:p text:style-name="P1"><text:s text:c="4"/>glGenBuffers(1, &amp;positionBufferObject);</text:p>
      <text:p text:style-name="P1"/>
      <text:p text:style-name="P1"><text:s text:c="4"/>glBindBuffer(GL_ARRAY_BUFFER, positionBufferObject);</text:p>
      <text:p text:style-name="P1"><text:s text:c="4"/>glBufferData(GL_ARRAY_BUFFER, sizeof(vertexPositions), vertexPositions, GL_STATIC_DRAW);</text:p>
      <text:p text:style-name="P1"><text:s text:c="4"/>glBindBuffer(GL_ARRAY_BUFFER, 0);</text:p>
      <text:p text:style-name="P1"/>
      <text:p text:style-name="P1"><text:s text:c="4"/>glGenVertexArrays(1, &amp;vao);</text:p>
      <text:p text:style-name="P1"><text:s text:c="4"/>glBindVertexArray(vao);</text:p>
      <text:p text:style-name="P1"/>
      <text:p text:style-name="P1"><text:s text:c="4"/>glViewport(0, 0, (GLsizei) w, (GLsizei) h);</text:p>
      <text:p text:style-name="P1">}</text:p>
      <text:p text:style-name="P1"/>
      <text:p text:style-name="P1">bool demo_prepareFrame()</text:p>
      <text:p text:style-name="P1">{</text:p>
      <text:p text:style-name="P1"><text:s text:c="4"/>return true;</text:p>
      <text:p text:style-name="P1">}</text:p>
      <text:p text:style-name="P1"/>
      <text:p text:style-name="P1">void demo_drawFrame()</text:p>
      <text:p text:style-name="P1">{</text:p>
      <text:p text:style-name="P1"><text:s text:c="4"/>glClearColor(0.0f, 0.0f, 0.0f, 0.0f);</text:p>
      <text:p text:style-name="P1"><text:s text:c="4"/>glClear(GL_COLOR_BUFFER_BIT);</text:p>
      <text:p text:style-name="P1"/>
      <text:p text:style-name="P1"><text:s text:c="4"/>glUseProgram(triangleProgram-&gt;id);</text:p>
      <text:p text:style-name="P1"/>
      <text:p text:style-name="P1"><text:s text:c="4"/>glBindBuffer(GL_ARRAY_BUFFER, positionBufferObject);</text:p>
      <text:p text:style-name="P1"><text:s text:c="4"/>glEnableVertexAttribArray(0);</text:p>
      <text:p text:style-name="P1"><text:s text:c="4"/>glVertexAttribPointer(0, 4, GL_FLOAT, GL_FALSE, 0, 0);</text:p>
      <text:p text:style-name="P1"/>
      <text:p text:style-name="P1"><text:s text:c="4"/>glDrawArrays(GL_TRIANGLES, 0, 3);</text:p>
      <text:p text:style-name="P1"/>
      <text:p text:style-name="P1"><text:s text:c="4"/>glDisableVertexAttribArray(0);</text:p>
      <text:p text:style-name="P1"><text:s text:c="4"/>glUseProgram(0);</text:p>
      <text:p text:style-name="P1">}</text:p>
      <text:p text:style-name="P1"/>
      <text:p text:style-name="P1"/>
      <text:p text:style-name="P1"/>
      <text:p text:style-name="P1">===</text:p>
      <text:p text:style-name="P1">File: scenes/test_wave/main.cpp (7251 bytes)</text:p>
      <text:p text:style-name="P1">===</text:p>
      <text:p text:style-name="P1"/>
      <text:p text:style-name="P1"/>
      <text:p text:style-name="P1">#include "demo.h"</text:p>
      <text:p text:style-name="P1">#include "wave.h"</text:p>
      <text:p text:style-name="P1">#include "program.h"</text:p>
      <text:p text:style-name="P1">#include "pngwrite.h"</text:p>
      <text:p text:style-name="P1">#include "text.h"</text:p>
      <text:p text:style-name="P1">#include &lt;cmath&gt;</text:p>
      <text:p text:style-name="P1">#include &lt;array&gt;</text:p>
      <text:p text:style-name="P1"/>
      <text:p text:style-name="P1">const std::shared_ptr&lt;Shader&gt; wavefs =</text:p>
      <text:p text:style-name="P1"><text:s text:c="4"/>Shader::Inline(GL_FRAGMENT_SHADER, R"(</text:p>
      <text:p text:style-name="P1"><text:s text:c="8"/>#version 130</text:p>
      <text:p text:style-name="P1"><text:s text:c="8"/>in vec2 vTexCoord;</text:p>
      <text:p text:style-name="P1"><text:s text:c="8"/>uniform mat4 uTransform;</text:p>
      <text:p text:style-name="P1"><text:s text:c="8"/>uniform sampler2D uTex;</text:p>
      <text:p text:style-name="P1"><text:s text:c="8"/>const float delta = 0.005f;</text:p>
      <text:p text:style-name="P1"><text:s text:c="8"/>uniform vec3 lightray = vec3(1.f, 1.f, 1.f);</text:p>
      <text:p text:style-name="P1"><text:s text:c="8"/>uniform int shadeStyle = 0;</text:p>
      <text:p text:style-name="P1"><text:s text:c="8"/>const float M_PI = 3.14159265358979f;</text:p>
      <text:p text:style-name="P1"/>
      <text:p text:style-name="P1"><text:s text:c="8"/>vec3 getSurf(vec2 pos) {</text:p>
      <text:p text:style-name="P1"><text:s text:c="12"/>return vec3(uTransform*vec4(pos, pow(texture(uTex, pos).r, 1.0f), 1.f));</text:p>
      <text:p text:style-name="P1"><text:s text:c="8"/>}</text:p>
      <text:p text:style-name="P1"/>
      <text:p text:style-name="P1"><text:s text:c="8"/>void main()</text:p>
      <text:p text:style-name="P1"><text:s text:c="8"/>{</text:p>
      <text:p text:style-name="P1"><text:s text:c="12"/>vec3 normal = normalize(cross(</text:p>
      <text:p text:style-name="P1"><text:s text:c="20"/>getSurf(vTexCoord+vec2(delta, 0.f))-getSurf(vTexCoord+vec2(-delta, 0.f)),</text:p>
      <text:p text:style-name="P1"><text:s text:c="20"/>getSurf(vTexCoord+vec2(0.f, delta))-getSurf(vTexCoord+vec2(0.f, -delta))));</text:p>
      <text:p text:style-name="P1"><text:s text:c="12"/>vec3 lightdir = normalize(lightray);</text:p>
      <text:p text:style-name="P1"><text:s text:c="12"/>//float angle = clamp(acos(dot(normal, lightdir)), 0.f, M_PI);</text:p>
      <text:p text:style-name="P1"><text:s text:c="12"/>float angle = clamp(dot(normal, lightdir), 0.f, 1);</text:p>
      <text:p text:style-name="P1"><text:s text:c="12"/>float value = clamp(angle/M_PI, 0.f, 1.f);</text:p>
      <text:p text:style-name="P1"><text:s text:c="12"/>vec3 halfang = normalize(lightdir + vec3(0.f, 0.f, -1.f));</text:p>
      <text:p text:style-name="P1"><text:s text:c="12"/>float specval = clamp(dot(normal, halfang), 0.f, 1.f);</text:p>
      <text:p text:style-name="P1"><text:s text:c="12"/>specval = angle != 0.0f ? specval : 0.0f;</text:p>
      <text:p text:style-name="P1"/>
      <text:p text:style-name="P1"><text:s text:c="12"/>vec3 ambient = vec3(1.0f, 1.0f, 1.0f) * 0.1f;</text:p>
      <text:p text:style-name="P1"><text:s text:c="12"/>vec3 specular = 5.0f*pow(specval, 5.0f) * vec3(0.78f, 0.90f, 1.0f);</text:p>
      <text:p text:style-name="P1"><text:s text:c="12"/>vec3 diffuse = value * vec3(0.38f, 0.45f, 0.9f);</text:p>
      <text:p text:style-name="P1"/>
      <text:p text:style-name="P1"><text:s text:c="12"/>switch (shadeStyle) {</text:p>
      <text:p text:style-name="P1"><text:s text:c="12"/>case 0:</text:p>
      <text:p text:style-name="P1"><text:s text:c="16"/>gl_FragColor = vec4(ambient + specular + diffuse, 1.f);</text:p>
      <text:p text:style-name="P1"><text:s text:c="16"/>break;</text:p>
      <text:p text:style-name="P1"><text:s text:c="12"/>case 1:</text:p>
      <text:p text:style-name="P1"><text:s text:c="16"/>gl_FragColor = vec4(normal*2, 1.f);</text:p>
      <text:p text:style-name="P1"><text:s text:c="16"/>break;</text:p>
      <text:p text:style-name="P1"><text:s text:c="12"/>case 2:</text:p>
      <text:p text:style-name="P1"><text:s text:c="16"/>gl_FragColor = vec4(specular, 1.f);</text:p>
      <text:p text:style-name="P1"><text:s text:c="16"/>break;</text:p>
      <text:p text:style-name="P1"><text:s text:c="12"/>case 3:</text:p>
      <text:p text:style-name="P1"><text:s text:c="16"/>gl_FragColor = vec4(diffuse, 1.f);</text:p>
      <text:p text:style-name="P1"><text:s text:c="16"/>break;</text:p>
      <text:p text:style-name="P1"><text:s text:c="12"/>}</text:p>
      <text:p text:style-name="P1"><text:s text:c="12"/>//gl_FragColor = vec4(normal*100, 1.f);</text:p>
      <text:p text:style-name="P1"><text:s text:c="8"/>}</text:p>
      <text:p text:style-name="P1"><text:s text:c="4"/>)", "custom wavefs");</text:p>
      <text:p text:style-name="P1"/>
      <text:p text:style-name="P1">Wave *wave;</text:p>
      <text:p text:style-name="P1">TextureWave *waveTex;</text:p>
      <text:p text:style-name="P1">ProgramTexQuadImp *program;</text:p>
      <text:p text:style-name="P1"/>
      <text:p text:style-name="P1">int tick = 0;</text:p>
      <text:p text:style-name="P1">int stepstep = -1;</text:p>
      <text:p text:style-name="P1">int shadeStyle = 0;</text:p>
      <text:p text:style-name="P1"/>
      <text:p text:style-name="P1">Font *font;</text:p>
      <text:p text:style-name="P1">const char *texts[] = {</text:p>
      <text:p text:style-name="P1"><text:s text:c="4"/>"Moving waves",</text:p>
      <text:p text:style-name="P1"><text:s text:c="4"/>"Double slit experiment",</text:p>
      <text:p text:style-name="P1"><text:s text:c="4"/>"Water drops",</text:p>
      <text:p text:style-name="P1"><text:s text:c="4"/>"Blinn-Phong shading",</text:p>
      <text:p text:style-name="P1"><text:s text:c="4"/>"Normals",</text:p>
      <text:p text:style-name="P1"><text:s text:c="4"/>"Specular",</text:p>
      <text:p text:style-name="P1"><text:s text:c="4"/>"Diffuse"</text:p>
      <text:p text:style-name="P1">};</text:p>
      <text:p text:style-name="P1">static const int texts_shadeOff = 3;</text:p>
      <text:p text:style-name="P1">static const int nShadeStyles = 4;</text:p>
      <text:p text:style-name="P1">static constexpr int ntexts = sizeof(texts) / sizeof(texts[0]);</text:p>
      <text:p text:style-name="P1">TextureTextSDF *textTexs[ntexts];</text:p>
      <text:p text:style-name="P1">ProgramTextSDF *programText;</text:p>
      <text:p text:style-name="P1"/>
      <text:p text:style-name="P1">void nextstepstep()</text:p>
      <text:p text:style-name="P1">{</text:p>
      <text:p text:style-name="P1"><text:s text:c="4"/>tick = 0;</text:p>
      <text:p text:style-name="P1"><text:s text:c="4"/>stepstep++;</text:p>
      <text:p text:style-name="P1"><text:s text:c="4"/>if (stepstep &gt; 2) stepstep = 0;</text:p>
      <text:p text:style-name="P1"><text:s text:c="4"/>wave-&gt;reset();</text:p>
      <text:p text:style-name="P1"><text:s text:c="4"/>switch (stepstep) {</text:p>
      <text:p text:style-name="P1"><text:s text:c="4"/>case 0:</text:p>
      <text:p text:style-name="P1"><text:s text:c="8"/>break;</text:p>
      <text:p text:style-name="P1"><text:s text:c="4"/>case 1:</text:p>
      <text:p text:style-name="P1"><text:s text:c="8"/>for (int i = 0; i &lt; 128-16; ++i) {</text:p>
      <text:p text:style-name="P1"><text:s text:c="12"/>wave-&gt;Wset(128, i, true);</text:p>
      <text:p text:style-name="P1"><text:s text:c="8"/>}</text:p>
      <text:p text:style-name="P1"><text:s text:c="8"/>for (int i = 128-12; i &lt; 128+12; ++i) {</text:p>
      <text:p text:style-name="P1"><text:s text:c="12"/>wave-&gt;Wset(128, i, true);</text:p>
      <text:p text:style-name="P1"><text:s text:c="8"/>}</text:p>
      <text:p text:style-name="P1"><text:s text:c="8"/>for (int i = 128+16; i &lt; 256; ++i) {</text:p>
      <text:p text:style-name="P1"><text:s text:c="12"/>wave-&gt;Wset(128, i, true);</text:p>
      <text:p text:style-name="P1"><text:s text:c="8"/>}</text:p>
      <text:p text:style-name="P1"><text:s text:c="8"/>break;</text:p>
      <text:p text:style-name="P1"><text:s text:c="4"/>case 2:</text:p>
      <text:p text:style-name="P1"><text:s text:c="8"/>for (int i = 30; i &lt; 226; ++i) {</text:p>
      <text:p text:style-name="P1"><text:s text:c="12"/>wave-&gt;Wset( 30, i, true);</text:p>
      <text:p text:style-name="P1"><text:s text:c="12"/>wave-&gt;Wset(225, i, true);</text:p>
      <text:p text:style-name="P1"><text:s text:c="12"/>wave-&gt;Wset(i, <text:s/>30, true);</text:p>
      <text:p text:style-name="P1"><text:s text:c="12"/>wave-&gt;Wset(i, 225, true);</text:p>
      <text:p text:style-name="P1"><text:s text:c="8"/>}</text:p>
      <text:p text:style-name="P1"><text:s text:c="8"/>break;</text:p>
      <text:p text:style-name="P1"><text:s text:c="4"/>}</text:p>
      <text:p text:style-name="P1">}</text:p>
      <text:p text:style-name="P1"/>
      <text:p text:style-name="P1">void demo_init(unsigned, unsigned)</text:p>
      <text:p text:style-name="P1">{</text:p>
      <text:p text:style-name="P1"><text:s text:c="4"/>wave = new Wave(256, 256);</text:p>
      <text:p text:style-name="P1"><text:s text:c="4"/>nextstepstep();</text:p>
      <text:p text:style-name="P1"><text:s text:c="4"/>waveTex = new TextureWave(*wave);</text:p>
      <text:p text:style-name="P1"><text:s text:c="4"/>waveTex-&gt;bind(0);</text:p>
      <text:p text:style-name="P1"><text:s text:c="4"/>waveTex-&gt;allocate();</text:p>
      <text:p text:style-name="P1"><text:s text:c="4"/>program = new ProgramTexQuadImp(0, {ProgramTexQuadImp::vs, wavefs});</text:p>
      <text:p text:style-name="P1"><text:s text:c="4"/>program-&gt;link();</text:p>
      <text:p text:style-name="P1"/>
      <text:p text:style-name="P1"/>
      <text:p text:style-name="P1"><text:s text:c="4"/>programText = new ProgramTextSDF(1/*, {ProgramTexturedQuad::vs, ProgramTexturedQuad::fs}*/);</text:p>
      <text:p text:style-name="P1"><text:s text:c="4"/>programText-&gt;link();</text:p>
      <text:p text:style-name="P1"><text:s text:c="4"/>font = new Font("/usr/share/fonts/TTF/FreeSans.ttf", 200);</text:p>
      <text:p text:style-name="P1"><text:s text:c="4"/>for (int i = 0; i &lt; ntexts; ++i) {</text:p>
      <text:p text:style-name="P1"><text:s text:c="8"/>auto size = font-&gt;measure(texts[i]);</text:p>
      <text:p text:style-name="P1"><text:s text:c="8"/>LOG("using size %dx%d", size.x, size.y);</text:p>
      <text:p text:style-name="P1"><text:s text:c="8"/>SDL_Surface *surf = font-&gt;draw(texts[i]);</text:p>
      <text:p text:style-name="P1"><text:s text:c="8"/>textTexs[i] = new TextureTextSDF(128, 32, surf, 90);</text:p>
      <text:p text:style-name="P1"><text:s text:c="8"/>surf = NULL;</text:p>
      <text:p text:style-name="P1"><text:s text:c="8"/>textTexs[i]-&gt;bind(0);</text:p>
      <text:p text:style-name="P1"><text:s text:c="8"/>textTexs[i]-&gt;allocate();</text:p>
      <text:p text:style-name="P1"><text:s text:c="4"/>}</text:p>
      <text:p text:style-name="P1">}</text:p>
      <text:p text:style-name="P1"/>
      <text:p text:style-name="P1">bool demo_prepareFrame()</text:p>
      <text:p text:style-name="P1">{</text:p>
      <text:p text:style-name="P1"/>
      <text:p text:style-name="P1"><text:s text:c="4"/>/*</text:p>
      <text:p text:style-name="P1"><text:s text:c="4"/>if (++c == 200) {</text:p>
      <text:p text:style-name="P1"><text:s text:c="8"/>PNGWrite(waveTex, "test.png");</text:p>
      <text:p text:style-name="P1"><text:s text:c="8"/>return false;</text:p>
      <text:p text:style-name="P1"><text:s text:c="4"/>}</text:p>
      <text:p text:style-name="P1"><text:s text:c="4"/>*/</text:p>
      <text:p text:style-name="P1"><text:s text:c="4"/>switch (stepstep) {</text:p>
      <text:p text:style-name="P1"><text:s text:c="4"/>case 0:</text:p>
      <text:p text:style-name="P1"><text:s text:c="8"/>for (int i = 0; i &lt; 10; ++i) {</text:p>
      <text:p text:style-name="P1"><text:s text:c="12"/>wave-&gt;D(30+(tick/50)%196,200) = cosf(tick * 0.05f);</text:p>
      <text:p text:style-name="P1"><text:s text:c="12"/>wave-&gt;D(100,30+(tick/20)%196) = cosf(tick * 0.05f);</text:p>
      <text:p text:style-name="P1"><text:s text:c="12"/>tick++; wave-&gt;update();</text:p>
      <text:p text:style-name="P1"><text:s text:c="8"/>}</text:p>
      <text:p text:style-name="P1"><text:s text:c="8"/>//if (tick &gt; 5000) nextstepstep();</text:p>
      <text:p text:style-name="P1"><text:s text:c="8"/>return true;</text:p>
      <text:p text:style-name="P1"><text:s text:c="4"/>case 1:</text:p>
      <text:p text:style-name="P1"><text:s text:c="8"/>for (int t = 0; t &lt; 10; ++t) {</text:p>
      <text:p text:style-name="P1"><text:s text:c="12"/>for (int i = 51; i &lt; 205; ++i) {</text:p>
      <text:p text:style-name="P1"><text:s text:c="16"/>wave-&gt;D(51,i) = cosf(tick * 0.05f);</text:p>
      <text:p text:style-name="P1"><text:s text:c="12"/>}</text:p>
      <text:p text:style-name="P1"><text:s text:c="12"/>tick++; wave-&gt;update();</text:p>
      <text:p text:style-name="P1"><text:s text:c="8"/>}</text:p>
      <text:p text:style-name="P1"><text:s text:c="8"/>//if (tick &gt; 5000) nextstepstep();</text:p>
      <text:p text:style-name="P1"><text:s text:c="8"/>return true;</text:p>
      <text:p text:style-name="P1"><text:s text:c="4"/>case 2:</text:p>
      <text:p text:style-name="P1"><text:s text:c="4"/>{</text:p>
      <text:p text:style-name="P1"><text:s text:c="8"/>int iters = 6;</text:p>
      <text:p text:style-name="P1"><text:s text:c="8"/>/*if (tick &gt;= 200 &amp;&amp; tick &lt;= 600) {</text:p>
      <text:p text:style-name="P1"><text:s text:c="12"/>iters = 2;</text:p>
      <text:p text:style-name="P1"><text:s text:c="8"/>}*/</text:p>
      <text:p text:style-name="P1"><text:s text:c="8"/>for (int t = 0; t &lt; iters; ++t) {</text:p>
      <text:p text:style-name="P1"><text:s text:c="12"/>if (tick % 500 &lt;= 30) {</text:p>
      <text:p text:style-name="P1"><text:s text:c="16"/>wave-&gt;D(51,130) = cosf((tick%500)*PI/60.f);</text:p>
      <text:p text:style-name="P1"><text:s text:c="12"/>}</text:p>
      <text:p text:style-name="P1"><text:s text:c="12"/>if ((tick+250) % 500 &lt;= 30) {</text:p>
      <text:p text:style-name="P1"><text:s text:c="16"/>wave-&gt;D(141,170) = cosf(((tick+250)%500)*PI/60.f);</text:p>
      <text:p text:style-name="P1"><text:s text:c="12"/>}</text:p>
      <text:p text:style-name="P1"><text:s text:c="12"/>tick++; wave-&gt;update();</text:p>
      <text:p text:style-name="P1"><text:s text:c="8"/>}</text:p>
      <text:p text:style-name="P1"><text:s text:c="8"/>//if (tick &gt; 5000) nextstepstep();</text:p>
      <text:p text:style-name="P1"><text:s text:c="8"/>return true;</text:p>
      <text:p text:style-name="P1"><text:s text:c="4"/>}</text:p>
      <text:p text:style-name="P1"><text:s text:c="4"/>default:</text:p>
      <text:p text:style-name="P1"><text:s text:c="8"/>return false;</text:p>
      <text:p text:style-name="P1"><text:s text:c="4"/>}</text:p>
      <text:p text:style-name="P1">}</text:p>
      <text:p text:style-name="P1"/>
      <text:p text:style-name="P1">void demo_drawFrame()</text:p>
      <text:p text:style-name="P1">{</text:p>
      <text:p text:style-name="P1"><text:s text:c="4"/>glClearColor(0.0f, 0.0f, 0.0f, 0.0f);</text:p>
      <text:p text:style-name="P1"><text:s text:c="4"/>glClearDepth(1.0f);</text:p>
      <text:p text:style-name="P1"><text:s text:c="4"/>glClear(GL_COLOR_BUFFER_BIT | GL_DEPTH_BUFFER_BIT);</text:p>
      <text:p text:style-name="P1"/>
      <text:p text:style-name="P1"><text:s text:c="4"/>waveTex-&gt;bind(0);</text:p>
      <text:p text:style-name="P1"><text:s text:c="4"/>waveTex-&gt;update();</text:p>
      <text:p text:style-name="P1"/>
      <text:p text:style-name="P1"><text:s text:c="4"/>program-&gt;use();</text:p>
      <text:p text:style-name="P1"><text:s text:c="4"/>static float time = 0.f;</text:p>
      <text:p text:style-name="P1"><text:s text:c="4"/>//program-&gt;setUniform("uTransform", glm::rotate(glm::mat4(), time+=0.1f, glm::vec3(0.1f, 0.3f, 1.f)));</text:p>
      <text:p text:style-name="P1"><text:s text:c="4"/>program-&gt;setUniform("uTransform", glm::mat4());</text:p>
      <text:p text:style-name="P1"><text:s text:c="4"/>program-&gt;setUniform("uTexScale", 0.7f);</text:p>
      <text:p text:style-name="P1"><text:s text:c="4"/>program-&gt;setUniform("shadeStyle", shadeStyle);</text:p>
      <text:p text:style-name="P1"><text:s text:c="4"/>program-&gt;setUniform("lightray", glm::vec3(cosf(time/100)*2.f-1.f, sinf(time/100)*2.f-1.f, 1.f));</text:p>
      <text:p text:style-name="P1"><text:s text:c="4"/>program-&gt;draw();</text:p>
      <text:p text:style-name="P1"><text:s text:c="4"/>program-&gt;unuse();</text:p>
      <text:p text:style-name="P1"/>
      <text:p text:style-name="P1"/>
      <text:p text:style-name="P1"><text:s text:c="4"/>programText-&gt;use();</text:p>
      <text:p text:style-name="P1"><text:s text:c="4"/>programText-&gt;setUniform("uTextParms.threshold", 0.5f);</text:p>
      <text:p text:style-name="P1"><text:s text:c="4"/>programText-&gt;setUniform("uTextParms.glowColor", glm::vec4(0.f, 0.f, 0.f, 1.f));</text:p>
      <text:p text:style-name="P1"><text:s text:c="4"/>programText-&gt;setUniform("uTextParms.glow", true);</text:p>
      <text:p text:style-name="P1"/>
      <text:p text:style-name="P1"><text:s text:c="4"/>programText-&gt;setUniform("uTransform",</text:p>
      <text:p text:style-name="P1"><text:s text:c="12"/>glm::scale(</text:p>
      <text:p text:style-name="P1"><text:s text:c="16"/>glm::translate(</text:p>
      <text:p text:style-name="P1"><text:s text:c="20"/>glm::mat4(),</text:p>
      <text:p text:style-name="P1"><text:s text:c="20"/>glm::vec3(0.4f, -0.6f, 0.0f)</text:p>
      <text:p text:style-name="P1"><text:s text:c="16"/>),</text:p>
      <text:p text:style-name="P1"><text:s text:c="16"/>glm::vec3(0.08f*strlen(texts[stepstep]), -0.2f, 1.f)*0.3f</text:p>
      <text:p text:style-name="P1"><text:s text:c="12"/>));</text:p>
      <text:p text:style-name="P1"><text:s text:c="4"/>textTexs[stepstep]-&gt;bind(1);</text:p>
      <text:p text:style-name="P1"><text:s text:c="4"/>programText-&gt;draw();</text:p>
      <text:p text:style-name="P1"/>
      <text:p text:style-name="P1"/>
      <text:p text:style-name="P1"><text:s text:c="4"/>programText-&gt;setUniform("uTransform",</text:p>
      <text:p text:style-name="P1"><text:s text:c="12"/>glm::scale(</text:p>
      <text:p text:style-name="P1"><text:s text:c="16"/>glm::translate(</text:p>
      <text:p text:style-name="P1"><text:s text:c="20"/>glm::mat4(),</text:p>
      <text:p text:style-name="P1"><text:s text:c="20"/>glm::vec3(0.4f, -0.8f, 0.0f)</text:p>
      <text:p text:style-name="P1"><text:s text:c="16"/>),</text:p>
      <text:p text:style-name="P1"><text:s text:c="16"/>glm::vec3(0.08f*strlen(texts[shadeStyle + texts_shadeOff]), -0.2f, 1.f)*0.3f</text:p>
      <text:p text:style-name="P1"><text:s text:c="12"/>));</text:p>
      <text:p text:style-name="P1"><text:s text:c="4"/>textTexs[shadeStyle + texts_shadeOff]-&gt;bind(1);</text:p>
      <text:p text:style-name="P1"><text:s text:c="4"/>programText-&gt;draw();</text:p>
      <text:p text:style-name="P1"/>
      <text:p text:style-name="P1"><text:s text:c="4"/>programText-&gt;unuse();</text:p>
      <text:p text:style-name="P1"/>
      <text:p text:style-name="P1"><text:s text:c="4"/>time += 1.f;</text:p>
      <text:p text:style-name="P1">}</text:p>
      <text:p text:style-name="P1"/>
      <text:p text:style-name="P1">void demo_evtMouseButton(uint8_t button, bool state)</text:p>
      <text:p text:style-name="P1">{</text:p>
      <text:p text:style-name="P1"><text:s text:c="4"/>if (state == false) {</text:p>
      <text:p text:style-name="P1"><text:s text:c="8"/>switch (button) {</text:p>
      <text:p text:style-name="P1"><text:s text:c="8"/>case 1:</text:p>
      <text:p text:style-name="P1"><text:s text:c="12"/>nextstepstep();</text:p>
      <text:p text:style-name="P1"><text:s text:c="12"/>break;</text:p>
      <text:p text:style-name="P1"><text:s text:c="8"/>case 3:</text:p>
      <text:p text:style-name="P1"><text:s text:c="12"/>shadeStyle = (shadeStyle+1) % nShadeStyles;</text:p>
      <text:p text:style-name="P1"><text:s text:c="12"/>break;</text:p>
      <text:p text:style-name="P1"><text:s text:c="8"/>}</text:p>
      <text:p text:style-name="P1"><text:s text:c="4"/>}</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fo:font-weight="bold" officeooo:rsid="00038740" officeooo:paragraph-rsid="00038740" style:font-weight-asian="bold" style:font-weight-complex="bold"/>
    </style:style>
    <style:style style:name="MP2" style:family="paragraph" style:parent-style-name="Standard">
      <style:text-properties officeooo:rsid="00038740" officeooo:paragraph-rsid="00038740"/>
    </style:style>
    <style:style style:name="MT1" style:family="text">
      <style:text-properties officeooo:rsid="0003bbbf"/>
    </style:style>
    <style:style style:name="MT2" style:family="text">
      <style:text-properties officeooo:rsid="0004bd50"/>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fo:column-gap="0cm">
          <style:column style:rel-width="3212*" fo:start-indent="0cm" fo:end-indent="0cm"/>
          <style:column style:rel-width="3212*" fo:start-indent="0cm" fo:end-indent="0cm"/>
          <style:column style:rel-width="3214*"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columns fo:column-count="3" fo:column-gap="0cm">
          <style:column style:rel-width="3212*" fo:start-indent="0cm" fo:end-indent="0cm"/>
          <style:column style:rel-width="3212*" fo:start-indent="0cm" fo:end-indent="0cm"/>
          <style:column style:rel-width="3214*"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Evidence of artefact – complete source code</text:p>
        <text:p text:style-name="Standard"/>
        <text:p text:style-name="MP2">The entire source code of my Extended Project comprises 4785 lines of code, 14257 “words”, and weighs in at 137KiB total. The code is reproduced in its entirety below for evidence. <text:span text:style-name="MT1">(At size 12 font the code takes up 104 pages)</text:span></text:p>
        <text:p text:style-name="MP2"/>
        <text:p text:style-name="MP2">Windows and Linux executable files are included in a memory stick along with videos of the project <text:span text:style-name="MT2">in actio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23:30:56.721592857</meta:creation-date>
    <dc:date>2013-10-06T23:44:07.946171420</dc:date>
    <meta:editing-duration>PT1M53S</meta:editing-duration>
    <meta:editing-cycles>4</meta:editing-cycles>
    <meta:generator>LibreOffice/4.1.1.2$Linux_X86_64 LibreOffice_project/410m0$Build-2</meta:generator>
    <meta:document-statistic meta:table-count="0" meta:image-count="0" meta:object-count="0" meta:page-count="6" meta:paragraph-count="4329" meta:word-count="14523" meta:character-count="137044" meta:non-whitespace-character-count="104087"/>
  </office:meta>
</office:document-meta>
</file>